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065E1AC7607C701EC.png" manifest:media-type="image/png"/>
  <manifest:file-entry manifest:full-path="Pictures/1000020100000121000001D86F0B4200BA5A84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68712"/>
    </style:style>
    <style:style style:name="gr7" style:family="graphic" style:parent-style-name="standard">
      <style:graphic-properties draw:stroke="none" draw:fill="solid" draw:fill-color="#fccf29"/>
    </style:style>
    <style:style style:name="gr8" style:family="graphic" style:parent-style-name="standard">
      <style:graphic-properties draw:stroke="none" draw:fill="solid" draw:fill-color="#e45e1d"/>
    </style:style>
    <style:style style:name="gr9" style:family="graphic" style:parent-style-name="standard">
      <style:graphic-properties draw:stroke="none" draw:fill="solid" draw:fill-color="#443593"/>
    </style:style>
    <style:style style:name="gr10" style:family="graphic" style:parent-style-name="standard">
      <style:graphic-properties draw:stroke="none" draw:fill="solid" draw:fill-color="#51ade5"/>
    </style:style>
    <style:style style:name="gr11" style:family="graphic" style:parent-style-name="standard">
      <style:graphic-properties draw:stroke="none" draw:fill="solid" draw:fill-color="#94ceee"/>
    </style:style>
    <style:style style:name="gr12" style:family="graphic" style:parent-style-name="standard">
      <style:graphic-properties draw:stroke="none" draw:fill="solid" draw:fill-color="#231f20"/>
    </style:style>
    <style:style style:name="gr13" style:family="graphic" style:parent-style-name="standard">
      <style:graphic-properties draw:stroke="none" draw:fill="none" draw:textarea-horizontal-align="left" draw:textarea-vertical-align="top" draw:auto-grow-height="true" draw:auto-grow-width="true" fo:min-height="0.399cm" fo:min-width="0.399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6" style:family="graphic" style:parent-style-name="standard">
      <style:graphic-properties draw:stroke="none" draw:fill="solid" draw:fill-color="#ffffff"/>
    </style:style>
    <style:style style:name="gr17" style:family="graphic" style:parent-style-name="standard">
      <style:graphic-properties draw:stroke="solid" svg:stroke-width="0cm" svg:stroke-color="#000000" draw:stroke-linejoin="bevel" svg:stroke-linecap="square" draw:fill="none"/>
    </style:style>
    <style:style style:name="gr1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19"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68712"/>
    </style:style>
    <style:style style:name="P4" style:family="paragraph">
      <loext:graphic-properties draw:fill="solid" draw:fill-color="#fccf29"/>
    </style:style>
    <style:style style:name="P5" style:family="paragraph">
      <loext:graphic-properties draw:fill="solid" draw:fill-color="#e45e1d"/>
    </style:style>
    <style:style style:name="P6" style:family="paragraph">
      <loext:graphic-properties draw:fill="solid" draw:fill-color="#443593"/>
    </style:style>
    <style:style style:name="P7" style:family="paragraph">
      <loext:graphic-properties draw:fill="solid" draw:fill-color="#51ade5"/>
    </style:style>
    <style:style style:name="P8" style:family="paragraph">
      <loext:graphic-properties draw:fill="solid" draw:fill-color="#94ceee"/>
    </style:style>
    <style:style style:name="P9" style:family="paragraph">
      <loext:graphic-properties draw:fill="solid" draw:fill-color="#231f20"/>
    </style:style>
    <style:style style:name="P10" style:family="paragraph">
      <style:paragraph-properties fo:text-align="start" style:writing-mode="lr-tb"/>
    </style:style>
    <style:style style:name="P11" style:family="paragraph">
      <loext:graphic-properties draw:fill="none"/>
      <style:text-properties fo:font-size="11.3999996185303pt" style:font-size-asian="11.3999996185303pt" style:font-size-complex="11.3999996185303pt"/>
    </style:style>
    <style:style style:name="P12" style:family="paragraph">
      <loext:graphic-properties draw:fill="none"/>
      <style:text-properties fo:font-size="3.40000009536743pt" style:font-size-asian="3.40000009536743pt" style:font-size-complex="3.40000009536743pt"/>
    </style:style>
    <style:style style:name="P13" style:family="paragraph">
      <loext:graphic-properties draw:fill="none"/>
      <style:text-properties fo:font-size="15.1000003814697pt" style:font-size-asian="15.1000003814697pt" style:font-size-complex="15.1000003814697pt"/>
    </style:style>
    <style:style style:name="P14" style:family="paragraph">
      <loext:graphic-properties draw:fill="solid" draw:fill-color="#ffffff"/>
    </style:style>
    <style:style style:name="T1" style:family="text">
      <style:text-properties fo:color="#000000" style:font-name="DejaVuSans1" fo:font-size="11.3999996185303pt" style:font-size-asian="11.3999996185303pt" style:font-name-complex="DejaVuSans1" style:font-size-complex="11.3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DejaVuSans1" fo:font-size="15.1000003814697pt" style:font-size-asian="15.1000003814697pt" style:font-name-complex="DejaVu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16.88cm" svg:y="17.115cm">
          <draw:image xlink:href="Pictures/1000020100000121000001D86F0B4200BA5A847D.png" xlink:type="simple" xlink:show="embed" xlink:actuate="onLoad">
            <text:p/>
          </draw:image>
        </draw:frame>
        <draw:polygon draw:style-name="gr4" draw:text-style-name="P1" draw:layer="layout" svg:width="0.61cm" svg:height="0.998cm" svg:x="16.88cm" svg:y="17.115cm" svg:viewBox="0 0 611 999" draw:points="0,0 0,999 223,999 223,609 380,609 380,455 223,455 223,288 611,288 611,1">
          <text:p/>
        </draw:polygon>
        <draw:frame draw:style-name="gr3" draw:text-style-name="P1" draw:layer="layout" svg:width="0.88cm" svg:height="0.88cm" svg:x="17.17cm" svg:y="17.327cm">
          <draw:image xlink:href="Pictures/10000201000001A0000001A065E1AC7607C701EC.png" xlink:type="simple" xlink:show="embed" xlink:actuate="onLoad">
            <text:p/>
          </draw:image>
        </draw:frame>
        <draw:path draw:style-name="gr5" draw:text-style-name="P1" draw:layer="layout" svg:width="0.879cm" svg:height="0.879cm" svg:x="17.17cm" svg:y="17.328cm" svg:viewBox="0 0 880 880" svg:d="M700 85l-129 74-57-20-55-139-85 4-40 144-54 27-137-60-58 64 75 129-21 57-139 55 5 86 144 39 26 55-60 137 64 58 130-75 57 21 54 139 86-5 39-144 55-26 137 60 57-64-74-130 20-58 140-54-4-86-145-39-27-55 60-137zM507 297l26 15 23 21 19 25 13 28 8 30 1 30-5 31-10 29-16 27-20 22-25 19-28 13-29 8-31 2-31-5-29-10-27-16-22-21-19-24-13-28-8-30-1-31 4-30 10-29 16-27 20-23 25-18 28-14 30-7 31-2 30 5z">
          <text:p/>
        </draw:path>
        <draw:polygon draw:style-name="gr6" draw:text-style-name="P3" draw:layer="layout" svg:width="0.265cm" svg:height="0.456cm" svg:x="19.33cm" svg:y="17.338cm" svg:viewBox="0 0 266 457" draw:points="0,305 266,457 266,151 0,0">
          <text:p/>
        </draw:polygon>
        <draw:path draw:style-name="gr6" draw:text-style-name="P3" draw:layer="layout" svg:width="0.265cm" svg:height="0.457cm" svg:x="19.329cm" svg:y="17.337cm" svg:viewBox="0 0 266 458" svg:d="M1 306l264 152h1v-306l-265-152h-1v1 305zM1 306v-305l264 151h1-1v306h1v-1l-265-152z">
          <text:p/>
        </draw:path>
        <draw:polygon draw:style-name="gr7" draw:text-style-name="P4" draw:layer="layout" svg:width="0.264cm" svg:height="0.456cm" svg:x="19.066cm" svg:y="17.338cm" svg:viewBox="0 0 265 457" draw:points="265,305 0,457 0,151 265,0">
          <text:p/>
        </draw:polygon>
        <draw:path draw:style-name="gr7" draw:text-style-name="P4" draw:layer="layout" svg:width="0.264cm" svg:height="0.457cm" svg:x="19.066cm" svg:y="17.337cm" svg:viewBox="0 0 265 458" svg:d="M265 305l-265 152v1-306l265-151v305zM265 306v-305-1l-265 152v306z">
          <text:p/>
        </draw:path>
        <draw:polygon draw:style-name="gr8" draw:text-style-name="P5" draw:layer="layout" svg:width="0.528cm" svg:height="0.304cm" svg:x="19.066cm" svg:y="17.642cm" svg:viewBox="0 0 529 305" draw:points="529,153 265,0 0,153 265,305">
          <text:p/>
        </draw:polygon>
        <draw:path draw:style-name="gr8" draw:text-style-name="P5" draw:layer="layout" svg:width="0.529cm" svg:height="0.305cm" svg:x="19.065cm" svg:y="17.641cm" svg:viewBox="0 0 530 306" svg:d="M530 152l-264-152-265 152-1 1h1l265 153 264-153zM529 152l-263 154-265-154v1l265-152 263 152h1z">
          <text:p/>
        </draw:path>
        <draw:polygon draw:style-name="gr9" draw:text-style-name="P6" draw:layer="layout" svg:width="1.062cm" svg:height="0.442cm" svg:x="18.799cm" svg:y="16.991cm" svg:viewBox="0 0 1063 443" draw:points="234,443 526,276 531,273 536,276 827,443 1030,326 1063,307 895,211 1012,144 906,83 800,21 799,21 799,20 683,89 531,0 379,89 263,20 262,21 156,83 51,144 167,211 0,307 97,364">
          <text:p/>
        </draw:polygon>
        <draw:path draw:style-name="gr9" draw:text-style-name="P6" draw:layer="layout" svg:width="1.063cm" svg:height="0.442cm" svg:x="18.798cm" svg:y="16.991cm" svg:viewBox="0 0 1064 443" svg:d="M236 443l291-167 5-3 4 3h1-1l292 167 203-116v-1 1l33-19v-1l-167-97-1 1h1l116-67h1l-1-1-105-61-107-62h-1v1l1-1h-1l-117 68 1 1v-1l-152-88-152 88v1-1l-116-68h-1v1-1l-106 62v1-1l-106 61v1l117 67v-1l-168 97v1l98 56 137 79zM236 443l-138-80v1-1l-97-56v1l167-97h1l-1-1-116-67v1l105-61 106-62h1v-1l-1 1 117 68 152-89 151 89h1l116-68v-1 1h1l106 62 106 61v-1l-117 67v1l168 97v-1l-33 19-203 117-291-168-5-2v-1 1l-5 2-292 168z">
          <text:p/>
        </draw:path>
        <draw:polygon draw:style-name="gr10" draw:text-style-name="P7" draw:layer="layout" svg:width="0.649cm" svg:height="0.919cm" svg:x="18.648cm" svg:y="17.354cm" svg:viewBox="0 0 650 920" draw:points="650,649 353,477 353,135 216,56 118,0 118,194 0,126 0,385 118,453 118,614 277,705 148,779 253,840 359,901 360,902 489,827 650,920">
          <text:p/>
        </draw:polygon>
        <draw:path draw:style-name="gr10" draw:text-style-name="P7" draw:layer="layout" svg:width="0.65cm" svg:height="0.921cm" svg:x="18.648cm" svg:y="17.353cm" svg:viewBox="0 0 651 922" svg:d="M650 650l-297-172v-342l-137-80-98-56v1 194l-117-68h-1v259 1l118 68v-1 161l158 91h1-1l-128 74h-1l1 1 105 61 106 61 1-1h-1l1 1 129-74-1-1v1l162 92 1 1v-1-271zM650 650v271l-161-93h-1l-128 74v1-1h-1l-105-61h-1 1l-106-61v1l129-75-159-92v1h1v-161h-1l-117-68h-1 1v-259h-1v1l118 68h1v-1-194h-1l97 56h1-1l138 79v342z">
          <text:p/>
        </draw:path>
        <draw:polygon draw:style-name="gr11" draw:text-style-name="P8" draw:layer="layout" svg:width="0.649cm" svg:height="0.919cm" svg:x="19.362cm" svg:y="17.354cm" svg:viewBox="0 0 650 920" draw:points="296,135 296,477 0,649 0,920 160,828 287,902 287,901 393,840 500,779 371,706 532,614 532,453 650,385 650,126 532,194 532,0 499,19">
          <text:p/>
        </draw:polygon>
        <draw:path draw:style-name="gr11" draw:text-style-name="P8" draw:layer="layout" svg:width="0.649cm" svg:height="0.921cm" svg:x="19.362cm" svg:y="17.353cm" svg:viewBox="0 0 650 922" svg:d="M296 136v342l-296 172v271 1l160-92v-1l-1 1 127 73h1v-1 1h1l105-61v-1 1l107-61v-1l-128-73h-1 1l160-92h1v-161h-1l118-67v-1-259l-118 68h1v-194-1h-1l-33 19zM297 136l202-116 33-19v194 1-1l118-67v-1 259l-118 68v161-1l-161 93 128 74 1-1h-1l-106 61-106 61h1-1-1l1 1v-1l-127-73h-1l-159 92v-271 1l297-173v-342h-1z">
          <text:p/>
        </draw:path>
        <draw:path draw:style-name="gr12" draw:text-style-name="P9" draw:layer="layout" svg:width="0.477cm" svg:height="0.47cm" svg:x="20.133cm" svg:y="17.048cm" svg:viewBox="0 0 478 471" svg:d="M240 100l-54 159h107zM364 471l-37-111h-174l-38 111h-115l155-471h169l154 471z">
          <text:p/>
        </draw:path>
        <draw:path draw:style-name="gr12" draw:text-style-name="P9" draw:layer="layout" svg:width="0.478cm" svg:height="0.47cm" svg:x="20.132cm" svg:y="17.048cm" svg:viewBox="0 0 479 471" svg:d="M240 99l-53 160h-1 1 107l-53-160v-1zM240 100l53 159h1v-1h-107v1l54-159v-1zM365 471l-37-111h-174-1l-38 111h-114l155-471v1h169v-1h-1l154 471h1zM365 471h114l-154-471h-169-1l-154 471h-1 1 114l39-111h174l36 111z">
          <text:p/>
        </draw:path>
        <draw:polygon draw:style-name="gr12" draw:text-style-name="P9" draw:layer="layout" svg:width="0.318cm" svg:height="0.471cm" svg:x="20.682cm" svg:y="17.047cm" svg:viewBox="0 0 319 472" draw:points="112,372 319,372 319,472 0,472 0,0 112,0">
          <text:p/>
        </draw:polygon>
        <draw:path draw:style-name="gr12" draw:text-style-name="P9" draw:layer="layout" svg:width="0.32cm" svg:height="0.471cm" svg:x="20.681cm" svg:y="17.047cm" svg:viewBox="0 0 321 472" svg:d="M113 372h207v100h-319v-472 1h112v-1h-1v372zM113 372v-372h-112-1v472h1 319 1v-100-1h-1-207z">
          <text:p/>
        </draw:path>
        <draw:polygon draw:style-name="gr12" draw:text-style-name="P9" draw:layer="layout" svg:width="0.353cm" svg:height="0.471cm" svg:x="21.095cm" svg:y="17.047cm" svg:viewBox="0 0 354 472" draw:points="109,101 109,189 245,189 245,288 109,288 109,373 354,373 354,472 0,472 0,0 354,0 354,101">
          <text:p/>
        </draw:polygon>
        <draw:path draw:style-name="gr12" draw:text-style-name="P9" draw:layer="layout" svg:width="0.354cm" svg:height="0.471cm" svg:x="21.095cm" svg:y="17.047cm" svg:viewBox="0 0 355 472" svg:d="M109 101v88h135-1v99h1v-1h-135v1 85h245v99h-354 1v-472h-1v1h354v-1 101zM109 102h245 1v-1-101h-1-354v472h354 1v-99-1h-1-245v1h1v-85h-1 135v-99-1h-135v1h1v-88h-1z">
          <text:p/>
        </draw:path>
        <draw:path draw:style-name="gr12" draw:text-style-name="P9" draw:layer="layout" svg:width="0.376cm" svg:height="0.471cm" svg:x="21.555cm" svg:y="17.047cm" svg:viewBox="0 0 377 472" svg:d="M266 100h-153v110h153zM322 0c15 0 28 5 39 15 11 9 16 21 16 35v210c0 14-5 26-16 36s-24 14-39 14h-209v162h-113v-472z">
          <text:p/>
        </draw:path>
        <draw:path draw:style-name="gr12" draw:text-style-name="P9" draw:layer="layout" svg:width="0.378cm" svg:height="0.471cm" svg:x="21.554cm" svg:y="17.047cm" svg:viewBox="0 0 379 472" svg:d="M267 100h-154-1v110 1h1 154 1v-1-110zM267 100v110h-154v-110 1h154zM323 1c15 0 28 4 39 14 10 10 16 21 16 35v210c0 14-6 26-16 35-11 10-24 15-39 15h-210-1v162h1-112v-472 1zM323 0h-322-1v472h1 112v-162 1h210c15 0 29-5 39-15 11-10 17-22 17-36v-210c0-14-6-26-17-36-10-9-24-14-39-14z">
          <text:p/>
        </draw:path>
        <draw:polygon draw:style-name="gr12" draw:text-style-name="P9" draw:layer="layout" svg:width="0.372cm" svg:height="0.471cm" svg:x="22.028cm" svg:y="17.047cm" svg:viewBox="0 0 373 472" draw:points="373,0 373,472 265,472 265,314 112,314 112,472 0,472 0,0 112,0 112,213 265,213 265,0">
          <text:p/>
        </draw:polygon>
        <draw:path draw:style-name="gr12" draw:text-style-name="P9" draw:layer="layout" svg:width="0.373cm" svg:height="0.471cm" svg:x="22.028cm" svg:y="17.047cm" svg:viewBox="0 0 374 472" svg:d="M373 0v472h-108v-158-1h-154-1v1 158h1-111v-472 1h111v-1h-1v213 1h1 154v-1-213 1h108zM373 0h-108-1v213h1-154v-213h-111v472h111v-158h154-1v158h1 108 1v-472z">
          <text:p/>
        </draw:path>
        <draw:path draw:style-name="gr12" draw:text-style-name="P9" draw:layer="layout" svg:width="0.283cm" svg:height="0.351cm" svg:x="20.133cm" svg:y="17.616cm" svg:viewBox="0 0 284 352" svg:d="M84 278h117v-203h-117zM243 352h-201c-12 0-22-3-30-10s-12-16-12-27v-278c0-10 4-19 12-26s18-11 30-11h201c11 0 21 4 29 11s12 16 12 26v278c0 11-4 20-12 27s-18 10-29 10z">
          <text:p/>
        </draw:path>
        <draw:path draw:style-name="gr12" draw:text-style-name="P9" draw:layer="layout" svg:width="0.283cm" svg:height="0.352cm" svg:x="20.133cm" svg:y="17.616cm" svg:viewBox="0 0 284 353" svg:d="M83 278h118v-203-1h-118-1v1 203zM83 278v-203h118v203-1h-118zM243 352h-202c-11 0-21-4-29-10-8-7-11-16-11-27v-278c0-10 3-19 11-26s18-11 29-11h202c11 0 20 4 28 11h1-1c8 7 12 16 12 26v278c0 11-4 20-12 27h1-1c-8 6-17 10-28 10zM243 353c11 0 21-4 29-11s12-16 12-27v-278c0-10-4-19-12-27-8-7-18-10-29-10h-202c-11 0-21 3-29 10-8 8-12 17-12 27v278c0 11 4 20 12 27s18 11 29 11z">
          <text:p/>
        </draw:path>
        <draw:path draw:style-name="gr12" draw:text-style-name="P9" draw:layer="layout" svg:width="0.279cm" svg:height="0.351cm" svg:x="20.486cm" svg:y="17.616cm" svg:viewBox="0 0 280 352" svg:d="M197 278v-63h-115v63zM82 76v63h115v-63zM239 0c11 0 20 4 28 11 9 7 13 16 13 27v277c0 11-4 20-13 27-8 7-17 10-28 10h-239v-352z">
          <text:p/>
        </draw:path>
        <draw:path draw:style-name="gr12" draw:text-style-name="P9" draw:layer="layout" svg:width="0.279cm" svg:height="0.352cm" svg:x="20.486cm" svg:y="17.616cm" svg:viewBox="0 0 280 353" svg:d="M198 278v-63-1h-115v1 63 1h115zM198 278h-115 1v-63h-1 115-1v63zM83 76v62 1h115v-1-62-1h-115zM83 76h115-1v62h1-115 1v-62zM239 0c10 0 20 4 28 11s12 16 12 27v277c0 11-4 20-12 27-8 6-18 10-28 10h-239 1v-352h-1zM239 0h-239v352 1h239c11 0 20-4 29-11 8-7 12-16 12-27v-277c0-11-4-20-12-28-9-7-18-10-29-10z">
          <text:p/>
        </draw:path>
        <draw:path draw:style-name="gr12" draw:text-style-name="P9" draw:layer="layout" svg:width="0.266cm" svg:height="0.351cm" svg:x="20.828cm" svg:y="17.616cm" svg:viewBox="0 0 267 352" svg:d="M267 0v315c0 10-4 19-12 26-8 8-19 11-30 11h-184c-11 0-21-3-29-11-8-7-12-16-12-26v-156h83v119h99v-278z">
          <text:p/>
        </draw:path>
        <draw:path draw:style-name="gr12" draw:text-style-name="P9" draw:layer="layout" svg:width="0.266cm" svg:height="0.352cm" svg:x="20.828cm" svg:y="17.616cm" svg:viewBox="0 0 267 353" svg:d="M266 0v315c0 10-4 19-12 26-7 7-17 11-28 11h-185c-11 0-21-4-28-11-8-7-12-16-12-26v-157h-1 84-1v120h1 99 1v-278h-1 84zM267 0h-84v278-1h-99v1-120-1h-84v1 157c0 10 4 20 12 27v-1 1c8 7 18 11 29 11h185c11 0 21-4 29-11v-1 1c8-7 12-17 12-27z">
          <text:p/>
        </draw:path>
        <draw:polygon draw:style-name="gr12" draw:text-style-name="P9" draw:layer="layout" svg:width="0.263cm" svg:height="0.351cm" svg:x="21.175cm" svg:y="17.616cm" svg:viewBox="0 0 264 352" draw:points="81,76 81,141 181,141 181,215 81,215 81,278 264,278 264,352 0,352 0,0 264,0 264,76">
          <text:p/>
        </draw:polygon>
        <draw:path draw:style-name="gr12" draw:text-style-name="P9" draw:layer="layout" svg:width="0.265cm" svg:height="0.352cm" svg:x="21.174cm" svg:y="17.616cm" svg:viewBox="0 0 266 353" svg:d="M83 76v64h100v75-1h-100v1 63 1h182v-1 74h-264v-352h264v76-1h-182zM83 76h182 1v-76h-1-264-1v352 1h1 264 1v-1-74h-1-182v-63h100 1v-75-1h-1-100v1z">
          <text:p/>
        </draw:path>
        <draw:path draw:style-name="gr12" draw:text-style-name="P9" draw:layer="layout" svg:width="0.265cm" svg:height="0.351cm" svg:x="21.503cm" svg:y="17.616cm" svg:viewBox="0 0 266 352" svg:d="M183 121v-45h-100v202h100v-44h83v81c0 11-4 20-12 27s-18 10-30 10h-182c-12 0-21-3-30-10-8-7-12-16-12-27v-277c0-11 4-20 12-27 9-7 18-11 30-11h182c12 0 22 4 30 11s12 16 12 27v83z">
          <text:p/>
        </draw:path>
        <draw:path draw:style-name="gr12" draw:text-style-name="P9" draw:layer="layout" svg:width="0.265cm" svg:height="0.352cm" svg:x="21.503cm" svg:y="17.616cm" svg:viewBox="0 0 266 353" svg:d="M184 120v-44-1h-1-101v1 202 1h101 1v-1-44h-1v1h83v-1 81c0 11-4 20-12 27-8 6-18 10-30 10h-183c-12 0-21-4-29-10-8-7-11-16-11-27v-277c0-11 3-20 11-27s17-11 29-11h183c12 0 22 4 30 11s12 16 12 27v82-1h-83v1zM183 120h83v-82c0-11-4-20-12-28v1-1c-8-7-18-10-30-10h-183c-12 0-22 3-30 10-7 8-11 17-11 28v277c0 11 4 20 11 27 8 7 18 11 30 11h183c12 0 22-4 30-11s12-16 12-27v-81h-83v44h-101v-202h101z">
          <text:p/>
        </draw:path>
        <draw:polygon draw:style-name="gr12" draw:text-style-name="P9" draw:layer="layout" svg:width="0.244cm" svg:height="0.351cm" svg:x="21.831cm" svg:y="17.616cm" svg:viewBox="0 0 245 352" draw:points="245,74 164,74 164,352 82,352 82,74 0,74 0,0 245,0">
          <text:p/>
        </draw:polygon>
        <draw:path draw:style-name="gr12" draw:text-style-name="P9" draw:layer="layout" svg:width="0.246cm" svg:height="0.352cm" svg:x="21.83cm" svg:y="17.616cm" svg:viewBox="0 0 247 353" svg:d="M246 74h-81v278h-83v-278h-81v-74h245zM247 74v-74h-1-245-1v74h1 81-1v278 1h1 83 1v-1-278h-1 81z">
          <text:p/>
        </draw:path>
        <draw:path draw:style-name="gr12" draw:text-style-name="P9" draw:layer="layout" svg:width="0.248cm" svg:height="0.353cm" svg:x="22.152cm" svg:y="17.614cm" svg:viewBox="0 0 249 354" svg:d="M208 354h-208v-74h165v-66h-123c-11 0-21-4-29-11s-13-16-13-27v-139c0-10 5-19 13-26s18-11 29-11h207v75h-165v62h124c11 0 21 4 29 11s12 17 12 28v141c0 10-4 19-12 26-8 8-18 11-29 11z">
          <text:p/>
        </draw:path>
        <draw:path draw:style-name="gr12" draw:text-style-name="P9" draw:layer="layout" svg:width="0.248cm" svg:height="0.354cm" svg:x="22.152cm" svg:y="17.614cm" svg:viewBox="0 0 249 355" svg:d="M208 354h-208 1v-74h-1 166v-66-2h-124c-11 0-21-3-29-11v1-1c-8-7-12-16-12-26v-138c0-10 4-18 12-25v-1 1c8-8 18-11 29-11h207v-1h-1v75h1-164v62h123c11 0 20 4 28 11s12 16 12 27v142c0 10-4 19-12 26s-17 11-28 11zM208 355c11 0 21-4 29-11v-1 1c8-7 12-17 12-27v-142c0-11-4-20-12-27-8-8-18-11-29-11h-123v-62 1h164v-1-75h-207c-11 0-21 4-29 11-9 7-13 16-13 26v138c0 11 4 20 13 27 8 7 18 12 29 12h124v66-1h-166v1 74 1z">
          <text:p/>
        </draw:path>
        <draw:polygon draw:style-name="gr12" draw:text-style-name="P9" draw:layer="layout" svg:width="0.026cm" svg:height="0.155cm" svg:x="20.135cm" svg:y="18.079cm" svg:viewBox="0 0 27 156" draw:points="0,156 27,156 27,0 0,0">
          <text:p/>
        </draw:polygon>
        <draw:path draw:style-name="gr12" draw:text-style-name="P9" draw:layer="layout" svg:width="0.027cm" svg:height="0.156cm" svg:x="20.134cm" svg:y="18.079cm" svg:viewBox="0 0 28 157" svg:d="M1 157h27v-1-156h-27-1v156 1zM1 156v-156 1h27v-1h-1v156h1z">
          <text:p/>
        </draw:path>
        <draw:polygon draw:style-name="gr12" draw:text-style-name="P9" draw:layer="layout" svg:width="0.143cm" svg:height="0.155cm" svg:x="20.243cm" svg:y="18.079cm" svg:viewBox="0 0 144 156" draw:points="116,0 144,0 144,156 114,156 26,42 26,156 0,156 0,0 26,0 116,116">
          <text:p/>
        </draw:polygon>
        <draw:path draw:style-name="gr12" draw:text-style-name="P9" draw:layer="layout" svg:width="0.143cm" svg:height="0.156cm" svg:x="20.243cm" svg:y="18.079cm" svg:viewBox="0 0 144 157" svg:d="M116 1h28v-1h-1v156h1-30l-87-114-1-1v1 114h-26 1v-156h-1v1h26v-1l90 117 1 1v-1-117h-1zM116 0v117h1l-90-117h-1-26v156 1h26 1v-1-114h-1l88 115h30v-1-156z">
          <text:p/>
        </draw:path>
        <draw:path draw:style-name="gr12" draw:text-style-name="P9" draw:layer="layout" svg:width="0.143cm" svg:height="0.161cm" svg:x="20.458cm" svg:y="18.075cm" svg:viewBox="0 0 144 162" svg:d="M82 137c9 0 16-2 23-5 6-3 13-8 20-15l17 18c-16 18-36 27-60 27s-43-7-59-23c-15-15-23-34-23-58 0-23 8-42 24-58 15-15 35-23 60-23 24 0 44 9 60 27l-16 18c-8-7-15-12-21-15-7-2-14-4-23-4-16 0-30 5-41 15-10 10-16 23-16 39 0 17 6 30 16 41 11 10 24 16 39 16z">
          <text:p/>
        </draw:path>
        <draw:path draw:style-name="gr12" draw:text-style-name="P9" draw:layer="layout" svg:width="0.144cm" svg:height="0.162cm" svg:x="20.458cm" svg:y="18.075cm" svg:viewBox="0 0 145 163" svg:d="M82 137c9 0 17-2 23-5 7-3 14-8 21-14l-1-1v1l17 17c-16 18-36 27-60 27s-43-8-59-23c-15-15-23-34-23-57s8-42 24-58 35-23 60-23c24 0 44 9 60 26l-17 19h1c-7-7-14-13-21-16s-14-4-23-4c-16 0-30 5-41 16-11 10-16 23-16 39s5 29 16 40c10 11 24 16 39 16zM82 136c-15 0-28-5-39-16-10-10-15-23-15-39 0-15 5-28 16-38l-1-1 1 1c10-11 24-16 40-16 8 0 16 1 23 4 6 3 13 8 20 16h1l17-20c-16-18-37-27-61-27-25 0-45 8-61 23h1-1c-16 17-23 36-23 59s7 43 23 58c15 15 35 23 59 23s44-10 61-28v-1l-17-17h-1c-7 7-14 12-20 15-7 3-14 4-23 4z">
          <text:p/>
        </draw:path>
        <draw:path draw:style-name="gr12" draw:text-style-name="P9" draw:layer="layout" svg:width="0.163cm" svg:height="0.161cm" svg:x="20.657cm" svg:y="18.075cm" svg:viewBox="0 0 164 162" svg:d="M121 41c-11-11-24-17-39-17-16 0-28 6-39 17s-16 24-16 40 5 30 16 40c11 11 23 17 39 17 15 0 28-6 39-17 11-10 17-24 17-40s-6-29-17-40zM141 139c-17 15-36 23-59 23s-43-8-58-23c-16-15-24-34-24-58 0-23 8-42 24-58 15-15 35-23 58-23s42 8 59 23c16 16 23 35 23 58 0 24-7 43-23 58z">
          <text:p/>
        </draw:path>
        <draw:path draw:style-name="gr12" draw:text-style-name="P9" draw:layer="layout" svg:width="0.164cm" svg:height="0.161cm" svg:x="20.657cm" svg:y="18.075cm" svg:viewBox="0 0 165 162" svg:d="M122 41c-11-12-24-17-40-17s-29 5-39 17c-11 11-16 25-16 41 0 15 5 29 16 40v-1 1c10 11 23 16 39 16s29-5 40-16v-1 1c11-11 16-25 16-40 0-16-5-30-16-41zM121 42c11 11 16 24 16 40 0 15-5 28-16 39-10 11-23 16-39 16-15 0-28-5-39-16-10-11-15-24-15-39 0-16 5-29 15-40 11-12 24-17 39-17 16 0 29 5 39 17h1zM141 139c-16 15-35 22-59 22-23 0-42-7-58-22-16-16-23-35-23-57 0-23 7-42 23-58s35-23 58-23c24 0 43 7 59 23 15 16 23 35 23 58 0 22-8 41-23 57zM141 139c16-15 24-34 24-57s-8-43-24-59c-15-15-35-23-59-23-23 0-43 8-59 23h1-1c-15 16-23 36-23 59s8 42 23 57c16 16 36 23 59 23 24 0 44-7 59-23z">
          <text:p/>
        </draw:path>
        <draw:path draw:style-name="gr12" draw:text-style-name="P9" draw:layer="layout" svg:width="0.131cm" svg:height="0.155cm" svg:x="20.893cm" svg:y="18.079cm" svg:viewBox="0 0 132 156" svg:d="M89 73c5-5 8-12 8-23 0-10-3-17-8-20-6-4-16-6-30-6h-33v55h33c14 0 24-2 30-6zM125 51c0 25-12 41-35 48l42 57h-35l-37-53h-34v53h-26v-156h58c23 0 40 4 51 12s16 21 16 39z">
          <text:p/>
        </draw:path>
        <draw:path draw:style-name="gr12" draw:text-style-name="P9" draw:layer="layout" svg:width="0.132cm" svg:height="0.156cm" svg:x="20.893cm" svg:y="18.079cm" svg:viewBox="0 0 133 157" svg:d="M90 73c6-5 8-12 8-23 0-10-3-17-8-21-6-4-16-6-30-6h-34v1 55 1h34c14 0 25-2 30-7zM89 72c-5 5-15 7-29 7h-34 1v-55h-1 34c14 0 24 2 29 6h1-1c6 4 8 10 8 20s-2 18-8 22zM124 51c0 25-11 41-33 49h-1 1l40 57 1-1h-34 1l-37-52h-1-35v52h-26v-156 1h59c23 0 40 4 50 11 10 8 15 21 15 39zM125 51c0-18-5-31-15-39h-1 1c-11-8-28-12-51-12h-59v156 1h26 1v-1-52h-1v1h35v-1l37 53h34 1l-1-1-40-56h-1c23-7 34-24 34-49z">
          <text:p/>
        </draw:path>
        <draw:path draw:style-name="gr12" draw:text-style-name="P9" draw:layer="layout" svg:width="0.121cm" svg:height="0.155cm" svg:x="21.094cm" svg:y="18.079cm" svg:viewBox="0 0 122 156" svg:d="M87 78c5-6 8-14 8-25 0-10-4-18-11-22-7-5-17-7-31-7h-27v62h30c15 0 25-3 31-8zM105 14c11 9 17 23 17 41 0 19-6 33-17 42-11 8-29 13-52 13h-27v46h-26v-156h53c23 0 42 5 52 14z">
          <text:p/>
        </draw:path>
        <draw:path draw:style-name="gr12" draw:text-style-name="P9" draw:layer="layout" svg:width="0.122cm" svg:height="0.156cm" svg:x="21.093cm" svg:y="18.079cm" svg:viewBox="0 0 123 157" svg:d="M88 78c5-6 8-14 8-25s-3-18-10-23c-7-4-17-7-31-7h-27-1v1 62 1h1 30c15 0 25-3 30-9zM88 77c-6 6-15 9-30 9h-30v-62h27c14 0 24 3 31 7 6 4 9 12 9 22 0 11-2 19-7 24v1zM106 14c11 9 16 23 16 41 0 19-5 33-16 42v1-1c-11 9-28 13-51 13h-27-1v1 45h1-27v-156 1h54c23 0 40 4 51 13zM107 13c-11-9-28-13-52-13h-54-1v156 1h1 27v-1-45h27c23 0 40-4 51-13 11-10 17-24 17-43 0-18-5-33-16-42z">
          <text:p/>
        </draw:path>
        <draw:path draw:style-name="gr12" draw:text-style-name="P9" draw:layer="layout" svg:width="0.163cm" svg:height="0.161cm" svg:x="21.275cm" svg:y="18.075cm" svg:viewBox="0 0 164 162" svg:d="M120 41c-10-11-23-17-39-17-15 0-28 6-38 17-11 11-16 24-16 40s5 30 16 40c10 11 23 17 38 17 16 0 29-6 39-17 11-10 16-24 16-40s-5-29-16-40zM140 139c-16 15-36 23-59 23s-42-8-58-23c-15-15-23-34-23-58 0-23 8-42 23-58 16-15 35-23 58-23s43 8 59 23c15 16 24 35 24 58 0 24-9 43-24 58z">
          <text:p/>
        </draw:path>
        <draw:path draw:style-name="gr12" draw:text-style-name="P9" draw:layer="layout" svg:width="0.164cm" svg:height="0.161cm" svg:x="21.274cm" svg:y="18.075cm" svg:viewBox="0 0 165 162" svg:d="M122 41c-11-12-24-17-40-17-15 0-28 5-39 17-10 11-16 25-16 41 0 15 6 29 16 40 11 11 24 16 39 16 16 0 29-5 40-16l-1-1 1 1c10-11 16-25 16-40 0-16-6-30-16-41l-1 1zM121 42c11 11 16 24 16 40 0 15-5 28-16 39-10 11-23 16-39 16-15 0-28-5-38-16-11-11-16-24-16-39 0-16 5-29 16-40 10-12 23-17 38-17 16 0 29 5 39 17zM140 139c-15 15-35 22-58 22s-42-7-57-22h-1 1c-16-16-24-35-24-57 0-23 8-42 24-58 15-16 34-23 57-23s43 7 58 23c16 16 25 35 25 58 0 22-9 41-25 57h1zM141 139c16-15 24-34 24-57s-8-43-24-59c-16-15-35-23-59-23-23 0-42 8-58 23-16 16-24 36-24 59s8 42 24 57c16 16 35 23 58 23 24 0 43-7 59-23z">
          <text:p/>
        </draw:path>
        <draw:path draw:style-name="gr12" draw:text-style-name="P9" draw:layer="layout" svg:width="0.13cm" svg:height="0.155cm" svg:x="21.511cm" svg:y="18.079cm" svg:viewBox="0 0 131 156" svg:d="M89 73c6-5 8-12 8-23 0-10-2-17-8-20-5-4-15-6-29-6h-33v55h32c15 0 25-2 30-6zM124 51c0 25-11 41-33 48l40 57h-33l-37-53h-34v53h-27v-156h58c24 0 41 4 51 12s15 21 15 39z">
          <text:p/>
        </draw:path>
        <draw:path draw:style-name="gr12" draw:text-style-name="P9" draw:layer="layout" svg:width="0.132cm" svg:height="0.156cm" svg:x="21.51cm" svg:y="18.079cm" svg:viewBox="0 0 133 157" svg:d="M91 73c5-5 8-12 8-23 0-10-3-17-9-21-5-4-15-6-30-6h-33-1v1 55 1h1 32c16 0 26-2 32-7h-1zM90 72c-5 5-15 7-31 7h-32v-55h33c15 0 25 2 30 6s8 10 8 20-3 18-8 22zM125 51c0 25-11 41-33 49h-1l41 57v-1h-33l-38-52h-34-1v52h1-26v-156 1h57c25 0 42 4 52 11 10 8 15 21 15 39zM126 51c0-18-6-31-16-39s-27-12-52-12h-57-1v156 1h1 26v-1-52 1h34v-1l38 53h33 1v-1l-41-56c22-7 34-24 34-49z">
          <text:p/>
        </draw:path>
        <draw:path draw:style-name="gr12" draw:text-style-name="P9" draw:layer="layout" svg:width="0.164cm" svg:height="0.155cm" svg:x="21.69cm" svg:y="18.079cm" svg:viewBox="0 0 165 156" svg:d="M111 96l-28-64-28 64zM44 120l-16 36h-28l69-156h28l68 156h-28l-15-36z">
          <text:p/>
        </draw:path>
        <draw:path draw:style-name="gr12" draw:text-style-name="P9" draw:layer="layout" svg:width="0.166cm" svg:height="0.156cm" svg:x="21.689cm" svg:y="18.079cm" svg:viewBox="0 0 167 157" svg:d="M113 97l-29-65v-1 1l-28 65h-1 1 56zM112 96h-56v1l28-65 28 65zM45 121l-16 35h1-29v1l69-157v1h28v-1l68 157v-1h-28 1l-16-35zM45 121h78-1l16 36h28 1v-1l-69-156h-28l-70 156v1h1 29l16-36z">
          <text:p/>
        </draw:path>
        <draw:polygon draw:style-name="gr12" draw:text-style-name="P9" draw:layer="layout" svg:width="0.121cm" svg:height="0.155cm" svg:x="21.888cm" svg:y="18.079cm" svg:viewBox="0 0 122 156" draw:points="75,24 75,156 48,156 48,24 0,24 0,0 122,0 122,24">
          <text:p/>
        </draw:polygon>
        <draw:path draw:style-name="gr12" draw:text-style-name="P9" draw:layer="layout" svg:width="0.121cm" svg:height="0.156cm" svg:x="21.888cm" svg:y="18.079cm" svg:viewBox="0 0 122 157" svg:d="M73 24v132h2-28 1v-132h-1-47 1v-24h-1v1h122v-1h-1v24h1-47zM75 25h47v-1-24h-122v24 1h47v-1 132 1h28v-1-132z">
          <text:p/>
        </draw:path>
        <draw:polygon draw:style-name="gr12" draw:text-style-name="P9" draw:layer="layout" svg:width="0.112cm" svg:height="0.155cm" svg:x="22.076cm" svg:y="18.079cm" svg:viewBox="0 0 113 156" draw:points="110,0 110,25 27,25 27,66 102,66 102,89 27,89 27,131 113,131 113,156 0,156 0,0">
          <text:p/>
        </draw:polygon>
        <draw:path draw:style-name="gr12" draw:text-style-name="P9" draw:layer="layout" svg:width="0.112cm" svg:height="0.156cm" svg:x="22.076cm" svg:y="18.079cm" svg:viewBox="0 0 113 157" svg:d="M110 0v25-1h-83-1v1 41h1 75-1v23h1-75-1v43h1 86v24h-113 1v-156h-1v1h110zM110 0h-110v156 1h113v-1-24-1h-86v1-43 1h75v-1-23-1h-75v1-41h83 1v-25z">
          <text:p/>
        </draw:path>
        <draw:path draw:style-name="gr12" draw:text-style-name="P9" draw:layer="layout" svg:width="0.14cm" svg:height="0.155cm" svg:x="22.261cm" svg:y="18.079cm" svg:viewBox="0 0 141 156" svg:d="M114 78c0-36-20-54-61-54h-27v107h30c19 0 33-5 43-14s15-22 15-39zM118 20c15 14 23 33 23 57s-8 43-22 58c-15 14-37 21-67 21h-52v-156h54c28 0 49 7 64 20z">
          <text:p/>
        </draw:path>
        <draw:path draw:style-name="gr12" draw:text-style-name="P9" draw:layer="layout" svg:width="0.141cm" svg:height="0.156cm" svg:x="22.26cm" svg:y="18.079cm" svg:viewBox="0 0 142 157" svg:d="M116 78c0-36-21-54-63-54h-26v108h29c20 0 34-4 44-13v-1 1c11-9 16-24 16-41zM115 78c0 17-5 31-15 40s-24 13-44 13h-29v1-108 1h26c42 0 62 17 62 53zM119 21c15 13 22 32 22 56 0 25-7 44-21 58-15 14-37 21-68 21h-51v-156 1h53c29 0 50 6 65 20zM119 20c-15-13-36-20-65-20h-53-1v156 1h1 51c31 0 54-7 68-21 15-15 22-34 22-59 0-24-8-43-23-57z">
          <text:p/>
        </draw:path>
        <draw:path draw:style-name="gr2" draw:text-style-name="P2" draw:layer="layout" svg:width="2.62cm" svg:height="0.192cm" svg:x="23.212cm" svg:y="17.113cm" svg:viewBox="0 0 2621 193" svg:d="M64 88c-11 0-20 4-26 12-7 7-10 17-10 31 0 13 3 23 10 30 6 8 15 13 26 13s20-5 26-13c6-7 10-17 10-30 0-14-4-24-10-31-6-8-15-12-26-12zM112 12v22c-6-3-12-5-18-7-6-1-13-2-19-2-16 0-28 6-37 16-8 11-13 28-14 50 5-7 11-13 18-16 7-4 15-6 23-6 18 0 33 6 43 17 11 11 16 26 16 45 0 18-5 33-16 45-11 11-26 17-44 17-21 0-37-8-48-25-11-16-16-39-16-70 0-28 6-51 20-68 13-17 32-25 54-25 6 0 13 0 19 1 6 2 13 3 19 6zM188 168h85v22h-114v-22c9-10 22-23 38-39s26-26 30-31c8-9 13-16 16-22s5-12 5-18c0-10-4-18-10-24-7-6-16-9-27-9-7 0-15 1-24 4-8 3-17 7-27 12v-24c10-4 19-7 27-9 9-2 17-3 24-3 19 0 34 4 45 14 11 9 16 21 16 37 0 8-1 15-4 21-3 7-8 15-15 24-2 2-8 9-19 20s-26 27-46 47zM381 88c-11 0-20 4-26 12-7 7-10 17-10 31 0 13 3 23 10 30 6 8 15 13 26 13s19-5 26-13c6-7 9-17 9-30 0-14-3-24-9-31-7-8-15-12-26-12zM429 12v22c-6-3-12-5-18-7-7-1-13-2-19-2-16 0-28 6-37 16-8 11-13 28-14 50 4-7 10-13 17-16 8-4 15-6 24-6 18 0 33 6 43 17 11 11 16 26 16 45 0 18-6 33-17 45-11 11-25 17-43 17-21 0-37-8-48-25-11-16-17-39-17-70 0-28 7-51 21-68 13-17 31-25 54-25 6 0 12 0 19 1 6 2 12 3 19 6zM545 8h24l38 153 38-153h28l37 153 38-153h25l-45 182h-31l-38-158-38 158h-31zM906 115v11h-103c1 15 6 27 14 35 9 8 20 13 35 13 8 0 17-2 25-4s16-5 24-9v22c-8 3-17 6-25 7-8 2-17 3-26 3-21 0-38-6-51-19-12-13-19-30-19-52s6-40 18-53 28-19 49-19c18 0 32 6 43 17 10 12 16 28 16 48zM883 109c0-13-3-22-10-29-6-8-15-11-26-11-13 0-22 3-30 10-7 7-12 17-13 30zM1030 57v21c-7-3-13-6-20-7-7-2-14-3-21-3-11 0-19 2-25 5-5 4-8 9-8 16 0 5 2 9 6 12s12 6 24 8l7 2c16 3 27 8 34 14s10 15 10 26c0 13-5 24-15 31s-24 11-41 11c-7 0-15-1-23-2s-16-4-25-6v-24c9 4 17 7 25 9s16 4 23 4c11 0 19-2 25-6 5-4 8-9 8-15s-2-11-6-14-13-6-27-9l-8-2c-13-3-23-8-29-14-7-6-10-14-10-24 0-13 5-23 14-30s22-10 38-10c9 0 16 0 24 2 7 1 14 3 20 5zM1094 14v39h46v17h-46v74c0 11 2 18 5 21s9 5 18 5h23v20h-23c-17 0-29-4-36-10-6-8-9-19-9-36v-74h-17v-17h17v-39zM1306 88c-11 0-20 4-26 12-6 7-10 17-10 31 0 13 4 23 10 30 6 8 15 13 26 13s20-5 26-13c7-7 10-17 10-30 0-14-3-24-10-31-6-8-15-12-26-12zM1355 12v22c-7-3-13-5-19-7-6-1-12-2-19-2-16 0-28 6-36 16-9 11-14 28-15 50 5-7 11-13 18-16 7-4 15-6 24-6 18 0 32 6 42 17 11 11 16 26 16 45 0 18-5 33-16 45-11 11-26 17-44 17-21 0-37-8-48-25-11-16-16-39-16-70 0-28 6-51 20-68s32-25 54-25c7 0 13 0 19 1 6 2 13 3 20 6zM1464 88c-10 0-19 4-26 12-6 7-9 17-9 31 0 13 3 23 9 30 7 8 16 13 26 13 11 0 20-5 26-13 7-7 10-17 10-30 0-14-3-24-10-31-6-8-15-12-26-12zM1513 12v22c-6-3-12-5-19-7-6-1-12-2-18-2-16 0-29 6-37 16-9 11-13 28-15 50 5-7 11-13 18-16 7-4 15-6 24-6 18 0 32 6 43 17 10 11 16 26 16 45 0 18-6 33-17 45-11 11-25 17-44 17-20 0-36-8-47-25-11-16-17-39-17-70 0-28 7-51 20-68 14-17 32-25 55-25 6 0 12 0 18 1 7 2 13 3 20 6zM1586 14v39h46v17h-46v74c0 11 2 18 5 21s9 5 18 5h23v20h-23c-17 0-29-4-35-10-7-8-10-19-10-36v-74h-16v-17h16v-39zM1774 107v83h-22v-83c0-12-2-22-7-28-5-7-13-10-23-10-12 0-21 4-28 12-7 7-11 18-11 31v78h-23v-190h23v74c6-8 12-14 19-18s16-6 25-6c16 0 28 5 35 14 8 10 12 24 12 43zM2006 14v24c-9-5-18-8-26-10s-16-4-24-4c-13 0-23 3-31 8-7 5-10 13-10 22 0 8 2 14 7 18s14 8 27 10l15 3c18 4 31 10 40 19 9 8 13 20 13 35 0 17-6 30-18 41-11 9-28 13-51 13-9 0-18-1-27-3-10-2-20-5-30-8v-27c10 6 19 10 29 13 9 3 19 4 28 4 14 0 25-3 32-8 8-6 12-13 12-24 0-8-3-15-9-20-5-5-14-9-26-12l-15-2c-18-4-32-10-40-18-8-7-12-18-12-32 0-16 6-28 17-38 11-9 27-13 46-13 9 0 17 0 26 2 9 1 18 4 27 7zM2075 14v39h46v17h-46v74c0 11 1 18 4 21s10 5 19 5h23v20h-23c-17 0-29-4-36-10-6-8-9-19-9-36v-74h-17v-17h17v-39zM2228 74c-3-2-5-3-8-3-3-1-7-1-10-1-13 0-22 4-29 12s-10 20-10 35v73h-22v-137h22v21c5-8 11-14 18-18 8-4 17-6 27-6 2 0 4 0 6 0 1 0 3 1 6 1zM2362 115v11h-103c1 15 6 27 14 35 9 8 20 13 35 13 8 0 17-2 25-4s16-5 23-9v22c-8 3-16 6-24 7-8 2-17 3-26 3-21 0-38-6-51-19-12-13-19-30-19-52s6-40 18-53 28-19 49-19c18 0 32 6 43 17 10 12 16 28 16 48zM2339 109c0-13-3-22-10-29-6-8-15-11-26-11-13 0-22 3-30 10-7 7-12 17-13 30zM2515 115v11h-102c1 15 5 27 14 35 8 8 19 13 34 13 9 0 17-2 25-4s16-5 24-9v22c-8 3-16 6-25 7-8 2-17 3-25 3-22 0-39-6-51-19-13-13-19-30-19-52s6-40 18-53 28-19 48-19c18 0 33 6 43 17 11 12 16 28 16 48zM2493 109c0-13-4-22-10-29-7-8-16-11-27-11-12 0-22 3-30 10-7 7-11 17-12 30zM2575 14v39h46v17h-46v74c0 11 1 18 4 21s9 5 19 5h23v20h-23c-17 0-29-4-36-10-6-8-10-19-10-36v-74h-16v-17h16v-39z">
          <text:p/>
        </draw:path>
        <draw:path draw:style-name="gr2" draw:text-style-name="P2" draw:layer="layout" svg:width="2.623cm" svg:height="0.194cm" svg:x="23.21cm" svg:y="17.112cm" svg:viewBox="0 0 2624 195" svg:d="M66 92c-11 0-19 3-25 11-6 7-9 17-9 30 0 12 3 22 9 30 6 7 14 10 25 10s19-3 25-10c6-8 9-18 9-30 0-13-3-23-9-30-6-8-14-11-25-11zM66 89c11 0 20 4 27 12 6 8 10 18 10 32 0 13-4 23-10 31-7 8-16 12-27 12s-20-4-27-12-10-18-10-31c0-14 3-24 10-32s16-12 27-12zM116 13v22 2l-2-1c-6-3-12-5-18-6-7-2-13-3-19-3-16 0-27 6-36 16-8 11-13 28-14 50h-1l-1-1c5-7 11-13 18-16 7-4 16-6 24-6 19 0 34 6 44 17 11 11 16 26 16 46 0 18-5 34-16 45-12 12-27 17-45 17-21 0-38-8-49-24s-17-40-17-71c0-28 7-53 21-70s32-26 55-26c6 0 13 1 19 2s13 3 20 6h1zM114 14c-7-2-13-4-19-5-7-2-13-2-19-2-22 0-40 8-53 25-14 17-20 40-20 68 0 31 5 53 16 69s26 24 47 24c18 0 32-6 43-17s16-25 16-43c0-19-5-34-16-45-10-10-24-16-42-16-8 0-16 2-23 6-7 3-13 9-17 16l-3 3 1-4c1-22 6-40 14-51 9-11 22-17 38-17 6 0 13 1 19 2 6 2 13 4 19 7l-1 1h-1v-22h1zM190 169h85 1v1 21 1h-1-114-1v-1-21-1c9-9 22-22 38-39 16-16 26-26 30-31 8-9 13-16 16-22s5-12 5-17c0-11-4-18-10-24-7-6-15-9-26-9-7 0-15 2-23 4-9 3-18 7-27 12l-2 1v-2-24-1-1c10-4 20-7 28-9 9-2 17-3 24-3 19 0 34 5 45 15 12 9 18 22 18 39 0 8-2 15-5 22-3 6-8 14-15 24-2 2-9 9-19 20-11 11-26 27-46 47l-1-1zM189 169c20-20 35-36 46-47s17-18 19-20l1 1-1-1c7-9 12-17 15-23 3-7 4-14 4-21 0-16-5-28-16-37-11-10-26-14-44-14-7 0-15 1-23 3-9 2-18 5-28 9v-1h1v24h-1l-1-1c10-5 19-9 28-12 8-3 17-4 24-4 11 0 21 3 28 9 6 7 10 15 10 26 0 6-2 12-5 18s-8 14-16 23l-1-1 1 1c-4 5-15 15-31 31s-28 29-37 39l-1-1h1v21h-1v-2h114v2h-1v-21h1v1h-85-3zM383 92c-11 0-19 3-25 11-7 7-10 17-10 30 0 12 3 22 10 30 6 7 14 10 25 10 10 0 19-3 25-10 6-8 9-18 9-30 0-13-3-23-9-30-6-8-15-11-25-11zM383 89c11 0 20 4 27 12 6 8 10 18 10 32 0 13-4 23-10 31-7 8-16 12-27 12-12 0-21-4-27-12-7-8-10-18-10-31 0-14 3-24 10-32 6-8 15-12 27-12zM432 13v22 2l-1-1c-6-3-13-5-19-6-6-2-12-3-18-3-16 0-28 6-36 16-8 11-13 28-14 50h-1l-1-1c4-7 11-13 18-16 7-4 15-6 24-6 18 0 33 6 44 17s16 26 16 46c0 18-6 34-17 45-11 12-26 17-44 17-22 0-38-8-49-24s-17-40-17-71c0-28 7-53 21-70 13-17 32-26 55-26 6 0 13 1 19 2s13 3 20 6zM431 14c-7-2-13-4-20-5-6-2-12-2-18-2-22 0-40 8-53 25-14 17-21 40-21 68 0 31 6 53 17 69s26 24 47 24c18 0 32-6 43-17 10-11 16-25 16-43 0-19-6-34-16-45-10-10-24-16-42-16-8 0-16 2-23 6-7 3-13 9-17 16l-3 3v-4c2-22 6-40 15-51s22-17 38-17c6 0 13 1 19 2 6 2 12 4 19 7l-1 1h-1v-22h1zM547 8h24 1l1 1 38 153-2 1-1-1 38-153v-1h1 28 1v1l38 153-2 1-1-1 38-153v-1h1 25 2l-1 1-45 182v1h-1-31-1v-1l-38-158h1 1l-38 158v1h-1-31-1v-1l-45-182-1-1zM548 9l45 181-1 1v-2h31v2l-2-1 39-158h2l38 158-1 1v-2h31v2l-1-1 45-181h1v1h-25v-1h2l-38 154h-3l-38-154h2v1h-28v-1h1l-37 154h-3l-38-154h1v1h-24v-1zM909 117v11 1h-1-103v-1h2c1 15 5 26 13 34s19 12 34 12c8 0 16-1 24-3s16-5 24-10h2v2 21l-1 1c-8 3-16 6-25 8-8 1-17 2-26 2-21 0-39-6-52-19-12-13-19-30-19-52s6-40 18-54 29-20 50-20c18 0 33 6 44 19 11 11 16 28 16 48zM906 117c0-20-5-35-15-47-11-11-24-18-42-18-20 0-36 7-48 20s-17 30-17 52c0 21 6 38 18 50 12 13 29 19 50 19 9 0 17-1 26-3 8-2 16-4 24-8l1 2h-2v-21h2v1c-8 4-16 7-24 9s-17 3-25 3c-15 0-27-4-36-12-8-8-13-20-14-36v-1h1 103v1h-2zM884 111c0-12-3-22-10-29-6-7-14-10-25-10-12 0-22 3-29 10s-11 16-13 29h-1v-1l79-1v2zM885 112h-79-1v-1c1-13 6-24 13-31 8-7 18-11 31-11 11 0 20 4 27 12 7 7 11 17 11 30v1zM1033 59v21 2l-2-1c-6-3-13-5-19-7-7-2-14-2-21-2-11 0-19 1-24 4-5 4-8 8-8 15 0 5 2 8 6 11 3 3 11 5 23 8l8 2-1 1 1-1c15 3 27 8 34 14 7 7 10 16 10 27 0 13-5 24-15 31-10 8-24 11-42 11-7 0-15 0-23-2-8-1-16-3-25-6l-1-1v-23-2h2c8 5 16 8 24 10s16 3 23 3c11 0 18-2 24-5 5-3 8-8 8-14s-2-10-6-13-12-6-26-9l-8-2v-1 1c-14-3-24-8-30-14-7-6-10-15-10-25 0-13 5-24 14-31 9-8 23-11 39-11 9 0 16 0 24 1 7 2 14 3 20 7h1zM1031 60c-6-2-12-5-20-6-7-1-14-2-23-2-16 0-28 3-37 11-9 7-13 16-13 29 0 10 3 18 8 24 6 5 16 10 30 13l7 1v2-2c14 3 23 7 28 10 4 3 6 9 6 15 0 7-3 12-9 16s-14 6-25 6c-7 0-16-1-24-4-8-2-16-5-24-9v-1h2v23h-2l1-2c8 3 17 5 25 7 7 1 15 2 22 2 17 0 30-4 40-11s15-17 15-29c0-11-3-19-10-25-6-6-17-10-33-14l-8-2 1-1-1 1c-12-2-20-5-24-8s-6-8-6-13c0-7 3-13 9-17 5-3 14-5 25-5 7 0 15 1 21 3 7 1 14 4 20 7v1h-2v-21h2zM1097 15v39h-1v-1h46 1v1 18 2h-1-46v-2h1v74c0 11 2 17 4 20 3 3 9 5 18 5h23 1v1 19 1h-1-23c-17 0-30-4-36-10-7-7-11-19-11-36v-74h2v2h-17-1v-2-18-1h1 17v1h-2v-39-1h2 22 1zM1096 17h-22v-2h1v39 1h-1-17v-1h2v18h-2v-1h17 1v1 74c0 17 3 28 9 34 7 6 18 9 35 9h23v2h-1v-19h1v1h-23c-9 0-16-2-19-5-4-3-5-11-5-22v-74-1h1 46v1h-1v-18h1v1h-46-1v-1-39h1zM1308 92c-11 0-19 3-25 11-6 7-9 17-9 30 0 12 3 22 9 30 6 7 14 10 25 10s19-3 25-10c6-8 9-18 9-30 0-13-3-23-9-30-6-8-14-11-25-11zM1308 89c11 0 20 4 27 12s10 18 10 32c0 13-3 23-10 31s-16 12-27 12-20-4-27-12c-6-8-10-18-10-31 0-14 4-24 10-32 7-8 16-12 27-12zM1358 13v22 2l-2-1c-6-3-12-5-18-6-6-2-13-3-19-3-15 0-27 6-36 16-8 11-13 28-14 50h-1l-1-1c5-7 11-13 18-16 8-4 16-6 25-6 18 0 33 6 43 17 11 11 16 26 16 46 0 18-5 34-16 45-11 12-26 17-45 17-21 0-38-8-49-24s-17-40-17-71c0-28 7-53 21-70s32-26 55-26c7 0 13 1 19 2 7 1 13 3 20 6h1zM1356 14c-7-2-13-4-19-5-6-2-12-2-19-2-22 0-40 8-53 25s-20 40-20 68c0 31 5 53 16 69s27 24 47 24c18 0 32-6 43-17s16-25 16-43c0-19-5-34-15-45-11-10-25-16-42-16-9 0-17 2-24 6-7 3-12 9-17 16l-3 3 1-4c1-22 6-40 15-51 8-11 21-17 37-17 7 0 13 1 19 2 7 2 13 4 19 7v1h-2v-22h2zM1466 92c-10 0-18 3-25 11-6 7-9 17-9 30 0 12 3 22 9 30 7 7 15 10 25 10 11 0 19-3 26-10 6-8 9-18 9-30 0-13-3-23-9-30-7-8-15-11-26-11zM1466 89c12 0 21 4 27 12 7 8 10 18 10 32 0 13-3 23-10 31-6 8-15 12-27 12-11 0-20-4-27-12-6-8-9-18-9-31 0-14 3-24 9-32 7-8 16-12 27-12zM1516 13v22 2l-2-1c-6-3-12-5-18-6-6-2-12-3-18-3-16 0-28 6-36 16-8 11-13 28-14 50h-2l-1-1c5-7 11-13 19-16 7-4 15-6 24-6 18 0 33 6 44 17 10 11 16 26 16 46 0 18-6 34-17 45-11 12-26 17-45 17-21 0-37-8-48-24-12-16-17-40-17-71 0-28 7-53 20-70 14-17 33-26 56-26 6 0 12 1 19 2 6 1 13 3 19 6h1zM1514 14c-6-2-13-4-19-5-6-2-12-2-18-2-23 0-40 8-54 25-13 17-20 40-20 68 0 31 6 53 17 69 10 16 26 24 46 24 18 0 33-6 43-17 11-11 16-25 16-43 0-19-5-34-15-45-10-10-24-16-42-16-9 0-16 2-23 6-7 3-13 9-18 16l-2 3v-4c1-22 6-40 15-51s21-17 38-17c6 0 12 1 19 2 6 2 12 4 18 7v1h-1v-22h1zM1590 15v39h-2v-1h46 1v1 18 2h-1-46v-2h2v74c0 11 1 17 4 20s8 5 17 5h23 1v1 19 1h-1-23c-17 0-29-4-36-10-7-7-10-19-10-36v-74h1v2h-16-1v-2-18-1h1 16v1h-1v-39-1h1 22 2zM1588 17h-22v-2h1v39 1h-1-16v-1h1v18h-1v-1h16 1v1 74c0 17 3 28 10 34 6 6 17 9 34 9h23v2h-1v-19h1v1h-23c-9 0-16-2-19-5s-5-11-5-22v-74-1h1 46v1h-1v-18h1v1h-46-1v-1-39h1zM1778 109v82 1h-2-22-1v-1-82c0-12-2-21-7-28-5-6-12-9-22-9-12 0-20 4-28 11-7 8-10 18-10 31v77 1h-2-22-1v-1-190-1h1 22 2v1 75h-2l-1-1c6-8 12-14 21-19 7-4 16-6 25-6 16 0 28 5 36 15 9 10 13 25 13 44zM1775 109c0-19-4-33-11-42-8-9-19-15-35-15-9 0-17 2-24 7-8 4-14 10-20 18l-2 3v-4-75h1v1h-22v-1h1v190h-1v-2h22v2h-1v-77c0-14 4-24 11-32 8-8 18-12 30-12 10 0 19 3 24 10 5 6 7 16 7 29v82h-1v-2h22v2h-1zM2009 15v24 2l-1-1c-10-5-18-8-26-10-9-2-16-3-24-3-13 0-23 2-30 7s-10 12-10 21 2 14 7 18c4 4 13 7 26 10l15 3v1-1c18 3 32 10 41 19s13 21 13 36c0 17-6 31-18 40-12 10-29 14-52 14-9 0-18-1-28-3-9-2-19-4-30-8v-1-26-2l1 1c10 6 20 10 29 13 10 3 19 4 28 4 14 0 24-3 31-8 8-5 11-13 11-23 0-8-2-15-7-19-6-5-14-9-27-11l1-2-1 2-15-3c-18-4-31-10-40-18-8-8-12-19-12-33 0-17 6-30 17-40 12-9 27-14 47-14 9 0 18 1 26 3 9 1 18 4 28 7zM2008 16c-9-3-18-5-27-7-9-1-17-2-26-2-19 0-34 4-45 13s-17 21-17 38c0 14 4 24 12 32 8 7 21 13 39 16v2-2l15 3c12 3 22 7 27 12 6 5 9 12 9 21 0 11-4 19-12 25s-19 8-33 8c-9 0-19-1-28-4-10-3-20-7-30-13l1-1h1v26h-1v-2c10 4 20 7 30 9 9 2 18 3 27 3 22 0 39-5 51-13 11-9 17-22 17-39 0-15-4-26-13-35-8-8-21-14-40-18l-14-3v-1 1c-14-2-23-6-28-10s-8-11-8-20c0-10 4-18 12-23 7-5 18-8 31-8 8 0 16 1 24 3 9 3 17 6 27 11l-1 1h-1v-24h1zM2078 15v39h-1v-1h46 1v1 18 2h-1-46v-2h1v74c0 11 2 17 4 20 3 3 9 5 18 5h23 1v1 19 1h-1-23c-17 0-30-4-37-10-6-7-10-19-10-36v-74h2v2h-17-1v-2-18-1h1 17v1h-2v-39-1h2 22 1zM2077 17h-22v-2h1v39 1h-1-17v-1h1v18h-1v-1h17 1v1 74c0 17 3 28 9 34s18 9 35 9h23v2h-2v-19h2v1h-23c-10 0-16-2-19-5-4-3-5-11-5-22v-74-1h1 46v1h-2v-18h2v1h-46-1v-1-39h1zM2229 77c-2-2-5-3-8-3-2-1-6-1-9-1-12 0-22 4-28 12-7 8-10 19-10 34v72 1h-1-22-2v-1-137-1h2 22 1v1 22h-1l-1-1c5-8 11-14 19-19 7-4 17-6 27-6 2 0 4 0 6 0s4 0 6 1h1v1 24 2zM2229 76l-1-24h2l-1 1c-2 0-4-1-6-1-1 0-3 0-5 0-10 0-19 2-26 7-8 4-13 10-18 18l-2 4v-5-22h1v1h-22v-1h1v137h-1v-2h22v2h-1v-72c0-15 3-28 10-36s17-13 30-13c4 0 7 1 10 1 3 1 6 2 8 4v1zM2365 117v11 1h-1-103v-1h2c1 15 5 26 13 34s19 12 34 12c8 0 16-1 24-3s16-5 24-10h2v2 21l-1 1c-8 3-16 6-25 8-8 1-17 2-26 2-21 0-39-6-52-19s-19-30-19-52 6-40 18-54 29-20 50-20c18 0 33 6 44 19 10 11 16 28 16 48zM2362 117c0-20-5-35-15-47-11-11-24-18-42-18-20 0-36 7-48 20s-18 30-18 52c0 21 7 38 19 50 12 13 29 19 50 19 9 0 17-1 26-3 8-2 16-4 24-8v2h-1v-21h1l1 1c-8 4-16 7-24 9s-17 3-25 3c-15 0-27-4-36-12-8-8-13-20-14-36v-1h1 103v1h-2zM2340 111c0-12-3-22-10-29-6-7-14-10-25-10-12 0-22 3-29 10s-11 16-13 29h-1v-1l79-1v2zM2341 112h-79-1v-1c1-13 6-24 13-31 8-7 18-11 31-11 11 0 20 4 27 12 7 7 11 17 11 30v1zM2518 117v11 1h-1-102v-1h1c1 15 6 26 14 34s19 12 33 12c9 0 17-1 25-3s15-5 23-10h2v2 21l-1 1c-8 3-16 6-24 8-9 1-17 2-26 2-22 0-40-6-52-19-13-13-20-30-20-52s7-40 19-54 28-20 49-20c18 0 33 6 44 19 11 11 16 28 16 48zM2516 117c0-20-5-35-16-47-10-11-24-18-42-18-20 0-36 7-47 20-12 13-18 30-18 52 0 21 6 38 18 50 13 13 29 19 51 19 8 0 17-1 25-3s16-4 24-8l1 2h-1v-21h1v1c-7 4-16 7-24 9s-16 3-25 3c-15 0-27-4-35-12-9-8-13-20-14-36v-1h1 102v1h-1zM2494 111c-1-12-4-22-10-29-7-7-15-10-26-10-12 0-21 3-29 10-7 7-11 16-12 29h-1v-1l79-1v2zM2495 112h-79-2v-1c2-13 6-24 14-31 7-7 18-11 30-11 11 0 21 4 28 12 6 7 10 17 10 30v1zM2578 15v39h-1v-1h46 1v1 18 2h-1-46v-2h1v74c0 11 1 17 4 20s9 5 18 5h23 1v1 19 1h-1-23c-18 0-30-4-37-10-6-7-10-19-10-36v-74h1v2h-16-1v-2-18-1h1 16v1h-1v-39-1h1 23 1zM2577 17h-23v-2h2v39 1h-2-16v-1h1v18h-1v-1h16 2v1 74c0 17 3 28 9 34s18 9 35 9h23v2h-2v-19h2v1h-23c-10 0-16-2-20-5-3-3-4-11-4-22v-74-1h1 46v1h-2v-18h2v1h-46-1v-1-39h1z">
          <text:p/>
        </draw:path>
        <draw:path draw:style-name="gr2" draw:text-style-name="P2" draw:layer="layout" svg:width="3.891cm" svg:height="0.217cm" svg:x="22.569cm" svg:y="17.354cm" svg:viewBox="0 0 3892 218" svg:d="M0 8h24v161h88v20h-112zM185 68c-12 0-21 5-28 14-7 10-11 23-11 40 0 16 4 29 11 38 6 9 16 14 28 14s21-5 28-14 10-22 10-38c0-17-3-30-10-39-7-10-16-15-28-15zM185 50c19 0 34 6 45 18 11 13 17 31 17 54 0 22-6 39-17 52s-26 19-45 19c-20 0-35-6-46-19s-16-30-16-52c0-23 5-41 16-54 11-12 26-18 46-18zM267 53h24l42 115 43-115h23l-51 136h-30zM545 116v11h-102c1 15 6 27 14 35s19 12 34 12c9 0 17-1 25-3s16-5 24-10v22c-8 3-16 5-25 7-8 2-16 3-25 3-22 0-39-6-51-19-13-13-19-30-19-51 0-23 6-41 18-54s28-19 48-19c18 0 33 5 43 17 11 12 16 28 16 49zM523 109c0-13-4-22-10-30-7-7-16-11-27-11-12 0-22 4-29 11-8 7-12 17-13 30zM583 0h22v189h-22zM714 121c-18 0-31 2-38 6-7 5-10 12-10 22 0 7 2 14 8 18 5 5 12 7 21 7 12 0 22-4 30-13 7-9 11-20 11-35v-5zM758 111v78h-22v-20c-5 8-12 14-19 18-8 4-17 6-28 6-14 0-25-4-33-12s-12-18-12-31c0-15 5-27 15-36 10-7 25-11 46-11h31v-2c0-11-4-19-10-24-7-6-17-9-29-9-7 0-15 1-22 3-8 2-15 5-21 9v-21c8-3 16-5 23-7 8-2 15-2 23-2 19 0 34 5 43 15 10 10 15 25 15 46zM916 107v82h-23v-82c0-13-2-22-7-28-5-7-13-10-23-10-12 0-21 4-28 11-7 8-10 19-10 32v77h-23v-136h23v21c5-8 11-14 18-18 8-4 16-6 25-6 16 0 28 4 36 14s12 24 12 43zM1048 73v-73h22v189h-22v-20c-5 8-11 14-18 18s-15 6-25 6c-17 0-30-7-40-20-11-13-16-30-16-51 0-23 5-40 16-53 10-13 23-19 40-19 10 0 18 2 25 5 7 4 13 10 18 18zM972 122c0 16 4 29 10 38 7 10 16 14 28 14s21-4 28-14c7-9 10-22 10-38 0-18-3-30-10-40-7-9-16-14-28-14s-21 5-28 14c-6 10-10 22-10 40zM1120 159h26v20l-20 39h-15l9-39zM1409 22v25c-8-7-17-13-26-17s-19-5-30-5c-20 0-36 6-47 18-11 13-17 31-17 55 0 25 6 43 17 56s27 19 47 19c11 0 21-2 30-6s18-9 26-17v26c-8 5-17 10-27 13-9 2-20 4-30 4-27 0-49-8-65-25-15-17-23-40-23-70 0-29 8-52 23-68 16-17 38-26 65-26 11 0 21 2 30 5 10 3 19 7 27 13zM1499 68c-12 0-22 5-28 14-7 10-11 23-11 40 0 16 4 29 10 38 7 9 17 14 29 14s21-5 28-14 10-22 10-38c0-17-3-30-10-39-7-10-16-15-28-15zM1499 50c19 0 34 6 45 18 11 13 17 31 17 54 0 22-6 39-17 52s-26 19-45 19c-20 0-35-6-46-19s-16-30-16-52c0-23 5-41 16-54 11-12 26-18 46-18zM1597 0h23v189h-23zM1719 68c-12 0-21 5-28 14-7 10-11 23-11 40 0 16 4 29 11 38s16 14 28 14 21-5 28-14 11-22 11-38c0-17-4-30-11-39-7-10-16-15-28-15zM1719 50c19 0 35 6 46 18 11 13 16 31 16 54 0 22-5 39-16 52s-27 19-46 19-35-6-46-19-16-30-16-52c0-23 5-41 16-54 11-12 27-18 46-18zM1896 74c-3-2-5-3-8-4-3 0-6-1-10-1-13 0-22 5-29 13s-10 20-10 36v71h-22v-136h22v21c5-8 11-14 18-18 8-4 17-6 28-6 1 0 3 0 5 0s4 0 6 1zM1980 121c-17 0-30 2-37 6-7 5-10 12-10 22 0 7 2 14 8 18 5 5 12 7 21 7 12 0 22-4 29-13 8-9 12-20 12-35v-5zM2025 111v78h-22v-20c-5 8-12 14-19 18-8 4-17 6-28 6-14 0-25-4-33-12s-12-18-12-31c0-15 5-27 15-36 10-7 25-11 45-11h32v-2c0-11-4-19-10-24-7-6-17-9-29-9-8 0-15 1-22 3-8 2-15 5-22 9v-21c9-3 16-5 24-7s15-2 22-2c20 0 35 5 44 15 10 10 15 25 15 46zM2159 73v-73h22v189h-22v-20c-5 8-11 14-18 18s-15 6-25 6c-17 0-30-7-40-20-11-13-16-30-16-51 0-23 5-40 16-53 10-13 23-19 40-19 10 0 18 2 25 5 7 4 13 10 18 18zM2083 122c0 16 4 29 10 38 7 10 16 14 28 14s21-4 28-14c7-9 10-22 10-38 0-18-3-30-10-40-7-9-16-14-28-14s-21 5-28 14c-6 10-10 22-10 40zM2278 68c-12 0-21 5-28 14-7 10-10 23-10 40 0 16 3 29 10 38s16 14 28 14 21-5 28-14 11-22 11-38c0-17-4-30-11-39-7-10-16-15-28-15zM2278 50c20 0 35 6 46 18 11 13 16 31 16 54 0 22-5 39-16 52s-26 19-46 19c-19 0-34-6-45-19s-17-30-17-52c0-23 6-41 17-54 11-12 26-18 45-18zM2511 103c-11 0-20 3-27 9-7 7-10 16-10 27 0 10 3 19 10 25s16 10 27 10c12 0 21-4 28-10 6-6 10-15 10-25 0-11-4-20-10-27-7-6-16-9-28-9zM2487 92c-11-2-19-7-25-14-5-8-8-16-8-27 0-14 5-26 15-34s24-13 42-13 32 5 43 13c10 8 15 20 15 34 0 11-3 19-9 27-6 7-14 12-24 14 12 3 21 8 27 16 7 9 10 19 10 31 0 17-5 31-16 40s-26 14-46 14-35-5-46-14c-10-9-16-23-16-40 0-12 4-22 10-31 7-8 16-13 28-16zM2478 54c0 9 3 16 9 21 6 6 14 8 24 8 11 0 19-2 25-8 6-5 9-12 9-21 0-10-3-17-9-22-6-6-14-8-25-8-10 0-18 2-24 8-6 5-9 12-9 22zM2670 24c-13 0-22 6-29 18-6 13-9 31-9 56 0 26 3 45 9 57 7 12 16 19 29 19 12 0 22-7 28-19s10-31 10-57c0-25-4-43-10-56-6-12-16-18-28-18zM2670 4c20 0 35 8 46 24 12 17 17 40 17 70 0 32-5 55-17 71-11 16-26 24-46 24-21 0-36-8-47-24-10-16-16-39-16-71 0-30 6-53 16-70 11-16 26-24 47-24zM2777 8h96v20h-74v45c4-2 7-3 11-3 4-1 7-1 11-1 20 0 36 6 48 17 11 11 17 26 17 45 0 20-6 35-18 46s-29 16-51 16c-8 0-15-1-23-2s-16-3-25-6v-24c8 4 15 6 23 8s16 3 24 3c14 0 25-3 34-11 8-7 12-17 12-30 0-12-4-23-12-30-9-8-20-11-34-11-6 0-13 0-19 2-7 1-13 3-20 6zM3009 91c12 2 21 8 27 16 7 9 10 18 10 30 0 18-6 32-18 41-12 10-30 15-52 15-8 0-16-1-24-2-8-2-16-4-24-7v-24c6 4 14 7 22 9s16 3 25 3c15 0 27-3 35-9s12-15 12-26-4-19-11-26c-8-6-18-9-31-9h-21v-20h22c12 0 21-3 27-7 7-5 10-12 10-21s-3-17-10-22c-7-4-16-7-28-7-7 0-14 1-22 2-7 2-16 4-25 7v-22c9-2 18-4 26-6 8-1 16-2 23-2 18 0 33 5 44 13 11 9 16 20 16 34 0 10-3 19-8 26-6 7-14 11-25 14zM3146 103c-12 0-21 3-28 9-6 7-10 16-10 27 0 10 4 19 10 25 7 6 16 10 28 10 11 0 20-4 27-10s10-15 10-25c0-11-3-20-10-27-6-6-16-9-27-9zM3121 92c-10-2-18-7-24-14-6-8-9-16-9-27 0-14 5-26 16-34 10-8 24-13 42-13s32 5 42 13 15 20 15 34c0 11-3 19-8 27-6 7-14 12-25 14 12 3 21 8 28 16 6 9 10 19 10 31 0 17-6 31-16 40-11 9-26 14-46 14s-35-5-46-14-16-23-16-40c0-12 3-22 10-31 6-8 16-13 27-16zM3112 54c0 9 3 16 9 21 6 6 14 8 25 8 10 0 18-2 24-8 6-5 9-12 9-21 0-10-3-17-9-22-6-6-14-8-24-8-11 0-19 2-25 8-6 5-9 12-9 22zM3254 159h26v20l-20 39h-15l9-39zM3405 8h25v111c0 19 3 33 10 41 7 9 19 13 34 13 16 0 27-4 34-13 7-8 11-22 11-41v-111h24v114c0 23-5 41-17 53s-29 18-52 18c-22 0-40-6-51-18-12-12-18-30-18-53zM3697 14v23c-9-4-18-7-26-9-9-3-17-4-24-4-13 0-24 3-31 8s-11 13-11 22c0 8 3 14 7 18 5 4 14 8 28 10l14 3c19 4 32 10 41 18 8 9 13 22 13 37 0 17-6 30-18 39s-29 14-51 14c-9 0-18-1-28-3-9-2-19-5-30-9v-25c10 6 20 10 30 13 9 3 18 4 28 4 14 0 24-3 32-8 7-6 11-13 11-24 0-9-2-15-8-20-5-5-14-10-27-13l-15-3c-18-3-31-9-39-17-8-7-12-18-12-32 0-16 5-29 17-38 11-9 26-14 46-14 9 0 17 1 26 3 9 1 18 4 27 7zM3810 32l-33 91h66zM3796 8h28l68 181h-25l-16-46h-82l-16 46h-26z">
          <text:p/>
        </draw:path>
        <draw:path draw:style-name="gr2" draw:text-style-name="P2" draw:layer="layout" svg:width="3.894cm" svg:height="0.219cm" svg:x="22.568cm" svg:y="17.353cm" svg:viewBox="0 0 3895 220" svg:d="M1 7h24 1v2 161h-1v-1h88 1v1 20 2h-1-112-1v-2-181-2zM2 9v181h-1v-1h112v1h-1v-20h1v1h-88-1v-1-161h1v1h-24v-1zM186 72c-12 0-21 4-27 13-7 9-11 22-11 38s4 28 11 37c6 9 15 14 27 14 11 0 20-5 27-14s10-21 10-37-3-28-10-38c-7-9-16-13-27-13zM186 69c12 0 22 5 29 15 7 9 11 23 11 39s-4 29-11 39c-7 9-17 14-29 14s-22-5-29-14c-7-10-11-23-11-39 0-17 4-30 11-39 7-10 17-15 29-15zM186 49c19 0 35 7 46 21 12 12 17 30 17 53 0 22-5 40-17 53-11 13-27 19-46 19-20 0-35-6-47-19-11-13-16-31-16-53 0-23 5-41 16-53 12-14 27-21 47-21zM186 52c-19 0-34 7-45 19-11 13-16 30-16 52s5 39 16 51c11 13 26 19 45 19s34-6 45-19c10-12 16-29 16-51s-6-39-16-52c-11-12-26-19-45-19zM268 53h24 1l42 115-1 1-1-1 42-115h1 1 23 2l-1 1-50 137-1 1h-1-30-1v-1l-51-137v-1zM270 53l50 137h-1v-1h30v1h-1l51-137 1 1v1h-23v-1h1l-43 115-1 3-1-3-42-115h1v1h-24v-1zM547 117v11 1h-1-102v-1h1c1 15 6 26 14 34s19 12 33 12c9 0 17-1 25-3s16-5 23-10l2-1v2 22l-1 1c-8 3-16 6-24 7-9 2-17 3-26 3-22 0-39-6-52-19s-20-30-20-52 7-40 19-54 29-21 49-21c18 0 33 6 44 19 11 12 16 29 16 49zM545 117c0-20-5-35-16-47-10-11-24-18-42-18-20 0-36 7-47 20-12 13-18 30-18 52 0 21 6 38 18 50 13 13 30 19 51 19 8 0 17-1 25-3s17-4 24-8l1 2h-1v-22h1l1 2c-8 4-17 7-25 9s-16 3-25 3c-15 0-27-4-35-12-9-8-13-20-14-36v-1h1 102v1h-1zM523 111c0-12-4-22-10-29-7-7-15-10-26-10-12 0-21 3-29 10-7 7-11 16-12 29h-1v-2h79v2zM524 112h-79-2v-1c2-13 6-24 14-31 7-7 18-11 30-11 11 0 21 4 28 12 6 7 10 17 10 30v1zM584 0h22 1v1 189 2h-1-22-1v-2-189-1zM585 1v189h-1v-1h22v1h-1v-189h1v1h-22v-1zM715 124c-18 0-30 2-37 6-7 3-10 10-10 20 0 7 2 13 7 17 5 5 12 7 21 7 12 0 21-4 29-13 7-8 10-19 10-34v-5h2v2zM715 121h22 1v1 5c0 15-4 27-12 36-7 9-18 14-30 14-9 0-17-3-22-8-6-5-8-11-8-19 0-11 3-18 11-23 7-4 20-6 38-6zM760 113v77 2h-1-22-2v-2-20h2 1c-5 9-12 15-20 19-7 4-17 6-28 6-14 0-26-4-34-12s-13-19-13-32c0-16 6-28 16-36 11-7 26-11 47-11h31v1h-2v-2c0-10-3-18-9-23-7-6-16-8-28-8-7 0-15 1-22 2-7 2-14 5-21 9l-2 1v-2-21-1h1c8-4 16-7 24-8 8-2 15-3 23-3 19 0 34 6 44 17 10 10 15 26 15 47zM758 113c0-20-5-35-14-45-10-11-24-16-43-16-8 0-15 1-23 2-7 2-15 5-23 8v-1h1v21h-1l-1-1c7-4 14-7 21-9 8-2 15-3 23-3 13 0 22 3 29 9s11 14 11 25v2 1h-1-31c-21 0-35 4-45 11-10 8-15 19-15 34 0 13 4 23 12 30 8 8 18 12 32 12 11 0 20-2 27-6 8-4 14-10 19-18l2-4v5 20h-1v-1h22v1h-1zM918 109v81 2h-1-23-1v-2-81c0-12-2-22-7-28s-12-9-22-9c-11 0-20 4-27 11-7 8-10 18-10 31v76 2h-1-23-1v-2-136-1h1 23 1v1 22h-1l-2-1c6-8 12-14 20-19 7-5 16-7 25-7 16 0 28 5 37 16 8 10 12 25 12 44zM915 109c0-19-4-33-11-42-8-11-19-15-35-15-9 0-17 2-24 7-7 4-13 10-18 18l-3 3v-4-22h2v1h-23v-1h1v136h-1v-1h23v1h-2v-76c0-14 4-25 11-32 7-8 17-12 29-12 11 0 19 3 24 10 5 6 8 16 8 29v81h-2v-1h23v1h-2zM1048 75v-74-1h1 22 1v1 189 2h-1-22-1v-2-20h1l1 1c-5 8-11 14-18 18s-16 6-26 6c-17 0-31-7-41-20-11-13-16-31-16-52 0-22 5-39 16-53 10-14 24-21 41-21 10 0 19 2 26 6 7 5 13 12 18 20h-1zM1048 76c-5-8-10-14-17-17-7-5-16-7-25-7-16 0-29 7-39 20-11 13-16 30-16 51s5 38 16 51c10 12 23 19 39 19 9 0 18-2 25-6s12-10 17-18l2-4v5 20h-1v-1h22v1h-1v-189h1v1h-22v-1h1v74 5zM974 123c0 16 4 28 10 38 7 9 16 13 27 13s20-4 27-13c6-10 10-22 10-38s-4-29-10-38c-7-9-16-14-27-14s-20 5-27 14c-6 9-10 22-10 38zM972 123c0-17 3-30 10-40 7-9 17-14 29-14s22 5 29 14c7 10 10 23 10 40 0 16-3 30-10 39-7 10-17 15-29 15s-22-5-29-15c-7-9-10-23-10-39zM1121 158h26 1v2 20 1l-20 39h-1-15-2v-1l10-39h1-1v-20-2zM1123 160v20 1l-10 39-1-1v-1h15v1h-1l20-39h1-1v-20h1v1h-26v-1zM1411 23v25 3l-2-2c-8-7-16-13-26-17-9-3-18-5-29-5-20 0-35 6-46 18-11 14-16 32-16 55 0 24 5 42 16 54s26 19 46 19c11 0 20-2 29-6 10-4 18-9 26-17l2-2v3 26 1c-9 5-18 10-28 13-9 3-19 4-30 4-28 0-50-8-66-25s-24-41-24-70 8-53 24-70 38-26 66-26c11 0 21 2 31 5 9 2 18 7 27 13zM1410 24c-9-6-18-10-27-13s-19-4-30-4c-27 0-48 8-64 24-15 17-23 40-23 69s8 51 23 68c16 17 37 25 64 25 10 0 20-2 30-5 9-2 18-7 27-13v2h-1v-26h1l1 1c-8 8-17 13-27 17-9 4-19 6-30 6-21 0-37-6-48-19s-17-32-17-56 6-43 17-56 27-20 48-20c11 0 21 2 30 6 10 4 19 10 27 18h-1-1v-25h1zM1500 72c-12 0-21 4-27 13-7 9-11 22-11 38s4 28 10 37c7 9 16 14 28 14 11 0 20-5 27-14s10-21 10-37-3-28-10-38c-7-9-16-13-27-13zM1500 69c12 0 22 5 29 15 7 9 11 23 11 39s-4 29-11 39c-7 9-17 14-29 14s-22-5-30-14c-7-10-10-23-10-39 0-17 3-30 11-39 7-10 17-15 29-15zM1500 49c19 0 35 7 46 21 12 12 17 30 17 53 0 22-5 40-17 53-11 13-27 19-46 19-20 0-36-6-47-19s-17-31-17-53c0-23 6-41 17-53 11-14 27-21 47-21zM1500 52c-19 0-34 7-45 19-11 13-16 30-16 52s5 39 16 51c11 13 26 19 45 19s34-6 44-19c11-12 17-29 17-51s-6-39-17-52c-10-12-25-19-44-19zM1598 0h23 1v1 189 2h-1-23-1v-2-189-1zM1600 1v189h-2v-1h23v1h-2v-189h2v1h-23v-1zM1720 72c-12 0-20 4-27 13s-10 22-10 38 3 28 10 37c6 9 15 14 27 14s20-5 27-14 10-21 10-37-3-28-10-38c-7-9-15-13-27-13zM1720 69c12 0 22 5 29 15 7 9 11 23 11 39s-4 29-11 39c-7 9-17 14-29 14s-22-5-29-14c-7-10-11-23-11-39 0-17 4-30 11-39 7-10 17-15 29-15zM1720 49c20 0 35 7 47 21 11 12 16 30 16 53 0 22-5 40-16 53-12 13-27 19-47 19s-35-6-47-19c-11-13-16-31-16-53 0-23 5-41 16-53 12-14 27-21 47-21zM1720 52c-19 0-34 7-45 19-10 13-16 30-16 52s6 39 16 51c11 13 26 19 45 19s34-6 45-19c11-12 16-29 16-51s-5-39-16-52c-11-12-26-19-45-19zM1896 77c-2-2-5-3-8-3-2-1-5-1-9-1-12 0-21 4-28 12-6 7-10 19-10 34v71 2h-1-22-2v-2-136-1h2 22 1v1 22h-1l-1-1c5-8 11-14 19-19 7-5 17-7 28-7 1 0 3 0 5 1 2 0 4 0 6 1h1v1 24 2zM1896 76v-24h1v1c-3 0-5-1-6-1-2 0-4 0-5 0-11 0-20 2-27 7-7 4-13 9-18 18l-2 4v-5-22h1v1h-22v-1h1v136h-1v-1h22v1h-1v-71c0-16 3-28 10-36s17-13 30-13c4 0 7 1 10 1 3 1 6 2 9 4l-1 1zM1981 124c-17 0-29 2-36 6-7 3-10 10-10 20 0 7 2 13 7 17 5 5 12 7 21 7 12 0 21-4 28-13 8-8 11-19 11-34v-5h2v2zM1981 121h23 1v1 5c0 15-4 27-12 36-7 9-18 14-30 14-9 0-17-3-22-8-6-5-8-11-8-19 0-11 3-18 11-23 7-4 19-6 37-6zM2027 113v77 2h-1-22-2v-2-20h2 1c-5 9-12 15-20 19s-17 6-28 6c-14 0-26-4-34-12s-13-19-13-32c0-16 6-28 16-36 10-7 26-11 46-11h32v1h-2v-2c0-10-3-18-9-23-7-6-16-8-28-8-7 0-15 1-22 2-7 2-14 5-21 9l-2 1v-2-21-1h1c8-4 16-7 24-8 8-2 15-3 22-3 20 0 35 6 45 17 10 10 15 26 15 47zM2025 113c0-20-5-35-15-45-9-11-23-16-43-16-7 0-14 1-22 2-7 2-15 5-23 8l-1-1h2v21h-2v-1c7-4 14-7 21-9 8-2 15-3 23-3 13 0 22 3 29 9s11 14 11 25v2 1h-1-32c-20 0-34 4-44 11-10 8-15 19-15 34 0 13 4 23 12 30 8 8 18 12 32 12 11 0 20-2 27-6s14-10 19-18l2-4v5 20h-1v-1h22v1h-1zM2159 75v-74-1h1 22 1v1 189 2h-1-22-1v-2-20h1l1 1c-5 8-11 14-18 18s-16 6-26 6c-17 0-31-7-41-20-11-13-16-31-16-52 0-22 5-39 16-53 10-14 24-21 41-21 10 0 19 2 26 6 7 5 13 12 18 20h-1zM2159 76c-5-8-10-14-17-17-7-5-16-7-25-7-16 0-29 7-39 20s-16 30-16 51 6 38 16 51c10 12 23 19 39 19 9 0 18-2 25-6s12-10 17-18l2-4v5 20h-1v-1h22v1h-1v-189h1v1h-22v-1h1v74 5zM2085 123c0 16 4 28 10 38 7 9 16 13 27 13s20-4 27-13c6-10 10-22 10-38s-4-29-10-38c-7-9-16-14-27-14s-20 5-27 14c-6 9-10 22-10 38zM2083 123c0-17 3-30 10-40 7-9 17-14 29-14s22 5 29 14c7 10 10 23 10 40 0 16-3 30-10 39-7 10-17 15-29 15s-22-5-29-15c-7-9-10-23-10-39zM2279 72c-11 0-20 4-27 13s-10 22-10 38 3 28 10 37 16 14 27 14c12 0 21-5 27-14 7-9 11-21 11-37s-4-28-11-38c-6-9-15-13-27-13zM2279 69c12 0 22 5 29 15 7 9 11 23 11 39s-4 29-11 39c-7 9-17 14-29 14s-22-5-29-14c-7-10-11-23-11-39 0-17 4-30 11-39 7-10 17-15 29-15zM2279 49c20 0 35 7 47 21 11 12 17 30 17 53 0 22-6 40-17 53-12 13-27 19-47 19-19 0-35-6-46-19s-17-31-17-53c0-23 6-41 17-53 11-14 27-21 46-21zM2279 52c-19 0-34 7-44 19-11 13-17 30-17 52s6 39 17 51c10 13 25 19 44 19s34-6 45-19c11-12 16-29 16-51s-5-39-16-52c-11-12-26-19-45-19zM2512 106c-11 0-20 3-26 9-7 6-10 14-10 25 0 10 3 18 10 24 6 6 15 9 26 9 12 0 20-3 27-9 6-6 9-14 9-24 0-11-3-19-9-25-7-6-15-9-27-9zM2512 103c12 0 22 4 29 10 6 6 10 15 10 27 0 11-4 20-10 26-7 7-17 10-29 10s-21-3-28-10c-7-6-10-15-10-26 0-12 3-21 10-27s16-10 28-10zM2488 95c-11-2-20-7-26-15-6-7-9-16-9-28 0-14 6-26 16-35 11-8 25-13 43-13s33 5 43 13c11 9 16 21 16 35 0 12-3 21-9 28-6 8-14 13-25 15v-1-1c12 3 22 8 28 17 7 8 10 18 10 30 0 17-5 31-16 41-11 9-27 14-47 14s-36-5-46-14c-11-10-17-24-17-41 0-12 4-22 10-30 7-9 17-14 29-17v1zM2488 95c-11 3-20 8-27 16-6 8-9 17-9 29 0 17 5 30 15 39 11 9 26 14 45 14 20 0 35-5 45-14 11-9 16-22 16-39 0-12-3-21-10-29-6-8-15-13-26-16v-2c10-3 17-7 23-14s9-16 9-27c0-14-5-25-15-33s-24-12-42-12c-17 0-31 4-41 12s-15 19-15 33c0 11 3 20 8 27 6 7 14 11 24 14zM2480 55c0 10 3 17 9 22 5 5 13 7 23 7 11 0 18-2 24-7s9-12 9-22-3-16-9-21-13-8-24-8c-10 0-18 3-23 8-6 5-9 11-9 21zM2478 55c0-10 3-18 9-23 6-6 15-8 25-8 11 0 20 2 26 8 6 5 9 13 9 23s-3 18-9 23c-6 6-15 9-26 9-10 0-19-3-25-9-6-5-9-13-9-23zM2671 26c-13 0-21 6-28 18-6 12-9 31-9 56s3 43 9 55c7 13 15 18 28 18 12 0 21-5 27-18 6-12 9-30 9-55s-3-44-9-56-15-18-27-18zM2671 24c13 0 23 6 29 19 7 12 10 32 10 57s-3 44-10 57c-6 12-16 19-29 19s-23-7-30-19c-6-13-9-32-9-57s3-45 9-57c7-13 17-19 30-19zM2671 4c20 0 36 9 47 25s16 41 16 71c0 31-5 54-16 71-11 16-27 24-47 24-21 0-37-8-48-24-11-17-16-40-16-71 0-30 5-55 16-71s27-25 48-25zM2671 7c-20 0-35 7-46 23-10 16-15 40-15 70 0 31 5 53 15 69 11 16 26 24 46 24s34-8 45-24c10-16 16-38 16-69 0-30-6-54-16-70-11-16-25-23-45-23zM2778 7h96 1v2 20 2h-1-74v-2h2v46h-2v-2c4-1 7-2 11-2 3-1 7-1 11-1 20 0 36 5 48 17 12 11 18 26 18 45 0 20-6 36-18 47s-30 16-52 16c-8 0-16 0-23-2-8-1-17-3-25-6h-1v-1-24-2l2 1c7 3 15 6 22 8 8 2 16 3 24 3 14 0 25-3 33-11 8-7 11-16 11-29 0-12-3-21-11-29-8-7-19-10-33-10-6 0-12 0-19 2-6 1-13 4-19 7h-2v-2-91-2zM2779 9v91h-1v-1c6-3 13-5 20-6 6-2 13-3 19-3 15 0 26 4 34 12 9 7 13 18 13 30 0 13-4 24-13 31-8 8-19 12-34 12-8 0-17-1-24-3-8-2-16-5-23-9v-1h2v24h-2l1-1c8 3 16 4 24 6 8 1 15 2 23 2 22 0 38-6 50-16 12-11 18-25 18-45 0-18-6-33-17-44-12-10-27-16-47-16-4 0-7 1-11 1-3 1-7 2-10 3h-2v-1-46-1h1 74v1h-1v-20h1v1h-96v-1zM3010 92c12 2 22 8 28 16 7 8 11 18 11 30 0 18-7 32-19 42-13 10-31 15-53 15-8 0-16-1-24-2-8-2-16-4-25-7h-1v-1-24-2l2 1c7 4 14 7 22 9s16 3 25 3c15 0 26-3 34-9s12-14 12-25-4-18-11-24-17-9-30-9h-21-1v-1-20-1h1 22c12 0 20-3 27-7 6-5 9-11 9-21 0-9-3-16-10-21-6-4-15-7-27-7-7 0-14 1-22 2-7 2-15 4-25 7l-1 1v-2-22-1h1c9-3 18-5 26-6s16-2 23-2c19 0 34 5 45 13 11 9 16 21 16 35 0 12-3 20-9 27-5 7-14 12-25 15v-1zM3010 92c10-3 18-7 24-14 5-7 8-15 8-26 0-14-5-25-16-33-10-8-25-12-43-12-7 0-15 0-23 2-8 1-16 3-26 5v-1h1v22h-1v-1c9-3 17-6 25-7s15-2 22-2c12 0 22 2 29 7 7 6 10 13 10 23s-3 18-10 23-16 7-28 7h-22v-1h1v20h-1v-1h21c13 0 24 3 32 9 7 6 11 15 11 26 0 12-4 21-12 27s-21 10-36 10c-9 0-17-1-26-3-8-3-15-6-22-10l1-1h1v24h-1v-1c8 3 17 5 25 6 8 2 15 3 23 3 22 0 39-5 51-15 12-9 18-23 18-40 0-12-3-21-9-29-7-7-16-12-27-15zM3147 106c-12 0-20 3-27 9-6 6-9 14-9 25 0 10 3 18 9 24 7 6 15 9 27 9 11 0 20-3 26-9 7-6 10-14 10-24 0-11-3-19-10-25-6-6-15-9-26-9zM3147 103c12 0 21 4 28 10s10 15 10 27c0 11-3 20-10 26-7 7-16 10-28 10s-22-3-28-10c-7-6-11-15-11-26 0-12 4-21 11-27 6-6 16-10 28-10zM3122 95c-11-2-19-7-25-15-6-7-9-16-9-28 0-14 5-26 16-35 10-8 25-13 43-13s32 5 43 13c10 9 16 21 16 35 0 12-3 21-9 28-6 8-15 13-25 15l-1-1 1-1c11 3 21 8 28 17 6 8 10 18 10 30 0 17-6 31-17 41-10 9-26 14-46 14s-36-5-47-14c-11-10-16-24-16-41 0-12 3-22 10-30 7-9 16-14 28-17v1zM3123 95c-12 3-21 8-27 16-7 8-10 17-10 29 0 17 5 30 16 39 10 9 25 14 45 14 19 0 34-5 45-14 10-9 15-22 15-39 0-12-3-21-9-29-7-8-15-13-27-16v-2c10-3 18-7 24-14 5-7 8-16 8-27 0-14-5-25-15-33s-24-12-41-12c-18 0-32 4-42 12s-15 19-15 33c0 11 3 20 9 27s13 11 24 14zM3115 55c0 10 2 17 8 22s13 7 24 7c10 0 18-2 24-7 5-5 8-12 8-22s-3-16-8-21c-6-5-14-8-24-8-11 0-18 3-24 8s-8 11-8 21zM3112 55c0-10 3-18 9-23 6-6 15-8 26-8 10 0 19 2 25 8 6 5 9 13 9 23s-3 18-9 23c-6 6-15 9-25 9-11 0-20-3-26-9-6-5-9-13-9-23zM3255 158h26 1v2 20 1l-20 39h-1-15-2v-1l10-39h1-1v-20-2zM3257 160v20 1l-10 39-1-1v-1h15v1h-1l20-39h1-1v-20h1v1h-26v-1zM3406 7h25 1v2 111c0 19 3 32 10 41 7 8 18 12 33 12 16 0 27-4 33-12 7-9 11-22 11-41v-111-2h1 24 2v2 114c0 23-6 42-18 54s-30 18-53 18-40-6-52-18-18-31-18-54v-114-2zM3408 9v114c0 23 5 40 17 52 11 12 28 18 50 18 23 0 40-6 51-18s17-29 17-52v-114h1v1h-24v-1h1v111c0 19-3 33-11 42-7 9-19 13-35 13s-27-4-35-13c-7-9-10-23-10-42v-111h1v1h-25v-1zM3699 15v23 2h-2c-9-5-18-8-26-10s-16-3-23-3c-13 0-23 2-30 7s-11 12-11 21 3 14 7 18c5 4 14 7 27 10l15 3-1 1 1-1c18 3 32 10 41 19 8 8 13 21 13 36 0 17-6 31-18 40-12 10-30 14-52 14-9 0-18-1-28-3s-20-5-30-8l-1-1v-1-25-2l2 1c10 6 20 10 29 13 9 2 19 4 28 4 13 0 24-3 31-8s11-13 11-23c0-8-3-15-8-20-5-4-14-8-26-10v-2 2l-15-3c-18-4-32-10-40-18s-12-19-12-34c0-16 5-29 17-39 11-9 27-14 47-14 9 0 17 1 26 3 9 1 18 3 27 6l1 1zM3697 16c-9-3-18-5-26-7-9-2-18-2-26-2-19 0-35 4-46 13s-16 21-16 37c0 15 4 25 12 32 8 8 21 14 39 17l-1 1 1-1 15 3c12 3 21 6 27 12 6 5 8 12 8 21 0 11-4 19-11 25-8 5-19 8-33 8-10 0-19-1-29-4-9-3-19-7-29-13v-1h2v25h-2l1-1c10 4 20 7 30 9 9 2 18 3 27 3 22 0 39-5 50-14 12-8 17-21 17-38 0-15-4-26-12-35-9-8-22-14-40-18l-15-3 1-1-1 1c-13-2-22-6-27-10s-8-11-8-20c0-10 4-18 11-23 8-5 18-8 32-8 8 0 16 1 24 3 8 3 17 6 26 10v1h-1v-23h1zM3812 33l-33 91h-1v-2h66v2h-1l-33-91h1zM3812 32l33 91 1 2h-2-66-2l1-2 33-91 1-3zM3797 7h28 1v1l69 182v2h-2-25-1v-1l-16-47h1v1h-82v-1h2l-17 47v1h-1-26-2l1-2 69-182v-1zM3798 9l-69 182-1-1v-1h26v1h-1l16-46 1-1h82 1v1l16 46h-1v-1h25v1l-1 1-68-182h1v1h-28v-1z">
          <text:p/>
        </draw:path>
        <draw:path draw:style-name="gr2" draw:text-style-name="P2" draw:layer="layout" svg:width="3.013cm" svg:height="0.192cm" svg:x="23.008cm" svg:y="17.623cm" svg:viewBox="0 0 3014 193" svg:d="M25 27v69h30c12 0 20-3 27-8 6-6 9-15 9-26 0-10-3-20-9-26-7-6-15-9-27-9zM0 7h55c20 0 36 5 46 14s16 23 16 41-6 32-16 41-26 13-46 13h-30v73h-25zM260 107v82h-22v-81c0-13-3-22-8-29-5-6-12-9-22-9-12 0-22 3-28 11-7 8-11 18-11 31v77h-22v-189h22v75c5-9 12-15 19-19s15-6 25-6c15 0 27 5 35 15 8 9 12 24 12 42zM356 69c-12 0-21 5-28 14s-11 22-11 38c0 17 4 29 11 39 7 9 16 14 28 14s21-5 28-14c7-10 10-22 10-39 0-16-3-28-10-38-7-9-16-14-28-14zM356 50c19 0 34 7 45 19 12 13 17 30 17 52 0 23-5 40-17 53-11 12-26 19-45 19s-35-7-46-19c-11-13-16-30-16-53 0-22 5-39 16-52 11-12 27-19 46-19zM567 107v82h-22v-81c0-13-3-22-8-29-5-6-12-9-22-9-12 0-22 3-29 11s-10 18-10 31v77h-22v-135h22v21c5-9 12-15 19-19s15-6 25-6c15 0 27 5 35 15 8 9 12 24 12 42zM726 116v11h-102c1 15 5 27 14 35 8 8 19 12 34 12 9 0 17-1 25-3 8-3 16-6 24-10v21c-8 4-16 6-25 8-8 2-17 3-25 3-22 0-39-7-51-19-13-13-19-30-19-51 0-23 6-40 18-53s28-20 48-20c18 0 33 6 43 18 11 12 16 28 16 48zM704 109c0-12-4-22-10-29-7-7-16-11-27-11-12 0-22 4-30 11-7 7-11 17-12 29zM933 33v68h68v21h-68v67h-20v-67h-67v-21h67v-68zM1058 169h40v-139l-43 8v-22l43-9h24v162h40v20h-104zM1198 111h65v20h-65zM1302 185v-22c6 3 12 5 19 7 6 1 12 2 18 2 16 0 29-5 37-16 9-11 13-28 15-50-5 7-11 13-18 16-7 4-15 6-24 6-18 0-32-6-43-17-10-10-16-25-16-44s6-35 17-46 25-17 44-17c21 0 36 8 47 24s17 40 17 71c0 28-7 51-20 68-14 17-32 26-55 26-6 0-12-1-18-2-7-1-13-3-20-6zM1351 109c11 0 19-4 26-12 6-7 9-17 9-30s-3-25-9-32c-7-8-15-11-26-11s-20 3-26 11c-7 7-10 19-10 32s3 23 10 30c6 8 15 12 26 12zM1454 7h116v11l-66 171h-25l61-161h-86zM1670 24c-12 0-22 6-28 18-6 13-10 32-10 57s4 43 10 56c6 12 16 18 28 18 13 0 22-6 29-18 6-13 9-31 9-56s-3-44-9-57c-7-12-16-18-29-18zM1670 4c21 0 36 8 47 24 10 16 16 40 16 71 0 30-6 54-16 70-11 16-26 24-47 24-20 0-35-8-46-24s-16-40-16-70c0-31 5-55 16-71s26-24 46-24zM1762 111h65v20h-65zM1939 92c12 2 21 7 28 15 6 8 10 18 10 30 0 17-6 31-19 41-12 10-29 15-52 15-7 0-15-1-23-3-8-1-17-3-25-6v-24c7 4 14 7 22 9s17 3 25 3c16 0 27-3 35-9s12-15 12-26-3-19-11-25c-7-6-18-9-31-9h-21v-21h22c12 0 21-2 28-7 6-5 9-11 9-20 0-11-3-18-10-23-6-5-16-7-28-7-7 0-14 0-21 2-8 1-16 4-26 7v-22c10-3 18-5 26-6 9-1 16-2 23-2 19 0 34 4 44 13 11 8 16 20 16 35 0 10-2 18-8 25s-14 12-25 15zM2018 7h116v11l-66 171h-25l61-161h-86zM2176 7h116v11l-65 171h-26l62-161h-87zM2326 111h65v20h-65zM2434 169h40v-139l-44 8v-22l44-9h24v162h40v20h-104zM2592 169h41v-139l-44 8v-22l44-9h24v162h40v20h-105zM2752 169h40v-139l-44 8v-22l43-9h25v162h40v20h-104zM2910 169h40v-139l-43 8v-22l43-9h24v162h40v20h-104z">
          <text:p/>
        </draw:path>
        <draw:path draw:style-name="gr2" draw:text-style-name="P2" draw:layer="layout" svg:width="3.015cm" svg:height="0.194cm" svg:x="23.007cm" svg:y="17.622cm" svg:viewBox="0 0 3016 195" svg:d="M27 28v68h-1v-1h30c11 0 20-3 26-8 6-6 9-14 9-25 0-10-3-18-9-24-6-5-15-8-26-8h-30v-2zM26 27h30c12 0 21 3 27 9 7 7 10 15 10 26s-3 20-10 26c-6 7-15 10-27 10h-30-2v-2-68-1zM1 7h55c21 0 36 5 47 14 10 10 16 23 16 41s-6 32-16 42c-11 9-26 14-47 14h-30v-2h1v74 1h-1-25-1v-1-182-1zM2 8v182h-1v-1h25v1h-2v-74-1h2 30c20 0 35-4 45-13s15-22 15-40c0-17-5-30-15-39s-25-13-45-13h-55v-2zM262 107v83 1h-1-22-1v-1-82c0-13-3-22-8-28-4-6-11-9-21-9-12 0-21 4-28 11-6 7-10 17-10 30v78 1h-1-22-1v-1-189-1h1 22 1v1 74h-1l-1-1c5-8 12-15 19-19 8-4 16-6 26-6 16 0 28 5 36 15s12 24 12 43zM260 107c0-18-4-32-12-41-8-10-19-14-34-14-9 0-17 1-24 5-8 4-14 10-19 18l-2 4v-4-74h1v1h-22v-1h1v189h-1v-1h22v1h-1v-78c0-13 3-24 11-32 7-8 17-12 29-12 10 0 18 4 23 10 6 7 8 17 8 30v82h-1v-1h22v1h-1zM357 70c-12 0-21 5-27 14-7 9-10 21-10 37 0 17 3 30 10 39 6 9 15 13 27 13 11 0 20-4 27-13s10-22 10-39c0-15-3-28-10-37s-16-14-27-14zM357 68c12 0 22 5 29 15 7 9 11 22 11 38 0 18-4 31-11 40-7 10-17 15-29 15s-22-5-29-15c-7-9-11-22-11-40 0-16 4-29 11-39 7-9 17-14 29-14zM357 49c20 0 35 7 46 19 12 13 17 31 17 53 0 24-5 42-17 54-11 13-26 20-46 20s-35-7-47-20c-11-12-16-30-16-54 0-22 5-40 16-53 12-12 27-19 47-19zM357 52c-19 0-34 6-45 18s-16 29-16 51c0 23 5 40 16 53 11 12 26 18 45 18s34-6 45-18c10-13 16-30 16-53 0-22-6-39-16-51-11-12-26-18-45-18zM569 107v83 1h-1-22-2v-1-82c0-13-2-22-7-28s-12-9-21-9c-12 0-21 4-28 11-6 7-10 17-10 30v78 1h-1-22-2v-1-136-2h2 22 1v2 21h-1l-1-1c5-8 12-15 19-19 8-4 16-6 26-6 15 0 28 5 36 15s12 24 12 43zM567 107c0-18-4-32-12-41-8-10-19-14-34-14-10 0-18 1-25 5s-13 10-18 18l-2 4v-4-21h1v1h-22v-1h1v136h-1v-1h22v1h-1v-78c0-13 3-24 10-32 8-8 18-12 30-12 10 0 18 4 23 10 5 7 8 17 8 30v82h-1v-1h22v1h-1zM728 116v11 1h-1-102v-1h1c1 16 6 27 14 35s19 11 33 11c9 0 17-1 25-3s15-5 23-9l2-1v2 21 1h-1c-8 4-16 6-24 8-9 2-17 3-26 3-22 0-40-7-52-19-13-13-20-31-20-53 0-23 7-41 19-54s28-20 49-20c18 0 33 6 44 18s16 28 16 49zM726 116c0-20-5-36-16-47-10-12-24-17-42-17-20 0-36 6-47 19-12 13-18 30-18 52s6 38 18 51c13 12 30 18 51 18 8 0 17-1 25-2 8-2 16-5 24-8l1 1h-1v-21h1v1c-7 4-16 8-24 10s-16 3-25 3c-15 0-27-4-35-12-9-9-13-21-14-37v-2h1 102v2h-1zM704 109c-1-12-4-21-10-28-7-7-15-11-26-11-12 0-21 4-29 11-7 6-11 16-12 28h-1v-1h79v1zM705 110l-79 1h-2v-2c2-13 6-23 14-30 7-7 18-11 30-11 11 0 21 4 28 11 6 8 10 18 10 30v1zM936 34v67h-2v-1h68 1v1 21 1h-1-68v-1h2v68 1h-2-20-1v-1-68h1v1h-67-1v-1-21-1h1 67v1h-1v-67-2h1 20 2zM934 35h-20v-1h1v67 1h-1-67v-1h1v21h-1v-2h67 1v2 68h-1v-1h20v1h-1v-68-2h1 68v2h-2v-21h2v1h-68-1v-1-67h1zM1059 168h40v2h-1v-139h1v1l-43 9h-2v-2-22-1h1l44-9h24 1v1 162h-1v-2h40 1v2 20 1h-1-104-1v-1-20-2zM1060 170v20h-1v-1h104v1h-1v-20h1v1h-40-1v-1-162h1v2h-24v-2 2l-43 8v-1h1v22h-1l-1-1 44-9h1v2 139 1h-1-40v-1zM1199 110h65 1v1 21 1h-1-65-1v-1-21-1zM1200 111v21h-1v-1h65v1h-1v-21h1v2h-65v-2zM1302 186v-22-2l2 1c6 3 12 5 18 7 6 1 12 2 18 2 16 0 28-5 36-16s13-28 14-50h2l1 1c-5 7-11 13-19 16-7 4-15 7-24 7-18 0-33-7-44-18-10-11-16-26-16-45s6-34 17-46c11-11 26-17 45-17 21 0 37 8 48 24 12 17 17 40 17 71 0 29-7 53-20 70-14 17-33 26-56 26-6 0-12-1-19-2-6-1-13-3-19-5l-1-1zM1304 185c6 3 13 4 19 6 6 1 12 1 18 1 23 0 40-8 54-25 13-16 20-40 20-68 0-30-6-53-17-69-10-16-26-24-46-24-18 0-32 6-43 17s-16 25-16 44c0 18 5 33 15 44 10 10 24 16 42 16 9 0 16-2 23-6 7-3 13-9 18-15l2-4v4c-1 24-6 40-15 52-9 11-21 16-38 16-6 0-12-1-19-2-6-2-12-4-18-7v-1h1v22h-1zM1352 107c10 0 19-3 25-10 6-8 9-17 9-30s-3-23-9-30c-6-8-15-11-25-11-11 0-19 3-25 11-7 7-10 17-10 30s3 22 10 30c6 7 14 10 25 10zM1352 110c-12 0-21-4-27-12-7-7-10-18-10-31 0-14 3-24 10-32 6-8 15-12 27-12 11 0 20 4 27 12 6 8 10 18 10 32 0 13-4 24-10 31-7 8-16 12-27 12zM1455 7h116 1v1 11l-66 172h-1-25-2v-1l62-161h1v1h-86-2v-1-21-1zM1456 8v21h-1v-1h86 2l-1 1-61 162-1-1v-1h25v1h-1l65-172 2 1h-2v-11h2v2h-116v-2zM1671 26c-12 0-21 6-27 18s-9 30-9 55 3 44 9 56 15 18 27 18c13 0 21-6 28-18 6-12 9-31 9-56s-3-43-9-55c-7-12-15-18-28-18zM1671 23c13 0 23 7 30 20 6 12 9 31 9 56s-3 45-9 57c-7 13-17 19-30 19s-23-6-29-19c-7-12-10-32-10-57s3-44 10-56c6-13 16-20 29-20zM1671 4c21 0 37 8 48 24 10 17 16 40 16 71s-6 55-16 71c-11 17-27 25-48 25-20 0-36-8-47-25-11-16-16-40-16-71s5-54 16-71c11-16 27-24 47-24zM1671 6c-20 0-35 8-45 24-11 16-16 39-16 69 0 31 5 54 16 70 10 16 25 23 45 23s35-7 46-23c10-16 15-39 15-70 0-30-5-53-15-69-11-16-26-24-46-24zM1763 110h65 1v1 21 1h-1-65-1v-1-21-1zM1764 111v21h-1v-1h65v1h-1v-21h1v2h-65v-2zM1941 90c12 3 21 8 28 16 7 9 10 19 10 32 0 18-6 32-19 42-12 10-30 15-53 15-7 0-15-1-23-2-9-2-17-4-25-7h-1v-1-24-2l2 1c6 4 13 7 21 9s17 3 25 3c16 0 27-3 35-9 7-6 11-14 11-25 0-12-3-20-11-25-7-6-17-9-30-9h-21-1v-1-21-1h1 22c12 0 21-2 27-7 6-4 9-11 9-19 0-9-3-16-9-21-7-5-16-7-28-7-6 0-14 1-21 2-8 2-16 4-25 7h-2v-1-22-1h1c9-3 18-5 26-6s16-2 23-2c19 0 34 4 45 13 11 8 17 20 17 35 0 10-3 19-9 26s-14 12-25 15l-1-1zM1940 90c11-2 18-7 24-13 6-7 8-15 8-25 0-14-5-25-15-33-11-9-25-13-44-13-7 0-14 1-22 2-8 2-17 4-26 6l-1-1h2v22h-2v-2c9-3 18-5 25-6 8-2 15-3 22-3 13 0 22 3 29 8s10 13 10 23c0 9-3 16-10 21-6 5-16 8-28 8h-22v-2h1v21h-1v-2h21c14 0 24 3 32 10 8 6 12 15 12 27 0 11-5 21-13 27s-20 9-36 9c-8 0-17-1-25-3s-16-5-23-9l1-1h1v24h-1v-2c9 3 17 6 25 7 8 2 16 2 23 2 23 0 40-4 52-14s17-23 17-40c0-13-3-22-9-30-7-8-15-13-27-15zM2019 7h116 1v1 11l-66 172h-1-25-2l1-1 61-161h1v1h-86-1v-1-21-1zM2020 8v21h-1v-1h86 2v1l-62 162-1-1v-1h25v1h-1l66-172 1 1h-2v-11h2v2h-116v-2zM2177 7h116 1v1 11l-65 172h-1-26-2l1-1 62-161h1v1h-87-1v-1-21-1zM2178 8v21h-1v-1h87 2l-1 1-62 162-1-1v-1h26v1h-2l66-172 1 1h-1v-11h1v2h-116v-2zM2327 110h65 2v1 21 1h-2-65-1v-1-21-1zM2329 111v21h-2v-1h65v1h-1v-21h1v2h-65v-2zM2435 168h40v2h-1v-139h1v1l-43 9h-2v-2-22-1h1l43-9h1 24 1v1 162h-1v-2h40 1v2 20 1h-1-104-1v-1-20-2zM2436 170v20h-1v-1h104v1h-1v-20h1v1h-40-1v-1-162h1v2h-24v-2 2l-43 8-1-1h2v22h-2v-1l44-9h1v2 139 1h-1-40v-1zM2593 168h41v2h-1v-139h1v1l-44 9h-1v-2-22-1h1l44-9h24 2v1 162h-2v-2h40 1v2 20 1h-1-105-1v-1-20-2zM2595 170v20h-2v-1h105v1h-1v-20h1v1h-40-1v-1-162h1v2h-24v-2 2l-44 8v-1h1v22h-1v-1l44-9h1v2 139 1h-1-41v-1zM2753 168h40v2h-2v-139h2v1l-44 9h-1v-2-22-1h1l43-9h25 1v1 162h-1v-2h40 1v2 20 1h-1-104-2v-1-20-2zM2754 170v20h-1v-1h104v1h-2v-20h2v1h-40-2v-1-162h2v2h-25v-2l1 2-44 8v-1h1v22h-1v-1l43-9h2v2 139 1h-1-40v-1zM2911 168h40v2h-1v-139h1v1l-43 9h-2v-2-22-1h1l43-9h1 24 1v1 162h-1v-2h40 1v2 20 1h-1-104-1v-1-20-2zM2912 170v20h-1v-1h104v1h-1v-20h1v1h-40-1v-1-162h1v2h-24v-2 2l-43 8v-1h1v22h-1l-1-1 44-9h1v2 139 1h-1-40v-1z">
          <text:p/>
        </draw:path>
        <draw:path draw:style-name="gr2" draw:text-style-name="P2" draw:layer="layout" svg:width="2.818cm" svg:height="0.24cm" svg:x="23.098cm" svg:y="17.875cm" svg:viewBox="0 0 2819 241" svg:d="M0 53h23l27 106 28-106h26l28 106 28-106h22l-36 137h-26l-29-113-29 113h-26zM203 53h22l28 106 28-106h26l28 106 28-106h22l-36 137h-26l-29-113-29 113h-26zM406 53h22l28 106 28-106h26l28 106 27-106h23l-36 137h-26l-29-113-29 113h-27zM603 158h25v32h-25zM740 120c-18 0-30 2-37 7-7 4-10 11-10 21 0 8 2 14 7 18 6 6 13 8 22 8 12 0 22-5 29-14 8-9 11-20 11-35v-5zM785 111v79h-23v-22c-5 9-11 15-19 19-7 4-16 6-27 6-14 0-25-4-33-12-9-7-13-19-13-32 0-15 5-27 16-34 10-8 25-12 45-12h31v-2c0-10-3-18-10-24-6-6-16-8-28-8-8 0-15 1-23 2-7 2-14 5-21 9v-21c8-3 16-5 24-7s15-2 22-2c20 0 35 5 44 15 10 10 15 26 15 46zM830 0h23v190h-23zM1016 115v11h-102c1 15 5 27 13 35 9 8 20 13 35 13 8 0 17-1 25-3 8-3 16-6 24-10v22c-8 3-17 6-25 7-8 2-17 3-25 3-22 0-39-6-52-19-12-13-19-30-19-52s6-40 18-53 28-19 49-19c18 0 32 6 43 17 10 12 16 28 16 48zM994 109c-1-13-4-22-11-30-6-7-15-10-26-10-12 0-22 3-30 10-7 7-12 17-13 30zM1075 168v73h-22v-188h22v21c5-9 11-15 18-18 7-4 15-6 25-6 17 0 30 6 40 19 11 13 16 31 16 52s-5 38-16 52c-10 13-23 20-40 20-10 0-18-2-25-6s-13-10-18-19zM1151 121c0-17-4-29-10-39-7-9-16-14-28-14s-21 5-28 14c-7 10-10 22-10 39 0 16 3 29 10 38 7 10 16 15 28 15s21-5 28-15c6-9 10-22 10-38zM1322 107v83h-22v-83c0-12-3-22-8-28-5-7-12-10-22-10-12 0-22 4-29 12-7 7-10 18-10 31v78h-23v-190h23v74c5-8 11-14 19-18 7-4 15-6 25-6 15 0 27 5 35 14 8 10 12 24 12 43zM1418 69c-12 0-22 4-29 14-7 9-10 22-10 38s3 29 10 38 17 15 29 15 21-6 28-15 10-22 10-38-3-29-10-38c-7-10-16-14-28-14zM1418 50c19 0 34 6 45 19 11 12 17 30 17 52s-6 39-17 53c-11 13-26 19-45 19-20 0-35-6-46-19-11-14-16-31-16-53s5-40 16-52c11-13 26-19 46-19zM1613 121c0-17-3-29-10-39-6-9-16-14-27-14-12 0-22 5-28 14-7 10-10 22-10 39 0 16 3 29 10 38 6 10 16 15 28 15 11 0 21-5 27-15 7-9 10-22 10-38zM1538 74c4-9 10-15 17-18 8-4 16-6 26-6 16 0 30 6 40 19s15 31 15 52-5 38-15 52c-10 13-24 20-40 20-10 0-18-2-26-6-7-4-13-10-17-19v22h-23v-190h23zM1672 53h22v139c0 17-3 30-10 37-6 8-17 12-31 12h-9v-19h6c9 0 14-2 17-6 4-4 5-12 5-24zM1672 0h22v28h-22zM1857 115v11h-102c1 15 5 27 14 35 8 8 19 13 34 13 9 0 17-1 25-3 8-3 16-6 24-10v22c-8 3-16 6-25 7-8 2-17 3-25 3-22 0-39-6-51-19-13-13-19-30-19-52s6-40 18-53 28-19 48-19c18 0 33 6 43 17 11 12 16 28 16 48zM1835 109c0-13-4-22-10-30-7-7-16-10-27-10-12 0-22 3-30 10-7 7-11 17-12 30zM1992 58v21c-6-3-12-6-19-8-6-2-12-2-19-2-14 0-26 4-34 13-7 9-11 22-11 39 0 16 4 29 11 38 8 10 20 15 34 15 7 0 13-1 19-2 7-3 13-6 19-9v21c-6 3-12 5-19 7-7 1-14 2-21 2-21 0-37-6-49-19-12-14-18-31-18-53s6-40 18-52c12-13 29-19 50-19 7 0 14 0 20 2 7 1 13 3 19 6zM2053 14v39h46v17h-46v74c0 11 1 18 4 21s10 6 19 6h23v19h-23c-17 0-29-4-36-10-6-7-9-19-9-36v-74h-17v-17h17v-39zM2214 57v21c-7-3-13-6-20-7-7-2-14-3-21-3-11 0-19 2-25 5-5 4-8 9-8 16 0 5 2 9 6 12s12 6 24 8l7 2c16 3 27 8 34 14s10 15 10 26c0 13-5 24-15 31s-24 11-41 11c-7 0-15-1-23-2-8-2-16-4-25-6v-24c9 4 17 7 25 10 8 2 16 3 23 3 11 0 19-1 25-6 5-4 8-9 8-15s-2-11-6-14-13-6-27-9l-8-2c-13-3-23-8-29-14-7-6-10-14-10-24 0-13 5-23 14-30s22-10 38-10c9 0 16 0 24 2 7 1 14 3 20 5zM2259 158h26v32h-26zM2433 58v21c-7-3-13-6-19-8-7-2-13-2-19-2-15 0-26 4-34 13s-12 22-12 39c0 16 4 29 12 38 8 10 19 15 34 15 6 0 12-1 19-2 6-3 12-6 19-9v21c-7 3-13 5-20 7-6 1-13 2-21 2-20 0-36-6-48-19-12-14-18-31-18-53s6-40 18-52c12-13 28-19 50-19 6 0 13 0 20 2 6 1 12 3 19 6zM2524 69c-12 0-22 4-29 14-6 9-10 22-10 38s4 29 10 38c7 9 17 15 29 15s21-6 28-15 10-22 10-38-3-29-10-38c-7-10-16-14-28-14zM2524 50c19 0 34 6 45 19 11 12 17 30 17 52s-6 39-17 53c-11 13-26 19-45 19-20 0-35-6-46-19-11-14-16-31-16-53s5-40 16-52c11-13 26-19 46-19zM2728 79c5-10 12-17 20-22 7-5 16-7 27-7 14 0 25 5 32 15 8 9 12 23 12 42v83h-22v-83c0-13-3-22-7-28-5-7-12-10-21-10-12 0-21 4-28 12-6 7-10 18-10 31v78h-22v-83c0-13-2-22-7-29-4-6-12-9-21-9-12 0-21 4-27 12-7 7-10 18-10 31v78h-23v-137h23v21c5-8 11-14 18-18s15-6 25-6 18 2 25 7 12 12 16 22z">
          <text:p/>
        </draw:path>
        <draw:path draw:style-name="gr2" draw:text-style-name="P2" draw:layer="layout" svg:width="2.82cm" svg:height="0.242cm" svg:x="23.097cm" svg:y="17.874cm" svg:viewBox="0 0 2821 243" svg:d="M1 53h23l1 1 28 106-2 1-1-1 28-106v-1h1 26 1v1l28 106-1 1-1-1 27-106 1-1h1 22 1v1l-35 137-1 1h-1-26-1v-1l-29-112 1-1 1 1-29 112v1h-1-26-1l-1-1-35-137v-1zM2 54l36 136-1 1v-2h26v2l-1-1 29-112 1-4 1 4 29 112-1 1v-2h26v2l-1-1 36-136h1v1h-22v-1h1l-28 107-1 5-1-5-28-107h1v1h-26v-1h1l-27 107-2 5-1-5-28-107h2v1h-23v-1zM204 53h22 1l1 1 27 106-1 1-1-1 28-106v-1h1 26 1v1l28 106-1 1-1-1 27-106 1-1h1 22 1v1l-35 137-1 1h-1-26-1v-1l-29-112 1-1 1 1-29 112v1h-1-26-1l-1-1-35-137v-1zM205 54l36 136-1 1v-2h26v2l-1-1 29-112 1-4 1 4 29 112-1 1v-2h26v2l-1-1 36-136h1v1h-22v-1h1l-28 107-1 5-1-5-28-107h1v1h-26v-1h1l-28 107-1 5-1-5-28-107h1v1h-22v-1zM407 53h22 1l1 1 27 106-1 1-1-1 28-106v-1h1 26 1v1l28 106-1 1-1-1 27-106 1-1h23 1v1l-36 137v1h-1-26-1v-1l-29-112 1-1 1 1-29 112v1h-1-27l-1-1-35-137-1-1zM408 54l36 136-2 1v-2h27v2l-1-1 29-112 1-4 1 4 29 112-1 1v-2h26v2l-1-1 35-136h2v1h-23v-1h2l-28 107-1 5-1-5-28-107h1v1h-26v-1h1l-28 107-1 5-1-5-28-107h1v1h-22v-1zM604 159h25 2v1 31 1h-2-25-1v-1-31-1zM605 160v31h-1v-2h25v2h-1v-31h1v1h-25v-1zM741 123c-18 0-30 2-36 6-7 4-10 10-10 20 0 8 2 14 7 18 5 5 12 7 21 7 12 0 21-4 28-13 8-9 11-20 11-35v-5h1v2zM741 120h22 2v1 5c0 15-4 27-12 37-7 9-18 14-30 14-10 0-17-3-22-8-6-4-9-11-9-20 0-11 4-18 11-23 7-4 20-6 38-6zM787 112v79 1h-1-23-1v-1-21h1l1 1c-5 8-11 14-19 18s-17 6-28 6c-14 0-26-4-34-12-9-8-13-19-13-33 0-15 5-27 16-35 10-8 26-12 46-12h31v1h-1v-2c0-10-3-18-9-23-7-6-16-8-28-8-8 0-15 1-22 3-8 1-14 4-21 8l-2 1v-2-21-1h1c8-3 16-6 24-7 7-2 15-3 22-3 20 0 35 6 45 16s15 26 15 47zM784 112c0-20-4-35-14-45-9-10-23-15-43-15-7 0-14 1-22 2-7 2-15 4-23 7l-1-1h2v21h-2v-1c7-4 14-7 21-9 8-2 15-3 23-3 12 0 22 3 29 9s11 14 11 25v2 1h-2-31c-20 0-35 4-45 12-10 7-14 18-14 33 0 14 3 24 11 31 8 8 19 12 33 12 10 0 19-2 27-6 7-4 13-10 18-18l3-3v4 21h-2v-2h23v2h-2zM831 0h22 1v1 190 1h-1-22-1v-1-190-1zM832 1v190h-1v-2h22v2h-1v-190h1v1h-22v-1zM1018 116v11 1h-1-102v-1h1c1 15 5 26 13 35 8 8 19 12 34 12 8 0 16-1 24-3s16-5 24-10l2-1v3 21l-1 1c-8 3-16 6-25 8-8 1-17 2-25 2-22 0-40-6-53-19-12-13-19-31-19-53s6-40 18-54c13-13 29-20 50-20 18 0 33 7 44 18 11 12 16 29 16 49zM1016 116c0-20-6-35-16-47-10-11-24-17-42-17-20 0-36 6-48 19s-17 30-17 52c0 21 6 39 18 51 13 13 29 19 51 19 8 0 16-1 25-3 8-2 16-4 24-8l1 2h-2v-21h2v1c-8 4-16 7-24 9s-16 3-25 3c-15 0-27-4-35-12-9-8-14-21-15-37v-1h2 102v1h-1zM993 110c0-12-3-22-10-29-6-7-14-10-25-10-12 0-22 3-29 10s-11 16-12 29h-2v-1l80-1v2zM995 111h-80-1v-1c1-13 6-24 13-31 8-7 18-11 31-11 11 0 20 4 27 12 7 7 11 17 11 30v1zM1077 170v72 1h-1-22-2v-1-188-1h2 22 1v1 21h-1l-1-1c5-8 11-15 18-19 7-3 16-6 26-6 17 0 31 7 41 21 11 13 16 30 16 52 0 21-5 40-16 53-10 13-24 20-41 20-10 0-19-2-26-6s-13-10-18-18l1-1zM1077 170c5 7 10 13 17 17s15 6 25 6c16 0 29-6 39-19s15-31 15-52-5-38-15-51-23-19-39-19c-10 0-18 2-25 6-7 3-12 9-17 17l-2 4v-4-21h1v1h-22v-1h1v188h-1v-1h22v1h-1v-72-4zM1150 122c0-16-3-29-9-38-7-9-16-13-27-13-12 0-20 4-27 13s-10 22-10 38 3 29 10 39c7 9 15 13 27 13 11 0 20-4 27-13 6-10 9-23 9-39zM1153 122c0 16-4 30-10 40-7 10-17 15-29 15s-22-5-29-15-10-24-10-40c0-17 3-30 10-39 7-10 17-15 29-15s22 5 29 15c6 9 10 22 10 39zM1324 108v83 1h-1-22-2v-1-83c0-12-2-21-7-28-5-6-12-9-21-9-12 0-21 4-28 11-7 8-10 18-10 31v78 1h-1-23-1v-1-190-1h1 23 1v1 74h-1l-1-1c5-8 12-14 19-18s16-7 26-7c15 0 28 5 36 15s12 25 12 44zM1322 108c0-19-4-33-12-42s-19-14-34-14c-10 0-18 2-25 6s-13 10-18 18l-2 3v-4-74h1v1h-23v-1h2v190h-2v-2h23v2h-1v-78c0-14 3-24 10-32s17-12 30-12c10 0 18 3 23 10 5 6 8 16 8 29v83h-1v-2h22v2h-1zM1419 71c-12 0-21 4-28 13-6 9-10 22-10 38s4 28 10 38c7 9 16 14 28 14 11 0 20-5 27-14 7-10 10-22 10-38s-3-28-10-38c-7-9-16-13-27-13zM1419 68c12 0 22 5 29 15s10 23 10 39-3 29-10 40c-7 9-17 14-29 14-13 0-23-5-30-14-7-11-10-24-10-40 0-17 3-30 10-39 8-10 17-15 30-15zM1419 49c19 0 35 7 46 20s17 30 17 53c0 22-6 41-17 54s-27 19-46 19c-20 0-36-6-47-19s-17-32-17-54c0-23 6-40 17-53s27-20 47-20zM1419 52c-20 0-34 6-45 18-11 13-16 30-16 52s5 40 16 52c11 13 25 19 45 19 19 0 33-6 44-19 11-12 17-30 17-52s-6-39-17-52c-11-12-25-18-44-18zM1613 122c0-16-3-29-10-38-6-9-15-13-26-13-12 0-21 4-27 13-7 9-10 22-10 38s3 29 10 39c6 9 15 13 27 13 11 0 20-4 26-13 7-10 10-23 10-39zM1616 122c0 16-4 30-11 40s-16 15-28 15c-13 0-22-5-29-15s-11-24-11-40c0-17 4-30 11-39 7-10 16-15 29-15 12 0 21 5 28 15 7 9 11 22 11 39zM1538 74c4-8 11-15 18-19 7-3 16-6 26-6 17 0 31 7 41 21 10 13 16 30 16 52 0 21-6 40-16 53s-24 20-41 20c-10 0-19-2-26-6s-14-10-18-18l1-1h1v21 1h-1-23-1v-1-190-1h1 23 1v1 74h-1zM1537 75v-74h2v1h-23v-1h2v190h-2v-2h23v2h-2v-21-4l3 4c4 7 10 13 17 17s15 6 25 6c16 0 29-6 39-19s15-31 15-52-5-38-15-51-23-19-39-19c-10 0-18 2-25 6-7 3-13 9-17 17l-3 4zM1673 53h22 2v1 139c0 17-4 30-11 38-6 8-17 12-32 12h-9-1v-1-19-1h1 6c8 0 14-2 17-5 2-4 4-12 4-24v-139-1zM1674 54v139c0 12-1 21-5 25-3 4-9 6-18 6h-6v-1h1v19h-1v-1h9c14 0 24-4 31-11 6-8 9-20 9-37v-139h1v1h-22v-1zM1673 0h22 2v1 28 2h-2-22-1v-2-28-1zM1674 1v28h-1v-1h22v1h-1v-28h1v1h-22v-1zM1859 116v11 1h-1-102v-1h1c1 15 6 26 14 35 8 8 19 12 33 12 9 0 17-1 25-3s15-5 23-10l2-1v3 21l-1 1c-8 3-16 6-24 8-9 1-17 2-26 2-22 0-39-6-52-19s-20-31-20-53 7-40 19-54c12-13 28-20 49-20 18 0 33 7 44 18 11 12 16 29 16 49zM1857 116c0-20-5-35-16-47-10-11-24-17-42-17-20 0-36 6-47 19-12 13-18 30-18 52 0 21 6 39 18 51 13 13 30 19 51 19 8 0 17-1 25-3s17-4 24-8l1 2h-1v-21h1l1 1c-8 4-17 7-25 9s-16 3-25 3c-15 0-27-4-35-12-9-8-13-21-14-37v-1h1 102v1h-1zM1835 110c-1-12-4-22-10-29-7-7-15-10-26-10-12 0-21 3-29 10-7 7-11 16-12 29h-1v-1l79-1v2zM1836 111h-79-2v-1c2-13 6-24 14-31 7-7 18-11 30-11 11 0 21 4 28 12 6 7 10 17 10 30v1zM1994 59v21 2l-1-1c-7-3-13-6-19-8-6-1-13-2-19-2-14 0-25 4-33 13-7 9-11 21-11 38 0 16 4 29 11 39 8 9 19 13 33 13 6 0 13-1 19-3 6-1 12-4 19-7l1-1v2 20 1c-7 3-13 6-20 7-7 2-14 2-21 2-21 0-38-6-50-19s-18-32-18-54 6-40 18-53c13-13 30-20 51-20 7 0 14 1 20 3 7 1 13 3 20 6zM1993 60c-6-3-13-5-19-6-7-1-13-2-20-2-21 0-37 6-49 19-12 12-18 29-18 51 0 21 6 39 18 52s28 19 48 19c7 0 14-1 21-2 6-2 12-4 19-7v1h-1v-20h1l1 1c-7 3-13 6-19 8-7 1-13 2-20 2-15 0-26-4-34-14-9-10-13-23-13-40s4-30 13-40c8-9 19-14 34-14 7 0 13 1 20 3 6 2 12 4 19 8l-1 1h-1v-21h1zM2055 15v39h-1v-1h46 1v1 17 2h-1-46v-2h1v74c0 12 1 18 4 21s9 5 18 5h23 1v1 19 1h-1-23c-18 0-30-4-37-10-6-7-10-19-10-37v-74h2v2h-17-1v-2-17-1h1 17v1h-2v-39-1h2 22 1zM2054 17h-22v-2h1v39 1h-1-17v-1h1v17h-1v-1h17 1v1 74c0 18 3 29 9 35s18 9 35 9h23v2h-2v-19h2v1h-23c-10 0-16-2-20-5-3-3-4-11-4-23v-74-1h1 46v1h-2v-17h2v1h-46-1v-1-39h1zM2216 58v21 2l-2-1c-6-3-13-5-19-7-7-2-14-2-21-2-11 0-19 1-24 4-5 4-8 8-8 15 0 5 2 8 6 11 3 3 11 5 23 8l8 2-1 1 1-1c15 3 27 8 34 14 7 7 10 16 10 27 0 14-5 24-15 32-10 7-25 11-42 11-7 0-15 0-23-2-8-1-16-3-25-6l-1-1v-23-2h2c8 5 16 8 24 10s16 3 23 3c11 0 18-2 24-5 5-3 8-8 8-15 0-6-2-10-6-13s-12-6-26-9l-8-2v-1 1c-14-3-24-8-30-14-7-6-10-15-10-25 0-13 5-24 14-31s23-11 39-11c9 0 16 1 24 2 7 2 14 3 20 6h1zM2214 59c-6-2-12-4-20-5-7-1-14-2-23-2-16 0-28 3-37 10s-13 16-13 29c0 10 3 18 8 24 6 5 16 10 30 13l7 1v2-2c14 3 23 7 28 10 4 3 6 9 6 15 0 8-3 13-9 17s-14 6-25 6c-7 0-16-1-24-4-8-2-16-5-24-9v-1h2v23h-2l1-2c8 3 17 5 24 7 8 1 16 2 23 2 17 0 30-4 40-11s15-17 15-30c0-11-3-19-10-25-6-6-17-10-33-14l-8-2 1-1-1 1c-12-2-20-5-24-8s-6-8-6-13c0-7 3-13 9-17 5-3 14-5 25-5 7 0 15 1 21 3 7 1 14 4 20 7v1h-2v-21h2zM2260 159h26 1v1 31 1h-1-26-1v-1-31-1zM2261 160v31h-1v-2h26v2h-2v-31h2v1h-26v-1zM2435 59v21 2l-2-1c-6-3-12-6-19-8-6-1-12-2-18-2-15 0-25 4-33 13s-12 21-12 38c0 16 4 29 12 39 8 9 18 13 33 13 6 0 12-1 18-3 7-1 13-4 19-7l2-1v2 20 1h-1c-6 3-13 6-19 7-7 2-14 2-22 2-21 0-37-6-49-19-13-13-19-32-19-54s7-40 19-53 29-20 51-20c6 0 13 1 20 3 6 1 13 3 19 6h1zM2433 60c-6-3-12-5-19-6-6-1-13-2-19-2-21 0-37 6-49 19-12 12-18 29-18 51 0 21 6 39 17 52 12 13 28 19 48 19 8 0 14-1 21-2 7-2 13-4 19-7l1 1h-2v-20h2v1c-6 3-13 6-19 8-6 1-13 2-19 2-15 0-27-4-35-14s-12-23-12-40 4-30 12-40c8-9 20-14 35-14 6 0 13 1 19 3s13 4 19 8v1h-2v-21h2zM2525 71c-12 0-21 4-28 13-6 9-10 22-10 38s4 28 10 38c7 9 16 14 28 14 11 0 20-5 27-14 7-10 10-22 10-38s-3-28-10-38c-7-9-16-13-27-13zM2525 68c12 0 22 5 29 15s11 23 11 39-4 29-11 40c-7 9-17 14-29 14-13 0-23-5-30-14-7-11-10-24-10-40 0-17 3-30 10-39 8-10 18-15 30-15zM2525 49c19 0 35 7 46 20s17 30 17 53c0 22-6 41-17 54s-27 19-46 19c-20 0-36-6-47-19s-17-32-17-54c0-23 6-40 17-53s27-20 47-20zM2525 52c-19 0-34 6-45 18-11 13-16 30-16 52s5 40 16 52c11 13 26 19 45 19s34-6 44-19c11-12 17-30 17-52s-6-39-17-52c-10-12-25-18-44-18zM2728 79c5-10 12-17 20-22s17-8 28-8c14 0 26 6 33 16 8 10 12 24 12 43v83 1h-1-22-2v-1-83c0-12-2-22-6-28-5-6-11-9-20-9-12 0-20 4-27 11-6 8-9 18-9 31v78 1h-2-22-1v-1-83c0-13-2-22-7-28-4-6-11-9-20-9-11 0-20 4-26 11-7 8-10 18-10 31v78 1h-1-23-1v-1-137-1h1 23 1v1 21h-1l-1-1c5-8 11-14 18-18 8-4 16-7 26-7s19 3 26 8 12 13 16 23h-1zM2727 80c-3-9-8-16-14-21-7-5-15-7-25-7-9 0-17 2-24 6s-13 9-18 18l-2 3v-4-21h1v1h-23v-1h2v137h-2v-2h23v2h-1v-78c0-13 3-24 10-32s16-12 28-12c10 0 17 3 22 10 5 6 7 16 7 29v83h-1v-2h22v2h-1v-78c0-14 4-24 10-32 7-8 17-12 29-12 9 0 17 3 22 10 4 6 7 16 7 29v83h-1v-2h22v2h-1v-83c0-18-4-32-12-42-7-9-17-14-31-14-10 0-19 2-27 7-7 5-14 12-19 22l-2 2z">
          <text:p/>
        </draw:path>
        <draw:polyline draw:style-name="gr1" draw:text-style-name="P1" draw:layer="layout" svg:width="9.712cm" svg:height="0.488cm" svg:x="0.997cm" svg:y="0.975cm" svg:viewBox="0 0 9713 489" draw:points="0,482 9713,489 9713,0">
          <text:p/>
        </draw:polyline>
        <draw:path draw:style-name="gr2" draw:text-style-name="P2" draw:layer="layout" svg:width="9.322cm" svg:height="0.29cm" svg:x="1.259cm" svg:y="1.074cm" svg:viewBox="0 0 9323 291" svg:d="M176 26v31c-10-10-21-16-32-21s-23-7-36-7c-25 0-44 8-57 23-14 15-20 37-20 66s6 51 20 66c13 16 32 23 57 23 13 0 25-2 36-7 11-4 22-11 32-20v31c-11 7-21 12-33 15-12 4-24 7-37 7-33 0-59-11-78-32-19-20-28-48-28-83s9-63 28-83 45-30 78-30c13 0 26 2 37 5 12 3 23 9 33 16zM284 82c-14 0-25 6-34 17-8 11-12 27-12 47 0 19 4 35 12 46s20 17 34 17c15 0 26-6 35-17 8-12 12-27 12-46 0-20-4-35-12-47-9-11-20-17-35-17zM284 59c24 0 42 8 56 23 13 16 20 37 20 64 0 26-7 47-20 63-14 15-32 24-56 24-23 0-42-9-55-24-13-16-20-37-20-63 0-27 7-48 20-64 13-15 32-23 55-23zM430 203v88h-27v-228h27v25c6-9 13-17 21-21 9-5 19-8 31-8 20 0 36 8 49 24 12 16 18 37 18 63 0 25-6 46-18 62-13 16-29 25-49 25-12 0-22-4-31-8-8-5-15-12-21-22zM522 146c0-20-5-36-13-47s-19-17-33-17c-15 0-26 6-34 17s-12 27-12 47c0 19 4 35 12 46s19 17 34 17c14 0 25-6 33-17s13-27 13-46zM661 244c-8 19-15 32-22 38-8 6-17 9-29 9h-22v-23h16c7 0 13-2 17-5 4-4 9-12 14-25l5-13-67-162h29l51 129 51-129h29zM865 89c-3-2-7-4-10-4-4-1-8-2-12-2-15 0-27 5-35 15s-12 24-12 43v86h-27v-164h27v26c5-10 13-17 22-22s20-8 33-8c2 0 4 1 6 1s5 0 7 1zM893 63h27v164h-27zM893 0h27v34h-27zM1084 143c0-19-4-34-12-45s-19-16-34-16c-14 0-25 5-33 16s-12 26-12 45c0 20 4 35 12 46 8 10 19 16 33 16 15 0 26-6 34-16 8-11 12-26 12-46zM1111 207c0 29-6 50-18 63-13 14-32 21-57 21-10 0-19-1-27-2-8-2-17-4-24-7v-26c7 4 15 7 23 9s16 3 24 3c17 0 30-4 39-13 9-10 13-24 13-43v-13c-5 9-12 16-21 21s-19 7-31 7c-20 0-36-7-49-23-12-15-18-35-18-61 0-25 6-45 18-61 13-15 29-23 49-23 12 0 22 3 31 8 9 4 16 12 21 21v-25h27zM1302 128v99h-27v-98c0-15-3-27-9-35-6-7-15-11-27-11-15 0-26 4-35 14-8 9-13 22-13 38v92h-27v-227h27v89c7-10 15-17 23-22 9-5 19-8 31-8 18 0 33 6 42 18 10 12 15 29 15 51zM1381 17v46h55v21h-55v89c0 14 2 22 6 26 3 4 11 6 22 6h27v22h-27c-21 0-35-4-43-11-8-8-12-22-12-43v-89h-20v-21h20v-46zM1597 202h103v25h-139v-25c11-11 27-27 46-46 19-20 31-32 36-38 10-11 16-20 20-27 4-8 6-15 6-22 0-12-4-21-12-28-8-8-19-11-32-11-9 0-19 1-30 5-10 3-21 8-33 14v-30c12-4 23-8 34-11 10-2 20-3 28-3 23 0 41 5 54 17 14 11 21 26 21 45 0 9-2 18-5 26-4 8-10 17-19 28-2 3-10 11-23 25-13 13-32 32-55 56zM1826 28c-15 0-26 8-34 23s-12 37-12 67 4 53 12 68 19 22 34 22c16 0 27-7 35-22 7-15 11-38 11-68s-4-52-11-67c-8-15-19-23-35-23zM1826 5c25 0 43 9 56 29 13 19 20 47 20 84s-7 65-20 85c-13 19-31 30-56 30-24 0-43-11-56-30-13-20-19-48-19-85s6-65 19-84c13-20 32-29 56-29zM1960 202h48v-166l-52 10v-27l52-10h30v193h48v25h-126zM2139 9h141v12l-79 206h-31l74-193h-105zM2342 190h31v25l-24 48h-19l12-48zM2601 38l-40 109h80zM2584 9h34l83 218h-30l-20-56h-99l-20 56h-31zM2731 0h27v227h-27zM2955 139v13h-124c1 18 7 32 17 42s24 15 42 15c10 0 20-1 30-4 9-3 19-6 29-11v25c-10 4-20 7-30 9-10 3-20 5-31 5-26 0-47-9-62-24s-23-36-23-62c0-27 7-48 22-64 14-16 34-24 58-24 22 0 40 8 53 22s19 33 19 58zM2928 131c0-15-4-27-12-36-8-8-19-13-32-13-15 0-27 5-36 13s-15 20-16 36zM3027 203v88h-27v-228h27v25c5-9 13-17 21-21 9-5 19-8 31-8 20 0 36 8 49 24 12 16 18 37 18 63 0 25-6 46-18 62-13 16-29 25-49 25-12 0-22-4-31-8-8-5-16-12-21-22zM3118 146c0-20-4-36-12-47s-19-17-33-17c-15 0-26 6-34 17s-12 27-12 47c0 19 4 35 12 46s19 17 34 17c14 0 25-6 33-17s12-27 12-46zM3326 128v99h-27v-98c0-15-3-27-9-35-6-7-15-11-27-11-15 0-26 4-35 14-8 9-12 22-12 38v92h-27v-227h27v89c6-10 14-17 22-22 9-5 19-8 31-8 18 0 33 6 42 18 10 12 15 29 15 51zM3565 29c-21 0-38 8-51 24-12 16-19 38-19 65 0 28 7 50 19 66 13 16 30 24 51 24 22 0 39-8 51-24 13-16 19-38 19-66 0-27-6-49-19-65-12-16-29-24-51-24zM3565 5c31 0 55 10 74 31 18 20 27 48 27 82 0 35-9 62-27 83-19 20-43 32-74 32-30 0-55-12-73-32-19-21-28-48-28-83 0-34 9-62 28-82 18-21 43-31 73-31zM3830 146c0-20-4-36-12-47s-19-17-34-17c-14 0-25 6-33 17-9 11-13 27-13 47 0 19 4 35 13 46 8 11 19 17 33 17 15 0 26-6 34-17s12-27 12-46zM3738 88c6-9 13-17 22-21 9-5 19-8 31-8 20 0 36 8 48 24 13 16 19 37 19 63 0 25-6 46-19 62-12 16-28 25-48 25-12 0-22-4-31-8-9-5-16-12-22-22v24h-27v-227h27zM3901 63h27v167c0 22-4 37-12 47-8 9-20 14-38 14h-10v-23h7c10 0 17-2 21-7 3-5 5-15 5-31zM3901 0h27v34h-27zM4126 139v13h-124c1 18 6 32 16 42s24 15 42 15c11 0 21-1 30-4 10-3 20-6 29-11v25c-9 4-19 7-30 9-10 3-20 5-30 5-27 0-47-9-63-24-15-15-22-36-22-62 0-27 7-48 21-64 15-16 34-24 59-24 22 0 39 8 52 22s20 33 20 58zM4099 131c-1-15-5-27-13-36-8-8-19-13-32-13-15 0-27 5-36 13s-14 20-15 36zM4289 70v25c-7-4-15-8-23-10-7-2-15-3-23-3-17 0-31 6-41 17-9 11-14 26-14 47 0 20 5 35 14 46 10 11 24 17 41 17 8 0 16-1 23-3 8-2 16-6 23-10v25c-7 4-15 6-23 8s-17 4-26 4c-25 0-44-9-59-25-14-15-22-36-22-62 0-27 8-48 22-64 15-15 35-23 61-23 8 0 16 1 24 3s16 4 23 8zM4363 17v46h55v21h-55v89c0 14 2 22 5 26 4 4 11 6 23 6h27v22h-27c-21 0-36-4-44-11-7-8-11-22-11-43v-89h-20v-21h20v-46zM4558 68v26c-8-4-16-7-24-9s-17-3-26-3c-13 0-23 2-30 6-6 4-10 10-10 19 0 6 3 11 7 14 5 4 15 7 29 10l10 3c19 4 32 9 40 17 8 7 12 18 12 31 0 15-6 27-18 36s-28 15-49 15c-9 0-18-2-28-4-9-2-19-4-30-8v-27c10 5 20 9 29 11 10 3 20 4 29 4 13 0 23-2 29-6 7-5 11-11 11-19 0-7-3-13-8-17s-15-7-32-11l-10-2c-16-4-28-9-36-16-7-8-11-18-11-30 0-16 6-28 17-36s26-13 46-13c10 0 19 1 28 3 9 1 17 3 25 6zM4616 190h31v25l-24 48h-19l12-48zM4802 9h30v218h-30zM5027 128v99h-27v-98c0-15-3-27-9-35-6-7-15-11-27-11-15 0-26 4-35 14-8 9-12 22-12 38v92h-27v-164h27v26c6-10 14-17 23-22 8-5 18-8 30-8 19 0 33 6 43 18 9 12 14 29 14 51zM5198 70v25c-8-4-15-8-23-10s-16-3-23-3c-18 0-31 6-41 17s-15 26-15 47c0 20 5 35 15 46s23 17 41 17c7 0 15-1 23-3s15-6 23-10v25c-8 4-16 6-24 8s-16 4-25 4c-25 0-45-9-59-25-15-15-22-36-22-62 0-27 7-48 22-64 15-15 35-23 60-23 9 0 17 1 25 3s15 4 23 8zM5248 190h31v37h-31zM5601 26v31c-9-10-20-16-31-21-12-5-24-7-36-7-25 0-44 8-58 23-13 15-20 37-20 66s7 51 20 66c14 16 33 23 58 23 12 0 24-2 36-7 11-4 22-11 31-20v31c-10 7-21 12-32 15-12 4-24 7-37 7-33 0-59-11-78-32-19-20-29-48-29-83s10-63 29-83 45-30 78-30c13 0 25 2 37 5 11 3 22 9 32 16zM5811 26v31c-10-10-20-16-31-21-12-5-24-7-36-7-25 0-45 8-58 23s-20 37-20 66 7 51 20 66c13 16 33 23 58 23 12 0 24-2 36-7 11-4 21-11 31-20v31c-10 7-21 12-32 15-12 4-24 7-37 7-33 0-59-11-78-32-19-20-29-48-29-83s10-63 29-83 45-30 78-30c13 0 25 2 37 5 11 3 22 9 32 16zM5843 133h79v24h-79zM5983 123v80h48c15 0 27-3 35-10 8-6 11-17 11-30 0-14-3-24-11-30-8-7-20-10-35-10zM5983 33v66h44c14 0 25-3 32-8 7-6 11-14 11-25s-4-19-11-25c-7-5-18-8-32-8zM5954 9h75c23 0 40 4 52 14 12 9 19 22 19 40 0 13-4 24-10 32s-15 13-27 14c14 4 25 10 34 20 8 10 12 22 12 37 0 20-7 35-20 45-14 11-32 16-57 16h-78zM6115 9h32l61 90 60-90h32l-78 114v104h-29v-104zM6278 133h79v24h-79zM6531 16v29c-11-6-21-10-31-12-10-3-20-4-29-4-16 0-29 3-37 9-9 6-14 15-14 27 0 10 3 17 9 22s17 9 33 12l18 3c22 5 38 12 49 23 10 10 16 24 16 42 0 21-8 37-22 48s-35 18-62 18c-11 0-22-3-33-5-12-2-24-6-36-10v-31c12 7 23 12 35 15 11 4 23 6 34 6 17 0 30-4 39-10 9-7 14-16 14-29 0-10-4-19-10-25-7-6-18-11-33-14l-18-3c-22-4-38-11-48-21-9-9-14-22-14-39 0-19 7-34 20-46 14-11 32-16 56-16 11 0 21 1 32 3 10 1 21 4 32 8zM6668 38l-40 109h81zM6652 9h33l83 218h-30l-20-56h-99l-20 56h-31zM6979 35l-75 116h75zM6971 9h37v142h32v25h-32v51h-29v-51h-99v-29zM7090 190h31v37h-31zM7249 28c-15 0-27 8-34 23-8 15-12 37-12 67s4 53 12 68c7 15 19 22 34 22s27-7 34-22c8-15 12-38 12-68s-4-52-12-67c-7-15-19-23-34-23zM7249 5c24 0 43 9 56 29 13 19 19 47 19 84s-6 65-19 85c-13 19-32 30-56 30-25 0-43-11-56-30-13-20-20-48-20-85s7-65 20-84c13-20 31-29 56-29zM7471 9h29v218h-29zM7696 128v99h-27v-98c0-15-3-27-9-35-6-7-15-11-27-11-15 0-26 4-35 14-8 9-12 22-12 38v92h-27v-164h27v26c6-10 14-17 23-22 8-5 18-8 30-8 19 0 33 6 43 18 9 12 14 29 14 51zM7775 17v46h56v21h-56v89c0 14 2 22 6 26 3 4 11 6 22 6h28v22h-28c-21 0-35-4-43-11-8-8-12-22-12-43v-89h-20v-21h20v-46zM8006 139v13h-124c1 18 7 32 17 42s24 15 42 15c10 0 20-1 30-4 9-3 19-6 29-11v25c-10 4-20 7-30 9-10 3-21 5-31 5-26 0-47-9-62-24-16-15-23-36-23-62 0-27 7-48 22-64 14-16 34-24 58-24 22 0 40 8 53 22 12 14 19 33 19 58zM7979 131c0-15-4-27-12-36-9-8-19-13-32-13-16 0-28 5-37 13s-14 20-15 36zM8146 89c-3-2-6-4-9-4-4-1-8-2-12-2-15 0-27 5-35 15s-12 24-12 43v86h-28v-164h28v26c5-10 13-17 22-22s20-8 33-8c2 0 4 1 6 1s5 0 7 1zM8305 128v99h-27v-98c0-15-3-27-9-35-6-7-15-11-28-11-14 0-26 4-34 14-8 9-13 22-13 38v92h-27v-164h27v26c7-10 15-17 23-22 9-5 19-8 30-8 19 0 34 6 43 18 10 12 15 29 15 51zM8432 145c-22 0-37 2-45 7-9 5-13 14-13 26 0 9 3 17 9 23 7 5 15 8 26 8 15 0 27-5 36-16 9-10 14-24 14-42v-6zM8486 134v93h-27v-25c-6 10-14 18-23 23-10 4-21 8-34 8-17 0-30-6-40-16-10-9-15-22-15-37 0-19 6-33 19-42 12-9 30-14 55-14h38v-3c0-12-4-22-13-29-8-6-19-10-34-10-9 0-18 1-27 4-9 2-18 5-26 10v-25c10-4 20-7 29-9s18-3 27-3c24 0 41 7 53 19s18 31 18 56zM8567 17v46h55v21h-55v89c0 14 2 22 5 26 4 4 11 6 23 6h27v22h-27c-21 0-35-4-43-11-8-8-12-22-12-43v-89h-20v-21h20v-46zM8657 63h27v164h-27zM8657 0h27v34h-27zM8805 82c-15 0-26 6-35 17-8 11-12 27-12 47 0 19 4 35 12 46 9 11 20 17 35 17 14 0 25-6 34-17 8-12 12-27 12-46 0-20-4-35-12-47-9-11-20-17-34-17zM8805 59c23 0 42 8 55 23 13 16 20 37 20 64 0 26-7 47-20 63-13 15-32 24-55 24-24 0-42-9-56-24-13-16-20-37-20-63 0-27 7-48 20-64 14-15 32-23 56-23zM9060 128v99h-27v-98c0-15-3-27-9-35-6-7-15-11-27-11-14 0-26 4-34 14-9 9-13 22-13 38v92h-27v-164h27v26c7-10 14-17 23-22s19-8 30-8c19 0 33 6 43 18s14 29 14 51zM9188 145c-22 0-37 2-46 7-8 5-12 14-12 26 0 9 3 17 9 23 6 5 15 8 26 8 15 0 27-5 36-16 9-10 13-24 13-42v-6zM9241 134v93h-27v-25c-6 10-13 18-23 23-9 4-20 8-33 8-17 0-30-6-40-16-10-9-15-22-15-37 0-19 6-33 18-42 13-9 31-14 56-14h37v-3c0-12-4-22-12-29-8-6-19-10-34-10-10 0-19 1-28 4-9 2-17 5-25 10v-25c10-4 19-7 28-9 10-2 19-3 28-3 23 0 41 7 53 19 11 12 17 31 17 56zM9296 0h27v227h-27z">
          <text:p/>
        </draw:path>
        <draw:path draw:style-name="gr2" draw:text-style-name="P2" draw:layer="layout" svg:width="9.325cm" svg:height="0.293cm" svg:x="1.257cm" svg:y="1.072cm" svg:viewBox="0 0 9326 294" svg:d="M179 28v31 3l-2-2c-10-9-20-16-32-21-11-4-22-6-35-6-25 0-43 7-56 22s-20 37-20 65c0 29 7 50 20 65s31 23 56 23c13 0 24-2 35-7 12-5 22-11 32-20l2-3v4 31 1c-11 7-22 12-34 16-11 3-24 5-37 5-33 0-60-10-79-31-19-20-29-48-29-84 0-35 10-63 29-84 19-20 46-31 79-31 13 0 26 2 38 6 11 3 22 8 33 15v1zM177 29c-10-7-21-12-32-16-12-3-24-5-37-5-33 0-58 10-77 30s-28 47-28 82 9 62 28 82 44 30 77 30c13 0 25-2 37-5 11-4 22-9 32-16l1 2h-2v-31h2l1 1c-10 9-21 16-32 21-12 4-24 7-37 7-25 0-45-8-59-24-13-15-20-38-20-67s7-51 20-67c14-15 34-23 59-23 13 0 25 2 37 7 11 4 22 11 32 21l-1 1h-2v-31h2zM286 86c-14 0-24 5-33 16-8 11-12 26-12 46 0 19 4 34 12 45s19 16 33 16 25-5 33-16c9-11 13-26 13-45 0-20-4-35-13-46-8-11-19-16-33-16zM286 83c15 0 27 6 36 17 8 12 13 28 13 48 0 19-5 35-13 47-9 11-21 17-36 17-14 0-27-6-35-17-9-12-13-28-13-47 0-20 4-36 13-48 9-11 21-17 35-17zM286 60c24 0 43 8 57 23 13 16 20 37 20 65 0 27-7 48-20 64-14 15-33 23-57 23-23 0-42-8-56-23-14-16-20-37-20-64 0-28 6-49 20-65 14-15 33-23 56-23zM286 63c-23 0-41 7-54 22s-19 36-19 63c0 26 6 47 19 62s31 22 54 22c24 0 41-7 54-22 14-15 20-36 20-62 0-27-6-48-20-63-13-15-30-22-54-22zM433 205v88 1h-1-27-2v-1-228-1h2 27 1v1 25h-1l-1-1c5-9 13-17 22-22 8-5 19-7 31-7 21 0 37 8 50 24s19 38 19 64-6 47-19 63-29 24-50 24c-12 0-23-2-31-7-9-5-17-13-22-22l1-1zM433 204c6 10 13 17 21 21 8 5 18 7 30 7 20 0 35-7 48-23 12-16 18-36 18-61 0-26-6-46-18-62-13-15-28-23-48-23-12 0-22 2-30 7-8 4-15 11-21 21l-3 5v-6-25h2v2h-27v-2h1v228h-1v-2h27v2h-2v-88-6zM522 148c0-20-4-35-12-46s-18-17-32-17-25 6-33 17-12 26-12 46c0 19 4 34 12 45s19 17 33 17 24-6 32-17 12-26 12-45zM525 148c0 20-4 36-12 47-9 12-21 18-35 18-15 0-27-6-35-18-8-11-13-27-13-47s5-36 13-48 20-18 35-18c14 0 26 6 35 18 8 12 12 28 12 48zM664 245c-7 21-15 34-22 40-8 6-18 9-30 9h-22-1v-1-23-1h1 16c7 0 12-2 16-5 4-4 9-12 13-26l5-12 2 1h-2l-66-161-1-2h2 29 1v1l52 128-2 1-1-1 51-128v-1h1 29 2l-1 2-72 179h-1zM662 244l72-179h1v2h-29v-2l2 1-51 128-2 4-1-4-51-128 1-1v2h-29v-2h2l66 161v1l-5 13-1-1 1 1c-5 14-9 22-14 26-4 4-10 6-18 6h-16v-2h2v23h-2v-2h22c12 0 21-3 28-8 7-6 14-19 22-39zM866 92c-3-2-6-3-10-4-3-1-7-1-11-1-15 0-26 5-34 14-8 10-12 24-12 42v86 2h-1-27-2v-2-164-1h2 27 1v1 26h-1l-2-1c6-10 14-18 23-23s21-7 34-7c2 0 4 0 6 0 2 1 5 1 8 1l1 1v1 28 2zM865 91v-28h1v1c-2 0-5 0-7-1-2 0-4 0-6 0-13 0-24 2-32 7-9 5-16 12-22 22l-3 5v-6-26h2v2h-27v-2h1v164h-1v-1h27v1h-2v-86c0-19 4-34 13-44 8-10 20-15 36-15 4 0 8 0 12 1s7 2 10 4v2zM895 64h27 1v1 164 2h-1-27-2v-2-164-1zM896 65v164h-1v-1h27v1h-2v-164h2v2h-27v-2zM895 0h27 1v2 34 1h-1-27-2v-1-34-2zM896 2v34h-1v-2h27v2h-2v-34h2v1h-27v-1zM1085 145c0-19-4-34-12-44s-18-16-33-16c-14 0-24 6-32 16s-12 25-12 44c0 20 4 34 12 45 8 10 18 15 32 15 15 0 25-5 33-15 8-11 12-25 12-45zM1088 145c0 20-4 36-12 47-9 11-21 16-36 16-14 0-26-5-34-16-9-11-13-27-13-47 0-19 4-35 13-46 8-11 20-17 34-17 15 0 27 6 36 17 8 11 12 27 12 46zM1115 209c0 28-6 50-19 64s-32 21-58 21c-10 0-19 0-27-2-9-1-17-4-25-6l-1-1v-1-26-3l2 2c8 4 16 7 23 9 8 2 16 3 24 3 17 0 30-4 38-13 9-10 13-24 13-42v-13h1 2c-6 10-13 18-22 23-9 4-20 7-32 7-21 0-37-8-50-24-12-15-19-36-19-62 0-25 7-46 19-62 13-15 29-23 50-23 12 0 23 2 32 7s16 13 22 23h-2-1v-25-1h1 27 2v1zM1112 209v-144h1v2h-27v-2h2v25 6l-3-5c-5-9-12-16-21-21-8-5-18-7-30-7-20 0-35 7-48 22-12 15-18 35-18 60 0 26 6 45 18 60 13 15 28 23 48 23 12 0 22-2 30-7 9-5 16-12 21-21l3-5v6 13c0 19-5 34-14 44-9 9-22 14-40 14-9 0-17-1-24-3-8-2-16-5-24-10l1-1h1v26h-1v-1c8 3 16 5 24 6 9 2 17 2 27 2 25 0 44-6 56-20 12-13 18-34 18-62zM1305 130v99 2h-1-27-2v-2-98c0-15-3-26-8-34-6-7-15-11-26-11-15 0-26 5-34 14s-12 21-12 37v92 2h-2-27-1v-2-227-2h1 27 2v2 89h-2l-1-1c7-10 15-18 24-23 8-5 19-7 31-7 19 0 34 6 43 18 10 12 15 30 15 52zM1302 130c0-22-4-39-14-50-9-11-23-17-41-17-12 0-21 2-30 7s-16 12-22 22l-3 4v-5-89h1v1h-27v-1h2v227h-2v-1h27v1h-1v-92c0-17 4-30 13-39 9-10 21-15 36-15 12 0 22 4 28 12s9 21 9 36v98h-1v-1h27v1h-2zM1385 19v46h-2v-1h55 2v1 21 2h-2-55v-2h2v89c0 14 1 22 5 25 3 4 10 5 21 5h27 2v2 22 2h-2-27c-21 0-36-4-44-12s-13-23-13-44v-89h2v2h-20-1v-2-21-1h1 20v1h-2v-46-2h2 27 2zM1383 20h-27v-1h1v46 2h-1-20v-2h2v21h-2v-1h20 1v1 89c0 21 4 34 12 42 7 7 21 11 42 11h27v1h-1v-22h1v1h-27c-12 0-20-2-24-6s-5-13-5-27v-89-1h1 55v1h-1v-21h1v2h-55-1v-2-46h1zM1599 203h103 1v1 25 2h-1-139-2v-2-25l1-1c11-11 26-27 46-46 19-20 31-33 36-38 10-11 16-20 20-27s5-14 5-21c0-11-3-20-11-27s-18-11-31-11c-9 0-19 2-29 5s-21 8-33 14l-2 2v-3-30-1h1c12-5 23-9 33-11 11-2 21-4 29-4 23 0 42 6 55 18 14 11 21 27 21 46 0 9-2 18-5 26s-10 18-19 29c-2 3-10 11-23 25-13 13-32 32-55 57l-1-2zM1597 203c24-24 43-43 56-56 13-14 21-22 23-25l1 1-1-1c9-11 15-20 18-28s5-16 5-25c0-18-6-33-20-44-13-11-30-17-53-17-8 0-18 2-28 4s-21 6-33 11l-1-2h2v30h-2v-1c11-7 23-12 33-15s20-5 30-5c13 0 24 4 33 12 8 7 12 17 12 29 0 7-2 15-5 23-4 7-11 16-20 27l-2-1 2 1c-5 6-18 18-37 38-19 19-35 35-46 47l-1-2h1v25h-1v-1h139v1h-2v-25h2v2h-103-4zM1828 32c-15 0-25 7-33 21-7 15-11 37-11 67s4 52 11 67c8 15 18 22 33 22s26-7 33-22c8-15 12-37 12-67s-4-52-12-67c-7-14-18-21-33-21zM1828 29c16 0 28 8 36 23s12 38 12 68-4 53-12 68c-8 16-20 24-36 24-15 0-28-8-35-24-8-15-12-38-12-68s4-53 12-68c7-15 20-23 35-23zM1828 5c25 0 45 10 58 30s19 48 19 85-6 66-19 85c-13 20-33 30-58 30s-44-10-57-30c-13-19-20-48-20-85s7-65 20-85 32-30 57-30zM1828 8c-24 0-42 10-55 29-12 19-19 47-19 83 0 37 7 65 19 84 13 19 31 28 55 28s42-9 55-28 19-47 19-84c0-36-6-64-19-83s-31-29-55-29zM1962 203h48v1h-1v-166h1l1 1-53 11h-2v-2-27-1h1l53-11h30 1v2 193h-1v-1h48 1v1 25 2h-1-126-1v-2-25-1zM1964 204v25h-2v-1h126v1h-2v-25h2v2h-48-2v-2-193h2v1h-30v-1 1l-52 11v-2h1v27h-1l-1-1 53-11h2v2 166 2h-2-48v-2zM2141 9h141 1v2 12 1l-79 206v1h-1-31-3l1-2 75-194 1 1v1h-105-1v-1-25-2zM2143 11v25h-2v-2h105 3l-1 2-75 194-1-1v-1h31v1h-2l80-206h1-2v-12h2v1h-141v-1zM2344 191h31 1v1 25 1l-24 48v1h-1-19-2v-2l12-48h2-2v-25-1zM2345 192v25 1l-12 48-1-1v-1h19v1h-2l24-48h2-2v-25h2v2h-31v-2zM2605 40l-41 109h-1v-2h80v2h-1l-40-109h1zM2605 39l40 109 1 2h-3-80-2l1-2 40-109 1-3zM2586 9h34 1v1l84 219v2h-2-30-2v-1l-20-56 2-1v2h-99v-2l1 1-19 56-1 1h-1-31-2l1-2 83-219v-1zM2588 11l-84 219-1-1v-1h31v1h-1l20-56v-1h1 99 1v1l20 56h-1v-1h30v1l-1 1-83-219h1v1h-34v-1zM2733 0h27 1v2 227 2h-1-27-2v-2-227-2zM2734 2v227h-1v-1h27v1h-2v-227h2v1h-27v-1zM2959 141v13 1h-2-124v-1h2c1 18 6 32 16 41 10 10 23 14 41 14 10 0 20-1 29-3 10-3 20-7 29-12l2-1v3 25 1h-1c-9 5-19 8-30 10-10 2-20 3-31 3-26 0-48-8-63-23-16-16-23-37-23-63 0-27 7-49 22-65 14-16 35-24 59-24 23 0 41 7 54 22 13 14 20 34 20 59zM2956 141c0-25-7-43-19-57-13-14-30-21-52-21-24 0-43 8-57 23-14 16-21 36-21 63 0 26 7 46 22 61s35 22 61 22c10 0 21-1 31-3s20-5 29-9l1 1h-2v-25h2v1c-9 5-19 9-29 11-10 3-20 4-30 4-18 0-33-5-43-15s-16-24-17-43v-2h1 124v2h-1zM2929 133c-1-15-5-26-12-35-8-8-18-12-31-12-15 0-27 4-35 12-9 8-14 20-15 35h-2v-2h96v2zM2930 134h-96-2l1-1c1-16 6-28 16-37 9-9 21-13 37-13 13 0 25 4 33 13s12 22 13 37v1zM3030 205v88 1h-1-27-2v-1-228-1h2 27 1v1 25h-1l-2-1c6-9 14-17 22-22 9-5 20-7 32-7 20 0 37 8 50 24 12 16 19 38 19 64s-7 47-19 63c-13 16-30 24-50 24-12 0-23-2-32-7-8-5-16-13-22-22l2-1zM3030 204c6 10 12 17 21 21 8 5 18 7 30 7 20 0 35-7 48-23 12-16 18-36 18-61 0-26-6-46-18-62-13-15-28-23-48-23-12 0-22 2-30 7-9 4-15 11-21 21l-3 5v-6-25h2v2h-27v-2h1v228h-1v-2h27v2h-2v-88-6zM3119 148c0-20-4-35-12-46s-19-17-32-17c-14 0-25 6-33 17s-12 26-12 46c0 19 4 34 12 45s19 17 33 17c13 0 24-6 32-17s12-26 12-45zM3122 148c0 20-4 36-13 47-8 12-20 18-34 18-15 0-27-6-35-18-9-11-13-27-13-47s4-36 13-48c8-12 20-18 35-18 14 0 26 6 34 18 9 12 13 28 13 48zM3329 130v99 2h-1-27-2v-2-98c0-15-2-26-8-34-6-7-15-11-26-11-15 0-25 5-34 14-8 9-12 21-12 37v92 2h-1-27-2v-2-227-2h2 27 1v2 89h-1l-2-1c7-10 15-18 24-23s19-7 31-7c19 0 34 6 44 18 9 12 14 30 14 52zM3326 130c0-22-4-39-14-50-9-11-23-17-41-17-12 0-21 2-30 7-8 5-16 12-22 22l-3 4v-5-89h2v1h-27v-1h1v227h-1v-1h27v1h-2v-92c0-17 4-30 13-39 9-10 21-15 36-15 12 0 22 4 28 12s9 21 9 36v98h-1v-1h27v1h-2zM3567 32c-21 0-37 8-50 24-12 16-18 37-18 64 0 28 6 49 18 65 13 15 29 23 50 23s38-8 50-23c13-16 19-37 19-65 0-27-6-48-19-64-12-16-29-24-50-24zM3567 29c22 0 40 9 53 25 12 16 19 38 19 66s-7 50-19 67c-13 16-31 24-53 24-21 0-39-8-52-24-13-17-19-39-19-67s6-50 19-66 31-25 52-25zM3567 5c31 0 56 11 75 32 19 20 28 48 28 83s-9 63-28 84-44 31-75 31-56-10-74-31c-19-21-28-49-28-84s9-63 28-83c18-21 43-32 74-32zM3567 8c-30 0-54 10-72 31-18 20-27 47-27 81 0 35 9 62 27 82s42 30 72 30c31 0 55-10 73-30 18-21 27-48 27-82s-9-61-27-81c-18-21-42-31-73-31zM3831 148c0-20-4-35-12-46s-19-17-33-17-24 6-32 17-12 26-12 46c0 19 4 34 12 45s18 17 32 17 25-6 33-17 12-26 12-45zM3834 148c0 20-5 36-13 47-8 12-20 18-35 18-14 0-26-6-35-18-8-11-12-27-12-47s4-36 12-48c9-12 21-18 35-18 15 0 27 6 35 18s13 28 13 48zM3739 89c6-9 13-17 22-22s20-7 32-7c20 0 37 8 50 24 12 16 19 38 19 64s-7 47-19 63c-13 16-30 24-50 24-12 0-23-2-32-7s-16-13-22-22l1-1h2v24 2h-2-27-1v-2-227-2h1 27 2v2 88h-2zM3739 90v-88h1v1h-27v-1h2v227h-2v-1h27v1h-1v-24-6l3 5c5 10 12 17 21 21 8 5 18 7 30 7 19 0 35-7 47-23s19-36 19-61c0-26-7-46-19-62-12-15-28-23-47-23-12 0-22 2-30 7-9 4-16 11-21 21l-3 5zM3903 64h27 2v1 167c0 22-4 38-13 48-8 9-21 14-39 14h-10-2v-1-23-2h2 7c10 0 16-2 20-6 3-5 5-14 5-30v-167-1zM3905 65v167c0 16-2 27-6 32s-12 7-22 7h-7v-1h1v23h-1v-2h10c17 0 29-4 37-13s12-24 12-46v-167h1v2h-27v-2zM3903 0h27 2v2 34 1h-2-27-1v-1-34-2zM3905 2v34h-2v-2h27v2h-1v-34h1v1h-27v-1zM4129 141v13 1h-1-124v-1h1c1 18 7 32 16 41 10 10 24 14 41 14 10 0 20-1 30-3 10-3 19-7 29-12l2-1v3 25 1h-1c-10 5-20 8-30 10s-21 3-31 3c-27 0-48-8-64-23-15-16-23-37-23-63 0-27 7-49 22-65s35-24 60-24c22 0 40 7 53 22 13 14 20 34 20 59zM4126 141c0-25-6-43-19-57-12-14-29-21-51-21-24 0-43 8-58 23-14 16-21 36-21 63 0 26 7 46 22 61 16 15 36 22 62 22 10 0 20-1 30-3s20-5 30-9v1h-1v-25h1l1 1c-10 5-20 9-29 11-10 3-20 4-31 4-18 0-32-5-43-15-10-10-16-24-17-43v-2h2 124v2h-2zM4099 133c0-15-4-26-12-35-8-8-18-12-31-12-15 0-26 4-35 12s-14 20-15 35h-1v-2h96v2zM4101 134h-96-2v-1c1-16 7-28 16-37s22-13 37-13c14 0 25 4 33 13 9 9 13 22 13 37v1zM4293 72v25 2l-3-1c-7-4-15-7-22-9-8-2-15-3-23-3-17 0-30 5-40 16-9 11-14 26-14 46 0 19 5 34 14 45 10 11 23 16 40 16 8 0 15-1 23-3 7-2 15-5 22-9l3-1v2 25 1h-1c-8 4-16 7-24 8-8 2-17 3-26 3-25 0-45-8-60-24-15-15-22-37-22-63 0-27 7-49 22-65 15-15 36-23 62-23 8 0 16 1 24 3 8 1 16 4 24 7l1 1zM4291 73c-8-3-15-6-23-8-8-1-16-2-24-2-25 0-45 7-59 22-15 16-22 36-22 63 0 26 7 46 21 61 15 16 34 23 58 23 9 0 18-1 25-2 8-2 16-5 24-8v1h-1v-25h1l1 1c-8 5-16 8-23 10-8 2-16 3-24 3-18 0-32-6-42-17s-15-27-15-47c0-21 5-37 15-48s24-17 42-17c8 0 16 1 24 3 7 2 15 5 23 10l-1 1h-1v-25h1zM4366 19v46h-1v-1h55 2v1 21 2h-2-55v-2h1v89c0 14 2 22 5 25 4 4 11 5 22 5h27 2v2 22 2h-2-27c-21 0-36-4-45-12-8-8-12-23-12-44v-89h2v2h-20-2v-2-21-1h2 20v1h-2v-46-2h2 27 1zM4365 20h-27v-1h1v46 2h-1-20v-2h1v21h-1v-1h20 1v1 89c0 21 4 34 12 42 7 7 21 11 42 11h27v1h-1v-22h1v1h-27c-12 0-20-2-24-6s-6-13-6-27v-89-1h2 55v1h-1v-21h1v2h-55-2v-2-46h2zM4561 70v26 2l-2-1c-8-4-15-7-23-9-9-2-17-3-26-3-13 0-22 2-29 6-6 4-9 10-9 18 0 5 2 10 6 13 5 4 14 7 29 10l9 2v2-2c19 4 33 10 41 18 9 7 13 18 13 32 0 16-6 28-19 38-12 9-29 13-50 13-9 0-19-1-28-2-10-2-20-5-30-8l-1-1v-1-27-3l2 1c10 5 19 9 29 12 9 2 19 4 28 4 13 0 22-3 29-7 6-4 9-9 9-17 0-7-2-12-7-15-4-4-15-8-31-11h-1l-9-3v-1 1c-17-3-29-9-37-16-7-8-11-18-11-31 0-16 5-29 17-37 11-9 27-13 47-13 10 0 20 1 28 2 9 2 18 4 25 7h1zM4559 72c-7-3-15-5-24-7-9-1-18-2-28-2-20 0-35 4-45 12-11 8-16 20-16 35 0 12 3 22 10 29 8 7 19 12 36 15l9 3v1-1c17 3 28 7 33 11s8 11 8 18c0 8-4 15-11 20-7 4-17 7-30 7-9 0-19-2-29-4-10-3-20-7-30-12l1-1h2v27h-2v-1c11 3 21 6 30 8 10 1 19 2 28 2 20 0 37-4 48-13 12-9 18-20 18-35 0-13-4-23-12-30s-21-13-40-17l-9-2v-2 2c-15-3-25-7-29-11-6-3-8-9-8-15 0-9 3-16 10-20s18-7 31-7c9 0 18 1 26 3s17 5 24 9v2h-2v-26h2zM4618 191h31 1v1 25 1l-24 48v1h-1-19-2v-2l12-48h2-2v-25-1zM4619 192v25 1l-12 48-1-1v-1h19v1h-2l24-48h2-2v-25h2v2h-31v-2zM4804 9h30 1v2 218 2h-1-30-1v-2-218-2zM4806 11v218h-2v-1h30v1h-2v-218h2v1h-30v-1zM5031 130v99 2h-2-27-1v-2-98c0-15-3-26-9-34-6-7-14-11-26-11-14 0-25 5-33 14-9 9-13 21-13 37v92 2h-1-27-2v-2-164-1h2 27 1v1 26h-1l-1-1c6-10 14-18 23-23s19-7 31-7c19 0 34 6 44 18s15 30 15 52zM5028 130c0-22-5-39-14-50-10-11-24-17-42-17-11 0-21 2-30 7-8 5-15 12-22 22l-3 4v-5-26h2v2h-27v-2h1v164h-1v-1h27v1h-2v-92c0-17 5-30 13-39 9-10 21-15 36-15 12 0 22 4 28 12 7 8 10 21 10 36v98h-2v-1h27v1h-1zM5201 72v25 2l-2-1c-8-4-15-7-23-9-7-2-15-3-22-3-18 0-31 5-40 16s-14 26-14 46c0 19 5 34 14 45s22 16 40 16c7 0 15-1 22-3 8-2 15-5 23-9l2-1v2 25 1h-1c-7 4-15 7-23 8-8 2-17 3-26 3-25 0-45-8-60-24-15-15-22-37-22-63 0-27 7-49 22-65 15-15 36-23 61-23 9 0 17 1 25 3 8 1 16 4 23 7l1 1zM5199 73c-7-3-15-6-23-8-7-1-15-2-24-2-25 0-44 7-59 22-14 16-21 36-21 63 0 26 7 46 21 61 14 16 33 23 58 23 9 0 17-1 25-2 8-2 16-5 23-8l1 1h-2v-25h2v1c-7 5-15 8-23 10-7 2-15 3-23 3-18 0-32-6-42-17s-15-27-15-47c0-21 5-37 15-48s24-17 42-17c8 0 16 1 23 3 8 2 16 5 23 10v1h-2v-25h2zM5250 191h31 2v1 37 2h-2-31-1v-2-37-1zM5252 192v37h-2v-1h31v1h-1v-37h1v2h-31v-2zM5605 28v31 3l-3-2c-9-9-20-16-31-21-11-4-23-6-35-6-25 0-44 7-57 22s-19 37-19 65c0 29 6 50 19 65s32 23 57 23c12 0 24-2 35-7s22-11 31-20l3-3v4 31l-1 1c-10 7-21 12-33 16-12 3-24 5-37 5-33 0-60-10-79-31-20-20-29-48-29-84 0-35 9-63 29-84 19-20 46-31 79-31 13 0 26 2 37 6 12 3 23 8 33 15l1 1zM5603 29c-10-7-21-12-33-16-11-3-23-5-36-5-33 0-58 10-77 30s-28 47-28 82 9 62 28 82 44 30 77 30c13 0 25-2 36-5 12-4 22-9 33-16v2h-1v-31h1l1 1c-10 9-20 16-32 21-11 4-24 7-36 7-26 0-45-8-59-24-13-15-20-38-20-67s7-51 20-67c14-15 33-23 59-23 12 0 25 2 36 7 12 4 22 11 32 21l-1 1h-1v-31h1zM5815 28v31 3l-3-2c-10-9-20-16-31-21-11-4-23-6-35-6-25 0-44 7-57 22s-19 37-19 65c0 29 6 50 19 65s32 23 57 23c12 0 24-2 35-7s21-11 31-20l3-3v4 31l-1 1c-10 7-21 12-33 16-12 3-24 5-37 5-34 0-60-10-79-31-20-20-29-48-29-84 0-35 9-63 29-84 19-20 45-31 79-31 13 0 26 2 37 6 12 3 23 8 33 15l1 1zM5813 29c-11-7-21-12-33-16-11-3-23-5-36-5-33 0-58 10-77 30s-28 47-28 82 9 62 28 82 44 30 77 30c13 0 25-2 36-5 12-4 22-9 33-16v2h-1v-31h1l1 1c-10 9-21 16-32 21-11 4-24 7-36 7-26 0-45-8-59-24-13-15-20-38-20-67s7-51 20-67c14-15 33-23 59-23 12 0 25 2 36 7 11 4 22 11 32 21l-1 1h-1v-31h1zM5845 134h79 1v1 24 2h-1-79-2v-2-24-1zM5846 135v24h-1v-1h79v1h-2v-24h2v2h-79v-2zM5987 125v80h-2v-1h48c15 0 27-4 34-10s11-16 11-29-4-23-11-29-19-10-34-10h-48v-1zM5985 123h48c16 0 28 4 36 11 8 6 12 17 12 31s-4 24-12 31-20 11-36 11h-48-1v-2-80-2zM5987 35v66h-2v-2h44c14 0 24-2 31-7 7-6 10-13 10-24s-3-18-10-24c-7-5-17-7-31-7h-44v-2zM5985 34h44c15 0 26 2 33 8s11 15 11 26-4 20-11 26-18 8-33 8h-44-1v-1-66-1zM5956 9h75c23 0 41 5 53 15 13 9 19 23 19 41 0 13-3 25-10 33-6 8-16 13-28 15v-2-1c15 3 26 10 35 20 8 10 12 23 12 38 0 20-7 36-20 47-14 10-33 16-58 16h-78-2v-2-218-2zM5957 11v218h-1v-1h78c24 0 43-5 56-16 13-10 19-25 19-44 0-14-4-26-12-36s-18-16-33-19l-8-2 8-1c12-2 21-7 27-14 6-8 9-18 9-31 0-17-6-30-18-39s-29-14-51-14h-75v-1zM6117 9h32 1v1l61 90-1 1-1-1 60-90v-1h1 32 3l-2 3-77 114-2-1h2v104 2h-2-29-2v-2-104h2l-1 1-78-114-1-3zM6119 10l77 114v1 104h-1v-1h29v1h-1v-104-1l78-114 1 1v1h-32v-1l1 1-60 89-1 2-1-2-61-89 1-1v1h-32v-1zM6280 134h79 1v1 24 2h-1-79-2v-2-24-1zM6281 135v24h-1v-1h79v1h-2v-24h2v2h-79v-2zM6535 18v29 2l-2-1c-11-5-22-9-32-12-10-2-19-4-28-4-16 0-28 3-37 9-8 6-12 15-12 26 0 9 3 16 8 21 6 4 16 8 32 11l18 4v1-1c23 4 39 12 50 22 11 11 16 26 16 44 0 22-7 38-22 49-14 12-36 17-63 17-11 0-22-1-33-3-12-3-24-6-37-11h-1v-1-31-2l2 1c12 7 24 12 35 15 12 3 23 5 34 5 17 0 29-3 38-10 9-6 13-15 13-27 0-10-3-18-9-24-7-6-17-10-32-13v-2 2l-18-4c-22-4-39-11-49-21-10-9-15-23-15-40 0-19 7-35 21-47 14-11 33-17 57-17 11 0 21 1 32 3s22 5 33 8l1 1zM6533 19c-11-3-22-6-32-8-11-2-21-3-32-3-23 0-42 6-55 17s-20 25-20 44c0 17 5 29 15 38 9 9 25 16 47 20l-1 2 1-2 18 4c15 3 26 8 33 14s10 15 10 26c0 13-5 23-14 30-10 7-23 10-40 10-11 0-23-2-35-5-11-4-23-9-35-15l1-2h1v31h-1v-2c13 5 25 8 36 11 12 2 23 3 33 3 27 0 47-5 61-16s21-26 21-47c0-17-5-31-15-41-11-11-26-18-48-22l-18-4v-1 1c-16-3-28-7-34-12s-9-13-9-23c0-12 5-22 14-28s21-10 38-10c9 0 19 2 29 4 10 3 21 7 32 12l-1 2h-1v-29h1zM6672 40l-40 109h-2v-2h81v2h-2l-40-109h1zM6672 39l40 109 1 2h-2-81-2l1-2 40-109 1-3zM6654 9h33 1l1 1 83 219 1 2h-3-30-1l-1-1-20-56 2-1v2h-99v-2l2 1-20 56-1 1h-1-31-2l1-2 83-219 1-1zM6655 11l-83 219-2-1v-1h31v1h-1l20-56v-1h1 99 1v1l20 56h-1v-1h30v1l-1 1-83-219h1v1h-33v-1zM6982 37l-74 117-2-1v-1h75v1h-1v-116h1zM6983 37v116 2h-2-75-2l1-3 75-116 3-5zM6973 9h37 2v2 142h-2v-1h32 1v1 25 1h-1-32v-1h2v51 2h-2-29-1v-2-51h1v1h-99-1v-1-29-1l91-138v-1zM6975 12l-91 138-2-1h2v29h-2v-2h99 2v2 51h-2v-1h29v1h-1v-51-2h1 32v2h-2v-25h2v2h-32-1v-2-142h1v1h-37v-1zM7092 191h31 1v1 37 2h-1-31-2v-2-37-1zM7093 192v37h-1v-1h31v1h-2v-37h2v2h-31v-2zM7251 32c-15 0-26 7-33 21-8 15-11 37-11 67s3 52 11 67c7 15 18 22 33 22s26-7 33-22c8-15 11-37 11-67s-3-52-11-67c-7-14-18-21-33-21zM7251 29c16 0 28 8 36 23 7 15 11 38 11 68s-4 53-11 68c-8 16-20 24-36 24s-28-8-36-24c-8-15-11-38-11-68s3-53 11-68 20-23 36-23zM7251 5c25 0 44 10 57 30s20 48 20 85-7 66-20 85c-13 20-32 30-57 30s-44-10-57-30c-14-19-20-48-20-85s6-65 20-85c13-20 32-30 57-30zM7251 8c-24 0-42 10-55 29s-19 47-19 83c0 37 6 65 19 84s31 28 55 28 42-9 55-28 19-47 19-84c0-36-6-64-19-83s-31-29-55-29zM7473 9h29 2v2 218 2h-2-29-2v-2-218-2zM7474 11v218h-1v-1h29v1h-1v-218h1v1h-29v-1zM7700 130v99 2h-2-27-1v-2-98c0-15-3-26-9-34-6-7-14-11-26-11-15 0-25 5-34 14-8 9-12 21-12 37v92 2h-1-27-2v-2-164-1h2 27 1v1 26h-1l-2-1c7-10 15-18 24-23s19-7 31-7c19 0 34 6 44 18s15 30 15 52zM7697 130c0-22-5-39-15-50-9-11-23-17-41-17-11 0-21 2-30 7-8 5-16 12-22 22l-3 4v-5-26h2v2h-27v-2h1v164h-1v-1h27v1h-2v-92c0-17 5-30 13-39 9-10 21-15 36-15 12 0 22 4 28 12s10 21 10 36v98h-2v-1h27v1h-1zM7779 19v46h-2v-1h56 1v1 21 2h-1-56v-2h2v89c0 14 1 22 5 25 3 4 10 5 21 5h28 1v2 22 2h-1-28c-21 0-36-4-44-12s-12-23-12-44v-89h1v2h-20-1v-2-21-1h1 20v1h-1v-46-2h1 27 2zM7777 20h-27v-1h2v46 2h-2-20v-2h2v21h-2v-1h20 2v1 89c0 21 3 34 11 42 8 7 21 11 42 11h28v1h-2v-22h2v1h-28c-11 0-19-2-23-6s-6-13-6-27v-89-1h1 56v1h-2v-21h2v2h-56-1v-2-46h1zM8009 141v13 1h-1-124v-1h1c2 18 7 32 17 41 10 10 23 14 41 14 10 0 20-1 29-3 10-3 19-7 29-12l2-1v3 25 1h-1c-10 5-20 8-30 10s-21 3-31 3c-27 0-48-8-63-23-16-16-24-37-24-63 0-27 8-49 22-65 15-16 35-24 60-24 23 0 41 7 54 22 13 14 19 34 19 59zM8006 141c0-25-6-43-19-57-12-14-29-21-51-21-24 0-43 8-57 23-15 16-22 36-22 63 0 26 8 46 23 61s35 22 61 22c10 0 20-1 30-3 11-2 20-5 30-9l1 1h-2v-25h2v1c-9 5-19 9-29 11-10 3-20 4-30 4-19 0-33-5-43-15-11-10-16-24-18-43v-2h2 124v2h-2zM7979 133c0-15-4-26-12-35-7-8-18-12-30-12-15 0-27 4-36 12-8 8-13 20-15 35h-1v-2h96v2zM7981 134h-96-2v-1c2-16 7-28 16-37 10-9 22-13 38-13 13 0 24 4 33 13 8 9 12 22 12 37v1zM8148 92c-3-2-6-3-10-4-3-1-7-1-11-1-15 0-26 5-34 14-8 10-12 24-12 42v86 2h-1-28-1v-2-164-1h1 28 1v1 26h-1l-2-1c6-10 14-18 23-23s21-7 34-7c2 0 4 0 6 0 2 1 5 1 8 1l1 1v1 28 2zM8147 91v-28h1v1c-3 0-5 0-7-1-2 0-4 0-6 0-13 0-24 2-33 7s-16 12-21 22l-3 5v-6-26h2v2h-28v-2h2v164h-2v-1h28v1h-2v-86c0-19 4-34 13-44 8-10 20-15 36-15 4 0 8 0 12 1s7 2 10 4l-1 2zM8308 130v99 2h-1-27-2v-2-98c0-15-3-26-8-34-6-7-15-11-27-11-14 0-25 5-33 14s-12 21-12 37v92 2h-2-27-1v-2-164-1h1 27 2v1 26h-2l-1-1c7-10 15-18 24-23 8-5 19-7 30-7 20 0 34 6 44 18s15 30 15 52zM8305 130c0-22-4-39-14-50-9-11-23-17-42-17-11 0-20 2-29 7s-16 12-22 22l-3 4v-5-26h1v2h-27v-2h2v164h-2v-1h27v1h-1v-92c0-17 4-30 13-39 9-10 21-15 35-15 13 0 23 4 29 12s9 21 9 36v98h-1v-1h27v1h-2zM8434 148c-22 0-36 3-45 8-8 4-11 12-11 24 0 9 2 16 8 22 7 5 15 8 25 8 15 0 26-5 35-16 9-10 13-24 13-41v-6h2v1zM8434 145h27 1v2 6c0 18-5 32-14 43s-22 17-37 17c-11 0-20-3-27-9-6-6-9-14-9-24 0-12 4-22 13-27 8-5 24-8 46-8zM8489 136v93 2h-1-27-2v-2-25h2l1 1c-6 10-14 18-24 23-9 5-21 7-34 7-17 0-31-5-41-14-10-10-15-23-15-39 0-19 6-34 19-43 12-10 31-15 56-15h38v2h-2v-3c0-12-4-21-12-27-7-7-18-10-33-10-9 0-18 1-27 3s-17 6-25 10l-2 1v-2-25-1l1-1c9-3 19-6 28-8 10-2 19-3 28-3 24 0 42 6 54 19 12 12 18 32 18 57zM8486 136c0-25-6-43-17-55-12-12-29-18-52-18-9 0-18 1-27 3s-19 4-28 8l-1-1h2v25h-2l-1-2c9-4 17-8 26-10s19-3 28-3c15 0 27 3 35 10 9 7 13 17 13 30v3 1h-1-38c-24 0-42 5-55 14-12 9-17 23-17 41 0 15 4 27 14 36 10 10 22 14 39 14 13 0 24-2 33-7 9-4 16-12 22-21l3-5v5 25h-1v-1h27v1h-2zM8570 19v46h-1v-1h55 2v1 21 2h-2-55v-2h1v89c0 14 2 22 5 25 4 4 11 5 22 5h27 2v2 22 2h-2-27c-21 0-36-4-44-12-9-8-13-23-13-44v-89h2v2h-20-1v-2-21-1h1 20v1h-2v-46-2h2 27 1zM8569 20h-27v-1h1v46 2h-1-20v-2h2v21h-2v-1h20 1v1 89c0 21 4 34 12 42 7 7 21 11 42 11h27v1h-1v-22h1v1h-27c-12 0-20-2-24-6s-6-13-6-27v-89-1h2 55v1h-1v-21h1v2h-55-2v-2-46h2zM8659 64h27 2v1 164 2h-2-27-1v-2-164-1zM8661 65v164h-2v-1h27v1h-1v-164h1v2h-27v-2zM8659 0h27 2v2 34 1h-2-27-1v-1-34-2zM8661 2v34h-2v-2h27v2h-1v-34h1v1h-27v-1zM8807 86c-14 0-25 5-33 16-9 11-13 26-13 46 0 19 4 34 13 45 8 11 19 16 33 16s24-5 33-16c8-11 12-26 12-45 0-20-4-35-12-46-9-11-19-16-33-16zM8807 83c14 0 26 6 35 17 9 12 13 28 13 48 0 19-4 35-13 47-9 11-21 17-35 17-15 0-27-6-36-17-8-12-13-28-13-47 0-20 5-36 13-48 9-11 21-17 36-17zM8807 60c23 0 42 8 56 23 14 16 20 37 20 65 0 27-6 48-20 64-14 15-33 23-56 23-24 0-43-8-57-23-13-16-20-37-20-64 0-28 7-49 20-65 14-15 33-23 57-23zM8807 63c-24 0-41 7-54 22-14 15-20 36-20 63 0 26 6 47 20 62 13 15 30 22 54 22 23 0 41-7 54-22s19-36 19-62c0-27-6-48-19-63s-31-22-54-22zM9064 130v99 2h-2-27-1v-2-98c0-15-3-26-9-34-6-7-14-11-26-11-14 0-25 5-33 14s-12 21-12 37v92 2h-2-27-1v-2-164-1h1 27 2v1 26h-2l-1-1c6-10 14-18 23-23s20-7 31-7c19 0 34 6 44 18s15 30 15 52zM9061 130c0-22-5-39-14-50-10-11-23-17-42-17-11 0-21 2-29 7-9 5-16 12-23 22l-2 4v-5-26h1v2h-27v-2h2v164h-2v-1h27v1h-1v-92c0-17 4-30 13-39 8-10 20-15 35-15 13 0 22 4 29 12 6 8 9 21 9 36v98h-2v-1h27v1h-1zM9190 148c-22 0-37 3-45 8-8 4-12 12-12 24 0 9 3 16 9 22 6 5 14 8 25 8 14 0 26-5 35-16 8-10 13-24 13-41v-6h1v1zM9190 145h26 2v2 6c0 18-5 32-14 43s-22 17-37 17c-11 0-20-3-27-9-6-6-10-14-10-24 0-12 5-22 14-27 8-5 24-8 46-8zM9245 136v93 2h-2-27-1v-2-25h1l2 1c-7 10-15 18-24 23s-21 7-34 7c-17 0-31-5-41-14-11-10-16-23-16-39 0-19 7-34 19-43 13-10 32-15 57-15h37v2h-1v-3c0-12-4-21-12-27-8-7-19-10-33-10-10 0-18 1-27 3s-17 6-26 10l-2 1v-2-25-1l1-1c10-3 20-6 29-8s19-3 28-3c24 0 42 6 54 19 12 12 18 32 18 57zM9242 136c0-25-6-43-17-55-12-12-29-18-52-18-9 0-18 1-27 3s-19 4-29 8v-1h1v25h-1l-1-2c8-4 17-8 26-10s18-3 28-3c15 0 27 3 35 10 9 7 13 17 13 30v3 1h-2-37c-25 0-43 5-55 14s-18 23-18 41c0 15 5 27 15 36 9 10 22 14 39 14 13 0 24-2 33-7 9-4 16-12 22-21l3-5v5 25h-2v-1h27v1h-1zM9298 0h27 1v2 227 2h-1-27-2v-2-227-2zM9299 2v227h-1v-1h27v1h-2v-227h2v1h-27v-1z">
          <text:p/>
        </draw:path>
        <draw:polygon draw:style-name="gr2" draw:text-style-name="P2" draw:layer="layout" svg:width="0cm" svg:height="0cm" svg:x="-15.3cm" svg:y="0.005cm" svg:viewBox="0 0 0 0" draw:points="0,0">
          <text:p/>
        </draw:polygon>
        <draw:path draw:style-name="gr2" draw:text-style-name="P2" draw:layer="layout" svg:width="0.876cm" svg:height="0.272cm" svg:x="14.788cm" svg:y="15.792cm" svg:viewBox="0 0 877 273" svg:d="M285 269h-43l-46-170c-3-11-8-30-14-58-3 14-6 28-8 37-2 10-20 74-52 191h-43l-79-269h38l48 171c5 21 11 43 16 66 3-14 6-29 10-46 4-16 22-80 53-191h35l46 168c7 27 13 50 17 69l2-7c3-14 6-26 8-35 2-10 20-74 53-195h38zM412 173c0 24 5 42 14 55 10 13 24 19 43 19 15 0 27-3 36-9s15-13 18-23l31 9c-13 32-41 49-85 49-30 0-53-9-69-28-16-18-24-45-24-80 0-34 8-60 24-78 16-19 38-29 68-29 60 0 91 38 91 111v4zM523 147c-2-22-7-37-16-47-10-10-23-15-40-15-16 0-30 5-39 16-10 11-15 27-16 46zM755 212c0 19-7 34-22 45-14 10-35 16-61 16s-46-5-59-13c-14-8-23-22-28-39l31-6c3 11 9 19 18 24s22 8 38 8c17 0 30-3 38-8 8-6 12-14 12-24 0-8-3-15-8-20-6-5-15-9-27-13l-25-6c-20-5-34-10-42-15s-15-11-19-18c-5-7-7-15-7-25 0-19 6-34 20-43 13-10 33-16 58-16 23 0 41 5 54 13 14 8 22 21 26 38l-31 4c-2-9-7-16-16-21-8-5-19-7-33-7-15 0-27 2-34 7s-11 12-11 21c0 6 1 11 4 15 3 3 8 7 14 9 6 3 18 7 38 11 18 5 31 9 39 13s14 8 19 13c4 4 8 10 10 16 3 6 4 13 4 21zM877 267c-11 3-22 5-34 5-28 0-41-16-41-47v-137h-24v-25h25l10-47h23v47h38v25h-38v130c0 10 2 17 5 21s9 6 17 6c4 0 11-1 19-3z">
          <text:p/>
        </draw:path>
        <draw:path draw:style-name="gr2" draw:text-style-name="P2" draw:layer="layout" svg:width="0.883cm" svg:height="0.277cm" svg:x="14.784cm" svg:y="15.789cm" svg:viewBox="0 0 884 278" svg:d="M289 275h-43-2l-1-2-46-172h3-3c-3-10-8-29-13-57h2 3c-3 15-6 27-8 37-3 10-20 75-52 192l-1 2h-2-43-2l-1-2-79-269-1-4h4 38 2v2l48 171c6 22 11 44 16 66l-2 1-3-1c3-14 6-29 10-45 4-17 22-81 53-192l1-2h2 35 2v2l47 168c7 27 13 50 17 69l-3 1-3-1 2-6h3-3c3-15 6-27 8-36s20-75 54-195v-2h2 38 4l-1 4-79 269-1 2zM287 271l79-269 2 1v3h-38v-3l3 1c-33 120-51 185-53 194s-5 21-9 36l-1 7-3 11-3-11c-4-19-9-42-17-70h3l-3 1-46-168 3-1v3h-35v-3l3 1c-32 110-49 175-53 191s-8 32-11 46l-2 12-3-12c-5-23-10-45-16-66l3-1-3 1-48-171 3-1v3h-38v-3l3-1 78 269-2 1v-3h43v3l-3-1c33-117 50-181 52-191s5-22 9-37l2-13 3 13c6 27 10 46 13 57l47 171-3 1v-3h43v3zM418 176c0 23 5 41 15 53 9 12 22 18 40 18 15 0 26-3 34-8 9-6 14-13 17-21l1-3 3 1 30 8 3 1-1 3c-13 33-43 50-87 50-31 0-55-9-71-28-17-18-25-46-25-82s8-63 25-81c16-19 40-28 70-28 62 0 93 38 93 113v4 3h-3-146v-3zM416 173h146v3h-2v-4c0-73-29-108-88-108-29 0-51 9-66 26-16 18-23 43-23 78s7 61 23 79c15 17 37 26 67 26 43 0 69-16 81-47l3 1-1 3-30-9 1-3 3 1c-4 10-10 18-20 24-9 7-22 10-37 10-19 0-35-7-45-21-10-13-15-32-15-56v-3zM524 150c-2-22-7-37-16-46-8-10-20-14-37-14-16 0-28 5-37 15-9 11-14 25-15 45h-3v-3h111v3zM527 153h-111-3v-3c1-21 7-37 17-49 10-11 24-17 41-17 18 0 32 5 42 16 9 10 15 27 17 50v3zM762 215c0 20-8 36-23 47s-37 16-63 16c-27 0-48-4-62-13-14-8-24-22-28-41l-1-3h3l30-6 3-1v3c3 10 8 18 17 22 9 5 21 8 38 8s29-3 36-8c8-5 11-11 11-21 0-8-2-13-7-18-6-5-14-9-26-12l1-3-1 3-26-6 1-3-1 3c-19-5-34-11-42-16-9-5-16-11-21-18-5-8-7-18-7-28 0-20 7-35 21-46 14-10 34-15 61-15 23 0 42 4 56 13 14 8 23 22 26 40l1 3h-3l-31 4h-2l-1-2c-2-9-6-15-14-19-8-5-18-7-32-7-16 0-27 2-34 6-6 5-9 10-9 19 0 6 1 9 4 13 2 3 6 6 12 9s18 7 38 12c18 4 32 8 40 12s15 9 20 14c4 5 8 11 11 17s4 14 4 22zM756 215c0-8-1-14-3-20-3-6-6-11-10-15-5-5-11-9-18-13-8-3-21-7-39-12l1-3-1 3c-20-5-33-8-39-11s-12-8-15-12-5-10-5-16c0-10 4-18 12-24 8-4 20-7 37-7 14 0 26 3 35 8s15 13 17 23h-3l-1-3 31-3 1 2-3 1c-4-17-11-29-24-37-13-7-31-11-53-11-26 0-45 4-58 14-12 9-19 22-19 41 0 9 3 17 7 25 4 6 11 12 19 17 8 4 21 9 41 14l25 7c13 3 23 7 28 13 6 5 10 13 10 22 0 11-5 20-14 26-8 6-22 8-39 8-18 0-31-2-41-8-9-5-16-14-19-26h3v2l-30 6-1-2 3-1c4 17 13 29 26 38 13 8 32 12 59 12 26 0 45-5 60-15 14-11 20-24 20-43zM882 273c-11 3-23 5-35 5-29 0-44-18-44-50v-138h3v3h-24-3v-3-25-3h3 25v3h-3l10-46 1-3h2 23 3v3 46h-3v-3h38 3v3 25 3h-3-38v-3h3v131c0 9 1 15 4 19 3 3 7 5 15 5 4 0 10-1 19-3h3v3 25 3zM879 270v-25h2l1 3c-9 2-16 3-20 3-9 0-16-3-19-8-4-4-6-12-6-22v-131-3h3 38v3h-3v-25h3v3h-38-3v-3-46h3v3h-23v-3l3 1-10 46-1 2h-2-25v-3h3v25h-3v-3h24 3v3 138c0 30 12 44 38 44 11 0 23-1 34-4v2z">
          <text:p/>
        </draw:path>
        <draw:path draw:style-name="gr2" draw:text-style-name="P2" draw:layer="layout" svg:width="1.456cm" svg:height="0.29cm" svg:x="14.816cm" svg:y="16.565cm" svg:viewBox="0 0 1457 291" svg:d="M0 287v-29h70v-210l-62 44v-33l64-44h32v243h67v29zM192 287v-29h69v-210l-61 44v-33l64-44h32v243h66v29zM382 291l79-291h32l-80 291zM510 287v-24c7-15 15-28 24-40 10-11 19-22 30-31 10-10 21-18 31-26s19-16 28-24c8-8 14-16 19-25 6-10 8-20 8-31 0-15-4-26-13-35-9-8-21-12-36-12s-27 4-37 12-15 19-17 34l-35-3c2-22 11-39 27-52s37-19 62-19c27 0 48 6 63 19 14 13 22 31 22 55 0 11-3 21-7 32-5 11-12 21-22 32-9 10-28 26-55 48-14 12-26 23-35 33-9 9-15 19-19 28h142v29zM740 287v-29h70v-210l-62 44v-33l64-44h33v243h66v29zM930 291l80-291h30l-78 291zM1068 287v-29h69v-210l-61 44v-33l64-44h32v243h66v29zM1457 43c-27 42-47 76-58 100-12 25-21 48-26 72-6 23-9 47-9 72h-36c0-34 7-71 22-109 15-39 39-84 74-134h-146v-29h179z">
          <text:p/>
        </draw:path>
        <draw:path draw:style-name="gr2" draw:text-style-name="P2" draw:layer="layout" svg:width="1.462cm" svg:height="0.296cm" svg:x="14.813cm" svg:y="16.562cm" svg:viewBox="0 0 1463 297" svg:d="M0 290v-29-3h3 70v3h-3v-210h3l1 2-61 44-5 3v-5-33-2l2-1 64-44h1 32 3v3 243h-3v-3h67 2v3 29 3h-2-171-3zM3 288h171v2h-3v-29h3v3h-67-2v-3-243h2v2h-32v-2l2 2-64 44-2-2h3v33h-3l-1-3 61-44 4-3v6 210 3h-2-70v-3h3v29h-3zM192 290v-29-3h3 69v3h-2v-210h2l2 2-61 44-5 3v-5-33-2l1-1 65-44h1 32 3v3 243h-3v-3h66 3v3 29 3h-3-170-3zM195 288h170v2h-2v-29h2v3h-66-3v-3-243h3v2h-32v-2l2 2-64 44-2-2h3v33h-3l-2-3 62-44 4-3v6 210 3h-3-69v-3h3v29h-3zM382 293l80-291v-2h2 31 3v4l-79 291-1 2h-2-31-4zM385 291h31v3l-2-1 78-291 3 1v3h-31v-3l3 1-79 291-3-1zM509 290v-24-1c7-16 15-29 26-41 9-11 20-22 30-31 10-10 21-18 31-26s19-16 28-24c8-8 14-16 19-25 5-8 7-18 7-29 0-14-4-25-12-32-8-8-19-12-34-12s-26 4-35 11c-9 8-14 18-16 32v3h-3l-37-3-2-1v-3c3-22 12-40 30-53 16-14 37-20 63-20 27 0 49 7 65 20 15 13 23 33 23 57 0 11-3 23-8 34-5 10-12 21-22 32-10 10-28 26-55 48l-2-2 2 2c-14 12-26 23-35 33-8 9-14 18-18 27l-3-1v-3h142 3v3 29 3h-3-181-3zM512 288h181v2h-3v-29h3v3h-142-4l2-4c4-10 10-19 19-29s21-21 36-33c26-22 45-38 54-48s16-21 21-31 7-21 7-31c0-23-7-40-21-53-14-12-35-19-61-19-25 0-44 7-60 19-15 13-25 29-28 50h-2v-3l36 3v3h-3c2-15 8-28 18-36s23-13 39-13 29 5 38 13c9 9 14 22 14 37 0 12-3 23-8 32s-12 18-20 26c-9 8-18 16-28 24-11 8-21 17-31 26-11 9-20 19-30 31-9 11-18 24-24 39l-3-1h3v24h-3zM741 290v-29-3h2 70v3h-3v-210h3l1 2-61 44-5 3v-5-33-2l2-1 64-44h1 33 2v3 243h-2v-3h66 2v3 29 3h-2-171-2zM743 288h171v2h-3v-29h3v3h-66-3v-3-243h3v2h-33v-2l2 2-64 44-2-2h3v33h-3l-1-3 61-44 4-3v6 210 3h-2-70v-3h3v29h-3zM931 293l79-291v-2h3 30 4l-1 4-79 291v2h-2-32-3zM933 291h32v3l-3-1 78-291 3 1v3h-30v-3l2 1-79 291-3-1zM1068 290v-29-3h3 69v3h-3v-210h3l2 2-62 44-4 3v-5-33-2l1-1 64-44h1 1 32 3v3 243h-3v-3h66 3v3 29 3h-3-170-3zM1071 288h170v2h-3v-29h3v3h-66-3v-3-243h3v2h-32v-2l1 2-64 44-1-2h2v33h-2l-2-3 61-44 5-3v6 210 3h-3-69v-3h2v29h-2zM1463 47c-28 43-48 77-59 101s-20 47-25 70c-6 23-9 47-9 72v3h-3-36-3v-3c0-35 8-72 22-110 15-39 40-84 75-135l2 2v3h-146-3v-3-29-3h3 179 3v3 28zM1458 46v-28h2v2h-179v-2h3v29h-3v-3h146 5l-3 5c-34 50-59 94-73 133-15 38-22 74-22 108h-3v-2h36v2h-3c0-25 3-50 9-73 6-24 14-48 26-72 11-24 31-58 59-101l2 2z">
          <text:p/>
        </draw:path>
        <draw:path draw:style-name="gr2" draw:text-style-name="P2" draw:layer="layout" svg:width="0.498cm" svg:height="0.29cm" svg:x="15.195cm" svg:y="18.85cm" svg:viewBox="0 0 499 291" svg:d="M0 287v-29h70v-210l-62 44v-33l65-44h32v243h66v29zM190 291l80-291h30l-78 291zM328 287v-29h69v-210l-61 44v-33l64-44h32v243h67v29z">
          <text:p/>
        </draw:path>
        <draw:path draw:style-name="gr2" draw:text-style-name="P2" draw:layer="layout" svg:width="0.503cm" svg:height="0.296cm" svg:x="15.193cm" svg:y="18.847cm" svg:viewBox="0 0 504 297" svg:d="M0 290v-29-3h2 70v3h-3v-210h3l1 2-61 44-4 3v-5-33-2h1l64-45h1 1 32 3v3 243h-3v-3h67 3v3 29 3h-3-172-2zM2 288h172v2h-3v-29h3v3h-67-3v-3-243h3v3h-32v-3l1 2-64 44-2-2h3v33h-3l-1-3 61-43 5-4v6 210 3h-3-70v-3h3v29h-3zM191 294l79-291 1-3h2 30 4l-1 4-79 291v2h-2-32-3zM193 291h32v3h-3l78-291h3v3h-30v-3l2 1-79 291-3-1zM328 290v-29-3h3 69v3h-3v-210h3l2 2-62 44-4 3v-5-33-2h1l64-45h1 1 32 3v3 243h-3v-3h66 3v3 29 3h-3-170-3zM331 288h170v2h-3v-29h3v3h-66-3v-3-243h3v3h-32v-3l1 2-64 44-1-2h2v33h-2l-2-3 61-43 5-4v6 210 3h-3-69v-3h3v29h-3z">
          <text:p/>
        </draw:path>
        <draw:path draw:style-name="gr2" draw:text-style-name="P2" draw:layer="layout" svg:width="1.222cm" svg:height="0.368cm" svg:x="16.776cm" svg:y="18.85cm" svg:viewBox="0 0 1223 369" svg:d="M289 287h-44l-47-173c-3-10-7-31-13-59-3 15-6 28-9 38-2 11-19 75-52 194h-44l-80-273h38l49 174c6 21 11 44 16 67 3-15 7-30 11-47 4-16 21-81 53-194h35l48 170c7 28 13 51 17 71l1-7c4-15 7-27 9-36 2-10 20-75 54-198h38zM418 190c0 24 5 42 15 55s24 20 43 20c15 0 27-3 36-9s16-14 19-23l30 9c-12 32-41 49-85 49-31 0-54-9-70-28-16-18-24-45-24-82 0-34 8-61 24-80 16-18 39-28 69-28 61 0 92 38 92 112v5zM531 163c-2-22-8-38-17-48s-22-16-40-16c-17 0-30 7-40 18s-15 27-16 46zM611 33v-33h35v33zM611 287v-210h35v210zM781 369c-23 0-41-4-55-13-13-9-22-22-26-38l35-6c3 10 8 18 16 23 7 5 18 8 31 8 34 0 52-21 52-61v-34h-1c-6 14-15 24-27 30-11 7-25 11-40 11-25 0-44-9-56-26s-18-44-18-80c0-37 6-64 19-83 13-17 33-26 59-26 15 0 28 3 38 10 11 7 20 17 26 30 0-4 0-11 1-21 0-10 1-15 1-16h33c0 7-1 22-1 45v159c0 59-29 88-87 88zM834 183c0-17-3-32-7-44-5-12-11-22-20-28-8-7-18-11-29-11-17 0-30 7-38 20s-12 34-12 63c0 28 3 49 11 61 7 13 20 19 39 19 11 0 20-3 29-10 8-6 15-15 20-27 4-12 7-27 7-43zM957 114c8-15 17-25 27-31 11-6 24-10 40-10 23 0 39 6 50 17 11 13 16 31 16 58v139h-35v-132c0-15-1-26-4-33s-7-12-13-16c-6-3-15-6-26-6-16 0-29 7-39 18-10 12-15 27-15 46v123h-35v-287h35v74c0 8 0 16 0 25-1 9-1 14-1 15zM1223 285c-11 4-23 5-35 5-28 0-42-16-42-47v-139h-24v-27h26l10-46h23v46h39v27h-39v131c0 10 2 17 5 21s9 6 17 6c5 0 11 0 20-2z">
          <text:p/>
        </draw:path>
        <draw:path draw:style-name="gr2" draw:text-style-name="P2" draw:layer="layout" svg:width="1.229cm" svg:height="0.374cm" svg:x="16.772cm" svg:y="18.847cm" svg:viewBox="0 0 1230 375" svg:d="M293 292h-44-2v-2l-47-173 2-1-2 1c-3-11-8-30-14-58l3-1 3 1c-4 15-7 27-9 37-2 11-20 75-53 194v2h-2-44-2l-1-2-80-272-1-4h4 38 2l1 3 49 172c5 22 11 44 16 67l-3 1-3-1c3-14 7-30 11-46 4-17 22-81 53-193l1-3h2 35 3v3l47 169c8 27 13 51 17 70l-2 1-3-1 2-7 2 1-2-1c3-15 6-27 8-36s20-75 54-196l1-3h2 38 4l-1 4-80 272-1 2zM291 288l80-271h2v3h-38v-3l3 1c-34 122-52 187-54 196-3 10-5 22-9 37l-2 6-3 12-2-12c-4-19-10-42-17-70l3-1-3 1-47-169 2-1v3h-35v-3l3 1c-32 112-50 176-54 193s-7 32-10 46l-3 13-3-13c-5-23-10-45-16-66l3-1-3 1-49-173 3-1v3h-38v-3h2l81 271-3 1v-3h44v3l-3-1c33-119 50-183 53-193 2-10 5-22 8-37l3-13 3 13c6 28 10 47 13 58l47 172-3 1v-3h44v3zM425 192c0 24 5 41 14 54 10 12 23 18 41 18 15 0 26-3 35-9 9-5 14-12 17-21l1-3 3 1 30 9 3 1-1 3c-13 33-43 51-88 51-31 0-56-10-72-29-17-19-25-47-25-84 0-35 8-62 25-81 16-19 40-28 71-28 63 0 95 38 95 113v5 3h-3-149v-3zM422 189h149v3h-3v-5c0-73-29-108-89-108-30 0-51 9-67 27s-24 43-24 77c0 36 8 62 24 80s38 27 68 27c44 0 71-16 83-47l2 1-1 2-30-9 1-2 2 1c-3 9-10 18-19 24-10 6-22 10-38 10-19 0-35-7-45-21-11-13-16-33-16-57v-3zM532 166c-2-22-7-37-16-47-9-9-21-14-38-14-16 0-28 5-38 16-9 11-14 25-15 45l-3-1v-2h113v2zM535 168h-113-3l1-3c0-20 6-36 16-48s25-18 42-18c18 0 33 6 42 16 10 11 16 28 18 50v3zM612 36v-33-3h3 35 3v3 33 3h-3-35-3zM615 33h35v3h-3v-33h3v3h-35v-3h3v33h-3zM612 289v-209-2h3 35 3v2 209 3h-3-35-3zM615 286h35v3h-3v-209h3v3h-35v-3h3v209h-3zM785 375c-23 0-42-5-56-15-14-9-23-23-27-40l-1-3h3l35-5 2-1 1 3c2 9 7 15 14 20 8 5 17 8 30 8 33 0 49-19 49-58v-34h3v3h-1v-3l3 1c-7 14-17 25-28 32-12 7-26 10-42 10-26 0-46-9-59-26-12-18-18-45-18-82s6-65 20-83c13-18 34-28 61-28 15 0 29 4 40 11s20 17 26 30l-2 1v-3 3h-3c0-4 0-11 1-20 0-10 1-16 2-17l1-1h1 33 3v3c-1 6-1 21-1 43v159c0 60-31 92-90 92zM785 369c57 0 84-29 84-86v-159c0-22 1-37 1-44h3v3h-33v-3l3 2c0 0-1 5-1 14-1 10-1 16-1 20v3h-3-2l-1-2c-6-12-14-21-24-27-11-7-23-10-37-10-26 0-44 8-57 25-12 17-19 43-19 80 0 36 6 62 18 78 12 17 29 25 54 25 15 0 28-3 39-10s19-16 26-29v-2h2 1 2v3 34c0 41-18 63-54 63-13 0-25-2-33-8-8-5-14-14-16-24l2-1 1 3-35 5-1-2 3-1c4 16 12 28 25 36 13 10 30 14 53 14zM835 185c0-17-2-31-7-43-4-12-11-21-19-27s-16-9-27-9c-17 0-28 6-36 18s-12 32-12 61c0 28 4 48 11 60s19 17 37 17c10 0 19-3 27-9s15-15 19-26c5-12 7-26 7-42zM840 185c0 17-2 31-7 44-4 12-11 22-20 29-9 6-20 10-31 10-19 0-34-7-42-20-7-13-11-35-11-63 0-29 4-51 12-64 9-14 23-21 41-21 12 0 22 4 31 10 9 7 16 17 20 30 5 12 7 28 7 45zM958 115c7-14 17-25 28-31 11-7 25-10 41-10 24 0 42 6 53 17 11 12 17 32 17 59v139 3h-3-35-3v-3-132c0-15-1-25-3-32-3-7-7-11-12-14-7-3-15-5-26-5-16 0-28 5-37 16s-14 25-14 44v123 3h-3-34-3v-3-286-3h3 34 3v3 74c0 8 0 16-1 25 0 8 0 13-1 14h-2v-3 3zM960 119h-3v-3c0-1 0-6 1-15 0-8 0-16 0-24v-74h3v3h-34v-3h2v286h-2v-3h34v3h-3v-123c0-20 6-36 16-48 10-11 24-18 41-18 11 0 22 2 28 6 7 3 12 9 15 17 3 7 4 19 4 34v132h-3v-3h35v3h-3v-139c0-26-5-44-15-55-10-10-26-16-49-16-16 0-28 3-38 9-11 7-19 16-26 29l-1 2zM1228 290c-12 3-24 5-36 5-29 0-45-18-45-50v-139h3v2h-24-3v-2-26-2h3 26v2h-3l10-47 1-2h2 23 3v3 46h-3v-2h39 2v2 26 2h-2-39v-2h3v131c0 10 1 16 4 20 3 3 7 5 15 5 4 0 11-1 19-3l4-1v4 25 3zM1224 287v-25h3l1 3c-9 1-16 2-21 2-9 0-16-2-19-7-4-4-6-12-6-23v-131-3h3 39v3h-3v-26h3v3h-39-3v-3-46h3v3h-23v-3h3l-11 47v2h-2-26v-3h3v26h-3v-3h24 3v3 139c0 30 12 44 39 44 12 0 23-1 34-4l1 2z">
          <text:p/>
        </draw:path>
        <draw:path draw:style-name="gr2" draw:text-style-name="P2" draw:layer="layout" svg:width="8.302cm" svg:height="0.411cm" svg:x="18.598cm" svg:y="15.46cm" svg:viewBox="0 0 8303 412" svg:d="M317 406l-44-113h-175l-44 113h-54l157-385h59l154 385zM186 60l-3 8c-4 15-11 34-20 58l-49 126h144l-50-127c-5-12-10-26-15-42zM718 299c0 37-14 64-42 84-27 19-66 29-117 29-93 0-148-33-162-99l50-10c6 24 18 41 37 52s45 16 77 16c34 0 60-6 78-17 18-12 28-30 28-52 0-13-3-23-9-31s-14-14-24-19c-11-5-23-9-37-13-15-3-31-7-48-11-30-7-54-13-69-20-16-7-28-14-37-23-10-8-16-18-21-29s-8-24-8-38c0-33 13-58 38-76s61-27 108-27c44 0 77 7 100 20 24 14 40 36 49 69l-51 9c-6-21-17-36-32-45-16-9-38-14-66-14-31 0-54 6-71 16-16 10-24 25-24 45 0 12 3 22 10 30 6 7 15 14 27 19 12 6 35 12 70 20 12 3 24 5 36 8 11 3 23 7 33 10 11 4 21 9 31 14 9 5 17 12 24 20 7 7 12 16 16 27 4 10 6 22 6 36zM768 279v-44h137v44zM1235 406v-179h-207v179h-52v-385h52v163h207v-163h53v385zM1382 406v-385h291v43h-239v123h223v42h-223v135h250v42zM1997 213c0 64-11 114-34 148-22 34-56 51-100 51s-77-17-100-51c-22-33-33-84-33-148 0-66 11-116 32-148 22-33 56-50 103-50 45 0 78 17 100 50 21 33 32 83 32 148zM1947 213c0-56-6-96-19-121-13-24-34-37-63-37-31 0-52 12-65 37-14 24-20 65-20 121 0 54 6 94 20 121 13 25 34 38 63 38s51-13 64-39c13-27 20-67 20-120zM2308 213c0 64-11 114-34 148-22 34-56 51-100 51-45 0-78-17-100-51-22-33-34-84-34-148 0-66 11-116 33-148 21-33 55-50 103-50 45 0 79 17 100 50 22 33 32 83 32 148zM2258 213c0-56-6-96-19-121-13-24-34-37-63-37-31 0-53 12-66 37-13 24-20 65-20 121 0 54 7 94 20 121 13 25 35 38 65 38 29 0 50-13 63-39 14-27 20-67 20-120zM2358 406v-34c9-22 21-40 34-58 13-16 27-31 42-44s29-25 44-37c14-11 27-22 39-33 12-12 21-24 28-36s11-26 11-42c0-21-6-37-19-49-12-12-29-17-51-17-21 0-38 5-52 17-13 11-21 27-24 47l-50-4c4-31 17-55 39-74 23-18 52-27 87-27 39 0 68 9 89 28 21 18 31 44 31 77 0 15-3 30-10 45s-17 29-30 44c-14 15-39 38-77 69-21 17-38 32-50 46-13 15-22 28-27 41h200v41zM2926 280c0 40-11 73-33 97-22 23-52 35-91 35-43 0-76-16-99-49-23-32-34-80-34-141 0-67 12-118 35-153 24-36 58-54 102-54 58 0 95 26 110 78l-47 9c-10-31-31-47-63-47-29 0-50 13-66 39-15 26-23 64-23 113 9-16 22-29 38-37 16-9 35-13 56-13 35 0 63 11 84 33s31 52 31 90zM2876 282c0-28-6-50-20-65s-33-22-57-22c-23 0-41 6-56 20-14 13-21 31-21 55 0 30 8 54 22 74 15 19 34 28 57 28s42-8 55-24c14-16 20-38 20-66zM3308 412c-32 0-59-6-83-18-23-11-41-28-54-49-13-23-19-49-19-79v-245h52v240c0 35 9 62 26 81 18 18 44 27 78 27s61-9 80-28c19-20 29-47 29-83v-237h52v240c0 31-7 58-20 81s-32 40-56 52-52 18-85 18zM3740 406v-188c0-19-2-34-6-45s-10-19-18-23c-9-5-21-7-37-7-24 0-42 8-56 24s-20 38-20 67v172h-50v-233c0-34 0-55-1-63h46c0 1 1 3 1 7s0 9 0 14c1 5 1 15 1 30h1c11-21 25-35 39-44 15-8 34-12 56-12 32 0 56 8 71 24s22 42 22 80v197zM3862 47v-47h50v47zM3862 406v-296h50v296zM4116 406h-58l-107-296h52l65 192c3 7 9 30 19 66l10-32 10-33 67-193h53zM4307 268c0 34 7 61 21 79 14 19 34 28 61 28 21 0 38-4 51-13s22-19 26-32l43 12c-17 46-58 70-120 70-44 0-77-13-100-39s-34-66-34-117c0-49 11-86 34-112s56-39 98-39c87 0 130 52 130 157v6zM4466 230c-2-31-10-53-23-68-13-14-32-21-57-21-24 0-42 8-56 24s-22 38-23 65zM4580 406v-227c0-21 0-44-1-69h46c1 34 2 54 2 60h1c8-25 17-42 27-51 10-10 25-14 43-14 7 0 14 1 20 2v45c-6-1-15-2-26-2-20 0-36 8-47 26-10 18-16 43-16 75v155zM4987 324c0 28-11 50-32 65s-50 23-88 23c-37 0-65-6-85-18-20-13-33-31-39-57l44-9c4 16 12 28 26 35 13 8 31 11 54 11 25 0 43-4 55-11 11-8 17-19 17-35 0-12-4-22-12-29s-21-13-39-18l-35-9c-28-7-48-15-60-22s-21-15-28-25-10-22-10-37c0-27 10-47 29-61s47-22 84-22c32 0 58 6 77 18 19 11 32 29 37 55l-45 5c-2-13-10-23-21-30-12-7-28-10-48-10-22 0-39 3-49 10-11 6-16 17-16 30 0 9 2 15 6 21 5 5 11 10 20 14 8 4 26 9 54 16 26 6 44 12 56 18 11 5 20 11 27 18s12 15 15 24c4 8 6 18 6 30zM5123 412c-30 0-52-8-67-24-15-15-22-37-22-65 0-31 10-54 30-71 20-16 52-25 97-26l66-1v-16c0-24-5-41-15-51-10-11-26-16-48-16s-38 4-48 11c-10 8-16 20-18 36l-51-5c8-53 47-79 118-79 37 0 65 8 84 25s28 42 28 74v128c0 15 2 26 6 33 3 7 11 11 21 11 5 0 11-1 17-2v31c-13 2-26 4-38 4-19 0-32-5-40-14-8-10-13-25-14-45h-2c-12 22-27 38-44 48-16 9-36 14-60 14zM5134 375c18 0 34-4 48-12 14-9 25-20 33-34 8-15 12-30 12-45v-24l-54 1c-23 0-40 2-52 7-12 4-21 11-27 20-7 9-10 21-10 36 0 17 4 29 13 38 9 8 21 13 37 13zM5358 406v-406h49v406zM6010 211c0 40-8 76-23 106-15 31-37 54-66 70-29 17-63 25-102 25s-73-8-102-24-51-39-66-71c-15-30-22-65-22-106 0-61 17-109 50-144 34-34 81-52 141-52 39 0 73 8 101 24 29 15 51 38 66 67 15 30 23 65 23 105zM5957 211c0-48-12-85-36-112-24-28-58-41-101-41-44 0-78 13-102 40s-36 65-36 113 12 87 36 116c24 28 58 42 101 42 44 0 78-13 102-41s36-67 36-117zM6075 406v-227c0-21 0-44-1-69h46c2 34 2 54 2 60h1c8-25 17-42 27-51 11-10 25-14 44-14 6 0 13 1 19 2v45c-6-1-15-2-26-2-20 0-36 8-46 26-11 18-16 43-16 75v155zM6260 47v-47h49v47zM6260 406v-296h49v296zM6422 268c0 34 7 61 21 79 14 19 35 28 62 28 21 0 38-4 51-13s21-19 26-32l43 12c-18 46-58 70-120 70-44 0-77-13-100-39s-34-66-34-117c0-49 11-86 34-112s55-39 98-39c86 0 130 52 130 157v6zM6582 230c-3-31-11-53-24-68-13-14-32-21-56-21s-43 8-57 24-21 38-22 65zM6882 406v-188c0-19-2-34-5-45-4-11-10-19-19-23-8-5-20-7-37-7-23 0-42 8-55 24-14 16-21 38-21 67v172h-49v-233c0-34 0-55-2-63h47c0 1 0 3 0 7 1 4 1 9 1 14s1 15 1 30h1c11-21 24-35 39-44 15-8 33-12 55-12 33 0 56 8 71 24s23 42 23 80v197zM7119 404c-16 4-33 7-50 7-39 0-59-23-59-67v-198h-34v-36h36l15-66h32v66h55v36h-55v187c0 14 3 24 7 30 5 6 13 9 24 9 7 0 16-2 29-4zM7239 412c-30 0-52-8-67-24-15-15-23-37-23-65 0-31 10-54 30-71 21-16 53-25 98-26l66-1v-16c0-24-5-41-15-51-10-11-26-16-48-16s-38 4-48 11c-10 8-16 20-18 36l-52-5c9-53 48-79 119-79 37 0 65 8 84 25 18 17 28 42 28 74v128c0 15 2 26 5 33 4 7 11 11 22 11 5 0 10-1 16-2v31c-12 2-25 4-38 4-18 0-31-5-39-14-9-10-13-25-14-45h-2c-13 22-27 38-44 48-16 9-37 14-60 14zM7250 375c18 0 34-4 48-12 14-9 25-20 33-34 8-15 12-30 12-45v-24l-54 1c-23 0-40 2-52 7-12 4-21 11-28 20-6 9-9 21-9 36 0 17 4 29 13 38 8 8 21 13 37 13zM7587 404c-16 4-33 7-50 7-39 0-58-23-58-67v-198h-35v-36h36l15-66h33v66h54v36h-54v187c0 14 2 24 7 30 4 6 12 9 24 9 6 0 16-2 28-4zM7631 47v-47h49v47zM7631 406v-296h49v296zM8005 257c0 52-11 92-34 117s-56 38-99 38-75-13-98-40c-22-26-33-65-33-115 0-101 45-152 133-152 45 0 78 12 99 37 22 25 32 63 32 115zM7954 257c0-40-6-70-18-88-13-19-33-28-61-28-29 0-50 9-63 28s-19 48-19 88c0 39 6 70 19 89 13 20 33 29 60 29 29 0 50-9 63-28 12-19 19-49 19-90zM8253 406v-188c0-19-2-34-5-45-4-11-10-19-19-23-8-5-20-7-37-7-23 0-42 8-55 24-14 16-21 38-21 67v172h-49v-233c0-34 0-55-2-63h47c0 1 0 3 0 7 1 4 1 9 1 14s1 15 1 30h1c11-21 24-35 39-44 15-8 33-12 55-12 33 0 56 8 71 24s23 42 23 80v197z">
          <text:p/>
        </draw:path>
        <draw:path draw:style-name="gr2" draw:text-style-name="P2" draw:layer="layout" svg:width="8.309cm" svg:height="0.416cm" svg:x="18.594cm" svg:y="15.458cm" svg:viewBox="0 0 8310 417" svg:d="M318 409l-44-112 3-1v3h-175v-3l3 1-45 112v2h-2-54-4l1-4 157-385 1-2h2 59 2v2l155 385 1 4h-4-53-2zM321 405h53v3l-2 1-155-385 3-1v3h-59v-3l2 1-157 385-2-1v-3h54v3l-3-1 44-112 1-2h2 175 2l1 2 44 112-3 1zM192 63l-2 8-3-1 3 1c-5 15-12 35-20 59l-49 126-3-1v-3h144v3l-3 1-49-127 2-1-2 1c-6-12-11-27-16-43l3-1-3 1-7-23 3-1zM192 61l8 23c5 16 10 31 15 43l49 127 2 4h-4-144-4l1-4 49-126 3 1-3-1c9-25 16-44 20-59l3-8 3-8zM725 302c0 36-15 65-43 85s-68 30-119 30c-94 0-150-34-165-100l-1-3 3-1 50-10h3l1 2c5 23 17 39 35 49 19 11 44 16 76 16 34 0 59-5 77-17 17-11 26-27 26-48 0-12-3-22-8-29-6-8-13-14-23-19-11-5-23-9-37-12-14-4-30-7-48-11l1-3-1 3c-30-7-53-14-69-21-16-6-29-14-38-23-10-8-17-18-22-30-5-11-7-24-7-39 0-35 13-61 39-79 25-18 62-28 109-28 44 0 78 7 102 21s40 37 50 71l1 3h-3l-52 9-2 1-1-3c-5-21-16-34-31-43s-36-14-64-14c-31 0-53 5-69 15s-23 24-23 44c0 12 3 20 9 28 6 7 14 13 26 19 12 5 35 11 70 19 12 3 24 6 35 9 12 2 24 6 34 10 11 4 21 8 31 14 9 5 18 12 25 20s13 17 17 28c4 10 6 23 6 37zM719 302c0-14-2-25-5-35-4-11-9-19-16-27-7-7-15-13-24-18-9-6-19-10-30-14-10-4-21-7-33-10s-23-6-35-8v-3 3c-36-8-59-15-71-20-12-6-22-13-29-21-6-8-10-18-10-31 0-22 9-38 26-49 17-10 41-15 72-15 28 0 51 4 67 14 16 9 28 25 34 47l-3 1-1-3 52-10v4h-3c-9-32-24-54-47-67s-55-20-99-20c-46 0-81 9-106 26-25 18-37 42-37 75 0 14 3 26 7 37 5 11 12 20 20 28 9 8 21 16 37 22 15 7 38 13 69 20 17 4 33 8 47 11 15 4 27 8 38 13 11 6 19 13 25 21s9 19 9 32c0 23-9 41-28 53s-46 18-80 18c-33 0-59-6-78-17-20-11-33-29-39-52l3-1v3l-50 10v-3l2-1c15 64 67 96 160 96 50 0 89-10 116-29s40-45 40-80zM770 282v-44-3h2 137 2v3 44 2h-2-137-2zM772 279h137v3h-3v-44h3v3h-137v-3h3v44h-3zM1237 408v-178h2v3h-207v-3h2v178 3h-2-52-3v-3-385-3h3 52 2v3 164h-2v-3h207v3h-2v-164-3h2 53 2v3 385 3h-2-53-2zM1239 405h53v3h-3v-385h3v3h-53v-3h3v164 2h-3-207-3v-2-164h3v3h-52v-3h2v385h-2v-3h52v3h-3v-178-3h3 207 3v3 178h-3zM1383 408v-385-3h3 291 3v3 43 2h-3-239v-2h3v124h-3v-3h223 3v3 42 3h-3-223v-3h3v134h-3v-3h250 3v3 42 3h-3-302-3zM1386 405h302v3h-2v-42h2v2h-250-3v-2-134-3h3 223v3h-3v-42h3v3h-223-3v-3-124-3h3 239v3h-3v-43h3v3h-291v-3h3v385h-3zM2004 216c0 64-12 114-35 149-23 34-57 52-102 52s-79-18-102-52c-22-34-34-84-34-149 0-66 11-118 33-151 22-34 57-51 105-51 45 0 80 18 102 52 22 33 33 84 33 150zM1998 216c0-65-10-115-32-147-21-33-53-49-97-49-46 0-79 16-100 48-21 33-32 82-32 148 0 64 11 112 33 146 21 33 53 49 97 49 43 0 76-16 98-50 22-33 33-81 33-145zM1948 216c0-55-6-95-19-120-12-24-32-36-60-36-30 0-50 11-63 35-13 25-19 65-19 121 0 54 6 93 19 118s33 37 61 37c29 0 48-12 61-37 14-26 20-65 20-118zM1954 216c0 54-7 94-21 120-13 27-36 40-66 40-29 0-52-13-66-39-13-26-20-66-20-121 0-56 7-98 20-123 14-26 37-39 68-39 30 0 52 13 65 39s20 67 20 123zM2315 216c0 64-11 114-34 149-23 34-58 52-103 52-46 0-80-18-103-52-22-34-33-84-33-149 0-66 11-118 32-151 22-34 58-51 106-51 46 0 80 18 102 52 22 33 33 84 33 150zM2310 216c0-65-11-115-32-147-21-33-54-49-98-49-47 0-80 16-101 48-21 33-32 82-32 148 0 64 11 112 33 146 22 33 54 49 98 49s76-16 98-50c22-33 34-81 34-145zM2260 216c0-55-7-95-19-120-13-24-32-36-61-36-31 0-51 11-64 35-13 25-19 65-19 121 0 54 6 93 20 118 13 25 32 37 62 37 28 0 48-12 61-37 13-26 20-65 20-118zM2265 216c0 54-7 94-20 120-14 27-37 40-66 40-31 0-54-13-67-39-14-26-21-66-21-121 0-56 7-98 20-123 14-26 37-39 69-39 30 0 53 13 66 39s19 67 19 123zM2359 408v-34-1-1c10-21 21-40 35-57 13-16 27-31 42-44s30-26 44-37 27-22 39-33c12-12 21-23 28-35s10-26 10-41c0-21-6-37-17-48-12-11-29-17-50-17s-37 6-50 17-21 26-23 47v3l-3-1-50-4-3-1v-2c4-33 18-58 41-77 22-18 52-28 88-28 39 0 70 10 91 29 21 18 32 45 32 80 0 16-3 31-10 46s-18 30-31 45c-14 15-40 38-78 69l-1-2 1 2c-20 17-37 32-49 46-12 13-21 26-26 39l-3-1v-3h200 3v3 41 3h-3-254-3zM2362 405h254v3h-2v-41h2v2h-200-4l1-4c6-13 15-26 28-40 12-14 29-29 50-47 38-30 63-53 77-68 13-14 23-29 30-43 6-15 10-29 10-44 0-34-10-58-31-76-20-18-49-27-87-27-35 0-63 9-85 27s-34 41-38 72h-3v-3l51 5-1 2h-2c2-22 10-39 24-51 14-11 33-17 54-17 22 0 41 6 53 18 13 12 20 30 20 52 0 16-4 31-11 44-8 12-17 24-29 36-12 11-25 22-39 34-15 11-29 23-44 36s-29 28-42 44-24 35-33 56l-3-1h3v34h-3zM2933 283c0 41-11 74-34 97-22 24-53 37-93 37-44 0-78-17-101-50-24-33-35-80-35-142 0-67 12-119 36-156 24-36 59-55 104-55 59 0 97 28 112 81l1 3h-3l-47 10h-2l-1-2c-9-32-29-46-60-46-28 0-48 12-63 38s-23 63-23 112h-3l-2-1c9-17 22-30 39-39 16-9 35-13 57-13 36 0 65 11 86 34s32 54 32 92zM2927 283c0-38-10-66-30-88s-47-32-82-32c-21 0-39 4-55 12-15 9-27 21-36 37l-5 10v-12c0-49 7-88 23-115s39-41 68-41c33 0 56 17 65 49l-2 1-1-3 47-8 1 2-3 1c-15-51-50-76-107-76-43 0-76 17-99 52-24 36-36 87-36 153 0 61 12 107 34 139 23 31 55 47 97 47 38 0 68-11 89-34 22-23 32-54 32-94zM2878 285c0-28-7-48-20-63-13-14-31-21-55-21-22 0-40 6-54 19-13 13-20 30-20 53 0 29 7 53 21 71 15 18 32 27 55 27s40-7 53-23c13-15 20-36 20-63zM2883 285c0 28-7 51-21 67s-33 25-57 25-44-10-59-30c-15-19-23-44-23-74 0-24 8-44 23-57 14-14 34-21 57-21 25 0 45 8 59 23 14 16 21 38 21 67zM3312 417c-32 0-60-6-84-18s-42-29-55-51c-14-22-20-49-20-79v-246-3h3 52 3v3 241c0 35 8 60 25 78 18 18 42 27 76 27s59-9 78-28c19-18 28-45 28-80v-238-3h3 52 3v3 241c0 31-7 59-21 82-13 22-32 40-57 52-24 12-53 19-86 19zM3312 411c32 0 60-6 84-18 24-11 42-28 55-50 13-23 19-49 19-79v-241h3v3h-52v-3h3v238c0 36-10 65-30 84-19 19-47 29-82 29s-61-9-80-28c-18-19-27-46-27-82v-241h3v3h-52v-3h2v246c0 29 7 55 19 76 13 22 31 38 54 49s50 17 81 17zM3741 408v-187c0-19-2-34-6-44-3-10-9-17-17-22-8-4-19-7-35-7-23 0-41 8-54 24-13 15-20 37-20 65v171 3h-2-50-2v-3-232c0-34-1-55-2-62v-4h3 46 3v3c0 1 0 3 1 7 0 4 0 9 0 14s1 15 1 30h-3v-3h1v3l-2-2c11-20 25-35 40-44s34-14 57-14c32 0 57 9 73 26 15 16 23 44 23 82v196 3h-3-49-3zM3744 405h49v3h-3v-196c0-37-7-63-21-78-15-16-38-23-69-23-22 0-40 4-54 12-15 8-27 22-38 42l-1 1h-2-1-2v-2c-1-15-1-24-1-30-1-5-1-9-1-13s0-7-1-7l3-1v3h-46v-3h3c1 8 1 29 1 63v232h-3v-3h50v3h-3v-171c0-29 7-52 21-69s34-25 58-25c16 0 29 2 38 7s16 14 20 25 6 27 6 46v187h-3zM3864 49v-47-2h2 50 2v2 47 3h-2-50-2zM3866 47h50v2h-3v-47h3v3h-50v-3h3v47h-3zM3864 408v-295-3h2 50 2v3 295 3h-2-50-2zM3866 405h50v3h-3v-295h3v3h-50v-3h3v295h-3zM4120 411h-58-2v-2l-108-295-1-4h4 52 2l1 2 65 192c2 8 9 29 19 65l-3 1-3-1 10-32 11-32 67-193v-2h2 53 4l-2 4-110 295-1 2zM4118 407l110-295 3 1v3h-53v-3l3 1-67 193-3-1 3 1-11 32-2-1 2 1-9 32-3 9-3-9c-10-36-16-58-18-65l2-1-2 1-65-192 2-1v3h-52v-3l3-1 107 295-3 1v-3h58v3zM4313 271c0 33 7 59 21 77 13 17 33 26 59 26 21 0 37-4 49-12 13-9 21-19 25-31l1-3 3 1 43 12 3 1-1 3c-18 47-60 72-123 72-44 0-79-14-102-40-23-27-35-67-35-118 0-49 12-88 35-114 23-27 57-41 100-41 88 0 133 55 133 161v6 3h-3-210v-3zM4311 268h210v3h-3v-6c0-104-42-154-127-154-42 0-73 12-96 38-22 25-33 61-33 110 0 51 11 88 33 114 23 25 55 38 98 38 62 0 100-23 118-68l2 1-1 3-43-13 1-2 3 1c-5 13-14 25-27 33-14 9-31 14-53 14-28 0-49-10-64-29-14-19-21-46-21-80v-3zM4468 234c-3-31-11-53-23-67-13-14-31-20-55-20-23 0-41 7-54 23-14 15-21 36-22 64l-3-1v-2h159v2zM4470 236h-159-3v-3c1-28 9-51 23-67 15-16 35-25 59-25 25 0 45 8 59 22 13 15 21 39 24 70v3zM4581 408v-226c0-21 0-44-1-69v-3h3 46 3v3c1 33 2 54 2 60h-3v-2h1v2h-2c8-26 17-44 27-54 11-9 26-15 45-15 7 0 14 2 21 4h2v2 45 4l-3-1c-7-2-15-3-26-3-20 0-34 9-44 25-11 18-16 42-16 74v154 3h-3-49-3zM4584 405h49v3h-2v-154c0-33 5-59 16-77s28-27 49-27c11 0 20 1 27 3l-1 2h-2v-45h2v3c-7-2-13-2-20-2-18 0-31 4-41 13s-18 25-26 50l-1 2h-2-1-3v-3c0-6 0-26-2-60h3v3h-46v-3h3c1 25 1 48 1 69v226h-3zM4994 327c0 28-11 51-33 66-21 16-52 24-90 24-37 0-66-7-86-19-21-12-34-32-40-58l-1-3 3-1 43-8 3-1v3c4 15 12 26 25 33s30 10 53 10c25 0 42-3 53-11 11-7 16-17 16-32 0-11-3-19-11-26-7-7-20-12-37-17v-3 3l-36-9 1-3v3c-29-8-49-15-61-22-13-7-22-16-29-26-7-11-11-24-11-39 0-27 10-49 30-64 20-14 49-21 86-21 33 0 59 6 79 17 19 12 32 31 37 57l1 3-3 1-44 5h-3v-2c-3-13-9-22-21-28-11-7-27-11-46-11-22 0-38 4-48 10s-14 15-14 28c0 8 1 14 6 19 4 5 10 10 18 13 8 4 26 9 53 16 26 6 45 13 57 18 12 6 21 12 28 19s12 15 16 24c4 10 6 20 6 32zM4988 327c0-11-2-21-5-29-4-9-9-16-15-23-6-6-15-12-26-18-12-5-30-11-56-18l1-2-1 2c-28-6-46-12-54-16-9-3-16-9-21-14-5-6-7-14-7-23 0-14 6-26 17-33s28-10 51-10c20 0 37 3 49 11 12 7 20 18 23 32h-3v-3l44-5 1 3h-3c-5-24-17-42-35-53-19-11-44-17-76-17-37 0-64 7-83 21-18 14-27 33-27 59 0 14 3 26 9 35 7 10 16 18 28 25 11 7 31 14 59 21l35 9c18 5 32 11 40 19 9 8 13 18 13 30 0 16-6 29-19 37-12 8-31 12-56 12-23 0-42-4-56-11-13-8-23-20-27-37l3-1v3l-43 9-1-3 3-1c6 25 18 43 38 55 19 12 47 18 83 18 38 0 66-7 87-22 20-15 30-35 30-62zM5127 417c-30 0-54-9-69-25s-23-38-23-66c0-31 10-56 31-73 21-16 54-25 99-27l66-1v3h-3v-16c0-23-4-40-14-49-10-10-25-15-46-15-22 0-37 3-46 10-10 8-15 18-17 34l-1 3h-2l-52-5h-3l1-3c8-54 50-83 121-83 38 0 66 10 86 27 19 18 29 43 29 76v127c0 14 2 25 5 32 4 6 9 9 19 9 5 0 10 0 16-2h3v3 31 2h-2c-12 3-25 5-38 5-19 0-33-5-42-16-9-10-14-25-15-46h3v3h-2v-3l3 1c-13 23-28 39-45 49s-38 15-62 15zM5127 411c23 0 43-5 59-14s30-24 43-47l1-1h1 2 3v3c1 20 5 34 13 43s20 13 38 13c12 0 25-1 37-4l1 3h-3v-31h3v3c-6 1-12 2-17 2-11 0-20-5-24-13s-6-19-6-34v-127c0-32-9-55-27-72-18-16-45-24-82-24-70 0-107 25-116 77l-2-1v-3l51 5v3h-3c2-17 9-30 19-38 11-8 28-12 50-12s39 6 50 17c11 10 16 29 16 53v16 3h-3l-66 1v-3 3c-44 1-76 10-95 26-20 16-30 38-30 68 0 27 8 47 22 62s36 23 65 23zM5138 374c18 0 33-4 47-12 13-8 24-19 32-32 8-14 11-28 11-43v-24h3v2l-53 1c-23 1-40 3-52 7-12 5-20 11-26 20-6 8-9 19-9 34s4 26 12 35c8 8 19 12 35 12zM5138 380c-17 0-30-5-39-14s-14-23-14-39c0-15 4-28 10-38 7-9 17-16 29-21 12-4 30-7 53-7v3-3l54-1h3v3 24c0 15-4 31-12 45-9 15-20 27-35 35-14 8-31 13-49 13zM5359 408v-406-2h3 49 3v2 406 3h-3-49-3zM5362 405h49v3h-3v-406h3v3h-49v-3h3v406h-3zM6017 214c0 41-8 77-24 107-15 31-38 54-67 71-29 16-63 25-103 25s-74-9-103-25-52-40-67-71c-15-30-23-66-23-107 0-62 17-112 51-147s82-53 143-53c39 0 74 8 103 24s51 39 67 70c15 30 23 66 23 106zM6011 214c0-40-7-74-22-103-15-31-37-53-65-68s-62-23-100-23c-60 0-106 17-139 51-33 35-49 82-49 143 0 40 7 75 22 105s36 52 64 68c29 16 62 24 101 24s72-8 100-24c29-16 50-39 65-68 16-30 23-65 23-105zM5958 214c0-47-12-84-35-111-24-27-56-40-99-40-44 0-77 13-100 39-24 27-36 64-36 112s12 85 36 113 57 42 99 42c44 0 77-14 100-41 23-26 35-64 35-114zM5964 214c0 51-13 90-37 118s-59 42-104 42c-44 0-78-14-103-43s-37-68-37-117 12-87 37-116c24-27 59-41 104-41 44 0 79 14 103 42 24 29 37 67 37 115zM6077 408v-226c0-21-1-44-2-69v-3h3 46 3v3c1 33 2 54 2 60h-3v-2h1v2h-2c8-26 17-44 28-54 10-9 26-15 45-15 6 0 13 2 20 4h2v2 45 4l-3-1c-7-2-15-3-26-3-19 0-34 9-44 25-10 18-16 42-16 74v154 3h-2-50-2zM6079 405h50v3h-3v-154c0-33 5-59 16-77s28-27 49-27c11 0 20 1 27 3l-1 2h-2v-45h2v3c-7-2-13-2-19-2-19 0-32 4-42 13-9 9-18 25-26 50v2h-3-1-3v-3c0-6 0-26-2-60h3v3h-46v-3h3c1 25 1 48 1 69v226h-3zM6261 49v-47-2h3 49 3v2 47 3h-3-49-3zM6264 47h49v2h-2v-47h2v3h-49v-3h3v47h-3zM6261 408v-295-3h3 49 3v3 295 3h-3-49-3zM6264 405h49v3h-2v-295h2v3h-49v-3h3v295h-3zM6429 271c0 33 7 59 21 77 13 17 32 26 59 26 21 0 37-4 49-12 13-9 21-19 25-31l1-3 3 1 43 12 3 1-1 3c-18 47-60 72-123 72-44 0-79-14-102-40-23-27-35-67-35-118 0-49 12-88 35-114 23-27 57-41 100-41 88 0 133 55 133 161v6 3h-3-211v-3zM6426 268h211v3h-3v-6c0-104-42-154-127-154-42 0-74 12-96 38-22 25-33 61-33 110 0 51 11 88 33 114 22 25 55 38 98 38 61 0 100-23 117-68l3 1-1 3-43-13 1-2 3 1c-5 13-14 25-28 33-13 9-31 14-52 14-28 0-50-10-64-29s-22-46-22-80v-3zM6583 234c-2-31-10-53-23-67-12-14-30-20-54-20-23 0-41 7-55 23-13 15-20 36-21 64l-3-1v-2h159v2zM6586 236h-159-3v-3c1-28 9-51 23-67 15-16 35-25 59-25 25 0 45 8 58 22 14 15 22 39 25 70v3zM6883 408v-187c0-19-1-34-5-44s-9-17-17-22c-8-4-20-7-36-7-23 0-40 8-53 24-14 15-20 37-20 65v171 3h-3-49-3v-3-232c0-34 0-55-1-62l-1-4h3 47 2l1 3c0 1 0 3 0 7s1 9 1 14 0 15 1 30h-3v-3h1v3l-3-2c12-20 25-35 41-44 15-9 34-14 56-14 33 0 58 9 73 26 16 16 23 44 23 82v196 3h-2-50-3zM6886 405h50v3h-3v-196c0-37-7-63-22-78-14-16-37-23-69-23-22 0-39 4-54 12-14 8-27 22-38 42l-1 1h-1-1-3v-2c0-15-1-24-1-30 0-5 0-9 0-13-1-4-1-7-1-7l3-1v3h-47v-3h3c1 8 2 29 2 63v232h-3v-3h49v3h-3v-171c0-29 7-52 21-69s34-25 58-25c17 0 30 2 39 7s15 14 19 25 6 27 6 46v187h-3zM7123 409c-16 4-33 6-50 6-40 0-62-24-62-69v-197h3v3h-34-3v-3-36-3h3 36v3h-3l15-67v-3h3 32 3v3 67h-3v-3h55 3v3 36 3h-3-55v-3h3v186c0 14 2 23 6 28 5 5 11 8 22 8 7 0 16-1 28-4l4-1v4 36 2zM7120 406v-36h3v3c-12 2-22 3-29 3-12 0-21-3-26-9s-7-17-7-32v-186-3h2 55v3h-3v-36h3v3h-55-2v-3-67h2v3h-32v-3l2 1-14 67-1 2h-2-36v-3h3v36h-3v-3h34 3v3 197c0 43 18 64 56 64 17 0 33-2 49-7l1 3zM7243 417c-31 0-54-9-69-25-16-16-23-38-23-66 0-31 10-56 31-73 20-16 54-25 99-27l66-1v3h-3v-16c0-23-5-40-14-49-10-10-25-15-46-15-22 0-37 3-47 10-9 8-15 18-17 34v3h-3l-51-5h-3l1-3c8-54 49-83 121-83 37 0 66 10 85 27 20 18 29 43 29 76v127c0 14 2 25 6 32 3 6 9 9 19 9 5 0 10 0 16-2h3v3 31 2h-2c-13 3-26 5-39 5-18 0-33-5-41-16-9-10-14-25-15-46h3v3h-2v-3l2 1c-12 23-27 39-44 49s-38 15-62 15zM7243 411c23 0 43-5 59-14s30-24 43-47v-1h2 2 2v3c2 20 6 34 14 43s20 13 37 13c13 0 25-1 38-4v3h-3v-31h3l1 3c-6 1-12 2-17 2-11 0-20-5-24-13s-6-19-6-34v-127c0-32-9-55-27-72-19-16-46-24-82-24-70 0-108 25-116 77l-3-1 1-3 51 5v3h-3c2-17 8-30 19-38s27-12 50-12c22 0 39 6 50 17 10 10 16 29 16 53v16 3h-3l-66 1v-3 3c-45 1-76 10-96 26-19 16-29 38-29 68 0 27 7 47 22 62 14 15 35 23 65 23zM7254 374c17 0 33-4 46-12 14-8 24-19 32-32 8-14 12-28 12-43v-24h3v2l-54 1c-23 1-40 3-51 7-12 5-20 11-26 20-6 8-9 19-9 34s4 26 12 35c8 8 19 12 35 12zM7254 380c-17 0-30-5-39-14s-14-23-14-39c0-15 3-28 10-38 7-9 16-16 29-21 12-4 30-7 53-7v3-3l54-1h3v3 24c0 15-4 31-13 45-8 15-20 27-34 35s-31 13-49 13zM7592 409c-17 4-33 6-51 6-40 0-61-24-61-69v-197h3v3h-35-2v-3-36-3h2 36v3h-2l14-67 1-3h2 33 2v3 67h-2v-3h54 3v3 36 3h-3-54v-3h2v186c0 14 3 23 7 28s11 8 22 8c6 0 15-1 27-4l4-1v4 36 2zM7588 406v-36h3l1 3c-13 2-23 3-29 3-12 0-22-3-27-9s-7-17-7-32v-186-3h3 54v3h-3v-36h3v3h-54-3v-3-67h3v3h-33v-3l3 1-15 67v2h-3-36v-3h3v36h-3v-3h35 2v3 197c0 43 18 64 56 64 17 0 33-2 49-7l1 3zM7632 49v-47-2h3 49 3v2 47 3h-3-49-3zM7635 47h49v2h-2v-47h2v3h-49v-3h3v47h-3zM7632 408v-295-3h3 49 3v3 295 3h-3-49-3zM7635 405h49v3h-2v-295h2v3h-49v-3h3v295h-3zM8012 260c0 52-12 92-35 118-23 25-57 39-101 39-43 0-77-14-100-41-22-27-33-66-33-116 0-102 45-156 135-156 45 0 80 14 101 39 22 25 33 65 33 117zM8006 260c0-51-10-89-31-113-21-25-53-36-97-36-87 0-130 49-130 149 0 50 11 87 33 112 21 26 53 39 95 39 43 0 75-12 97-37s33-62 33-114zM7955 260c0-40-6-69-18-87-11-18-30-26-58-26-29 0-48 9-60 27-13 18-19 47-19 86s6 67 18 87c13 18 31 28 58 28 28 0 48-9 60-28 13-18 19-47 19-87zM7960 260c0 41-6 71-19 91-13 19-35 29-65 29-28 0-49-10-62-30s-20-50-20-90 7-70 20-89c13-20 35-30 65-30 29 0 50 10 63 29 12 19 18 49 18 90zM8254 408v-187c0-19-1-34-5-44s-9-17-17-22c-8-4-20-7-36-7-23 0-40 8-53 24-14 15-20 37-20 65v171 3h-3-49-3v-3-232c0-34 0-55-1-62l-1-4h3 47 2l1 3c0 1 0 3 0 7s1 9 1 14 0 15 1 30h-3v-3h1v3l-3-2c12-20 25-35 41-44 15-9 34-14 56-14 33 0 58 9 73 26 16 16 24 44 24 82v196 3h-3-50-3zM8257 405h50v3h-3v-196c0-37-7-63-22-78-14-16-37-23-69-23-22 0-39 4-54 12-14 8-27 22-38 42l-1 1h-1-1-3v-2c0-15-1-24-1-30 0-5 0-9 0-13-1-4-1-7-1-7l3-1v3h-47v-3h3c1 8 2 29 2 63v232h-3v-3h49v3h-3v-171c0-29 7-52 21-69 15-17 34-25 58-25 17 0 30 2 39 7s15 14 19 25 6 27 6 46v187h-3z">
          <text:p/>
        </draw:path>
        <draw:path draw:style-name="gr2" draw:text-style-name="P2" draw:layer="layout" svg:width="1.286cm" svg:height="0.29cm" svg:x="18.609cm" svg:y="16.28cm" svg:viewBox="0 0 1287 291" svg:d="M228 212c0 25-10 44-29 58-20 14-47 21-83 21-66 0-106-23-116-69l36-7c5 16 13 28 27 36 13 7 31 11 54 11 24 0 42-4 55-12s20-20 20-36c0-9-2-16-6-22-4-5-10-10-17-13-8-4-16-7-27-10-10-2-21-5-33-7-22-5-38-10-49-15-11-4-20-10-28-16-6-5-11-12-14-20-4-9-5-18-5-28 0-23 8-41 27-54 18-13 44-19 77-19 31 0 54 5 71 14 16 10 27 26 34 49l-36 6c-4-14-12-25-23-31-11-7-27-10-47-10-21 0-38 4-49 11-12 7-18 18-18 32 0 8 3 15 7 21 5 6 11 11 19 15 9 3 25 8 50 14 9 1 17 3 25 5s16 5 24 8c8 2 15 6 21 9 7 4 13 9 18 14 4 5 8 12 11 19s4 16 4 26zM308 77v134c0 13 1 24 4 32 3 7 7 13 13 16s15 5 26 5c17 0 30-6 40-17 9-12 14-27 14-48v-122h35v165c0 25 0 40 1 45h-33c0-1 0-2 0-5s-1-6-1-10 0-11 0-21h-1c-8 15-17 25-28 31-10 6-23 9-39 9-23 0-39-6-50-17-11-12-16-30-16-57v-140zM672 182c0 72-26 109-77 109-16 0-29-3-39-9-11-6-19-15-26-27 0 4-1 10-1 18-1 8-1 13-1 14h-34c1-7 1-21 1-43v-244h35v81c0 9 0 18-1 31h1c6-15 15-24 26-30 10-6 23-9 39-9 26 0 46 9 58 27 13 19 19 46 19 82zM635 183c0-29-4-50-11-63-8-12-21-20-38-20-19 0-34 8-43 21-9 14-13 35-13 64 0 27 4 47 13 61 9 13 23 19 43 19 17 0 30-6 38-19 7-13 11-34 11-63zM797 285c-12 3-23 5-35 5-28 0-42-16-42-47v-140h-24v-26h25l10-46h24v46h38v26h-38v132c0 10 1 17 5 21 3 4 8 6 17 6 4 0 11 0 20-2zM827 33v-33h35v33zM827 287v-210h35v210zM994 285c-11 3-23 5-35 5-28 0-42-16-42-47v-140h-24v-26h26l10-46h23v46h39v26h-39v132c0 10 2 17 5 21s9 6 17 6c5 0 11 0 20-2zM1024 287v-287h35v287zM1138 190c0 24 5 42 15 55s24 20 43 20c15 0 27-3 36-9s16-14 19-23l30 8c-12 33-41 50-85 50-31 0-54-9-70-28-16-18-24-45-24-82 0-34 8-61 24-80 16-18 39-28 69-28 61 0 92 38 92 112v5zM1251 163c-2-22-8-38-17-48-9-11-22-16-40-16-17 0-30 6-40 18-10 11-15 27-16 46z">
          <text:p/>
        </draw:path>
        <draw:path draw:style-name="gr2" draw:text-style-name="P2" draw:layer="layout" svg:width="1.291cm" svg:height="0.294cm" svg:x="18.606cm" svg:y="16.278cm" svg:viewBox="0 0 1292 295" svg:d="M233 214c0 25-10 46-30 60s-48 21-84 21c-68 0-107-24-118-71l-1-2h2l36-7 2-1v2c4 16 13 27 26 35 13 7 30 11 54 11s42-4 54-12c13-8 19-19 19-34 0-9-2-15-6-21-4-5-9-9-16-13-8-3-16-6-26-9-10-2-21-5-34-7l1-2-1 2c-22-5-39-10-50-15s-20-10-27-16c-6-6-12-13-15-21-4-8-5-18-5-28 0-24 9-43 27-57 18-12 44-19 79-19 31 0 55 5 71 15 17 9 29 27 36 50v2l-2 1-36 6h-2v-1c-4-15-11-24-22-31-11-6-26-9-46-9-22 0-38 3-49 10s-17 17-17 31c0 8 2 14 7 19 4 6 10 10 18 14 8 3 26 8 51 14 8 2 16 3 25 5 8 2 16 5 24 8 7 3 15 6 21 10 7 3 13 8 18 14 5 5 9 12 12 19 3 8 4 17 4 27zM229 214c0-10-1-18-4-25s-6-13-11-19c-5-5-10-9-17-13-6-4-13-7-21-10-7-2-15-5-23-7-9-2-17-4-25-6v-1 1c-25-5-43-10-52-14-8-4-15-8-19-14-5-6-8-13-8-22 0-15 7-26 19-34 11-7 28-12 51-12 20 0 36 4 48 11 11 7 19 18 23 33h-1l-1-2 36-6 1 2h-2c-7-22-18-39-33-48-17-9-40-14-70-14-34 0-59 6-77 19-17 13-25 30-25 53 0 10 1 18 4 26 4 8 8 14 15 20 6 6 15 11 26 16 11 4 27 9 49 14 12 2 24 5 34 8 10 2 19 5 26 9 8 3 14 8 18 14s7 14 7 23c0 16-7 29-21 37-13 9-32 13-56 13s-43-4-56-12c-14-8-23-20-27-37h2v2l-36 7v-2l2-1c10 46 47 68 114 68 35 0 62-7 82-20 19-14 28-32 28-57zM313 80v133c0 13 1 24 4 31s6 12 12 15 14 5 25 5c16 0 29-5 38-16 9-12 14-27 14-47v-121-2h2 35 2v2 164c0 25 0 39 1 45v2h-2-33-2v-2c0 0 0-2 0-5s-1-6-1-10 0-11 0-21h2v2h-1v-2l2 1c-8 15-18 25-29 32-10 6-24 9-40 9-23 0-40-6-51-18s-17-31-17-58v-139-2h2 35 2zM311 82h-35v-2h2v139c0 26 5 44 15 55 11 11 27 17 49 17 16 0 28-3 38-9 11-6 19-15 27-30l1-1h1 1 2v2c0 10 0 17 0 21s1 7 1 10c0 2 0 4 0 5h-2v-2h33v2h-2c-1-5-1-20-1-45v-164h2v2h-35v-2h2v121c0 21-5 37-15 49s-24 18-41 18c-12 0-21-2-27-5-6-4-11-10-14-18s-4-19-4-32v-133h2zM677 184c0 73-27 111-79 111-16 0-30-3-40-9-11-6-20-16-27-29h2v2-2h2c0 4-1 10-1 18-1 8-1 13-1 14l-1 2h-1-34-2v-2c1-7 1-21 1-43v-244-2h2 35 2v2 82c0 9 0 19-1 30h-2v-2h1v2l-2-1c7-14 16-24 27-30 10-6 24-9 40-9 27 0 47 10 60 28 12 18 19 45 19 82zM673 184c0-36-6-62-18-80-13-17-31-26-57-26-15 0-28 3-39 9-10 5-18 15-24 28l-1 1h-1-1-2v-2c1-12 1-21 1-30v-82h2v2h-35v-2h2v244c0 22 0 36-1 43h-2v-2h34v2h-2c0-2 0-6 1-14 0-8 1-15 1-18v-2h2 1l1 1c6 12 14 21 24 26 11 6 23 9 39 9 50 0 75-35 75-107zM636 185c0-29-3-50-11-62-7-12-19-18-36-18-19 0-32 6-41 19s-13 34-13 63c0 27 4 47 13 59 8 13 21 19 41 19 17 0 28-6 36-18 8-13 11-33 11-62zM640 185c0 29-4 51-12 64s-21 20-39 20c-20 0-35-7-45-20-8-14-13-34-13-62 0-29 5-51 14-65s24-21 44-21c18 0 31 7 39 20s12 34 12 64zM800 289c-11 3-23 5-35 5-29 0-44-17-44-49v-139h2v2h-24-2v-2-26-2h2 25v2h-2l11-48v-1h1 24 2v2 47h-2v-2h38 2v2 26 2h-2-38v-2h2v131c0 10 1 16 4 20s8 5 16 5c4 0 11 0 19-2l3-1v3 25 2zM798 287v-25h2v2c-9 1-16 2-20 2-9 0-15-2-19-6-4-5-5-13-5-23v-131-2h2 38v2h-2v-26h2v2h-38-2v-2-47h2v2h-24v-2h2l-10 48v1h-2-25v-2h2v26h-2v-2h24 2v2 139c0 31 13 45 40 45 11 0 23-1 34-5l1 2zM828 35v-33-2h2 35 2v2 33 2h-2-35-2zM830 33h35v2h-2v-33h2v2h-35v-2h2v33h-2zM828 289v-209-2h2 35 2v2 209 2h-2-35-2zM830 287h35v2h-2v-209h2v2h-35v-2h2v209h-2zM998 289c-12 3-24 5-36 5-29 0-44-17-44-49v-139h2v2h-24-2v-2-26-2h2 26v2h-2l10-48v-1h2 23 2v2 47h-2v-2h39 2v2 26 2h-2-39v-2h2v131c0 10 2 16 5 20 2 4 7 5 15 5 5 0 11 0 20-2l2-1v3 25 2zM995 287v-25h2l1 2c-9 1-16 2-21 2-8 0-15-2-19-6-3-5-5-13-5-23v-131-2h2 39v2h-2v-26h2v2h-39-2v-2-47h2v2h-23v-2h2l-10 48-1 1h-1-26v-2h2v26h-2v-2h24 2v2 139c0 31 13 45 40 45 12 0 23-1 35-5v2zM1025 289v-287-2h2 35 2v2 287 2h-2-35-2zM1027 287h35v2h-2v-287h2v2h-35v-2h2v287h-2zM1143 192c0 24 5 41 14 54 10 13 24 19 42 19 15 0 27-3 35-9 9-6 15-13 18-22l1-2 1 1 31 8 2 1-1 2c-13 34-42 51-87 51-31 0-55-10-72-28-16-19-24-47-24-84 0-34 8-62 24-80 17-19 41-29 71-29 62 0 94 39 94 113v5 2h-2-149v-2zM1141 190h149v2h-2v-5c0-73-30-109-90-109-30 0-52 9-68 27s-23 44-23 78c0 36 7 63 23 81s39 27 69 27c44 0 71-16 83-48h2v2l-31-8 1-2h2c-4 10-10 18-20 24-9 7-21 10-37 10-19 0-35-7-45-21-10-13-15-32-15-56v-2zM1252 166c-2-22-7-38-16-47-9-10-22-15-39-15-16 0-29 5-38 16-10 11-15 26-16 45h-2v-2h113v2zM1254 167h-113-2v-2c1-20 7-36 17-47 10-12 24-18 41-18 18 0 32 5 42 16 9 10 15 27 17 49v2z">
          <text:p/>
        </draw:path>
        <draw:path draw:style-name="gr2" draw:text-style-name="P2" draw:layer="layout" svg:width="2.073cm" svg:height="0.28cm" svg:x="18.562cm" svg:y="18.847cm" svg:viewBox="0 0 2074 281" svg:d="M224 277l-31-80h-124l-31 80h-38l110-273h42l109 273zM131 32l-2 5c-3 11-8 25-14 42l-35 89h102l-35-90c-4-9-7-19-11-30zM509 201c0 25-10 44-30 58-19 15-47 22-83 22-66 0-104-24-115-70l36-7c4 16 13 28 26 36 14 7 32 11 55 11 24 0 42-4 55-12s19-20 19-36c0-9-2-16-6-22-4-5-10-10-17-13-7-4-16-7-26-9-10-3-22-6-34-8-21-5-38-10-49-15-11-4-20-10-26-16-7-5-11-12-15-20-3-8-5-17-5-27 0-23 9-41 27-54 18-12 43-19 76-19 31 0 55 5 71 14 16 10 28 26 34 49l-36 6c-4-14-11-25-23-31-11-7-26-10-46-10-22 0-39 4-50 11s-17 18-17 32c0 8 2 15 7 21 4 5 10 10 19 14 8 3 25 8 50 14 8 2 16 3 25 5 8 2 16 5 23 8 8 2 15 6 22 9 6 4 12 9 17 14s9 12 12 19c2 7 4 16 4 26zM546 187v-31h96v31zM874 277v-127h-146v127h-37v-273h37v115h146v-115h37v273zM975 277v-273h207v30h-170v88h159v29h-159v95h178v31zM1412 140c0 45-8 80-24 104-16 25-39 37-70 37-32 0-55-12-71-37-15-24-23-58-23-104 0-47 7-82 23-105 15-23 39-35 72-35 32 0 55 12 71 36 15 23 22 58 22 104zM1377 140c0-39-4-68-13-85-9-18-24-27-45-27-22 0-37 9-46 26-10 18-14 46-14 86 0 39 5 67 14 85s24 26 45 26c20 0 35-9 45-27 9-18 14-46 14-84zM1634 140c0 45-8 80-24 104-16 25-40 37-71 37s-55-12-71-37c-15-24-23-58-23-104 0-47 7-82 23-105 15-23 39-35 72-35 32 0 56 12 71 36 15 23 23 58 23 104zM1598 140c0-39-4-68-13-85-9-18-24-27-45-27s-37 9-46 26c-9 18-14 46-14 86 0 39 5 67 14 85 10 18 25 26 45 26 21 0 36-9 45-27 10-18 14-46 14-84zM1670 277v-26c7-15 15-28 24-39 10-12 20-22 30-32 11-9 21-18 31-26 10-7 20-15 28-23s15-17 20-25c5-9 8-19 8-30 0-15-5-27-14-35-8-8-20-12-36-12-15 0-27 4-37 12-9 8-15 19-16 34l-36-4c3-21 12-39 28-51 16-13 36-20 61-20 27 0 48 7 63 20s22 31 22 55c0 10-2 21-7 31-5 11-12 21-22 31-9 11-27 27-54 49-15 12-27 23-35 32-9 10-15 19-19 29h141v30zM2074 187c0 29-8 51-23 68-16 18-37 26-65 26-30 0-54-11-70-35-16-23-24-56-24-100 0-47 8-83 25-108s41-38 72-38c41 0 67 19 78 56l-34 6c-6-23-21-34-44-34-20 0-35 10-46 28s-17 45-17 80c7-12 16-20 27-27 11-6 25-9 39-9 25 0 45 8 60 24s22 37 22 63zM2039 189c0-20-5-35-15-46-9-11-23-16-40-16-16 0-29 5-39 14-10 10-15 23-15 39 0 21 5 38 15 52 11 13 24 20 40 20 17 0 30-6 40-17 9-11 14-27 14-46z">
          <text:p/>
        </draw:path>
        <draw:path draw:style-name="gr2" draw:text-style-name="P2" draw:layer="layout" svg:width="2.078cm" svg:height="0.284cm" svg:x="18.559cm" svg:y="18.845cm" svg:viewBox="0 0 2079 285" svg:d="M225 280l-31-81h2v1h-124v-1h2l-31 81-1 1h-1-38-3l1-3 111-272v-2h1 42 2v2l109 272 1 3h-3-37-2zM227 277h37v2l-1 1-110-273 2-1v2h-42v-2l2 1-111 273-1-1v-2h38v2l-2-1 31-80 1-1h1 124 1l1 1 31 80-2 1zM136 35l-2 5-2-1 2 1c-3 11-8 24-14 41l-35 90-2-1v-2h102v2l-2 1-35-90 2-1-2 1c-4-9-7-19-11-30l2-1-2 1-5-16 2-1zM136 33l5 16c4 12 7 22 11 30l35 90 1 3h-3-102-3l1-3 35-89 2 1-2-1c6-17 11-30 14-41l2-6 2-5zM514 203c0 26-11 46-31 61-20 14-48 21-84 21-66 0-106-24-117-72v-2h2l36-7 1-1 1 2c4 16 12 27 25 35 13 7 31 11 54 11s41-4 54-12c12-8 18-19 18-34 0-9-2-15-5-21-4-5-10-9-17-13-7-3-16-6-26-9-10-2-21-5-33-7v-2 2c-22-5-38-10-50-15-11-5-20-10-26-16-7-6-12-13-16-21-3-8-5-18-5-28 0-24 9-43 28-55 18-13 44-20 77-20 31 0 55 5 72 15 17 9 29 26 35 49l1 2-2 1-37 6h-1l-1-1c-4-14-11-24-22-31-11-6-26-9-45-9-22 0-38 3-49 10s-16 17-16 31c0 8 2 14 6 19 4 6 10 10 19 14 8 4 24 8 49 14 8 2 17 4 25 6s17 4 24 7c8 3 15 6 22 10 7 3 13 8 18 14 5 5 9 12 11 19 3 8 5 17 5 27zM510 203c0-10-2-18-4-25-3-7-7-13-11-19-5-5-11-9-17-13-7-4-14-7-21-10-8-2-16-5-24-7s-16-4-25-5l1-2-1 2c-25-6-42-11-50-15-9-3-15-8-20-14s-7-13-7-22c0-15 6-26 18-34 12-7 29-11 51-11 20 0 36 3 47 10 12 7 20 18 24 33h-2v-2l36-6v2h-2c-6-22-17-38-33-47s-39-14-70-14c-33 0-58 6-75 19-18 12-26 29-26 52 0 10 2 18 5 26s8 14 14 20c7 6 15 11 26 16 11 4 27 9 49 14 12 3 23 5 33 8 11 2 20 5 27 9s14 8 18 14 6 14 6 23c0 16-7 29-20 38-13 8-32 12-56 12-23 0-42-4-56-12-13-7-23-20-27-37h2v2l-35 7-1-2 2-1c11 47 48 69 113 69 36 0 63-7 82-20 19-15 29-33 29-58zM547 189v-31-2h2 96 2v2 31 1h-2-96-2zM549 187h96v2h-2v-31h2v2h-96v-2h1v31h-1zM876 279v-127h1v2h-146v-2h2v127 2h-2-37-2v-2-273-2h2 37 2v2 115h-2v-2h146v2h-1v-115-2h1 37 2v2 273 2h-2-37-1zM877 277h37v2h-2v-273h2v2h-37v-2h2v115 2h-2-146-2v-2-115h2v2h-37v-2h2v273h-2v-2h37v2h-2v-127-2h2 146 2v2 127h-2zM976 279v-273-2h2 207 2v2 30 2h-2-170v-2h2v88h-2v-2h158 2v2 29 2h-2-158v-2h2v95h-2v-2h178 2v2 31 2h-2-215-2zM978 277h215v2h-2v-31h2v2h-178-2v-2-95-2h2 158v2h-2v-29h2v2h-158-2v-2-88-2h2 170v2h-2v-30h2v2h-207v-2h2v273h-2zM1417 142c0 46-8 81-24 105-16 25-41 38-72 38-32 0-56-12-72-38-16-24-24-59-24-105 0-47 7-82 23-106 15-24 40-36 74-36 32 0 57 12 72 36 16 24 23 60 23 106zM1414 142c0-46-8-80-23-103s-38-35-69-35c-33 0-56 11-71 34s-22 58-22 104c0 45 7 80 23 103 15 24 38 36 69 36 30 0 53-12 69-36s24-58 24-103zM1378 142c0-39-4-67-13-84s-23-26-43-26c-21 0-35 8-44 25-10 17-14 45-14 85 0 38 4 66 14 84 9 17 23 26 43 26s34-9 43-27c10-18 14-45 14-83zM1382 142c0 38-5 67-14 85-10 19-26 28-47 28s-37-9-47-27c-9-19-14-47-14-86 0-40 5-69 14-87 10-17 26-27 48-27 21 0 37 10 46 28 10 18 14 47 14 86zM1639 142c0 46-9 81-25 105-16 25-41 38-72 38-32 0-56-12-72-38-16-24-24-59-24-105 0-47 8-82 23-106 16-24 41-36 74-36 32 0 57 12 72 36 16 24 24 60 24 106zM1635 142c0-46-8-80-23-103s-37-35-69-35-56 11-71 34-22 58-22 104c0 45 8 80 23 103 15 24 38 36 69 36s53-12 69-36 24-58 24-103zM1599 142c0-39-4-67-13-84s-23-26-43-26c-21 0-35 8-44 25s-14 45-14 85c0 38 5 66 14 84 9 17 23 26 43 26s34-9 43-27c10-18 14-45 14-83zM1603 142c0 38-4 67-14 85-10 19-26 28-47 28s-37-9-47-27c-9-19-14-47-14-86 0-40 5-69 14-87 10-17 26-27 48-27 21 0 37 10 47 28 9 18 13 47 13 86zM1672 279v-26c6-15 14-29 24-41 9-11 20-22 30-31s21-18 31-26 19-16 28-24c8-8 14-16 19-24 5-9 8-18 8-29 0-15-5-26-13-33-8-8-20-12-35-12s-26 4-35 11c-10 8-15 19-17 33v2h-2l-35-4h-2v-2c3-22 12-40 28-53 17-13 38-20 63-20 28 0 49 7 64 20s23 32 23 57c0 10-2 21-7 32s-13 21-22 32c-10 10-28 26-55 48l-1-1 1 1c-15 12-26 23-35 33-9 9-15 18-18 27h-2v-2h141 2v2 30 2h-2-180-1zM1673 277h180v2h-2v-30h2v1h-141-3l1-2c4-9 10-19 19-29s21-21 36-33c26-22 45-38 54-48s16-20 21-31c5-10 7-20 7-30 0-24-7-41-21-54-15-13-35-19-62-19-25 0-44 6-60 19s-25 29-27 51l-2-1v-2l36 4v2l-2-1c1-14 7-26 17-35 10-8 23-12 38-12 16 0 29 4 38 13 9 8 13 21 13 36 0 11-2 22-7 31-6 8-12 17-21 25-8 8-17 16-28 24-10 8-20 17-30 26-11 9-21 19-30 31-9 11-17 24-24 39l-2-1h2v26h-2zM2079 189c0 29-8 52-24 70-16 17-38 26-66 26-31 0-55-12-71-36-17-23-25-57-25-101 0-47 8-84 25-109 18-26 42-39 74-39 42 0 69 19 79 57l1 2-2 1-33 6h-2v-2c-7-21-21-32-43-32-20 0-34 9-45 27-10 18-16 44-16 79h-2l-1-1c6-12 15-21 27-27s25-10 40-10c26 0 46 8 61 25 15 16 23 37 23 64zM2075 189c0-26-7-46-21-62-15-15-34-23-59-23-14 0-27 3-38 9s-20 15-26 26l-4 7v-8c0-35 6-62 17-81s27-29 48-29c23 0 39 12 46 35l-2 1v-2l33-6 1 2h-2c-11-36-36-54-76-54-31 0-54 12-70 37-17 25-25 61-25 107 0 44 8 76 24 99s38 34 68 34c27 0 48-8 63-25 16-17 23-39 23-67zM2040 191c0-20-5-34-14-45-9-10-22-15-39-15-16 0-28 5-38 14-9 9-14 21-14 37 0 21 5 38 15 51s22 19 38 19c17 0 29-5 38-16s14-26 14-45zM2044 191c0 20-5 36-15 47-10 12-24 18-41 18-16 0-31-7-41-21-11-14-16-31-16-53 0-17 5-30 15-40 11-10 24-15 41-15 18 0 32 6 42 17s15 27 15 47z">
          <text:p/>
        </draw:path>
        <draw:path draw:style-name="gr2" draw:text-style-name="P2" draw:layer="layout" svg:width="1.017cm" svg:height="0.29cm" svg:x="24.839cm" svg:y="18.85cm" svg:viewBox="0 0 1018 291" svg:d="M229 212c0 26-10 45-30 59-19 13-47 20-83 20-67 0-105-23-116-69l36-7c4 16 13 28 27 36 13 8 32 12 55 12s42-5 55-13 19-20 19-36c0-8-2-16-6-21-4-6-10-10-17-14s-16-7-26-9-22-5-34-8c-21-5-38-9-49-14-12-6-21-11-27-17-7-6-12-13-15-21-3-7-5-16-5-27 0-23 9-41 27-53 18-13 44-19 77-19 31 0 55 4 71 14 16 9 28 25 34 48l-36 7c-4-15-12-25-23-32-11-6-26-10-46-10-22 0-39 4-50 11s-18 18-18 32c0 9 2 16 7 21 5 6 11 10 20 14 8 4 25 9 50 14 8 2 16 4 25 6 8 2 16 4 23 7 8 4 15 7 22 11 6 4 12 8 17 13 5 6 9 12 11 20 3 7 5 16 5 25zM309 113c7-13 16-23 27-30 10-6 24-9 40-9 22 0 39 6 50 17s16 30 16 57v139h-35v-132c0-15-1-26-4-34-3-7-7-12-13-15-7-4-15-5-26-5-16 0-29 5-39 17-10 11-15 26-15 46v123h-35v-287h35v75c0 8 0 16-1 24 0 8 0 13-1 14zM522 190c0 24 5 43 15 56s24 19 43 19c16 0 28-3 37-9s15-13 18-23l31 9c-13 33-41 49-86 49-30 0-54-9-70-27-16-19-24-46-24-82 0-35 8-62 24-80 16-19 39-28 69-28 61 0 92 37 92 112v4zM635 164c-2-23-7-39-16-49-10-10-23-15-40-15s-31 5-40 16c-10 12-16 27-16 48zM743 190c0 24 5 43 15 56s25 19 44 19c15 0 27-3 36-9s15-13 18-23l31 9c-13 33-41 49-85 49-31 0-55-9-71-27-16-19-24-46-24-82 0-35 8-62 24-80 16-19 39-28 69-28 62 0 92 37 92 112v4zM856 164c-1-23-7-39-16-49-10-10-23-15-40-15s-30 5-40 16c-10 12-15 27-16 48zM1018 286c-11 3-23 5-35 5-28 0-42-16-42-48v-140h-24v-25h26l10-47h23v47h39v25h-39v133c0 10 2 17 5 21s9 6 17 6c5 0 11-1 20-3z">
          <text:p/>
        </draw:path>
        <draw:path draw:style-name="gr2" draw:text-style-name="P2" draw:layer="layout" svg:width="1.021cm" svg:height="0.294cm" svg:x="24.837cm" svg:y="18.848cm" svg:viewBox="0 0 1022 295" svg:d="M233 214c0 26-11 46-31 60s-49 21-85 21c-66 0-106-23-117-70v-2l2-1 36-7h1l1 2c4 16 12 27 25 34 13 8 31 12 54 12s41-4 54-12 19-19 19-35c0-8-2-15-6-20-3-5-10-10-17-13-7-4-16-7-26-9-10-3-21-5-33-8v-2 2c-22-5-38-10-50-14-11-5-20-11-27-17-6-6-11-13-15-22-3-8-5-17-5-28 0-23 9-42 28-55 18-13 44-19 77-19 31 0 55 5 73 14 17 10 28 27 35 50l1 2h-2l-37 6-2 1v-2c-4-14-12-24-23-30s-26-10-45-10c-22 0-38 4-49 11s-16 17-16 30c0 8 2 15 6 20s10 10 18 14c9 4 25 9 50 14 8 2 17 4 25 6s16 4 24 7c9 3 16 6 23 10 6 4 12 9 17 14 5 6 9 12 12 20 3 7 5 16 5 26zM229 214c0-9-2-18-4-25-3-7-7-13-12-18-4-5-10-10-16-13-7-4-14-7-22-10s-16-5-24-7-17-4-25-6l1-2-1 2c-25-6-42-10-50-14-9-4-15-10-20-16-5-5-7-13-7-22 0-14 6-26 18-33 12-8 29-12 51-12 20 0 36 4 47 10 12 7 21 18 25 33l-2 1v-2l36-7v2l-2 1c-6-23-17-38-33-47-17-10-40-14-71-14-33 0-58 6-75 18-18 13-26 30-26 52 0 10 2 19 5 27s8 15 14 20c6 6 15 11 26 16s27 9 48 14c13 3 24 6 34 8 10 3 19 6 27 9 8 4 14 9 19 15 4 5 6 13 6 22 0 17-7 30-21 38-13 8-32 13-56 13s-42-4-56-12-23-21-27-37l2-1v2l-35 7-1-2h2c10 45 48 67 113 67 36 0 64-6 83-20 19-13 29-32 29-57zM309 115c8-14 17-25 28-31 11-7 24-10 41-10 23 0 40 6 51 17 11 12 17 33 17 59v139 2h-2-35-2v-2-132c0-14-1-25-4-32s-6-12-12-15c-6-4-14-5-25-5-16 0-28 5-38 17-9 11-14 26-14 44v123 2h-2-35-2v-2-287-2h2 35 2v2 75c0 8 0 16-1 24 0 8 0 13-1 16l-2-2v-1h1v1zM311 118h-1-2v-3c1-1 1-6 1-14 1-8 1-16 1-24v-75h2v2h-35v-2h2v287h-2v-2h35v2h-2v-123c0-19 5-35 15-47s24-18 41-18c11 0 20 2 27 5 6 4 11 10 14 18 3 7 4 18 4 33v132h-2v-2h35v2h-2v-139c0-26-5-45-16-56-10-11-26-16-48-16-16 0-29 3-39 9s-19 16-26 30l-1 1zM526 192c0 24 5 42 15 55 9 12 23 18 41 18 15 0 27-3 36-8 8-6 14-13 17-22l1-2h2l30 9 2 1-1 2c-12 33-42 50-87 50-31 0-55-9-71-28-17-19-25-47-25-83 0-35 8-62 25-82 16-19 40-28 70-28 62 0 94 38 94 114v4 2h-2-149v-2zM524 190h149v2h-2v-4c0-74-29-110-90-110-29 0-52 9-67 27-16 19-24 45-24 79 0 36 8 62 24 80 15 18 38 27 68 27 44 0 71-15 84-48l2 1-1 2-30-9v-2l2 1c-3 9-10 18-19 24-10 6-22 9-38 9-19 0-34-7-44-20-11-13-16-32-16-57v-2zM635 166c-2-22-7-37-16-47-9-11-21-15-38-15s-29 5-39 17c-10 11-15 26-15 45h-2v-2h112v2zM637 168h-112-2v-2c0-20 6-36 16-48s24-18 42-18c17 0 31 5 41 15 9 12 15 28 17 51v2zM747 192c0 24 5 42 15 55 9 12 23 18 42 18 14 0 26-3 35-8 9-6 14-13 17-22l1-2h2l30 9 2 1v2c-13 33-43 50-87 50-32 0-56-9-72-28-17-19-25-47-25-83 0-35 8-62 25-82 16-19 40-28 70-28 63 0 94 38 94 114v4 2h-2-149v-2zM745 190h149v2h-2v-4c0-74-29-110-90-110-29 0-52 9-67 27-16 19-24 45-24 79 0 36 8 62 24 80 15 18 38 27 69 27 43 0 71-15 83-48l2 1-1 2-30-9v-2l2 1c-3 9-10 18-19 24s-22 9-37 9c-20 0-35-7-45-20s-16-32-16-57v-2zM856 166c-1-22-7-37-16-47-9-11-21-15-38-15s-29 5-39 17c-9 11-14 26-15 45h-2v-2h112v2zM858 168h-112-2v-2c1-20 6-36 16-48s25-18 42-18 32 5 41 15c10 12 15 28 17 51l1 2zM1021 290c-12 3-24 5-36 5-29 0-43-17-43-50v-140h1v2h-24-2v-2-25-2h2 26v2l-2-1 10-46v-2h2 23 2v2 47h-2v-2h39 2v2 25 2h-2-39v-2h2v133c0 10 2 16 5 20 3 3 7 5 15 5 5 0 11-1 20-3h2v2 26 1zM1018 288v-26h2l1 2c-9 2-16 3-21 3-8 0-15-2-18-7-4-4-6-12-6-22v-133-2h2 39v2h-2v-25h2v2h-39-2v-2-47h2v2h-23v-2l2 1-10 46-1 2h-1-26v-2h2v25h-2v-2h24 2v2 140c0 31 13 46 40 46 12 0 23-2 35-5v2z">
          <text:p/>
        </draw:path>
        <draw:frame draw:style-name="gr13" draw:text-style-name="P11" draw:layer="layout" svg:width="8.668cm" svg:height="0.462cm" svg:x="18.939cm" svg:y="11.601cm">
          <draw:text-box>
            <text:p text:style-name="P10"><text:span text:style-name="T1">-V6 Heater Block with 0.5mm Plated Nozzle</text:span></text:p>
          </draw:text-box>
        </draw:frame>
        <draw:frame draw:style-name="gr13" draw:text-style-name="P11" draw:layer="layout" svg:width="6.674cm" svg:height="0.462cm" svg:x="18.939cm" svg:y="11.977cm">
          <draw:text-box>
            <text:p text:style-name="P10"><text:span text:style-name="T1">-Center Heater Cartridge in Block</text:span></text:p>
          </draw:text-box>
        </draw:frame>
        <draw:frame draw:style-name="gr13" draw:text-style-name="P11" draw:layer="layout" svg:width="8.613cm" svg:height="0.462cm" svg:x="18.939cm" svg:y="12.353cm">
          <draw:text-box>
            <text:p text:style-name="P10"><text:span text:style-name="T1">-24V 30W Heater Cartridge 195mm Length</text:span></text:p>
          </draw:text-box>
        </draw:frame>
        <draw:frame draw:style-name="gr13" draw:text-style-name="P11" draw:layer="layout" svg:width="9.125cm" svg:height="0.462cm" svg:x="18.939cm" svg:y="12.729cm">
          <draw:text-box>
            <text:p text:style-name="P10"><text:span text:style-name="T1">-Gunnison/MOARstruder Thermistor Cartridge</text:span></text:p>
          </draw:text-box>
        </draw:frame>
        <draw:frame draw:style-name="gr14" draw:text-style-name="P12" draw:layer="layout" svg:width="0.119cm" svg:height="0.141cm" svg:x="28.015cm" svg:y="12.988cm">
          <draw:text-box>
            <text:p text:style-name="P10"><text:span text:style-name="T2"><text:s/></text:span></text:p>
          </draw:text-box>
        </draw:frame>
        <draw:frame draw:style-name="gr15" draw:text-style-name="P13" draw:layer="layout" svg:width="0.532cm" svg:height="0.623cm" svg:x="27.64cm" svg:y="19.291cm">
          <draw:text-box>
            <text:p text:style-name="P10"><text:span text:style-name="T3">X</text:span></text:p>
          </draw:text-box>
        </draw:frame>
        <draw:path draw:style-name="gr16" draw:text-style-name="P14" draw:layer="layout" svg:width="5.952cm" svg:height="7.812cm" svg:x="11.687cm" svg:y="6.093cm" svg:viewBox="0 0 5953 7813" svg:d="M0 6989v-3-10-14-20-24-26-28-28-26-24-20-15-9-3h1499v-14h-849v-1c0-1 0-2 0-3 0-2 0-3 0-5s0-5 0-7 0-5 0-8c0-6 0-12 0-18 0-3 0-7 0-10s0-6 0-9c0-2 0-5 0-8 0-2 0-4 0-6s0-4 0-6c0-1 0-2 0-3v-1h849c0-7 0-13 0-19s0-12 0-17 0-10 0-14c0-2 0-4 0-6 0-4 0-7 0-10 0-2 0-5 0-6s0-2 0-2c0-1 0-1 0-2h150v-450h600v-200c-11 0-20 0-27 0-19 0-31 0-31 0-13-7-26-15-40-23-2 0-3-1-4-2s-1-2-2-3c0-1 0-2 0-3s0-2 0-3c1-1 1-2 2-3s3-1 4-2c18-11 36-21 52-30v-24l-12-7h-342v-450c0-166-134-300-300-300h-430c-56 0-100-45-100-100v-1455-250c0-79-31-156-88-212 57 56 88 133 88 212v250 1455c0 55 44 100 100 100h430c166 0 300 134 300 300v450h342 31 321 185 321v-274c0-164 130-297 294-300 110-3 216-41 302-110 14-12 28-24 41-37l112-112-112 112c-13 13-27 25-41 37 53-43 120-66 188-66h1378c27 0 52-11 71-29l332-333c19-19 30-44 30-71v-1371c0-80 31-156 88-212l74-75c23-23 44-49 63-76h-1918c-14-66-44-127-88-177h1640c-28-26-44-62-44-100s16-75 44-100h-4343c28 25 44 62 44 100s-16 74-44 100h2096c-44 50-75 111-89 177h-2372c18 27 39 53 62 76l74 74-74-74c-23-23-44-49-62-76-36-54-61-114-74-177-13-66-13-134 0-200 13-64 38-124 74-177 18-28 39-53 62-77l77-76c56-56 87-132 87-211l1-504c0-442 358-800 800-800h502c53 0 105-14 151-40 22-13 43-29 61-48l130-129 200-200 112-112c195-195 512-195 708 0l112 112 200 200 46 46c30 30 68 50 109 56l23 3 24-1 23-3 23-7 22-9 20-11 19-14 17-17 15-18 12-20 10-21 7-22 4-24 2-23v-256h1270v500 1363c0 79 31 155 88 212l74 74c23 24 44 49 63 77 35 53 60 113 73 177 14 66 14 134 0 200-13 63-38 123-73 177-19 27-40 53-63 76l-74 75c-57 56-88 132-88 212v1371c0 27-11 52-30 71l-332 333c-19 18-44 29-71 29h-1378c-68 0-135 23-188 66-86 69-192 107-302 110-136 3-269-50-365-147l-112-112h376c51 47 129 47 181 0h375-375c28-25 44-62 44-100s-16-74-44-100h575l177-177h-1686l177 177h576c-29 26-45 62-45 100s16 75 45 100h-376l112 112c96 97 229 150 365 147-164 3-294 136-294 300v274h-321l19 11c1 1 2 1 4 2 0 1 1 2 2 3 0 1 0 2 0 3s0 2 0 3c-1 1-2 2-2 3-1 1-3 2-4 2-18 11-36 21-52 30v24c11 6 22 13 33 19 1 0-10 0-25 0s-34 0-54 0v200h601v419 4 11 16h199v7 23 35 48 57 63 67 67 63 57 47 36 22 8h-199v100h-576v100h121v300h-146l-149 149c-1 0-1 0-1 0-2 0-3 0-4 0-2 0-4 0-6 0-3 0-6 0-8 0-4 0-7 0-10 0-7 0-14 0-22 0-4 0-8 0-11 0-4 0-8 0-11 0s-7 0-10 0-5 0-8 0c-2 0-4 0-6 0-1 0-3 0-4 0h-1l-149-149h-146v-300h121v-100h-575v-100h-150v-3-10-16-21-27-32-36-30z">
          <text:p/>
        </draw:path>
        <draw:polygon draw:style-name="gr17" draw:text-style-name="P1" draw:layer="layout" svg:width="0cm" svg:height="0cm" svg:x="14.683cm" svg:y="9.979cm" svg:viewBox="0 0 0 0" draw:points="0,0">
          <text:p/>
        </draw:polygon>
        <draw:path draw:style-name="gr16" draw:text-style-name="P14" draw:layer="layout" svg:width="5.073cm" svg:height="1.726cm" svg:x="12.482cm" svg:y="6.711cm" svg:viewBox="0 0 5074 1727" svg:d="M227 1363c0 79-32 155-88 211l-77 76c-23 24-44 49-62 77h5074c-19-28-40-53-63-77l-74-74c-57-57-88-133-88-212v-1364h-1487c6 6 13 12 21 18h-1702c-46 26-98 40-151 40h-502c-442 0-800 358-800 800z">
          <text:p/>
        </draw:path>
        <draw:polygon draw:style-name="gr17" draw:text-style-name="P1" draw:layer="layout" svg:width="0cm" svg:height="0cm" svg:x="14.683cm" svg:y="9.979cm" svg:viewBox="0 0 0 0" draw:points="0,0">
          <text:p/>
        </draw:polygon>
        <draw:polygon draw:style-name="gr16" draw:text-style-name="P14" draw:layer="layout" svg:width="1.6cm" svg:height="1.15cm" svg:x="13.336cm" svg:y="12.207cm" svg:viewBox="0 0 1601 1151" draw:points="0,1151 0,1051 0,611 0,526 0,450 0,0 601,0 1001,0 1601,0 1601,419 1601,423 1601,434 1601,450 1601,452 1601,475 1601,504 1601,535 1601,602 1601,634 1601,662 1601,686 1601,704 1601,715 1601,719 1601,1051 1601,1151 1026,1151 576,1151">
          <text:p/>
        </draw:polygon>
        <draw:polygon draw:style-name="gr17" draw:text-style-name="P1" draw:layer="layout" svg:width="0cm" svg:height="0cm" svg:x="14.683cm" svg:y="9.979cm" svg:viewBox="0 0 0 0" draw:points="0,0">
          <text:p/>
        </draw:polygon>
        <draw:path draw:style-name="gr16" draw:text-style-name="P14" draw:layer="layout" svg:width="5.22cm" svg:height="0.177cm" svg:x="12.408cm" svg:y="8.437cm" svg:viewBox="0 0 5221 178" svg:d="M74 0c-36 53-61 113-74 178h258c51-48 130-48 181 0h4343c52-48 130-48 182 0h257c-13-65-38-125-73-178z">
          <text:p/>
        </draw:path>
        <draw:polygon draw:style-name="gr17" draw:text-style-name="P1" draw:layer="layout" svg:width="0cm" svg:height="0cm" svg:x="14.683cm" svg:y="9.979cm" svg:viewBox="0 0 0 0" draw:points="0,0">
          <text:p/>
        </draw:polygon>
        <draw:polygon draw:style-name="gr16" draw:text-style-name="P14" draw:layer="layout" svg:width="4.701cm" svg:height="0.177cm" svg:x="12.668cm" svg:y="8.06cm" svg:viewBox="0 0 4702 178" draw:points="0,178 177,0 4524,0 4702,178">
          <text:p/>
        </draw:polygon>
        <draw:polygon draw:style-name="gr17" draw:text-style-name="P1" draw:layer="layout" svg:width="0cm" svg:height="0cm" svg:x="14.683cm" svg:y="9.979cm" svg:viewBox="0 0 0 0" draw:points="0,0">
          <text:p/>
        </draw:polygon>
        <draw:polygon draw:style-name="gr16" draw:text-style-name="P14" draw:layer="layout" svg:width="3.947cm" svg:height="0.177cm" svg:x="13.045cm" svg:y="9.568cm" svg:viewBox="0 0 3948 178" draw:points="177,178 0,0 3948,0 3771,178">
          <text:p/>
        </draw:polygon>
        <draw:polygon draw:style-name="gr17" draw:text-style-name="P1" draw:layer="layout" svg:width="0cm" svg:height="0cm" svg:x="14.683cm" svg:y="9.979cm" svg:viewBox="0 0 0 0" draw:points="0,0">
          <text:p/>
        </draw:polygon>
        <draw:path draw:style-name="gr16" draw:text-style-name="P14" draw:layer="layout" svg:width="1.6cm" svg:height="0.5cm" svg:x="15.73cm" svg:y="6.211cm" svg:viewBox="0 0 1601 501" svg:d="M330 257l-2 23-4 24-7 22-10 21-12 20-15 18-17 17-19 14-20 11-22 9-23 7-23 3-24 1-23-3c-41-6-79-26-109-56l110 110-4-3 7 6-3-3 1491 3v-501h-1271z">
          <text:p/>
        </draw:path>
        <draw:polygon draw:style-name="gr17" draw:text-style-name="P1" draw:layer="layout" svg:width="0cm" svg:height="0cm" svg:x="14.683cm" svg:y="9.979cm" svg:viewBox="0 0 0 0" draw:points="0,0">
          <text:p/>
        </draw:polygon>
        <draw:polygon draw:style-name="gr16" draw:text-style-name="P14" draw:layer="layout" svg:width="3.193cm" svg:height="0.178cm" svg:x="13.422cm" svg:y="9.944cm" svg:viewBox="0 0 3194 179" draw:points="177,179 0,0 3194,0 3017,179">
          <text:p/>
        </draw:polygon>
        <draw:polygon draw:style-name="gr17" draw:text-style-name="P1" draw:layer="layout" svg:width="0cm" svg:height="0cm" svg:x="14.683cm" svg:y="9.979cm" svg:viewBox="0 0 0 0" draw:points="0,0">
          <text:p/>
        </draw:polygon>
        <draw:polygon draw:style-name="gr16" draw:text-style-name="P14" draw:layer="layout" svg:width="2.449cm" svg:height="0.177cm" svg:x="14.021cm" svg:y="7.683cm" svg:viewBox="0 0 2450 178" draw:points="0,178 0,0 2450,0 2450,178">
          <text:p/>
        </draw:polygon>
        <draw:polygon draw:style-name="gr17" draw:text-style-name="P1" draw:layer="layout" svg:width="0cm" svg:height="0cm" svg:x="14.683cm" svg:y="9.979cm" svg:viewBox="0 0 0 0" draw:points="0,0">
          <text:p/>
        </draw:polygon>
        <draw:polygon draw:style-name="gr16" draw:text-style-name="P14" draw:layer="layout" svg:width="2.449cm" svg:height="0.177cm" svg:x="14.021cm" svg:y="7.306cm" svg:viewBox="0 0 2450 178" draw:points="0,178 0,0 2418,0 2450,32 2450,178">
          <text:p/>
        </draw:polygon>
        <draw:polygon draw:style-name="gr17" draw:text-style-name="P1" draw:layer="layout" svg:width="0cm" svg:height="0cm" svg:x="14.683cm" svg:y="9.979cm" svg:viewBox="0 0 0 0" draw:points="0,0">
          <text:p/>
        </draw:polygon>
        <draw:path draw:style-name="gr16" draw:text-style-name="P14" draw:layer="layout" svg:width="2.534cm" svg:height="0.177cm" svg:x="12.408cm" svg:y="8.814cm" svg:viewBox="0 0 2535 178" svg:d="M0 0c13 63 38 123 74 178h2373c14-67 44-128 88-178h-2096c-51 46-130 46-181 0z">
          <text:p/>
        </draw:path>
        <draw:polygon draw:style-name="gr17" draw:text-style-name="P1" draw:layer="layout" svg:width="0cm" svg:height="0cm" svg:x="14.683cm" svg:y="9.979cm" svg:viewBox="0 0 0 0" draw:points="0,0">
          <text:p/>
        </draw:polygon>
        <draw:polygon draw:style-name="gr16" draw:text-style-name="P14" draw:layer="layout" svg:width="2.439cm" svg:height="0.177cm" svg:x="13.799cm" svg:y="6.929cm" svg:viewBox="0 0 2440 178" draw:points="0,178 177,0 2263,0 2440,178">
          <text:p/>
        </draw:polygon>
        <draw:polygon draw:style-name="gr17" draw:text-style-name="P1" draw:layer="layout" svg:width="0cm" svg:height="0cm" svg:x="14.683cm" svg:y="9.979cm" svg:viewBox="0 0 0 0" draw:points="0,0">
          <text:p/>
        </draw:polygon>
        <draw:polygon draw:style-name="gr16" draw:text-style-name="P14" draw:layer="layout" svg:width="2.439cm" svg:height="0.177cm" svg:x="13.799cm" svg:y="10.321cm" svg:viewBox="0 0 2440 178" draw:points="177,178 0,0 2440,0 2263,178">
          <text:p/>
        </draw:polygon>
        <draw:polygon draw:style-name="gr17" draw:text-style-name="P1" draw:layer="layout" svg:width="0cm" svg:height="0cm" svg:x="14.683cm" svg:y="9.979cm" svg:viewBox="0 0 0 0" draw:points="0,0">
          <text:p/>
        </draw:polygon>
        <draw:path draw:style-name="gr16" draw:text-style-name="P14" draw:layer="layout" svg:width="2.307cm" svg:height="0.177cm" svg:x="12.668cm" svg:y="9.191cm" svg:viewBox="0 0 2308 178" svg:d="M178 178l-178-178h2196c21 67 59 130 112 178z">
          <text:p/>
        </draw:path>
        <draw:polygon draw:style-name="gr17" draw:text-style-name="P1" draw:layer="layout" svg:width="0cm" svg:height="0cm" svg:x="14.683cm" svg:y="9.979cm" svg:viewBox="0 0 0 0" draw:points="0,0">
          <text:p/>
        </draw:polygon>
        <draw:path draw:style-name="gr16" draw:text-style-name="P14" draw:layer="layout" svg:width="1.499cm" svg:height="0.25cm" svg:x="11.687cm" svg:y="12.832cm" svg:viewBox="0 0 1500 251" svg:d="M0 251v-3-11-14-20-24-26-28-28-26-24-20-15-9-3h1500c0 9 0 18 0 27 0 14 0 28 0 42s0 29 0 44c0 29 0 58 0 87 0 14 0 27 0 42 0 3 0 6 0 9z">
          <text:p/>
        </draw:path>
        <draw:polygon draw:style-name="gr17" draw:text-style-name="P1" draw:layer="layout" svg:width="0cm" svg:height="0cm" svg:x="14.683cm" svg:y="9.979cm" svg:viewBox="0 0 0 0" draw:points="0,0">
          <text:p/>
        </draw:polygon>
        <draw:path draw:style-name="gr16" draw:text-style-name="P14" draw:layer="layout" svg:width="2.079cm" svg:height="0.177cm" svg:x="15.549cm" svg:y="8.814cm" svg:viewBox="0 0 2080 178" svg:d="M2007 178h-1918c-14-67-44-128-89-178h1641c52 46 130 46 182 0h257c-13 63-38 123-73 178z">
          <text:p/>
        </draw:path>
        <draw:polygon draw:style-name="gr17" draw:text-style-name="P1" draw:layer="layout" svg:width="0cm" svg:height="0cm" svg:x="14.683cm" svg:y="9.979cm" svg:viewBox="0 0 0 0" draw:points="0,0">
          <text:p/>
        </draw:polygon>
        <draw:path draw:style-name="gr16" draw:text-style-name="P14" draw:layer="layout" svg:width="1.853cm" svg:height="0.177cm" svg:x="15.516cm" svg:y="9.191cm" svg:viewBox="0 0 1854 178" svg:d="M0 178c52-48 91-111 112-178h1742l-178 178z">
          <text:p/>
        </draw:path>
        <draw:polygon draw:style-name="gr17" draw:text-style-name="P1" draw:layer="layout" svg:width="0cm" svg:height="0cm" svg:x="14.683cm" svg:y="9.979cm" svg:viewBox="0 0 0 0" draw:points="0,0">
          <text:p/>
        </draw:polygon>
        <draw:path draw:style-name="gr16" draw:text-style-name="P14" draw:layer="layout" svg:width="1.702cm" svg:height="0.177cm" svg:x="14.162cm" svg:y="6.552cm" svg:viewBox="0 0 1703 178" svg:d="M61 130c-18 19-39 35-61 48h1703c-8-6-15-12-21-18-2-2-5-4-7-6l-106-108 110 111-156-157 46 46-621-46h575-756c51 46 129 46 181 0h-757 576l-706 130 130-130z">
          <text:p/>
        </draw:path>
        <draw:polygon draw:style-name="gr17" draw:text-style-name="P1" draw:layer="layout" svg:width="0cm" svg:height="0cm" svg:x="14.683cm" svg:y="9.979cm" svg:viewBox="0 0 0 0" draw:points="0,0">
          <text:p/>
        </draw:polygon>
        <draw:path draw:style-name="gr16" draw:text-style-name="P14" draw:layer="layout" svg:width="1.685cm" svg:height="0.177cm" svg:x="14.176cm" svg:y="10.698cm" svg:viewBox="0 0 1686 178" svg:d="M178 178l-178-178h1686l-177 178h-575c-52-46-130-46-181 0z">
          <text:p/>
        </draw:path>
        <draw:polygon draw:style-name="gr17" draw:text-style-name="P1" draw:layer="layout" svg:width="0cm" svg:height="0cm" svg:x="14.683cm" svg:y="9.979cm" svg:viewBox="0 0 0 0" draw:points="0,0">
          <text:p/>
        </draw:polygon>
        <draw:path draw:style-name="gr16" draw:text-style-name="P14" draw:layer="layout" svg:width="0.549cm" svg:height="0.549cm" svg:x="14.971cm" svg:y="8.799cm" svg:viewBox="0 0 550 550" svg:d="M365 15c-113-39-239-1-311 95-71 96-73 228-3 325 69 97 194 139 308 102 114-36 191-142 191-261s-74-223-185-261z">
          <text:p/>
        </draw:path>
        <draw:polygon draw:style-name="gr17" draw:text-style-name="P1" draw:layer="layout" svg:width="0cm" svg:height="0cm" svg:x="14.683cm" svg:y="9.979cm" svg:viewBox="0 0 0 0" draw:points="0,0">
          <text:p/>
        </draw:polygon>
        <draw:path draw:style-name="gr16" draw:text-style-name="P14" draw:layer="layout" svg:width="0.931cm" svg:height="0.259cm" svg:x="14.553cm" svg:y="6.093cm" svg:viewBox="0 0 932 260" svg:d="M820 147l112 113h-376c-52-48-130-48-181 0h-375l112-113c195-196 511-196 708 0z">
          <text:p/>
        </draw:path>
        <draw:polygon draw:style-name="gr17" draw:text-style-name="P1" draw:layer="layout" svg:width="0cm" svg:height="0cm" svg:x="14.683cm" svg:y="9.979cm" svg:viewBox="0 0 0 0" draw:points="0,0">
          <text:p/>
        </draw:polygon>
        <draw:polygon draw:style-name="gr16" draw:text-style-name="P14" draw:layer="layout" svg:width="0.199cm" svg:height="0.6cm" svg:x="14.936cm" svg:y="12.657cm" svg:viewBox="0 0 200 601" draw:points="200,0 0,0 0,2 0,25 0,54 0,85 0,152 0,184 0,212 0,237 0,255 0,266 0,270 0,601 200,601 200,593 200,571 200,535 200,488 200,431 200,368 200,301 200,234 200,170 200,113 200,65 200,30 200,7">
          <text:p/>
        </draw:polygon>
        <draw:polygon draw:style-name="gr17" draw:text-style-name="P1" draw:layer="layout" svg:width="0cm" svg:height="0cm" svg:x="14.683cm" svg:y="9.979cm" svg:viewBox="0 0 0 0" draw:points="0,0">
          <text:p/>
        </draw:polygon>
        <draw:polygon draw:style-name="gr16" draw:text-style-name="P14" draw:layer="layout" svg:width="0.346cm" svg:height="0.3cm" svg:x="14.136cm" svg:y="13.457cm" svg:viewBox="0 0 347 301" draw:points="0,301 200,301 0,301 0,0 226,0 347,0 347,301 200,301">
          <text:p/>
        </draw:polygon>
        <draw:polygon draw:style-name="gr17" draw:text-style-name="P1" draw:layer="layout" svg:width="0cm" svg:height="0cm" svg:x="14.683cm" svg:y="9.979cm" svg:viewBox="0 0 0 0" draw:points="0,0">
          <text:p/>
        </draw:polygon>
        <draw:polygon draw:style-name="gr16" draw:text-style-name="P14" draw:layer="layout" svg:width="0.346cm" svg:height="0.3cm" svg:x="13.79cm" svg:y="13.457cm" svg:viewBox="0 0 347 301" draw:points="0,301 0,0 121,0 347,0 347,301 146,301">
          <text:p/>
        </draw:polygon>
        <draw:polygon draw:style-name="gr17" draw:text-style-name="P1" draw:layer="layout" svg:width="0cm" svg:height="0cm" svg:x="14.683cm" svg:y="9.979cm" svg:viewBox="0 0 0 0" draw:points="0,0">
          <text:p/>
        </draw:polygon>
        <draw:path draw:style-name="gr16" draw:text-style-name="P14" draw:layer="layout" svg:width="0.575cm" svg:height="0.2cm" svg:x="15.109cm" svg:y="6.352cm" svg:viewBox="0 0 576 201" svg:d="M0 201c28-26 44-62 44-101 0-38-16-75-44-100h376l200 201z">
          <text:p/>
        </draw:path>
        <draw:polygon draw:style-name="gr17" draw:text-style-name="P1" draw:layer="layout" svg:width="0cm" svg:height="0cm" svg:x="14.683cm" svg:y="9.979cm" svg:viewBox="0 0 0 0" draw:points="0,0">
          <text:p/>
        </draw:polygon>
        <draw:path draw:style-name="gr16" draw:text-style-name="P14" draw:layer="layout" svg:width="0.575cm" svg:height="0.2cm" svg:x="14.353cm" svg:y="6.352cm" svg:viewBox="0 0 576 201" svg:d="M576 0h-376l-200 201h576c-29-26-45-62-45-101 0-38 16-75 45-100z">
          <text:p/>
        </draw:path>
        <draw:polygon draw:style-name="gr17" draw:text-style-name="P1" draw:layer="layout" svg:width="0cm" svg:height="0cm" svg:x="14.683cm" svg:y="9.979cm" svg:viewBox="0 0 0 0" draw:points="0,0">
          <text:p/>
        </draw:polygon>
        <draw:path draw:style-name="gr16" draw:text-style-name="P14" draw:layer="layout" svg:width="0.33cm" svg:height="0.33cm" svg:x="16.63cm" svg:y="7.359cm" svg:viewBox="0 0 331 331" svg:d="M0 166c0-91 74-166 165-166s166 75 166 166-75 165-166 165-165-74-165-165z">
          <text:p/>
        </draw:path>
        <draw:polygon draw:style-name="gr17" draw:text-style-name="P1" draw:layer="layout" svg:width="0cm" svg:height="0cm" svg:x="14.683cm" svg:y="9.979cm" svg:viewBox="0 0 0 0" draw:points="0,0">
          <text:p/>
        </draw:polygon>
        <draw:path draw:style-name="gr16" draw:text-style-name="P14" draw:layer="layout" svg:width="0.33cm" svg:height="0.33cm" svg:x="16.63cm" svg:y="10.458cm" svg:viewBox="0 0 331 331" svg:d="M0 165c0-91 74-165 165-165s166 74 166 165c0 92-75 166-166 166s-165-74-165-166z">
          <text:p/>
        </draw:path>
        <draw:polygon draw:style-name="gr17" draw:text-style-name="P1" draw:layer="layout" svg:width="0cm" svg:height="0cm" svg:x="14.683cm" svg:y="9.979cm" svg:viewBox="0 0 0 0" draw:points="0,0">
          <text:p/>
        </draw:polygon>
        <draw:path draw:style-name="gr16" draw:text-style-name="P14" draw:layer="layout" svg:width="0.33cm" svg:height="0.33cm" svg:x="12.896cm" svg:y="10.403cm" svg:viewBox="0 0 331 331" svg:d="M0 165c0-91 74-165 166-165 91 0 165 74 165 165s-74 166-165 166c-92 0-166-75-166-166z">
          <text:p/>
        </draw:path>
        <draw:polygon draw:style-name="gr17" draw:text-style-name="P1" draw:layer="layout" svg:width="0cm" svg:height="0cm" svg:x="14.683cm" svg:y="9.979cm" svg:viewBox="0 0 0 0" draw:points="0,0">
          <text:p/>
        </draw:polygon>
        <draw:path draw:style-name="gr16" draw:text-style-name="P14" draw:layer="layout" svg:width="0.33cm" svg:height="0.33cm" svg:x="13.531cm" svg:y="7.359cm" svg:viewBox="0 0 331 331" svg:d="M0 166c0-91 74-166 166-166 91 0 165 75 165 166s-74 165-165 165c-92 0-166-74-166-165z">
          <text:p/>
        </draw:path>
        <draw:polygon draw:style-name="gr17" draw:text-style-name="P1" draw:layer="layout" svg:width="0cm" svg:height="0cm" svg:x="14.683cm" svg:y="9.979cm" svg:viewBox="0 0 0 0" draw:points="0,0">
          <text:p/>
        </draw:polygon>
        <draw:path draw:style-name="gr16" draw:text-style-name="P14" draw:layer="layout" svg:width="0.999cm" svg:height="0.085cm" svg:x="12.337cm" svg:y="12.733cm" svg:viewBox="0 0 1000 86" svg:d="M0 86v-1c0-1 0-2 0-3 0-2 0-3 0-6 0-2 0-5 0-7s0-5 0-8c0-6 0-12 0-18 0-3 0-7 0-10s0-6 0-9c0-2 0-5 0-8 0-2 0-4 0-6s0-4 0-6c0-1 0-2 0-3v-1h850 150v86h-150z">
          <text:p/>
        </draw:path>
        <draw:polygon draw:style-name="gr17" draw:text-style-name="P1" draw:layer="layout" svg:width="0cm" svg:height="0cm" svg:x="14.683cm" svg:y="9.979cm" svg:viewBox="0 0 0 0" draw:points="0,0">
          <text:p/>
        </draw:polygon>
        <draw:path draw:style-name="gr16" draw:text-style-name="P14" draw:layer="layout" svg:width="0.4cm" svg:height="0.2cm" svg:x="13.936cm" svg:y="12.007cm" svg:viewBox="0 0 401 201" svg:d="M0 201v-201c25 0 61 0 113 0 27 0 59 0 91 0 33 0 65 0 91 0 37 0 73 0 106 0v201z">
          <text:p/>
        </draw:path>
        <draw:polygon draw:style-name="gr17" draw:text-style-name="P1" draw:layer="layout" svg:width="0cm" svg:height="0cm" svg:x="14.683cm" svg:y="9.979cm" svg:viewBox="0 0 0 0" draw:points="0,0">
          <text:p/>
        </draw:polygon>
        <draw:path draw:style-name="gr16" draw:text-style-name="P14" draw:layer="layout" svg:width="0.151cm" svg:height="0.439cm" svg:x="13.186cm" svg:y="12.818cm" svg:viewBox="0 0 152 440" svg:d="M0 0v14c0 9 0 18 0 27 0 14 0 28 0 42s0 30 0 45c0 29 0 58 0 87 0 14 0 27 0 41 0 3 0 6 0 9v30 36 32 27 21 16 10 3h152v-440z">
          <text:p/>
        </draw:path>
        <draw:polygon draw:style-name="gr17" draw:text-style-name="P1" draw:layer="layout" svg:width="0cm" svg:height="0cm" svg:x="14.683cm" svg:y="9.979cm" svg:viewBox="0 0 0 0" draw:points="0,0">
          <text:p/>
        </draw:polygon>
        <draw:path draw:style-name="gr16" draw:text-style-name="P14" draw:layer="layout" svg:width="0.269cm" svg:height="0.27cm" svg:x="12.622cm" svg:y="8.579cm" svg:viewBox="0 0 270 271" svg:d="M226 236c28-26 44-62 44-101 0-38-16-75-44-100-51-47-131-47-182 0-28 25-44 62-44 100 0 39 16 75 44 101 51 46 131 46 182 0z">
          <text:p/>
        </draw:path>
        <draw:polygon draw:style-name="gr17" draw:text-style-name="P1" draw:layer="layout" svg:width="0cm" svg:height="0cm" svg:x="14.683cm" svg:y="9.979cm" svg:viewBox="0 0 0 0" draw:points="0,0">
          <text:p/>
        </draw:polygon>
        <draw:path draw:style-name="gr16" draw:text-style-name="P14" draw:layer="layout" svg:width="0.27cm" svg:height="0.27cm" svg:x="14.883cm" svg:y="6.317cm" svg:viewBox="0 0 271 271" svg:d="M45 36c-29 25-45 62-45 100s16 74 45 100c52 47 130 47 182 0 28-26 44-62 44-100s-16-75-44-100c-52-48-130-48-182 0z">
          <text:p/>
        </draw:path>
        <draw:polygon draw:style-name="gr17" draw:text-style-name="P1" draw:layer="layout" svg:width="0cm" svg:height="0cm" svg:x="14.683cm" svg:y="9.979cm" svg:viewBox="0 0 0 0" draw:points="0,0">
          <text:p/>
        </draw:polygon>
        <draw:path draw:style-name="gr16" draw:text-style-name="P14" draw:layer="layout" svg:width="0.27cm" svg:height="0.27cm" svg:x="14.883cm" svg:y="10.84cm" svg:viewBox="0 0 271 271" svg:d="M45 35c-29 27-45 63-45 101s16 75 45 100c52 47 130 47 182 0 28-25 44-62 44-100s-16-74-44-101c-52-47-130-47-182 0z">
          <text:p/>
        </draw:path>
        <draw:polygon draw:style-name="gr17" draw:text-style-name="P1" draw:layer="layout" svg:width="0cm" svg:height="0cm" svg:x="14.683cm" svg:y="9.979cm" svg:viewBox="0 0 0 0" draw:points="0,0">
          <text:p/>
        </draw:polygon>
        <draw:path draw:style-name="gr16" draw:text-style-name="P14" draw:layer="layout" svg:width="0.27cm" svg:height="0.27cm" svg:x="17.145cm" svg:y="8.579cm" svg:viewBox="0 0 271 271" svg:d="M44 35c-28 25-44 62-44 100 0 39 16 75 44 101 52 46 130 46 183 0 28-26 44-62 44-101 0-38-16-75-44-100-53-47-131-47-183 0z">
          <text:p/>
        </draw:path>
        <draw:polygon draw:style-name="gr17" draw:text-style-name="P1" draw:layer="layout" svg:width="0cm" svg:height="0cm" svg:x="14.683cm" svg:y="9.979cm" svg:viewBox="0 0 0 0" draw:points="0,0">
          <text:p/>
        </draw:polygon>
        <draw:path draw:style-name="gr16" draw:text-style-name="P14" draw:layer="layout" svg:width="0.268cm" svg:height="0.2cm" svg:x="17.371cm" svg:y="8.614cm" svg:viewBox="0 0 269 201" svg:d="M0 201c28-26 44-62 44-100s-16-76-44-101h258c14 67 14 135 0 201z">
          <text:p/>
        </draw:path>
        <draw:polygon draw:style-name="gr17" draw:text-style-name="P1" draw:layer="layout" svg:width="0cm" svg:height="0cm" svg:x="14.683cm" svg:y="9.979cm" svg:viewBox="0 0 0 0" draw:points="0,0">
          <text:p/>
        </draw:polygon>
        <draw:path draw:style-name="gr16" draw:text-style-name="P14" draw:layer="layout" svg:width="0.268cm" svg:height="0.2cm" svg:x="12.398cm" svg:y="8.614cm" svg:viewBox="0 0 269 201" svg:d="M269 0h-259c-13 67-13 135 0 201h259c-28-26-44-62-44-100s16-76 44-101z">
          <text:p/>
        </draw:path>
        <draw:polygon draw:style-name="gr17" draw:text-style-name="P1" draw:layer="layout" svg:width="0cm" svg:height="0cm" svg:x="14.683cm" svg:y="9.979cm" svg:viewBox="0 0 0 0" draw:points="0,0">
          <text:p/>
        </draw:polygon>
        <draw:polygon draw:style-name="gr16" draw:text-style-name="P14" draw:layer="layout" svg:width="0.45cm" svg:height="0.1cm" svg:x="13.911cm" svg:y="13.357cm" svg:viewBox="0 0 451 101" draw:points="0,101 0,0 451,0 451,101 225,101">
          <text:p/>
        </draw:polygon>
        <draw:polygon draw:style-name="gr17" draw:text-style-name="P1" draw:layer="layout" svg:width="0cm" svg:height="0cm" svg:x="14.683cm" svg:y="9.979cm" svg:viewBox="0 0 0 0" draw:points="0,0">
          <text:p/>
        </draw:polygon>
        <draw:path draw:style-name="gr16" draw:text-style-name="P14" draw:layer="layout" svg:width="0.4cm" svg:height="0.148cm" svg:x="13.936cm" svg:y="13.758cm" svg:viewBox="0 0 401 149" svg:d="M252 149c-1 0-1 0-1 0-2 0-3 0-4 0-2 0-4 0-6 0-3 0-6 0-8 0-5 0-8 0-11 0-7 0-14 0-22 0-4 0-8 0-11 0-4 0-8 0-11 0s-7 0-10 0-5 0-8 0c-2 0-4 0-6 0-1 0-3 0-4 0h-1l-149-149h5 15 24 31 38 42 45 45 43 38 31 24 15 5z">
          <text:p/>
        </draw:path>
        <draw:polygon draw:style-name="gr17" draw:text-style-name="P1" draw:layer="layout" svg:width="0cm" svg:height="0cm" svg:x="14.683cm" svg:y="9.979cm" svg:viewBox="0 0 0 0" draw:points="0,0">
          <text:p/>
        </draw:polygon>
        <draw:path draw:style-name="gr16" draw:text-style-name="P14" draw:layer="layout" svg:width="0.599cm" svg:height="0.073cm" svg:x="13.836cm" svg:y="11.934cm" svg:viewBox="0 0 600 74" svg:d="M1 51c-7-4 17-8 66-13 48-4 121-8 198-12s157-8 218-12c62-4 104-8 115-13l-597 50h1c14 8 27 16 40 23 0 0 12 0 31 0 20-3 58-7 105-10 48-4 104-7 157-11 54-3 105-7 142-10 38-4 62-7 68-11l2-1c16-9 34-19 52-31l-1 1c0-1 1-1 2-1-1 0-2 0-2 1z">
          <text:p/>
        </draw:path>
        <draw:polygon draw:style-name="gr17" draw:text-style-name="P1" draw:layer="layout" svg:width="0cm" svg:height="0cm" svg:x="14.683cm" svg:y="9.979cm" svg:viewBox="0 0 0 0" draw:points="0,0">
          <text:p/>
        </draw:polygon>
        <draw:path draw:style-name="gr16" draw:text-style-name="P14" draw:layer="layout" svg:width="0.151cm" svg:height="0.076cm" svg:x="13.186cm" svg:y="12.657cm" svg:viewBox="0 0 152 77" svg:d="M0 0c0 1 0 1 0 2 0 0 0 1 0 2s0 4 0 6c0 3 0 6 0 10 0 2 0 4 0 6 0 4 0 9 0 14s0 11 0 17 0 12 0 20h152v-77z">
          <text:p/>
        </draw:path>
        <draw:polygon draw:style-name="gr17" draw:text-style-name="P1" draw:layer="layout" svg:width="0cm" svg:height="0cm" svg:x="14.683cm" svg:y="9.979cm" svg:viewBox="0 0 0 0" draw:points="0,0">
          <text:p/>
        </draw:polygon>
        <draw:path draw:style-name="gr16" draw:text-style-name="P14" draw:layer="layout" svg:width="0.473cm" svg:height="0.043cm" svg:x="13.909cm" svg:y="11.964cm" svg:viewBox="0 0 474 44" svg:d="M322 44c-26 0-58 0-90 0s-64 0-91 0c-52 0-88 0-113 0-11 0-21 0-28 0 21-3 59-7 106-10 47-4 103-8 156-12 54-3 105-7 142-10 38-4 62-7 68-11l2-1v24 1c0 4-15 7-42 10s-65 6-110 9z">
          <text:p/>
        </draw:path>
        <draw:polygon draw:style-name="gr17" draw:text-style-name="P1" draw:layer="layout" svg:width="0cm" svg:height="0cm" svg:x="14.683cm" svg:y="9.979cm" svg:viewBox="0 0 0 0" draw:points="0,0">
          <text:p/>
        </draw:polygon>
        <draw:path draw:style-name="gr16" draw:text-style-name="P14" draw:layer="layout" svg:width="0.608cm" svg:height="0.066cm" svg:x="13.832cm" svg:y="11.918cm" svg:viewBox="0 0 609 67" svg:d="M5 67c-7-4 17-8 66-13 48-4 121-8 197-12 77-4 157-8 219-12s104-8 115-12l-597 49h1c-2 0-3-1-4-2s-1-2-2-3c0-1 0-2 0-3s0-2 0-3c1-1 1-2 2-3s3-1 4-2l1-1c11-4 53-8 115-12 61-4 141-8 217-12 77-4 151-8 199-12 49-5 73-10 66-14h-1c1 1 2 1 4 2 0 1 1 2 2 3 0 1 0 2 0 3s0 3 0 4c-1 1-2 2-2 3-1 1-3 2-4 2l-1 1z">
          <text:p/>
        </draw:path>
        <draw:polygon draw:style-name="gr17" draw:text-style-name="P1" draw:layer="layout" svg:width="0cm" svg:height="0cm" svg:x="14.683cm" svg:y="9.979cm" svg:viewBox="0 0 0 0" draw:points="0,0">
          <text:p/>
        </draw:polygon>
        <draw:path draw:style-name="gr16" draw:text-style-name="P14" draw:layer="layout" svg:width="0.34cm" svg:height="0.031cm" svg:x="13.89cm" svg:y="11.907cm" svg:viewBox="0 0 341 32" svg:d="M0 7v25l2-1c8-5 53-10 119-16 66-5 150-10 220-15h-322c-13 2-19 4-19 7z">
          <text:p/>
        </draw:path>
        <draw:polygon draw:style-name="gr17" draw:text-style-name="P1" draw:layer="layout" svg:width="0cm" svg:height="0cm" svg:x="14.683cm" svg:y="9.979cm" svg:viewBox="0 0 0 0" draw:points="0,0">
          <text:p/>
        </draw:polygon>
        <draw:path draw:style-name="gr16" draw:text-style-name="P14" draw:layer="layout" svg:width="0.185cm" svg:height="0.019cm" svg:x="14.23cm" svg:y="11.988cm" svg:viewBox="0 0 186 20" svg:d="M153 0c11 6 22 14 33 20 1 0-10 0-25 0s-34 0-55 0c-33 0-69 0-106 0 45-3 83-6 111-10 27-3 42-6 42-9z">
          <text:p/>
        </draw:path>
        <draw:polygon draw:style-name="gr17" draw:text-style-name="P1" draw:layer="layout" svg:width="0cm" svg:height="0cm" svg:x="14.683cm" svg:y="9.979cm" svg:viewBox="0 0 0 0" draw:points="0,0">
          <text:p/>
        </draw:polygon>
        <draw:polygon draw:style-name="gr16" draw:text-style-name="P14" draw:layer="layout" svg:width="0.399cm" svg:height="0cm" svg:x="13.936cm" svg:y="13.757cm" svg:viewBox="0 0 400 1" draw:points="400,1 395,1 380,1 356,1 325,1 287,1 244,1 200,1 155,1 113,1 75,1 44,1 20,1 5,1 0,1 0,0 200,0 400,0">
          <text:p/>
        </draw:polygon>
        <draw:polygon draw:style-name="gr17" draw:text-style-name="P1" draw:layer="layout" svg:width="0cm" svg:height="0cm" svg:x="14.683cm" svg:y="9.979cm" svg:viewBox="0 0 0 0" draw:points="0,0">
          <text:p/>
        </draw:polygon>
        <draw:path draw:style-name="gr16" draw:text-style-name="P14" draw:layer="layout" svg:width="0.031cm" svg:height="0.007cm" svg:x="13.878cm" svg:y="11.907cm" svg:viewBox="0 0 32 8" svg:d="M12 8l-12-8h32c-14 2-20 5-20 8z">
          <text:p/>
        </draw:path>
        <draw:polygon draw:style-name="gr17" draw:text-style-name="P1" draw:layer="layout" svg:width="0cm" svg:height="0cm" svg:x="14.683cm" svg:y="9.979cm" svg:viewBox="0 0 0 0" draw:points="0,0">
          <text:p/>
        </draw:polygon>
        <draw:path draw:style-name="gr16" draw:text-style-name="P14" draw:layer="layout" svg:width="0.008cm" svg:height="0.006cm" svg:x="15.836cm" svg:y="6.705cm" svg:viewBox="0 0 9 7" svg:d="M0 0l9 7c-3-2-6-5-9-7z">
          <text:p/>
        </draw:path>
        <draw:polygon draw:style-name="gr17" draw:text-style-name="P1" draw:layer="layout" svg:width="0cm" svg:height="0cm" svg:x="14.683cm" svg:y="9.979cm" svg:viewBox="0 0 0 0" draw:points="0,0">
          <text:p/>
        </draw:polygon>
        <draw:path draw:style-name="gr18" draw:text-style-name="P1" draw:layer="layout" svg:width="0.112cm" svg:height="0.177cm" svg:x="14.863cm" svg:y="9.191cm" svg:viewBox="0 0 113 178" svg:d="M0 0c21 67 59 130 113 178">
          <text:p/>
        </draw:path>
        <draw:path draw:style-name="gr18" draw:text-style-name="P1" draw:layer="layout" svg:width="0.112cm" svg:height="0.177cm" svg:x="14.863cm" svg:y="9.191cm" svg:viewBox="0 0 113 178" svg:d="M0 0c21 67 59 130 113 178">
          <text:p/>
        </draw:path>
        <draw:path draw:style-name="gr18" draw:text-style-name="P1" draw:layer="layout" svg:width="0.112cm" svg:height="0.177cm" svg:x="15.516cm" svg:y="9.191cm" svg:viewBox="0 0 113 178" svg:d="M0 178c52-48 92-111 113-178">
          <text:p/>
        </draw:path>
        <draw:path draw:style-name="gr18" draw:text-style-name="P1" draw:layer="layout" svg:width="0.088cm" svg:height="0.177cm" svg:x="14.854cm" svg:y="8.814cm" svg:viewBox="0 0 89 178" svg:d="M89 0c-45 50-75 111-89 178">
          <text:p/>
        </draw:path>
        <draw:path draw:style-name="gr18" draw:text-style-name="P1" draw:layer="layout" svg:width="0.088cm" svg:height="0.177cm" svg:x="15.549cm" svg:y="8.814cm" svg:viewBox="0 0 89 178" svg:d="M89 178c-14-67-45-128-89-178">
          <text:p/>
        </draw:path>
        <draw:path draw:style-name="gr18" draw:text-style-name="P1" draw:layer="layout" svg:width="0.063cm" svg:height="0.076cm" svg:x="17.492cm" svg:y="8.991cm" svg:viewBox="0 0 64 77" svg:d="M0 77c24-23 45-49 64-77">
          <text:p/>
        </draw:path>
        <draw:line draw:style-name="gr18" draw:text-style-name="P1" draw:layer="layout" svg:x1="17.418cm" svg:y1="9.143cm" svg:x2="17.493cm" svg:y2="9.067cm">
          <text:p/>
        </draw:line>
        <draw:path draw:style-name="gr18" draw:text-style-name="P1" draw:layer="layout" svg:width="0.088cm" svg:height="0.212cm" svg:x="17.33cm" svg:y="9.142cm" svg:viewBox="0 0 89 213" svg:d="M0 213c0-80 32-157 89-213">
          <text:p/>
        </draw:path>
        <draw:line draw:style-name="gr18" draw:text-style-name="P1" draw:layer="layout" svg:x1="17.33cm" svg:y1="9.354cm" svg:x2="17.33cm" svg:y2="10.725cm">
          <text:p/>
        </draw:line>
        <draw:path draw:style-name="gr18" draw:text-style-name="P1" draw:layer="layout" svg:width="0.03cm" svg:height="0.071cm" svg:x="17.3cm" svg:y="10.725cm" svg:viewBox="0 0 31 72" svg:d="M31 0c0 28-12 53-31 72">
          <text:p/>
        </draw:path>
        <draw:line draw:style-name="gr18" draw:text-style-name="P1" draw:layer="layout" svg:x1="17.301cm" svg:y1="10.796cm" svg:x2="16.968cm" svg:y2="11.13cm">
          <text:p/>
        </draw:line>
        <draw:path draw:style-name="gr18" draw:text-style-name="P1" draw:layer="layout" svg:width="0.071cm" svg:height="0.029cm" svg:x="16.897cm" svg:y="11.129cm" svg:viewBox="0 0 72 30" svg:d="M72 0c-19 18-44 30-72 30">
          <text:p/>
        </draw:path>
        <draw:line draw:style-name="gr18" draw:text-style-name="P1" draw:layer="layout" svg:x1="16.897cm" svg:y1="11.158cm" svg:x2="15.519cm" svg:y2="11.158cm">
          <text:p/>
        </draw:line>
        <draw:path draw:style-name="gr18" draw:text-style-name="P1" draw:layer="layout" svg:width="0.188cm" svg:height="0.066cm" svg:x="15.331cm" svg:y="11.158cm" svg:viewBox="0 0 189 67" svg:d="M0 67c53-44 121-67 189-67">
          <text:p/>
        </draw:path>
        <draw:path draw:style-name="gr18" draw:text-style-name="P1" draw:layer="layout" svg:width="0.041cm" svg:height="0.037cm" svg:x="15.331cm" svg:y="11.187cm" svg:viewBox="0 0 42 38" svg:d="M42 0c-13 13-27 25-42 38">
          <text:p/>
        </draw:path>
        <draw:path draw:style-name="gr18" draw:text-style-name="P1" draw:layer="layout" svg:width="0.044cm" svg:height="0.2cm" svg:x="15.109cm" svg:y="10.875cm" svg:viewBox="0 0 45 201" svg:d="M0 201c29-25 45-63 45-101s-16-74-45-100">
          <text:p/>
        </draw:path>
        <draw:path draw:style-name="gr18" draw:text-style-name="P1" draw:layer="layout" svg:width="0.045cm" svg:height="0.2cm" svg:x="14.883cm" svg:y="10.875cm" svg:viewBox="0 0 46 201" svg:d="M46 0c-29 26-46 62-46 100s17 76 46 101">
          <text:p/>
        </draw:path>
        <draw:path draw:style-name="gr18" draw:text-style-name="P1" draw:layer="layout" svg:width="0.293cm" svg:height="0.3cm" svg:x="14.736cm" svg:y="11.334cm" svg:viewBox="0 0 294 301" svg:d="M0 301c0-165 131-298 294-301">
          <text:p/>
        </draw:path>
        <draw:line draw:style-name="gr18" draw:text-style-name="P1" draw:layer="layout" svg:x1="14.736cm" svg:y1="11.634cm" svg:x2="14.736cm" svg:y2="11.907cm">
          <text:p/>
        </draw:line>
        <draw:line draw:style-name="gr18" draw:text-style-name="P1" draw:layer="layout" svg:x1="14.736cm" svg:y1="11.907cm" svg:x2="13.536cm" svg:y2="11.907cm">
          <text:p/>
        </draw:line>
        <draw:line draw:style-name="gr18" draw:text-style-name="P1" draw:layer="layout" svg:x1="13.536cm" svg:y1="11.907cm" svg:x2="13.536cm" svg:y2="11.458cm">
          <text:p/>
        </draw:line>
        <draw:path draw:style-name="gr18" draw:text-style-name="P1" draw:layer="layout" svg:width="0.3cm" svg:height="0.3cm" svg:x="13.236cm" svg:y="11.158cm" svg:viewBox="0 0 301 301" svg:d="M0 0c167 0 301 135 301 301">
          <text:p/>
        </draw:path>
        <draw:line draw:style-name="gr18" draw:text-style-name="P1" draw:layer="layout" svg:x1="13.236cm" svg:y1="11.158cm" svg:x2="12.806cm" svg:y2="11.158cm">
          <text:p/>
        </draw:line>
        <draw:path draw:style-name="gr18" draw:text-style-name="P1" draw:layer="layout" svg:width="0.1cm" svg:height="0.1cm" svg:x="12.706cm" svg:y="11.058cm" svg:viewBox="0 0 101 101" svg:d="M101 101c-56 0-101-46-101-101">
          <text:p/>
        </draw:path>
        <draw:line draw:style-name="gr18" draw:text-style-name="P1" draw:layer="layout" svg:x1="12.706cm" svg:y1="11.058cm" svg:x2="12.706cm" svg:y2="9.603cm">
          <text:p/>
        </draw:line>
        <draw:line draw:style-name="gr18" draw:text-style-name="P1" draw:layer="layout" svg:x1="12.706cm" svg:y1="9.603cm" svg:x2="12.706cm" svg:y2="9.353cm">
          <text:p/>
        </draw:line>
        <draw:path draw:style-name="gr18" draw:text-style-name="P1" draw:layer="layout" svg:width="0.088cm" svg:height="0.212cm" svg:x="12.618cm" svg:y="9.141cm" svg:viewBox="0 0 89 213" svg:d="M0 0c58 56 89 134 89 213">
          <text:p/>
        </draw:path>
        <draw:line draw:style-name="gr18" draw:text-style-name="P1" draw:layer="layout" svg:x1="12.544cm" svg:y1="9.067cm" svg:x2="12.619cm" svg:y2="9.142cm">
          <text:p/>
        </draw:line>
        <draw:path draw:style-name="gr18" draw:text-style-name="P1" draw:layer="layout" svg:width="0.062cm" svg:height="0.076cm" svg:x="12.482cm" svg:y="8.991cm" svg:viewBox="0 0 63 77" svg:d="M0 0c19 28 40 54 63 77">
          <text:p/>
        </draw:path>
        <draw:path draw:style-name="gr18" draw:text-style-name="P1" draw:layer="layout" svg:width="0.044cm" svg:height="0.2cm" svg:x="12.847cm" svg:y="8.614cm" svg:viewBox="0 0 45 201" svg:d="M0 201c29-26 45-62 45-100s-16-76-45-101">
          <text:p/>
        </draw:path>
        <draw:path draw:style-name="gr18" draw:text-style-name="P1" draw:layer="layout" svg:width="0.044cm" svg:height="0.2cm" svg:x="17.145cm" svg:y="8.614cm" svg:viewBox="0 0 45 201" svg:d="M45 0c-29 25-45 63-45 101s16 74 45 100">
          <text:p/>
        </draw:path>
        <draw:path draw:style-name="gr18" draw:text-style-name="P1" draw:layer="layout" svg:width="0.549cm" svg:height="0.549cm" svg:x="14.971cm" svg:y="8.799cm" svg:viewBox="0 0 550 550" svg:d="M365 15c-113-39-239-1-311 95-71 96-73 228-3 325 69 97 194 139 308 102 114-36 191-142 191-261">
          <text:p/>
        </draw:path>
        <draw:path draw:style-name="gr18" draw:text-style-name="P1" draw:layer="layout" svg:width="0.185cm" svg:height="0.26cm" svg:x="15.335cm" svg:y="8.814cm" svg:viewBox="0 0 186 261" svg:d="M186 261c0-118-75-223-186-261">
          <text:p/>
        </draw:path>
        <draw:line draw:style-name="gr18" draw:text-style-name="P1" draw:layer="layout" svg:x1="13.422cm" svg:y1="9.944cm" svg:x2="16.615cm" svg:y2="9.944cm">
          <text:p/>
        </draw:line>
        <draw:line draw:style-name="gr18" draw:text-style-name="P1" draw:layer="layout" svg:x1="13.045cm" svg:y1="9.568cm" svg:x2="16.992cm" svg:y2="9.568cm">
          <text:p/>
        </draw:line>
        <draw:path draw:style-name="gr18" draw:text-style-name="P1" draw:layer="layout" svg:width="0.33cm" svg:height="0.33cm" svg:x="12.896cm" svg:y="10.403cm" svg:viewBox="0 0 331 331" svg:d="M0 165c0-91 74-165 166-165 91 0 165 74 165 165s-74 166-165 166c-92 0-166-75-166-166z">
          <text:p/>
        </draw:path>
        <draw:path draw:style-name="gr18" draw:text-style-name="P1" draw:layer="layout" svg:width="0.33cm" svg:height="0.33cm" svg:x="16.63cm" svg:y="10.458cm" svg:viewBox="0 0 331 331" svg:d="M0 165c0-91 74-165 165-165s166 74 166 165c0 92-75 166-166 166s-165-74-165-166z">
          <text:p/>
        </draw:path>
        <draw:line draw:style-name="gr18" draw:text-style-name="P1" draw:layer="layout" svg:x1="13.799cm" svg:y1="10.321cm" svg:x2="16.238cm" svg:y2="10.321cm">
          <text:p/>
        </draw:line>
        <draw:line draw:style-name="gr18" draw:text-style-name="P1" draw:layer="layout" svg:x1="12.847cm" svg:y1="8.814cm" svg:x2="14.942cm" svg:y2="8.814cm">
          <text:p/>
        </draw:line>
        <draw:line draw:style-name="gr18" draw:text-style-name="P1" draw:layer="layout" svg:x1="14.854cm" svg:y1="8.991cm" svg:x2="12.482cm" svg:y2="8.991cm">
          <text:p/>
        </draw:line>
        <draw:path draw:style-name="gr18" draw:text-style-name="P1" draw:layer="layout" svg:width="0.074cm" svg:height="0.177cm" svg:x="12.408cm" svg:y="8.814cm" svg:viewBox="0 0 75 178" svg:d="M0 0c13 63 38 123 75 178">
          <text:p/>
        </draw:path>
        <draw:line draw:style-name="gr18" draw:text-style-name="P1" draw:layer="layout" svg:x1="12.408cm" svg:y1="8.814cm" svg:x2="12.666cm" svg:y2="8.814cm">
          <text:p/>
        </draw:line>
        <draw:path draw:style-name="gr18" draw:text-style-name="P1" draw:layer="layout" svg:width="0.181cm" svg:height="0.035cm" svg:x="12.666cm" svg:y="8.814cm" svg:viewBox="0 0 182 36" svg:d="M0 0c51 48 131 48 182 0">
          <text:p/>
        </draw:path>
        <draw:line draw:style-name="gr18" draw:text-style-name="P1" draw:layer="layout" svg:x1="12.668cm" svg:y1="9.191cm" svg:x2="14.863cm" svg:y2="9.191cm">
          <text:p/>
        </draw:line>
        <draw:line draw:style-name="gr18" draw:text-style-name="P1" draw:layer="layout" svg:x1="14.975cm" svg:y1="9.368cm" svg:x2="12.845cm" svg:y2="9.368cm">
          <text:p/>
        </draw:line>
        <draw:line draw:style-name="gr18" draw:text-style-name="P1" draw:layer="layout" svg:x1="12.846cm" svg:y1="9.369cm" svg:x2="12.668cm" svg:y2="9.191cm">
          <text:p/>
        </draw:line>
        <draw:line draw:style-name="gr18" draw:text-style-name="P1" draw:layer="layout" svg:x1="15.549cm" svg:y1="8.814cm" svg:x2="17.189cm" svg:y2="8.814cm">
          <text:p/>
        </draw:line>
        <draw:path draw:style-name="gr18" draw:text-style-name="P1" draw:layer="layout" svg:width="0.182cm" svg:height="0.035cm" svg:x="17.189cm" svg:y="8.814cm" svg:viewBox="0 0 183 36" svg:d="M0 0c52 48 131 48 183 0">
          <text:p/>
        </draw:path>
        <draw:line draw:style-name="gr18" draw:text-style-name="P1" draw:layer="layout" svg:x1="17.371cm" svg:y1="8.814cm" svg:x2="17.628cm" svg:y2="8.814cm">
          <text:p/>
        </draw:line>
        <draw:path draw:style-name="gr18" draw:text-style-name="P1" draw:layer="layout" svg:width="0.073cm" svg:height="0.177cm" svg:x="17.555cm" svg:y="8.814cm" svg:viewBox="0 0 74 178" svg:d="M0 178c36-55 61-115 74-178">
          <text:p/>
        </draw:path>
        <draw:line draw:style-name="gr18" draw:text-style-name="P1" draw:layer="layout" svg:x1="17.555cm" svg:y1="8.991cm" svg:x2="15.637cm" svg:y2="8.991cm">
          <text:p/>
        </draw:line>
        <draw:line draw:style-name="gr18" draw:text-style-name="P1" draw:layer="layout" svg:x1="15.628cm" svg:y1="9.191cm" svg:x2="17.369cm" svg:y2="9.191cm">
          <text:p/>
        </draw:line>
        <draw:line draw:style-name="gr18" draw:text-style-name="P1" draw:layer="layout" svg:x1="17.37cm" svg:y1="9.191cm" svg:x2="17.191cm" svg:y2="9.369cm">
          <text:p/>
        </draw:line>
        <draw:line draw:style-name="gr18" draw:text-style-name="P1" draw:layer="layout" svg:x1="17.191cm" svg:y1="9.368cm" svg:x2="15.516cm" svg:y2="9.368cm">
          <text:p/>
        </draw:line>
        <draw:polyline draw:style-name="gr18" draw:text-style-name="P1" draw:layer="layout" svg:width="0.221cm" svg:height="0.19cm" svg:x="15.839cm" svg:y="6.467cm" svg:viewBox="0 0 222 191" draw:points="222,0 220,23 216,47 209,70 199,91 187,111 172,129 155,146 136,160 116,171 93,180 70,187 47,190 23,191 0,188">
          <text:p/>
        </draw:polyline>
        <draw:line draw:style-name="gr18" draw:text-style-name="P1" draw:layer="layout" svg:x1="16.06cm" svg:y1="6.467cm" svg:x2="16.06cm" svg:y2="6.211cm">
          <text:p/>
        </draw:line>
        <draw:path draw:style-name="gr18" draw:text-style-name="P1" draw:layer="layout" svg:width="0.109cm" svg:height="0.056cm" svg:x="15.73cm" svg:y="6.598cm" svg:viewBox="0 0 110 57" svg:d="M110 57c-42-6-80-26-110-57">
          <text:p/>
        </draw:path>
        <draw:path draw:style-name="gr18" draw:text-style-name="P1" draw:layer="layout" svg:width="0.028cm" svg:height="0.024cm" svg:x="15.836cm" svg:y="6.705cm" svg:viewBox="0 0 29 25" svg:d="M29 25c-11-8-20-16-29-25">
          <text:p/>
        </draw:path>
        <draw:line draw:style-name="gr18" draw:text-style-name="P1" draw:layer="layout" svg:x1="15.836cm" svg:y1="6.705cm" svg:x2="15.845cm" svg:y2="6.712cm">
          <text:p/>
        </draw:line>
        <draw:line draw:style-name="gr18" draw:text-style-name="P1" draw:layer="layout" svg:x1="17.33cm" svg:y1="6.711cm" svg:x2="17.33cm" svg:y2="8.074cm">
          <text:p/>
        </draw:line>
        <draw:line draw:style-name="gr18" draw:text-style-name="P1" draw:layer="layout" svg:x1="17.33cm" svg:y1="6.211cm" svg:x2="17.33cm" svg:y2="6.711cm">
          <text:p/>
        </draw:line>
        <draw:path draw:style-name="gr18" draw:text-style-name="P1" draw:layer="layout" svg:width="0.062cm" svg:height="0.077cm" svg:x="12.482cm" svg:y="8.36cm" svg:viewBox="0 0 63 78" svg:d="M63 0c-23 24-44 50-63 78">
          <text:p/>
        </draw:path>
        <draw:path draw:style-name="gr18" draw:text-style-name="P1" draw:layer="layout" svg:width="0.074cm" svg:height="0.177cm" svg:x="12.408cm" svg:y="8.437cm" svg:viewBox="0 0 75 178" svg:d="M75 0c-37 53-62 113-75 178">
          <text:p/>
        </draw:path>
        <draw:path draw:style-name="gr18" draw:text-style-name="P1" draw:layer="layout" svg:width="0.01cm" svg:height="0.2cm" svg:x="12.398cm" svg:y="8.614cm" svg:viewBox="0 0 11 201" svg:d="M11 0c-15 67-15 135 0 201">
          <text:p/>
        </draw:path>
        <draw:line draw:style-name="gr18" draw:text-style-name="P1" draw:layer="layout" svg:x1="12.622cm" svg:y1="8.284cm" svg:x2="12.544cm" svg:y2="8.361cm">
          <text:p/>
        </draw:line>
        <draw:path draw:style-name="gr18" draw:text-style-name="P1" draw:layer="layout" svg:width="0.087cm" svg:height="0.211cm" svg:x="12.621cm" svg:y="8.073cm" svg:viewBox="0 0 88 212" svg:d="M88 0c0 80-31 156-88 212">
          <text:p/>
        </draw:path>
        <draw:path draw:style-name="gr18" draw:text-style-name="P1" draw:layer="layout" svg:width="0.044cm" svg:height="0.2cm" svg:x="12.622cm" svg:y="8.614cm" svg:viewBox="0 0 45 201" svg:d="M45 0c-29 25-45 63-45 101s16 74 45 100">
          <text:p/>
        </draw:path>
        <draw:path draw:style-name="gr18" draw:text-style-name="P1" draw:layer="layout" svg:width="0.181cm" svg:height="0.035cm" svg:x="12.666cm" svg:y="8.814cm" svg:viewBox="0 0 182 36" svg:d="M182 0c-51 48-131 48-182 0">
          <text:p/>
        </draw:path>
        <draw:line draw:style-name="gr18" draw:text-style-name="P1" draw:layer="layout" svg:x1="12.666cm" svg:y1="8.614cm" svg:x2="12.408cm" svg:y2="8.614cm">
          <text:p/>
        </draw:line>
        <draw:line draw:style-name="gr18" draw:text-style-name="P1" draw:layer="layout" svg:x1="17.189cm" svg:y1="8.614cm" svg:x2="12.847cm" svg:y2="8.614cm">
          <text:p/>
        </draw:line>
        <draw:path draw:style-name="gr18" draw:text-style-name="P1" draw:layer="layout" svg:width="0.181cm" svg:height="0.035cm" svg:x="14.928cm" svg:y="11.075cm" svg:viewBox="0 0 182 36" svg:d="M182 0c-52 48-130 48-182 0">
          <text:p/>
        </draw:path>
        <draw:line draw:style-name="gr18" draw:text-style-name="P1" draw:layer="layout" svg:x1="15.684cm" svg:y1="10.875cm" svg:x2="15.109cm" svg:y2="10.875cm">
          <text:p/>
        </draw:line>
        <draw:line draw:style-name="gr18" draw:text-style-name="P1" draw:layer="layout" svg:x1="15.109cm" svg:y1="11.075cm" svg:x2="15.484cm" svg:y2="11.075cm">
          <text:p/>
        </draw:line>
        <draw:line draw:style-name="gr18" draw:text-style-name="P1" draw:layer="layout" svg:x1="14.553cm" svg:y1="11.075cm" svg:x2="14.928cm" svg:y2="11.075cm">
          <text:p/>
        </draw:line>
        <draw:path draw:style-name="gr18" draw:text-style-name="P1" draw:layer="layout" svg:width="0.044cm" svg:height="0.2cm" svg:x="17.371cm" svg:y="8.614cm" svg:viewBox="0 0 45 201" svg:d="M0 201c28-26 45-62 45-100s-17-76-45-101">
          <text:p/>
        </draw:path>
        <draw:line draw:style-name="gr18" draw:text-style-name="P1" draw:layer="layout" svg:x1="17.628cm" svg:y1="8.614cm" svg:x2="17.371cm" svg:y2="8.614cm">
          <text:p/>
        </draw:line>
        <draw:path draw:style-name="gr18" draw:text-style-name="P1" draw:layer="layout" svg:width="0.01cm" svg:height="0.2cm" svg:x="17.628cm" svg:y="8.614cm" svg:viewBox="0 0 11 201" svg:d="M0 201c15-66 15-134 0-201">
          <text:p/>
        </draw:path>
        <draw:path draw:style-name="gr18" draw:text-style-name="P1" draw:layer="layout" svg:width="0.045cm" svg:height="0.2cm" svg:x="14.883cm" svg:y="6.352cm" svg:viewBox="0 0 46 201" svg:d="M46 0c-29 25-46 62-46 100 0 39 17 75 46 101">
          <text:p/>
        </draw:path>
        <draw:path draw:style-name="gr18" draw:text-style-name="P1" draw:layer="layout" svg:width="0.044cm" svg:height="0.2cm" svg:x="15.109cm" svg:y="6.352cm" svg:viewBox="0 0 45 201" svg:d="M0 201c29-26 45-62 45-101 0-38-16-75-45-100">
          <text:p/>
        </draw:path>
        <draw:line draw:style-name="gr18" draw:text-style-name="P1" draw:layer="layout" svg:x1="15.484cm" svg:y1="6.352cm" svg:x2="15.109cm" svg:y2="6.352cm">
          <text:p/>
        </draw:line>
        <draw:line draw:style-name="gr18" draw:text-style-name="P1" draw:layer="layout" svg:x1="15.685cm" svg:y1="6.553cm" svg:x2="15.484cm" svg:y2="6.352cm">
          <text:p/>
        </draw:line>
        <draw:line draw:style-name="gr18" draw:text-style-name="P1" draw:layer="layout" svg:x1="14.554cm" svg:y1="6.352cm" svg:x2="14.353cm" svg:y2="6.553cm">
          <text:p/>
        </draw:line>
        <draw:line draw:style-name="gr18" draw:text-style-name="P1" draw:layer="layout" svg:x1="15.109cm" svg:y1="6.552cm" svg:x2="15.684cm" svg:y2="6.552cm">
          <text:p/>
        </draw:line>
        <draw:line draw:style-name="gr18" draw:text-style-name="P1" draw:layer="layout" svg:x1="14.353cm" svg:y1="6.552cm" svg:x2="14.928cm" svg:y2="6.552cm">
          <text:p/>
        </draw:line>
        <draw:line draw:style-name="gr18" draw:text-style-name="P1" draw:layer="layout" svg:x1="15.843cm" svg:y1="6.711cm" svg:x2="17.33cm" svg:y2="6.711cm">
          <text:p/>
        </draw:line>
        <draw:line draw:style-name="gr18" draw:text-style-name="P1" draw:layer="layout" svg:x1="16.06cm" svg:y1="6.211cm" svg:x2="17.33cm" svg:y2="6.211cm">
          <text:p/>
        </draw:line>
        <draw:path draw:style-name="gr18" draw:text-style-name="P1" draw:layer="layout" svg:width="0.088cm" svg:height="0.212cm" svg:x="17.33cm" svg:y="8.074cm" svg:viewBox="0 0 89 213" svg:d="M89 213c-57-57-89-134-89-213">
          <text:p/>
        </draw:path>
        <draw:line draw:style-name="gr18" draw:text-style-name="P1" draw:layer="layout" svg:x1="17.493cm" svg:y1="8.361cm" svg:x2="17.418cm" svg:y2="8.286cm">
          <text:p/>
        </draw:line>
        <draw:path draw:style-name="gr18" draw:text-style-name="P1" draw:layer="layout" svg:width="0.063cm" svg:height="0.077cm" svg:x="17.492cm" svg:y="8.36cm" svg:viewBox="0 0 64 78" svg:d="M64 78c-19-28-40-54-64-78">
          <text:p/>
        </draw:path>
        <draw:line draw:style-name="gr18" draw:text-style-name="P1" draw:layer="layout" svg:x1="12.708cm" svg:y1="8.073cm" svg:x2="12.709cm" svg:y2="7.569cm">
          <text:p/>
        </draw:line>
        <draw:path draw:style-name="gr18" draw:text-style-name="P1" draw:layer="layout" svg:width="0.8cm" svg:height="0.8cm" svg:x="12.709cm" svg:y="6.769cm" svg:viewBox="0 0 801 801" svg:d="M0 801c0-442 358-801 801-801">
          <text:p/>
        </draw:path>
        <draw:line draw:style-name="gr18" draw:text-style-name="P1" draw:layer="layout" svg:x1="13.509cm" svg:y1="6.769cm" svg:x2="14.011cm" svg:y2="6.769cm">
          <text:p/>
        </draw:line>
        <draw:path draw:style-name="gr18" draw:text-style-name="P1" draw:layer="layout" svg:width="0.151cm" svg:height="0.04cm" svg:x="14.011cm" svg:y="6.729cm" svg:viewBox="0 0 152 41" svg:d="M152 0c-46 27-98 41-152 41">
          <text:p/>
        </draw:path>
        <draw:line draw:style-name="gr18" draw:text-style-name="P1" draw:layer="layout" svg:x1="17.369cm" svg:y1="8.237cm" svg:x2="12.668cm" svg:y2="8.237cm">
          <text:p/>
        </draw:line>
        <draw:line draw:style-name="gr18" draw:text-style-name="P1" draw:layer="layout" svg:x1="16.47cm" svg:y1="7.483cm" svg:x2="14.021cm" svg:y2="7.483cm">
          <text:p/>
        </draw:line>
        <draw:line draw:style-name="gr18" draw:text-style-name="P1" draw:layer="layout" svg:x1="16.47cm" svg:y1="7.338cm" svg:x2="16.47cm" svg:y2="7.483cm">
          <text:p/>
        </draw:line>
        <draw:line draw:style-name="gr18" draw:text-style-name="P1" draw:layer="layout" svg:x1="14.021cm" svg:y1="7.483cm" svg:x2="14.021cm" svg:y2="7.306cm">
          <text:p/>
        </draw:line>
        <draw:path draw:style-name="gr18" draw:text-style-name="P1" draw:layer="layout" svg:width="0.33cm" svg:height="0.33cm" svg:x="13.531cm" svg:y="7.359cm" svg:viewBox="0 0 331 331" svg:d="M0 166c0-91 74-166 166-166 91 0 165 75 165 166s-74 165-165 165c-92 0-166-74-166-165z">
          <text:p/>
        </draw:path>
        <draw:line draw:style-name="gr18" draw:text-style-name="P1" draw:layer="layout" svg:x1="14.021cm" svg:y1="7.86cm" svg:x2="14.021cm" svg:y2="7.683cm">
          <text:p/>
        </draw:line>
        <draw:line draw:style-name="gr18" draw:text-style-name="P1" draw:layer="layout" svg:x1="16.47cm" svg:y1="7.683cm" svg:x2="16.47cm" svg:y2="7.86cm">
          <text:p/>
        </draw:line>
        <draw:line draw:style-name="gr18" draw:text-style-name="P1" draw:layer="layout" svg:x1="16.238cm" svg:y1="7.106cm" svg:x2="13.799cm" svg:y2="7.106cm">
          <text:p/>
        </draw:line>
        <draw:line draw:style-name="gr18" draw:text-style-name="P1" draw:layer="layout" svg:x1="13.976cm" svg:y1="6.929cm" svg:x2="16.061cm" svg:y2="6.929cm">
          <text:p/>
        </draw:line>
        <draw:path draw:style-name="gr18" draw:text-style-name="P1" draw:layer="layout" svg:width="0.33cm" svg:height="0.33cm" svg:x="16.63cm" svg:y="7.359cm" svg:viewBox="0 0 331 331" svg:d="M0 166c0-91 74-166 165-166s166 75 166 166-75 165-166 165-165-74-165-165z">
          <text:p/>
        </draw:path>
        <draw:line draw:style-name="gr18" draw:text-style-name="P1" draw:layer="layout" svg:x1="12.668cm" svg:y1="8.238cm" svg:x2="12.846cm" svg:y2="8.06cm">
          <text:p/>
        </draw:line>
        <draw:path draw:style-name="gr18" draw:text-style-name="P1" draw:layer="layout" svg:width="0.061cm" svg:height="0.048cm" svg:x="14.162cm" svg:y="6.681cm" svg:viewBox="0 0 62 49" svg:d="M62 0c-18 20-39 36-62 49">
          <text:p/>
        </draw:path>
        <draw:line draw:style-name="gr18" draw:text-style-name="P1" draw:layer="layout" svg:x1="14.553cm" svg:y1="6.353cm" svg:x2="14.666cm" svg:y2="6.24cm">
          <text:p/>
        </draw:line>
        <draw:line draw:style-name="gr18" draw:text-style-name="P1" draw:layer="layout" svg:x1="14.223cm" svg:y1="6.682cm" svg:x2="14.354cm" svg:y2="6.552cm">
          <text:p/>
        </draw:line>
        <draw:line draw:style-name="gr18" draw:text-style-name="P1" draw:layer="layout" svg:x1="15.485cm" svg:y1="11.075cm" svg:x2="15.372cm" svg:y2="11.188cm">
          <text:p/>
        </draw:line>
        <draw:path draw:style-name="gr18" draw:text-style-name="P1" draw:layer="layout" svg:width="0.707cm" svg:height="0.147cm" svg:x="14.665cm" svg:y="11.187cm" svg:viewBox="0 0 708 148" svg:d="M0 0c195 197 511 197 708 0">
          <text:p/>
        </draw:path>
        <draw:line draw:style-name="gr18" draw:text-style-name="P1" draw:layer="layout" svg:x1="14.021cm" svg:y1="7.86cm" svg:x2="14.021cm" svg:y2="7.683cm">
          <text:p/>
        </draw:line>
        <draw:line draw:style-name="gr18" draw:text-style-name="P1" draw:layer="layout" svg:x1="14.021cm" svg:y1="7.483cm" svg:x2="14.021cm" svg:y2="7.306cm">
          <text:p/>
        </draw:line>
        <draw:line draw:style-name="gr18" draw:text-style-name="P1" draw:layer="layout" svg:x1="16.47cm" svg:y1="7.683cm" svg:x2="16.47cm" svg:y2="7.86cm">
          <text:p/>
        </draw:line>
        <draw:line draw:style-name="gr18" draw:text-style-name="P1" draw:layer="layout" svg:x1="16.47cm" svg:y1="7.338cm" svg:x2="16.47cm" svg:y2="7.483cm">
          <text:p/>
        </draw:line>
        <draw:line draw:style-name="gr18" draw:text-style-name="P1" draw:layer="layout" svg:x1="14.021cm" svg:y1="7.306cm" svg:x2="16.438cm" svg:y2="7.306cm">
          <text:p/>
        </draw:line>
        <draw:line draw:style-name="gr18" draw:text-style-name="P1" draw:layer="layout" svg:x1="14.021cm" svg:y1="7.683cm" svg:x2="16.47cm" svg:y2="7.683cm">
          <text:p/>
        </draw:line>
        <draw:line draw:style-name="gr18" draw:text-style-name="P1" draw:layer="layout" svg:x1="16.47cm" svg:y1="7.86cm" svg:x2="14.021cm" svg:y2="7.86cm">
          <text:p/>
        </draw:line>
        <draw:line draw:style-name="gr18" draw:text-style-name="P1" draw:layer="layout" svg:x1="13.045cm" svg:y1="9.568cm" svg:x2="16.992cm" svg:y2="9.568cm">
          <text:p/>
        </draw:line>
        <draw:line draw:style-name="gr18" draw:text-style-name="P1" draw:layer="layout" svg:x1="13.422cm" svg:y1="9.944cm" svg:x2="16.615cm" svg:y2="9.944cm">
          <text:p/>
        </draw:line>
        <draw:line draw:style-name="gr18" draw:text-style-name="P1" draw:layer="layout" svg:x1="16.815cm" svg:y1="9.745cm" svg:x2="13.222cm" svg:y2="9.745cm">
          <text:p/>
        </draw:line>
        <draw:line draw:style-name="gr18" draw:text-style-name="P1" draw:layer="layout" svg:x1="16.438cm" svg:y1="10.122cm" svg:x2="13.599cm" svg:y2="10.122cm">
          <text:p/>
        </draw:line>
        <draw:line draw:style-name="gr18" draw:text-style-name="P1" draw:layer="layout" svg:x1="13.799cm" svg:y1="10.321cm" svg:x2="16.238cm" svg:y2="10.321cm">
          <text:p/>
        </draw:line>
        <draw:line draw:style-name="gr18" draw:text-style-name="P1" draw:layer="layout" svg:x1="16.061cm" svg:y1="10.498cm" svg:x2="13.976cm" svg:y2="10.498cm">
          <text:p/>
        </draw:line>
        <draw:line draw:style-name="gr18" draw:text-style-name="P1" draw:layer="layout" svg:x1="14.176cm" svg:y1="10.698cm" svg:x2="15.861cm" svg:y2="10.698cm">
          <text:p/>
        </draw:line>
        <draw:line draw:style-name="gr18" draw:text-style-name="P1" draw:layer="layout" svg:x1="14.928cm" svg:y1="10.875cm" svg:x2="14.353cm" svg:y2="10.875cm">
          <text:p/>
        </draw:line>
        <draw:line draw:style-name="gr18" draw:text-style-name="P1" draw:layer="layout" svg:x1="14.928cm" svg:y1="6.352cm" svg:x2="14.553cm" svg:y2="6.352cm">
          <text:p/>
        </draw:line>
        <draw:line draw:style-name="gr18" draw:text-style-name="P1" draw:layer="layout" svg:x1="13.976cm" svg:y1="6.929cm" svg:x2="16.061cm" svg:y2="6.929cm">
          <text:p/>
        </draw:line>
        <draw:line draw:style-name="gr18" draw:text-style-name="P1" draw:layer="layout" svg:x1="15.864cm" svg:y1="6.729cm" svg:x2="14.162cm" svg:y2="6.729cm">
          <text:p/>
        </draw:line>
        <draw:line draw:style-name="gr18" draw:text-style-name="P1" draw:layer="layout" svg:x1="16.238cm" svg:y1="7.106cm" svg:x2="13.799cm" svg:y2="7.106cm">
          <text:p/>
        </draw:line>
        <draw:line draw:style-name="gr18" draw:text-style-name="P1" draw:layer="layout" svg:x1="16.47cm" svg:y1="7.483cm" svg:x2="14.021cm" svg:y2="7.483cm">
          <text:p/>
        </draw:line>
        <draw:line draw:style-name="gr18" draw:text-style-name="P1" draw:layer="layout" svg:x1="12.845cm" svg:y1="8.06cm" svg:x2="17.191cm" svg:y2="8.06cm">
          <text:p/>
        </draw:line>
        <draw:line draw:style-name="gr18" draw:text-style-name="P1" draw:layer="layout" svg:x1="12.482cm" svg:y1="8.437cm" svg:x2="17.555cm" svg:y2="8.437cm">
          <text:p/>
        </draw:line>
        <draw:line draw:style-name="gr18" draw:text-style-name="P1" draw:layer="layout" svg:x1="17.369cm" svg:y1="8.237cm" svg:x2="12.668cm" svg:y2="8.237cm">
          <text:p/>
        </draw:line>
        <draw:path draw:style-name="gr18" draw:text-style-name="P1" draw:layer="layout" svg:width="0.182cm" svg:height="0.035cm" svg:x="17.189cm" svg:y="8.579cm" svg:viewBox="0 0 183 36" svg:d="M183 36c-52-48-131-48-183 0">
          <text:p/>
        </draw:path>
        <draw:path draw:style-name="gr18" draw:text-style-name="P1" draw:layer="layout" svg:width="0.181cm" svg:height="0.035cm" svg:x="12.666cm" svg:y="8.579cm" svg:viewBox="0 0 182 36" svg:d="M182 36c-51-48-131-48-182 0">
          <text:p/>
        </draw:path>
        <draw:line draw:style-name="gr18" draw:text-style-name="P1" draw:layer="layout" svg:x1="15.862cm" svg:y1="10.698cm" svg:x2="15.684cm" svg:y2="10.876cm">
          <text:p/>
        </draw:line>
        <draw:line draw:style-name="gr18" draw:text-style-name="P1" draw:layer="layout" svg:x1="16.616cm" svg:y1="9.944cm" svg:x2="16.438cm" svg:y2="10.123cm">
          <text:p/>
        </draw:line>
        <draw:line draw:style-name="gr18" draw:text-style-name="P1" draw:layer="layout" svg:x1="16.239cm" svg:y1="10.321cm" svg:x2="16.061cm" svg:y2="10.499cm">
          <text:p/>
        </draw:line>
        <draw:line draw:style-name="gr18" draw:text-style-name="P1" draw:layer="layout" svg:x1="16.993cm" svg:y1="9.568cm" svg:x2="16.815cm" svg:y2="9.746cm">
          <text:p/>
        </draw:line>
        <draw:path draw:style-name="gr18" draw:text-style-name="P1" draw:layer="layout" svg:width="0.181cm" svg:height="0.034cm" svg:x="14.928cm" svg:y="10.84cm" svg:viewBox="0 0 182 35" svg:d="M182 35c-52-47-130-47-182 0">
          <text:p/>
        </draw:path>
        <draw:line draw:style-name="gr18" draw:text-style-name="P1" draw:layer="layout" svg:x1="14.666cm" svg:y1="11.188cm" svg:x2="14.553cm" svg:y2="11.075cm">
          <text:p/>
        </draw:line>
        <draw:line draw:style-name="gr18" draw:text-style-name="P1" draw:layer="layout" svg:x1="14.354cm" svg:y1="10.876cm" svg:x2="14.176cm" svg:y2="10.698cm">
          <text:p/>
        </draw:line>
        <draw:line draw:style-name="gr18" draw:text-style-name="P1" draw:layer="layout" svg:x1="13.977cm" svg:y1="10.499cm" svg:x2="13.799cm" svg:y2="10.321cm">
          <text:p/>
        </draw:line>
        <draw:line draw:style-name="gr18" draw:text-style-name="P1" draw:layer="layout" svg:x1="13.6cm" svg:y1="10.123cm" svg:x2="13.422cm" svg:y2="9.944cm">
          <text:p/>
        </draw:line>
        <draw:line draw:style-name="gr18" draw:text-style-name="P1" draw:layer="layout" svg:x1="13.223cm" svg:y1="9.746cm" svg:x2="13.045cm" svg:y2="9.568cm">
          <text:p/>
        </draw:line>
        <draw:path draw:style-name="gr18" draw:text-style-name="P1" draw:layer="layout" svg:width="0.181cm" svg:height="0.034cm" svg:x="14.928cm" svg:y="6.552cm" svg:viewBox="0 0 182 35" svg:d="M0 0c52 47 130 47 182 0">
          <text:p/>
        </draw:path>
        <draw:path draw:style-name="gr18" draw:text-style-name="P1" draw:layer="layout" svg:width="0.181cm" svg:height="0.036cm" svg:x="14.928cm" svg:y="6.317cm" svg:viewBox="0 0 182 37" svg:d="M182 37c-52-49-130-49-182 0">
          <text:p/>
        </draw:path>
        <draw:line draw:style-name="gr18" draw:text-style-name="P1" draw:layer="layout" svg:x1="16.061cm" svg:y1="6.929cm" svg:x2="16.239cm" svg:y2="7.107cm">
          <text:p/>
        </draw:line>
        <draw:line draw:style-name="gr18" draw:text-style-name="P1" draw:layer="layout" svg:x1="16.438cm" svg:y1="7.306cm" svg:x2="16.471cm" svg:y2="7.339cm">
          <text:p/>
        </draw:line>
        <draw:line draw:style-name="gr18" draw:text-style-name="P1" draw:layer="layout" svg:x1="13.799cm" svg:y1="7.107cm" svg:x2="13.977cm" svg:y2="6.929cm">
          <text:p/>
        </draw:line>
        <draw:path draw:style-name="gr18" draw:text-style-name="P1" draw:layer="layout" svg:width="0.073cm" svg:height="0.177cm" svg:x="17.555cm" svg:y="8.437cm" svg:viewBox="0 0 74 178" svg:d="M74 178c-13-65-38-125-74-178">
          <text:p/>
        </draw:path>
        <draw:line draw:style-name="gr18" draw:text-style-name="P1" draw:layer="layout" svg:x1="17.191cm" svg:y1="8.06cm" svg:x2="17.37cm" svg:y2="8.238cm">
          <text:p/>
        </draw:line>
        <draw:line draw:style-name="gr18" draw:text-style-name="P1" draw:layer="layout" svg:x1="15.684cm" svg:y1="6.552cm" svg:x2="15.837cm" svg:y2="6.706cm">
          <text:p/>
        </draw:line>
        <draw:path draw:style-name="gr18" draw:text-style-name="P1" draw:layer="layout" svg:width="0.707cm" svg:height="0.147cm" svg:x="14.665cm" svg:y="6.093cm" svg:viewBox="0 0 708 148" svg:d="M708 148c-197-197-513-197-708 0">
          <text:p/>
        </draw:path>
        <draw:line draw:style-name="gr18" draw:text-style-name="P1" draw:layer="layout" svg:x1="15.372cm" svg:y1="6.24cm" svg:x2="15.485cm" svg:y2="6.353cm">
          <text:p/>
        </draw:line>
        <draw:path draw:style-name="gr18" draw:text-style-name="P1" draw:layer="layout" svg:width="0.181cm" svg:height="0.035cm" svg:x="14.928cm" svg:y="11.075cm" svg:viewBox="0 0 182 36" svg:d="M0 0c52 48 130 48 182 0">
          <text:p/>
        </draw:path>
        <draw:path draw:style-name="gr18" draw:text-style-name="P1" draw:layer="layout" svg:width="0cm" svg:height="0.33cm" svg:x="14.936cm" svg:y="12.926cm" svg:viewBox="0 0 0 331" svg:d="M0 0c0 12 0 24 0 36 0 23 0 47 0 70 0 12 0 23 0 35 0 10 0 21 0 32 0 10 0 20 0 31 0 9 0 18 0 28 0 8 0 16 0 25 0 7 0 14 0 22 0 6 0 12 0 18 0 5 0 10 0 15 0 3 0 7 0 10 0 2 0 4 0 7 0 0 0 1 0 2">
          <text:p/>
        </draw:path>
        <draw:line draw:style-name="gr18" draw:text-style-name="P1" draw:layer="layout" svg:x1="14.936cm" svg:y1="13.357cm" svg:x2="14.936cm" svg:y2="12.207cm">
          <text:p/>
        </draw:line>
        <draw:polyline draw:style-name="gr18" draw:text-style-name="P1" draw:layer="layout" svg:width="0cm" svg:height="0.299cm" svg:x="14.936cm" svg:y="12.626cm" svg:viewBox="0 0 0 300" draw:points="0,0 0,4 0,15 0,33 0,56 0,85 0,116 0,150 0,183 0,215 0,243 0,267 0,285 0,296 0,300">
          <text:p/>
        </draw:polyline>
        <draw:line draw:style-name="gr18" draw:text-style-name="P1" draw:layer="layout" svg:x1="13.336cm" svg:y1="13.357cm" svg:x2="14.936cm" svg:y2="13.357cm">
          <text:p/>
        </draw:line>
        <draw:line draw:style-name="gr18" draw:text-style-name="P1" draw:layer="layout" svg:x1="13.336cm" svg:y1="12.207cm" svg:x2="14.936cm" svg:y2="12.207cm">
          <text:p/>
        </draw:line>
        <draw:line draw:style-name="gr18" draw:text-style-name="P1" draw:layer="layout" svg:x1="13.336cm" svg:y1="13.357cm" svg:x2="13.336cm" svg:y2="12.207cm">
          <text:p/>
        </draw:line>
        <draw:path draw:style-name="gr18" draw:text-style-name="P1" draw:layer="layout" svg:width="0cm" svg:height="0.075cm" svg:x="13.186cm" svg:y="12.657cm" svg:viewBox="0 0 0 76" svg:d="M0 0c0 1 0 1 0 2 0 0 0 1 0 2s0 4 0 6c0 3 0 6 0 10 0 2 0 4 0 6 0 4 0 9 0 14s0 11 0 17 0 12 0 19">
          <text:p/>
        </draw:path>
        <draw:path draw:style-name="gr18" draw:text-style-name="P1" draw:layer="layout" svg:width="0cm" svg:height="0.438cm" svg:x="13.186cm" svg:y="12.818cm" svg:viewBox="0 0 0 439" svg:d="M0 0c0 14 0 27 0 41s0 28 0 42 0 29 0 44c0 29 0 58 0 87 0 14 0 27 0 41 0 13 0 26 0 39 0 12 0 24 0 36 0 11 0 21 0 32 0 9 0 18 0 27 0 7 0 14 0 21 0 5 0 11 0 16 0 3 0 6 0 10 0 1 0 2 0 3">
          <text:p/>
        </draw:path>
        <draw:polyline draw:style-name="gr18" draw:text-style-name="P1" draw:layer="layout" svg:width="0cm" svg:height="0.599cm" svg:x="15.135cm" svg:y="12.657cm" svg:viewBox="0 0 0 600" draw:points="0,0 0,7 0,30 0,65 0,113 0,170 0,233 0,300 0,367 0,430 0,487 0,534 0,570 0,592 0,600">
          <text:p/>
        </draw:polyline>
        <draw:polyline draw:style-name="gr18" draw:text-style-name="P1" draw:layer="layout" svg:width="0cm" svg:height="0.249cm" svg:x="11.687cm" svg:y="12.832cm" svg:viewBox="0 0 0 250" draw:points="0,250 0,247 0,237 0,223 0,203 0,179 0,153 0,125 0,97 0,71 0,47 0,27 0,12 0,3 0,0">
          <text:p/>
        </draw:polyline>
        <draw:path draw:style-name="gr18" draw:text-style-name="P1" draw:layer="layout" svg:width="0cm" svg:height="0.084cm" svg:x="12.337cm" svg:y="12.733cm" svg:viewBox="0 0 0 85" svg:d="M0 85v-1c0-1 0-2 0-3 0-2 0-3 0-5s0-5 0-7 0-5 0-8c0-6 0-12 0-18 0-3 0-7 0-10s0-6 0-9c0-2 0-5 0-8 0-2 0-4 0-6s0-4 0-6c0-1 0-2 0-3v-1">
          <text:p/>
        </draw:path>
        <draw:path draw:style-name="gr18" draw:text-style-name="P1" draw:layer="layout" svg:width="0.101cm" svg:height="0cm" svg:x="14.085cm" svg:y="13.906cm" svg:viewBox="0 0 102 0" svg:d="M102 0c-1 0-1 0-1 0-2 0-3 0-4 0-2 0-4 0-6 0-3 0-6 0-8 0-4 0-7 0-10 0-7 0-14 0-22 0-4 0-8 0-11 0-4 0-8 0-11 0s-7 0-10 0-5 0-8 0c-2 0-4 0-6 0-1 0-3 0-4 0h-1">
          <text:p/>
        </draw:path>
        <draw:polyline draw:style-name="gr18" draw:text-style-name="P1" draw:layer="layout" svg:width="0.399cm" svg:height="0cm" svg:x="13.936cm" svg:y="13.758cm" svg:viewBox="0 0 400 0" draw:points="400,0 395,0 380,0 356,0 325,0 287,0 244,0 200,0 155,0 113,0 75,0 44,0 20,0 5,0 0,0">
          <text:p/>
        </draw:polyline>
        <draw:line draw:style-name="gr18" draw:text-style-name="P1" draw:layer="layout" svg:x1="13.79cm" svg:y1="13.757cm" svg:x2="14.136cm" svg:y2="13.757cm">
          <text:p/>
        </draw:line>
        <draw:line draw:style-name="gr18" draw:text-style-name="P1" draw:layer="layout" svg:x1="14.136cm" svg:y1="13.757cm" svg:x2="14.482cm" svg:y2="13.757cm">
          <text:p/>
        </draw:line>
        <draw:line draw:style-name="gr18" draw:text-style-name="P1" draw:layer="layout" svg:x1="13.79cm" svg:y1="13.757cm" svg:x2="13.79cm" svg:y2="13.457cm">
          <text:p/>
        </draw:line>
        <draw:line draw:style-name="gr18" draw:text-style-name="P1" draw:layer="layout" svg:x1="13.79cm" svg:y1="13.457cm" svg:x2="14.136cm" svg:y2="13.457cm">
          <text:p/>
        </draw:line>
        <draw:line draw:style-name="gr18" draw:text-style-name="P1" draw:layer="layout" svg:x1="14.136cm" svg:y1="13.757cm" svg:x2="14.136cm" svg:y2="13.457cm">
          <text:p/>
        </draw:line>
        <draw:line draw:style-name="gr18" draw:text-style-name="P1" draw:layer="layout" svg:x1="14.136cm" svg:y1="13.457cm" svg:x2="14.482cm" svg:y2="13.457cm">
          <text:p/>
        </draw:line>
        <draw:line draw:style-name="gr18" draw:text-style-name="P1" draw:layer="layout" svg:x1="14.482cm" svg:y1="13.757cm" svg:x2="14.482cm" svg:y2="13.457cm">
          <text:p/>
        </draw:line>
        <draw:path draw:style-name="gr18" draw:text-style-name="P1" draw:layer="layout" svg:width="0.184cm" svg:height="0cm" svg:x="14.23cm" svg:y="12.007cm" svg:viewBox="0 0 185 0" svg:d="M185 0c1 0-7 0-19 0-13 0-30 0-49 0-35 0-76 0-117 0">
          <text:p/>
        </draw:path>
        <draw:path draw:style-name="gr18" draw:text-style-name="P1" draw:layer="layout" svg:width="0.32cm" svg:height="0cm" svg:x="13.909cm" svg:y="12.007cm" svg:viewBox="0 0 321 0" svg:d="M321 0c-33 0-73 0-113 0-38 0-72 0-100 0-56 0-89 0-108 0">
          <text:p/>
        </draw:path>
        <draw:path draw:style-name="gr18" draw:text-style-name="P1" draw:layer="layout" svg:width="0.03cm" svg:height="0cm" svg:x="13.878cm" svg:y="12.007cm" svg:viewBox="0 0 31 0" svg:d="M0 0c0 0 12 0 31 0">
          <text:p/>
        </draw:path>
        <draw:path draw:style-name="gr18" draw:text-style-name="P1" draw:layer="layout" svg:width="0.152cm" svg:height="0.018cm" svg:x="14.23cm" svg:y="11.989cm" svg:viewBox="0 0 153 19" svg:d="M0 19c46-3 84-6 111-9 27-4 42-7 42-10">
          <text:p/>
        </draw:path>
        <draw:path draw:style-name="gr18" draw:text-style-name="P1" draw:layer="layout" svg:width="0.471cm" svg:height="0.042cm" svg:x="13.909cm" svg:y="11.965cm" svg:viewBox="0 0 472 43" svg:d="M0 43c20-3 58-7 105-10 47-4 103-8 156-12 54-3 105-7 142-10 38-4 63-7 69-11">
          <text:p/>
        </draw:path>
        <draw:path draw:style-name="gr18" draw:text-style-name="P1" draw:layer="layout" svg:width="0.597cm" svg:height="0.049cm" svg:x="13.836cm" svg:y="11.935cm" svg:viewBox="0 0 598 50" svg:d="M1 50c-7-5 17-9 66-14 48-4 122-8 198-12 77-4 157-8 218-12 62-4 104-8 115-12">
          <text:p/>
        </draw:path>
        <draw:path draw:style-name="gr18" draw:text-style-name="P1" draw:layer="layout" svg:width="0.001cm" svg:height="0cm" svg:x="14.433cm" svg:y="11.934cm" svg:viewBox="0 0 2 1" svg:d="M0 1c0-1 1-1 2-1">
          <text:p/>
        </draw:path>
        <draw:path draw:style-name="gr18" draw:text-style-name="P1" draw:layer="layout" svg:width="0.338cm" svg:height="0.03cm" svg:x="13.892cm" svg:y="11.907cm" svg:viewBox="0 0 339 31" svg:d="M0 31c8-6 53-11 119-16s150-10 220-15">
          <text:p/>
        </draw:path>
        <draw:path draw:style-name="gr18" draw:text-style-name="P1" draw:layer="layout" svg:width="0.001cm" svg:height="0cm" svg:x="13.837cm" svg:y="11.967cm" svg:viewBox="0 0 2 1" svg:d="M0 1c1 0 1 0 2-1">
          <text:p/>
        </draw:path>
        <draw:path draw:style-name="gr18" draw:text-style-name="P1" draw:layer="layout" svg:width="0.597cm" svg:height="0.049cm" svg:x="13.839cm" svg:y="11.918cm" svg:viewBox="0 0 598 50" svg:d="M0 50c11-4 53-8 115-12s142-8 218-12c77-4 150-8 198-13 49-4 73-9 66-13">
          <text:p/>
        </draw:path>
        <draw:path draw:style-name="gr18" draw:text-style-name="P1" draw:layer="layout" svg:width="0.019cm" svg:height="0.007cm" svg:x="13.89cm" svg:y="11.907cm" svg:viewBox="0 0 20 8" svg:d="M0 8c0-4 6-6 20-8">
          <text:p/>
        </draw:path>
        <draw:line draw:style-name="gr18" draw:text-style-name="P1" draw:layer="layout" svg:x1="15.135cm" svg:y1="13.257cm" svg:x2="14.936cm" svg:y2="13.257cm">
          <text:p/>
        </draw:line>
        <draw:line draw:style-name="gr18" draw:text-style-name="P1" draw:layer="layout" svg:x1="13.336cm" svg:y1="13.257cm" svg:x2="13.186cm" svg:y2="13.257cm">
          <text:p/>
        </draw:line>
        <draw:line draw:style-name="gr18" draw:text-style-name="P1" draw:layer="layout" svg:x1="15.135cm" svg:y1="12.657cm" svg:x2="14.936cm" svg:y2="12.657cm">
          <text:p/>
        </draw:line>
        <draw:line draw:style-name="gr18" draw:text-style-name="P1" draw:layer="layout" svg:x1="13.336cm" svg:y1="12.657cm" svg:x2="13.186cm" svg:y2="12.657cm">
          <text:p/>
        </draw:line>
        <draw:line draw:style-name="gr18" draw:text-style-name="P1" draw:layer="layout" svg:x1="11.687cm" svg:y1="12.832cm" svg:x2="13.186cm" svg:y2="12.832cm">
          <text:p/>
        </draw:line>
        <draw:line draw:style-name="gr18" draw:text-style-name="P1" draw:layer="layout" svg:x1="11.687cm" svg:y1="13.082cm" svg:x2="13.186cm" svg:y2="13.082cm">
          <text:p/>
        </draw:line>
        <draw:line draw:style-name="gr18" draw:text-style-name="P1" draw:layer="layout" svg:x1="12.337cm" svg:y1="12.733cm" svg:x2="13.336cm" svg:y2="12.733cm">
          <text:p/>
        </draw:line>
        <draw:line draw:style-name="gr18" draw:text-style-name="P1" draw:layer="layout" svg:x1="12.337cm" svg:y1="12.733cm" svg:x2="13.336cm" svg:y2="12.733cm">
          <text:p/>
        </draw:line>
        <draw:line draw:style-name="gr18" draw:text-style-name="P1" draw:layer="layout" svg:x1="12.337cm" svg:y1="12.818cm" svg:x2="13.336cm" svg:y2="12.818cm">
          <text:p/>
        </draw:line>
        <draw:line draw:style-name="gr18" draw:text-style-name="P1" draw:layer="layout" svg:x1="14.187cm" svg:y1="13.907cm" svg:x2="14.337cm" svg:y2="13.758cm">
          <text:p/>
        </draw:line>
        <draw:line draw:style-name="gr18" draw:text-style-name="P1" draw:layer="layout" svg:x1="14.086cm" svg:y1="13.907cm" svg:x2="13.936cm" svg:y2="13.758cm">
          <text:p/>
        </draw:line>
        <draw:line draw:style-name="gr18" draw:text-style-name="P1" draw:layer="layout" svg:x1="13.936cm" svg:y1="13.758cm" svg:x2="13.936cm" svg:y2="13.757cm">
          <text:p/>
        </draw:line>
        <draw:line draw:style-name="gr18" draw:text-style-name="P1" draw:layer="layout" svg:x1="14.336cm" svg:y1="13.758cm" svg:x2="14.336cm" svg:y2="13.757cm">
          <text:p/>
        </draw:line>
        <draw:line draw:style-name="gr18" draw:text-style-name="P1" draw:layer="layout" svg:x1="13.911cm" svg:y1="13.457cm" svg:x2="13.911cm" svg:y2="13.357cm">
          <text:p/>
        </draw:line>
        <draw:line draw:style-name="gr18" draw:text-style-name="P1" draw:layer="layout" svg:x1="14.361cm" svg:y1="13.457cm" svg:x2="14.361cm" svg:y2="13.357cm">
          <text:p/>
        </draw:line>
        <draw:line draw:style-name="gr18" draw:text-style-name="P1" draw:layer="layout" svg:x1="13.936cm" svg:y1="12.207cm" svg:x2="13.936cm" svg:y2="12.007cm">
          <text:p/>
        </draw:line>
        <draw:line draw:style-name="gr18" draw:text-style-name="P1" draw:layer="layout" svg:x1="14.336cm" svg:y1="12.207cm" svg:x2="14.336cm" svg:y2="12.007cm">
          <text:p/>
        </draw:line>
        <draw:path draw:style-name="gr18" draw:text-style-name="P1" draw:layer="layout" svg:width="0.033cm" svg:height="0.019cm" svg:x="14.382cm" svg:y="11.988cm" svg:viewBox="0 0 34 20" svg:d="M0 0c11 6 22 14 34 20">
          <text:p/>
        </draw:path>
        <draw:line draw:style-name="gr18" draw:text-style-name="P1" draw:layer="layout" svg:x1="14.382cm" svg:y1="11.964cm" svg:x2="14.382cm" svg:y2="11.989cm">
          <text:p/>
        </draw:line>
        <draw:path draw:style-name="gr18" draw:text-style-name="P1" draw:layer="layout" svg:width="0.041cm" svg:height="0.023cm" svg:x="13.837cm" svg:y="11.984cm" svg:viewBox="0 0 42 24" svg:d="M0 0c14 8 29 17 42 24">
          <text:p/>
        </draw:path>
        <draw:path draw:style-name="gr18" draw:text-style-name="P1" draw:layer="layout" svg:width="0.054cm" svg:height="0.031cm" svg:x="14.38cm" svg:y="11.934cm" svg:viewBox="0 0 55 32" svg:d="M55 0c-19 11-37 22-55 32">
          <text:p/>
        </draw:path>
        <draw:path draw:style-name="gr18" draw:text-style-name="P1" draw:layer="layout" svg:width="0.054cm" svg:height="0.031cm" svg:x="13.838cm" svg:y="11.937cm" svg:viewBox="0 0 55 32" svg:d="M55 0c-17 10-36 21-55 32">
          <text:p/>
        </draw:path>
        <draw:line draw:style-name="gr18" draw:text-style-name="P1" draw:layer="layout" svg:x1="14.415cm" svg:y1="11.907cm" svg:x2="14.436cm" svg:y2="11.919cm">
          <text:p/>
        </draw:line>
        <draw:line draw:style-name="gr18" draw:text-style-name="P1" draw:layer="layout" svg:x1="13.89cm" svg:y1="11.914cm" svg:x2="13.89cm" svg:y2="11.938cm">
          <text:p/>
        </draw:line>
        <draw:path draw:style-name="gr18" draw:text-style-name="P1" draw:layer="layout" svg:width="0.007cm" svg:height="0.017cm" svg:x="13.832cm" svg:y="11.967cm" svg:viewBox="0 0 8 18" svg:d="M8 0c-2 1-3 2-6 3-1 1-2 3-2 7 0 1 0 2 0 3 1 1 1 2 2 3s3 2 5 2">
          <text:p/>
        </draw:path>
        <draw:path draw:style-name="gr18" draw:text-style-name="P1" draw:layer="layout" svg:width="0.007cm" svg:height="0.017cm" svg:x="14.433cm" svg:y="11.918cm" svg:viewBox="0 0 8 18" svg:d="M1 0c1 1 2 1 5 2 0 1 1 2 2 3 0 1 0 2 0 3 0 4-1 5-2 7-3 1-5 2-6 3">
          <text:p/>
        </draw:path>
        <draw:line draw:style-name="gr18" draw:text-style-name="P1" draw:layer="layout" svg:x1="13.878cm" svg:y1="11.907cm" svg:x2="13.891cm" svg:y2="11.915cm">
          <text:p/>
        </draw:line>
        <draw:path draw:style-name="gr2" draw:text-style-name="P2" draw:layer="layout" svg:width="0.559cm" svg:height="0.559cm" svg:x="14.966cm" svg:y="8.794cm" svg:viewBox="0 0 560 560" svg:d="M279 560v-560zM560 280h-560z">
          <text:p/>
        </draw:path>
        <draw:path draw:style-name="gr19" draw:text-style-name="P1" draw:layer="layout" svg:width="0.559cm" svg:height="0.559cm" svg:x="14.966cm" svg:y="8.794cm" svg:viewBox="0 0 560 560" svg:d="M279 560v-560M560 280h-560">
          <text:p/>
        </draw:path>
        <draw:path draw:style-name="gr2" draw:text-style-name="P2" draw:layer="layout" svg:width="0.56cm" svg:height="0.56cm" svg:x="16.859cm" svg:y="8.434cm" svg:viewBox="0 0 561 561" svg:d="M281 561v-561zM561 281h-561z">
          <text:p/>
        </draw:path>
        <draw:path draw:style-name="gr19" draw:text-style-name="P1" draw:layer="layout" svg:width="0.56cm" svg:height="0.56cm" svg:x="16.859cm" svg:y="8.434cm" svg:viewBox="0 0 561 561" svg:d="M281 561v-561M561 281h-561">
          <text:p/>
        </draw:path>
        <draw:path draw:style-name="gr2" draw:text-style-name="P2" draw:layer="layout" svg:width="0.559cm" svg:height="0.56cm" svg:x="17.35cm" svg:y="9.074cm" svg:viewBox="0 0 560 561" svg:d="M281 561v-561zM560 281h-560z">
          <text:p/>
        </draw:path>
        <draw:path draw:style-name="gr19" draw:text-style-name="P1" draw:layer="layout" svg:width="0.559cm" svg:height="0.56cm" svg:x="17.35cm" svg:y="9.074cm" svg:viewBox="0 0 560 561" svg:d="M281 561v-561M560 281h-560">
          <text:p/>
        </draw:path>
        <draw:path draw:style-name="gr2" draw:text-style-name="P2" draw:layer="layout" svg:width="0.56cm" svg:height="0.56cm" svg:x="15.239cm" svg:y="11.178cm" svg:viewBox="0 0 561 561" svg:d="M281 561v-561zM561 280h-561z">
          <text:p/>
        </draw:path>
        <draw:path draw:style-name="gr19" draw:text-style-name="P1" draw:layer="layout" svg:width="0.56cm" svg:height="0.56cm" svg:x="15.239cm" svg:y="11.178cm" svg:viewBox="0 0 561 561" svg:d="M281 561v-561M561 280h-561">
          <text:p/>
        </draw:path>
        <draw:path draw:style-name="gr2" draw:text-style-name="P2" draw:layer="layout" svg:width="0.56cm" svg:height="0.56cm" svg:x="14.738cm" svg:y="10.554cm" svg:viewBox="0 0 561 561" svg:d="M281 561v-561zM561 280h-561z">
          <text:p/>
        </draw:path>
        <draw:path draw:style-name="gr19" draw:text-style-name="P1" draw:layer="layout" svg:width="0.56cm" svg:height="0.56cm" svg:x="14.738cm" svg:y="10.554cm" svg:viewBox="0 0 561 561" svg:d="M281 561v-561M561 280h-561">
          <text:p/>
        </draw:path>
        <draw:path draw:style-name="gr2" draw:text-style-name="P2" draw:layer="layout" svg:width="0.56cm" svg:height="0.559cm" svg:x="14.738cm" svg:y="10.696cm" svg:viewBox="0 0 561 560" svg:d="M281 560v-560zM561 280h-561z">
          <text:p/>
        </draw:path>
        <draw:path draw:style-name="gr19" draw:text-style-name="P1" draw:layer="layout" svg:width="0.56cm" svg:height="0.559cm" svg:x="14.738cm" svg:y="10.696cm" svg:viewBox="0 0 561 560" svg:d="M281 560v-560M561 280h-561">
          <text:p/>
        </draw:path>
        <draw:path draw:style-name="gr2" draw:text-style-name="P2" draw:layer="layout" svg:width="0.559cm" svg:height="0.559cm" svg:x="14.756cm" svg:y="11.354cm" svg:viewBox="0 0 560 560" svg:d="M281 560v-560zM560 281h-560z">
          <text:p/>
        </draw:path>
        <draw:path draw:style-name="gr19" draw:text-style-name="P1" draw:layer="layout" svg:width="0.559cm" svg:height="0.559cm" svg:x="14.756cm" svg:y="11.354cm" svg:viewBox="0 0 560 560" svg:d="M281 560v-560M560 281h-560">
          <text:p/>
        </draw:path>
        <draw:path draw:style-name="gr2" draw:text-style-name="P2" draw:layer="layout" svg:width="0.56cm" svg:height="0.56cm" svg:x="12.956cm" svg:y="11.178cm" svg:viewBox="0 0 561 561" svg:d="M281 561v-561zM561 280h-561z">
          <text:p/>
        </draw:path>
        <draw:path draw:style-name="gr19" draw:text-style-name="P1" draw:layer="layout" svg:width="0.56cm" svg:height="0.56cm" svg:x="12.956cm" svg:y="11.178cm" svg:viewBox="0 0 561 561" svg:d="M281 561v-561M561 280h-561">
          <text:p/>
        </draw:path>
        <draw:path draw:style-name="gr2" draw:text-style-name="P2" draw:layer="layout" svg:width="0.56cm" svg:height="0.56cm" svg:x="12.126cm" svg:y="9.073cm" svg:viewBox="0 0 561 561" svg:d="M280 561v-561zM561 281h-561z">
          <text:p/>
        </draw:path>
        <draw:path draw:style-name="gr19" draw:text-style-name="P1" draw:layer="layout" svg:width="0.56cm" svg:height="0.56cm" svg:x="12.126cm" svg:y="9.073cm" svg:viewBox="0 0 561 561" svg:d="M280 561v-561M561 281h-561">
          <text:p/>
        </draw:path>
        <draw:path draw:style-name="gr2" draw:text-style-name="P2" draw:layer="layout" svg:width="0.56cm" svg:height="0.56cm" svg:x="12.618cm" svg:y="8.434cm" svg:viewBox="0 0 561 561" svg:d="M280 561v-561zM561 281h-561z">
          <text:p/>
        </draw:path>
        <draw:path draw:style-name="gr19" draw:text-style-name="P1" draw:layer="layout" svg:width="0.56cm" svg:height="0.56cm" svg:x="12.618cm" svg:y="8.434cm" svg:viewBox="0 0 561 561" svg:d="M280 561v-561M561 281h-561">
          <text:p/>
        </draw:path>
        <draw:path draw:style-name="gr2" draw:text-style-name="P2" draw:layer="layout" svg:width="0.559cm" svg:height="0.56cm" svg:x="12.477cm" svg:y="8.434cm" svg:viewBox="0 0 560 561" svg:d="M280 561v-561zM560 281h-560z">
          <text:p/>
        </draw:path>
        <draw:path draw:style-name="gr19" draw:text-style-name="P1" draw:layer="layout" svg:width="0.559cm" svg:height="0.56cm" svg:x="12.477cm" svg:y="8.434cm" svg:viewBox="0 0 560 561" svg:d="M280 561v-561M560 281h-560">
          <text:p/>
        </draw:path>
        <draw:path draw:style-name="gr2" draw:text-style-name="P2" draw:layer="layout" svg:width="0.56cm" svg:height="0.56cm" svg:x="17cm" svg:y="8.434cm" svg:viewBox="0 0 561 561" svg:d="M281 561v-561zM561 281h-561z">
          <text:p/>
        </draw:path>
        <draw:path draw:style-name="gr19" draw:text-style-name="P1" draw:layer="layout" svg:width="0.56cm" svg:height="0.56cm" svg:x="17cm" svg:y="8.434cm" svg:viewBox="0 0 561 561" svg:d="M281 561v-561M561 281h-561">
          <text:p/>
        </draw:path>
        <draw:path draw:style-name="gr2" draw:text-style-name="P2" draw:layer="layout" svg:width="0.56cm" svg:height="0.56cm" svg:x="12.781cm" svg:y="10.288cm" svg:viewBox="0 0 561 561" svg:d="M280 561v-561zM561 281h-561z">
          <text:p/>
        </draw:path>
        <draw:path draw:style-name="gr19" draw:text-style-name="P1" draw:layer="layout" svg:width="0.56cm" svg:height="0.56cm" svg:x="12.781cm" svg:y="10.288cm" svg:viewBox="0 0 561 561" svg:d="M280 561v-561M561 281h-561">
          <text:p/>
        </draw:path>
        <draw:path draw:style-name="gr2" draw:text-style-name="P2" draw:layer="layout" svg:width="0.56cm" svg:height="0.56cm" svg:x="16.515cm" svg:y="10.343cm" svg:viewBox="0 0 561 561" svg:d="M280 561v-561zM561 280h-561z">
          <text:p/>
        </draw:path>
        <draw:path draw:style-name="gr19" draw:text-style-name="P1" draw:layer="layout" svg:width="0.56cm" svg:height="0.56cm" svg:x="16.515cm" svg:y="10.343cm" svg:viewBox="0 0 561 561" svg:d="M280 561v-561M561 280h-561">
          <text:p/>
        </draw:path>
        <draw:path draw:style-name="gr2" draw:text-style-name="P2" draw:layer="layout" svg:width="0.559cm" svg:height="0.559cm" svg:x="15.769cm" svg:y="6.213cm" svg:viewBox="0 0 560 560" svg:d="M280 560v-560zM560 281h-560z">
          <text:p/>
        </draw:path>
        <draw:path draw:style-name="gr19" draw:text-style-name="P1" draw:layer="layout" svg:width="0.559cm" svg:height="0.559cm" svg:x="15.769cm" svg:y="6.213cm" svg:viewBox="0 0 560 560" svg:d="M280 560v-560M560 281h-560">
          <text:p/>
        </draw:path>
        <draw:path draw:style-name="gr2" draw:text-style-name="P2" draw:layer="layout" svg:width="0.559cm" svg:height="0.56cm" svg:x="12.129cm" svg:y="7.792cm" svg:viewBox="0 0 560 561" svg:d="M279 561v-561zM560 280h-560z">
          <text:p/>
        </draw:path>
        <draw:path draw:style-name="gr19" draw:text-style-name="P1" draw:layer="layout" svg:width="0.559cm" svg:height="0.56cm" svg:x="12.129cm" svg:y="7.792cm" svg:viewBox="0 0 560 561" svg:d="M279 561v-561M560 280h-560">
          <text:p/>
        </draw:path>
        <draw:path draw:style-name="gr2" draw:text-style-name="P2" draw:layer="layout" svg:width="0.56cm" svg:height="0.56cm" svg:x="14.738cm" svg:y="6.172cm" svg:viewBox="0 0 561 561" svg:d="M281 561v-561zM561 281h-561z">
          <text:p/>
        </draw:path>
        <draw:path draw:style-name="gr19" draw:text-style-name="P1" draw:layer="layout" svg:width="0.56cm" svg:height="0.56cm" svg:x="14.738cm" svg:y="6.172cm" svg:viewBox="0 0 561 561" svg:d="M281 561v-561M561 281h-561">
          <text:p/>
        </draw:path>
        <draw:path draw:style-name="gr2" draw:text-style-name="P2" draw:layer="layout" svg:width="0.559cm" svg:height="0.56cm" svg:x="17.35cm" svg:y="7.794cm" svg:viewBox="0 0 560 561" svg:d="M281 561v-561zM560 280h-560z">
          <text:p/>
        </draw:path>
        <draw:path draw:style-name="gr19" draw:text-style-name="P1" draw:layer="layout" svg:width="0.559cm" svg:height="0.56cm" svg:x="17.35cm" svg:y="7.794cm" svg:viewBox="0 0 560 561" svg:d="M281 561v-561M560 280h-560">
          <text:p/>
        </draw:path>
        <draw:path draw:style-name="gr2" draw:text-style-name="P2" draw:layer="layout" svg:width="0.56cm" svg:height="0.559cm" svg:x="13.731cm" svg:y="6.19cm" svg:viewBox="0 0 561 560" svg:d="M280 560v-560zM561 280h-561z">
          <text:p/>
        </draw:path>
        <draw:path draw:style-name="gr19" draw:text-style-name="P1" draw:layer="layout" svg:width="0.56cm" svg:height="0.559cm" svg:x="13.731cm" svg:y="6.19cm" svg:viewBox="0 0 561 560" svg:d="M280 560v-560M561 280h-561">
          <text:p/>
        </draw:path>
        <draw:path draw:style-name="gr2" draw:text-style-name="P2" draw:layer="layout" svg:width="0.56cm" svg:height="0.56cm" svg:x="13.416cm" svg:y="7.244cm" svg:viewBox="0 0 561 561" svg:d="M281 561v-561zM561 280h-561z">
          <text:p/>
        </draw:path>
        <draw:path draw:style-name="gr19" draw:text-style-name="P1" draw:layer="layout" svg:width="0.56cm" svg:height="0.56cm" svg:x="13.416cm" svg:y="7.244cm" svg:viewBox="0 0 561 561" svg:d="M281 561v-561M561 280h-561">
          <text:p/>
        </draw:path>
        <draw:path draw:style-name="gr2" draw:text-style-name="P2" draw:layer="layout" svg:width="0.56cm" svg:height="0.56cm" svg:x="16.515cm" svg:y="7.244cm" svg:viewBox="0 0 561 561" svg:d="M280 561v-561zM561 280h-561z">
          <text:p/>
        </draw:path>
        <draw:path draw:style-name="gr19" draw:text-style-name="P1" draw:layer="layout" svg:width="0.56cm" svg:height="0.56cm" svg:x="16.515cm" svg:y="7.244cm" svg:viewBox="0 0 561 561" svg:d="M280 561v-561M561 280h-561">
          <text:p/>
        </draw:path>
        <draw:path draw:style-name="gr2" draw:text-style-name="P2" draw:layer="layout" svg:width="0.56cm" svg:height="0.56cm" svg:x="14.738cm" svg:y="6.313cm" svg:viewBox="0 0 561 561" svg:d="M281 561v-561zM561 281h-561z">
          <text:p/>
        </draw:path>
        <draw:path draw:style-name="gr19" draw:text-style-name="P1" draw:layer="layout" svg:width="0.56cm" svg:height="0.56cm" svg:x="14.738cm" svg:y="6.313cm" svg:viewBox="0 0 561 561" svg:d="M281 561v-561M561 281h-561">
          <text:p/>
        </draw:path>
        <draw:path draw:style-name="gr16" draw:text-style-name="P14" draw:layer="layout" svg:width="5.951cm" svg:height="3.548cm" svg:x="5.35cm" svg:y="8.721cm" svg:viewBox="0 0 5952 3549" svg:d="M5952 1100v-400c0 0-3 0-10 0v-700c-13 0-38 0-74 0h-186-177-200-177-200-177-200-177-200-177-200-112c-14 0-28 0-42 0-15 0-30 0-45 0-17 0-34 0-50 0-18 0-35 0-52 0-18 0-36 0-54 0s-37 0-55 0c-19 0-37 0-56 0-38 0-75 0-111 0-18 0-36 0-54 0-17 0-35 0-52 0-16 0-33 0-49 0-15 0-30 0-46 0-14 0-28 0-42 0h-112-200-177-199-178-199-177-200-177-200-177-187c-35 0-60 0-73 0v700c-7 0-10 0-10 0v250h3 4 5 7 9 10 11 13 14 16 17 18 19 74c26 0 47 0 62 0 4 0 8 0 11 0s6 0 8 0c1 0 2 0 3 0s1 0 2 0 1 0 1 0c1 0 1 0 1 0 1 0 1 0 2 0s2 0 3 0 3 0 4 0c2 0 4 0 6 0s4 0 6 0c3 0 5 0 8 0 5 0 11 0 17 0 7 0 13 0 20 0 11 0 22 0 33 0h235v364h-704v1c0 1 0 2 0 3s0 3 0 5 0 4 0 7c0 2 0 5 0 8s0 6 0 9 0 6 0 9c0 6 0 13 0 19 0 2 0 5 0 8 0 2 0 4 0 6s0 4 0 5 0 2 0 3 0 1 0 2h1000v53h-1000v1c0 1 0 2 0 3 0 2 0 3 0 5s0 4 0 7c0 2 0 5 0 8s0 6 0 9 0 6 0 9c0 7 0 13 0 19 0 2 0 5 0 8 0 2 0 4 0 6s0 4 0 5c0 2 0 3 0 4v1h1000v863h-150v7 22 6h-1499v4 9 15 20 23 27 27 28 27 23 20 15 9 3h1499v29h-1499v3 9 15 20 24 26 28 28 26 24 19 15 10 3h1499v6 22 7h150v550h1599v-550h200v-7-22-36-47-57-64-66-67-64-56-48-36-22-7h-200v-910h58 66 70 74 76 74 70 66 60 51 41 30 19 6v-390h365v250 188 202h1269v-201-439h1 1c1 0 2 0 3 0s2 0 3 0 3 0 4 0c2 0 3 0 5 0s4 0 6 0 5 0 7 0c3 0 5 0 8 0 5 0 11 0 18 0 6 0 13 0 21 0 3 0 7 0 11 0h75 19 18 17 15 15 13 11 10 9 7 5 4 2z">
          <text:p/>
        </draw:path>
        <draw:polygon draw:style-name="gr17" draw:text-style-name="P1" draw:layer="layout" svg:width="0cm" svg:height="0cm" svg:x="8.346cm" svg:y="10.495cm" svg:viewBox="0 0 0 0" draw:points="0,0">
          <text:p/>
        </draw:polygon>
        <draw:polygon draw:style-name="gr16" draw:text-style-name="P14" draw:layer="layout" svg:width="1.599cm" svg:height="2.299cm" svg:x="6.999cm" svg:y="9.97cm" svg:viewBox="0 0 1600 2300" draw:points="1600,1750 1600,2300 0,2300 0,1750 0,1151 0,287 0,202 0,149 0,64 0,0 201,0 1400,0 1460,0 1600,0 1600,240 1600,1151">
          <text:p/>
        </draw:polygon>
        <draw:polygon draw:style-name="gr17" draw:text-style-name="P1" draw:layer="layout" svg:width="0cm" svg:height="0cm" svg:x="8.346cm" svg:y="10.495cm" svg:viewBox="0 0 0 0" draw:points="0,0">
          <text:p/>
        </draw:polygon>
        <draw:path draw:style-name="gr16" draw:text-style-name="P14" draw:layer="layout" svg:width="2.777cm" svg:height="1.099cm" svg:x="8.215cm" svg:y="8.721cm" svg:viewBox="0 0 2778 1100" svg:d="M2778 950v-250c0 0-10 0-29 0h-109-200-28-66c19 0 35 0 46 0s16 0 16 0h-62-83-200-177-200-177-201-177-165-35c-55 0-109 0-152 0 43 0 97 0 152 0v-700h-112c-14 0-28 0-42 0-15 0-30 0-45 0-17 0-33 0-49 0-18 0-35 0-52 0-18 0-36 0-54 0s-37 0-55 0c-19 0-37 0-56 0-38 0-75 0-111 0-18 0-36 0-54 0-17 0-35 0-52 0-16 0-33 0-49 0-15 0-30 0-46 0-14 0-28 0-42 0h-112v700h183c1 0 1 0 2 0 2 0 4 0 6 0 3 0 6 0 9 0 4 0 8 0 12 0 5 0 11 0 16 0 6 0 13 0 19 0 7 0 15 0 22 0 8 0 16 0 24 0 9 0 18 0 27 0 10 0 19 0 29 0s20 0 30 0c11 0 21 0 32 0 22 0 44 0 66 0-22 0-44 0-66 0-11 0-21 0-32 0-10 0-20 0-30 0s-19 0-29 0c-9 0-18 0-27 0-8 0-16 0-24 0-7 0-15 0-22 0-6 0-13 0-19 0-5 0-11 0-16 0-4 0-8 0-12 0-3 0-6 0-9 0-2 0-4 0-6 0-1 0-1 0-2 0v400h2 6 9 12 16 15c1 0 3 0 4 0 7 0 15 0 22 0 8 0 16 0 24 0 9 0 18 0 27 0 10 0 19 0 29 0s20 0 30 0c11 0 21 0 32 0 22 0 44 0 66 0 109 0 217 0 302 0 52 0 120 0 187 0h177 366 534v-150h165 138c26 0 52 0 70 0h227 106c19 0 29 0 29 0z">
          <text:p/>
        </draw:path>
        <draw:polygon draw:style-name="gr17" draw:text-style-name="P1" draw:layer="layout" svg:width="0cm" svg:height="0cm" svg:x="8.346cm" svg:y="10.495cm" svg:viewBox="0 0 0 0" draw:points="0,0">
          <text:p/>
        </draw:polygon>
        <draw:polygon draw:style-name="gr16" draw:text-style-name="P14" draw:layer="layout" svg:width="1.199cm" svg:height="0.55cm" svg:x="7.199cm" svg:y="9.42cm" svg:viewBox="0 0 1200 551" draw:points="0,551 1200,551 1200,401 1200,0 1017,0 817,0 640,0 440,0 262,0 63,0 0,0 0,251">
          <text:p/>
        </draw:polygon>
        <draw:polygon draw:style-name="gr17" draw:text-style-name="P1" draw:layer="layout" svg:width="0cm" svg:height="0cm" svg:x="8.346cm" svg:y="10.495cm" svg:viewBox="0 0 0 0" draw:points="0,0">
          <text:p/>
        </draw:polygon>
        <draw:path draw:style-name="gr16" draw:text-style-name="P14" draw:layer="layout" svg:width="1.269cm" svg:height="0.59cm" svg:x="9.723cm" svg:y="9.67cm" svg:viewBox="0 0 1270 591" svg:d="M1270 591v-2-438h-135v-151h-228c-18 0-44 0-70 0h-138-165v151h-534v250 188l699 2h-78-77-76-72-69-64-59-52-45-38-30-22-13-4 899-1c-1 0-3 0-4 0-2 0-4 0-7 0s-6 0-9 0-7 0-11 0c-5 0-9 0-14 0s-10 0-15 0c-6 0-12 0-17 0-7 0-13 0-19 0s-13 0-20 0c-27 0-55 0-83 0h571-371z">
          <text:p/>
        </draw:path>
        <draw:polygon draw:style-name="gr17" draw:text-style-name="P1" draw:layer="layout" svg:width="0cm" svg:height="0cm" svg:x="8.346cm" svg:y="10.495cm" svg:viewBox="0 0 0 0" draw:points="0,0">
          <text:p/>
        </draw:polygon>
        <draw:path draw:style-name="gr16" draw:text-style-name="P14" draw:layer="layout" svg:width="0.693cm" svg:height="1.05cm" svg:x="7.452cm" svg:y="10.02cm" svg:viewBox="0 0 694 1051" svg:d="M409 286l285 164v400l-347 201-347-201v-400l284-164c-7-3-14-7-20-11-55-36-80-105-61-168s77-107 144-107c66 0 124 44 143 107 20 63-5 132-61 168-6 4-13 8-20 11z">
          <text:p/>
        </draw:path>
        <draw:polygon draw:style-name="gr17" draw:text-style-name="P1" draw:layer="layout" svg:width="0cm" svg:height="0cm" svg:x="8.346cm" svg:y="10.495cm" svg:viewBox="0 0 0 0" draw:points="0,0">
          <text:p/>
        </draw:polygon>
        <draw:polygon draw:style-name="gr16" draw:text-style-name="P14" draw:layer="layout" svg:width="0.693cm" svg:height="0.8cm" svg:x="7.452cm" svg:y="10.27cm" svg:viewBox="0 0 694 801" draw:points="694,200 694,601 347,801 0,601 0,200 284,36 303,25 347,0 390,25 409,36">
          <text:p/>
        </draw:polygon>
        <draw:polygon draw:style-name="gr17" draw:text-style-name="P1" draw:layer="layout" svg:width="0cm" svg:height="0cm" svg:x="8.346cm" svg:y="10.495cm" svg:viewBox="0 0 0 0" draw:points="0,0">
          <text:p/>
        </draw:polygon>
        <draw:polygon draw:style-name="gr16" draw:text-style-name="P14" draw:layer="layout" svg:width="1.499cm" svg:height="0.25cm" svg:x="5.35cm" svg:y="11.434cm" svg:viewBox="0 0 1500 251" draw:points="1500,0 1500,52 1500,116 1500,174 1500,221 1500,251 0,251 0,248 0,238 0,223 0,204 0,180 0,154 0,125 0,97 0,71 0,47 0,27 0,12 0,3 0,0">
          <text:p/>
        </draw:polygon>
        <draw:polygon draw:style-name="gr17" draw:text-style-name="P1" draw:layer="layout" svg:width="0cm" svg:height="0cm" svg:x="8.346cm" svg:y="10.495cm" svg:viewBox="0 0 0 0" draw:points="0,0">
          <text:p/>
        </draw:polygon>
        <draw:polygon draw:style-name="gr16" draw:text-style-name="P14" draw:layer="layout" svg:width="1.499cm" svg:height="0.25cm" svg:x="5.35cm" svg:y="11.155cm" svg:viewBox="0 0 1500 251" draw:points="1500,0 1500,30 1500,78 1500,134 1500,199 1500,251 0,251 0,248 0,239 0,224 0,204 0,181 0,153 0,125 0,98 0,71 0,48 0,28 0,13 0,4 0,0">
          <text:p/>
        </draw:polygon>
        <draw:polygon draw:style-name="gr17" draw:text-style-name="P1" draw:layer="layout" svg:width="0cm" svg:height="0cm" svg:x="8.346cm" svg:y="10.495cm" svg:viewBox="0 0 0 0" draw:points="0,0">
          <text:p/>
        </draw:polygon>
        <draw:path draw:style-name="gr16" draw:text-style-name="P14" draw:layer="layout" svg:width="0.9cm" svg:height="0.39cm" svg:x="8.458cm" svg:y="9.82cm" svg:viewBox="0 0 901 391" svg:d="M901 0v391h-6-19-30-41-51-60-66-70-74-75-74-70-66-58v-240h-141v-151c1 0 3 0 4 0 7 0 15 0 22 0 8 0 16 0 24 0 9 0 18 0 27 0 11 0 20 0 30 0s20 0 30 0c11 0 21 0 32 0 22 0 44 0 66 0 109 0 217 0 302 0 52 0 120 0 187 0z">
          <text:p/>
        </draw:path>
        <draw:polygon draw:style-name="gr17" draw:text-style-name="P1" draw:layer="layout" svg:width="0cm" svg:height="0cm" svg:x="8.346cm" svg:y="10.495cm" svg:viewBox="0 0 0 0" draw:points="0,0">
          <text:p/>
        </draw:polygon>
        <draw:path draw:style-name="gr16" draw:text-style-name="P14" draw:layer="layout" svg:width="1.269cm" svg:height="0.2cm" svg:x="9.723cm" svg:y="10.26cm" svg:viewBox="0 0 1270 201" svg:d="M1270 201v-201h-371-1c-1 0-3 0-4 0-2 0-4 0-7 0s-6 0-9 0-7 0-11 0c-5 0-9 0-14 0s-10 0-15 0c-6 0-12 0-17 0-7 0-13 0-19 0s-13 0-20 0c-27 0-55 0-83 0h-78-77-76-72-69-64-59-52-45-38-30-22-13-4v201z">
          <text:p/>
        </draw:path>
        <draw:polygon draw:style-name="gr17" draw:text-style-name="P1" draw:layer="layout" svg:width="0cm" svg:height="0cm" svg:x="8.346cm" svg:y="10.495cm" svg:viewBox="0 0 0 0" draw:points="0,0">
          <text:p/>
        </draw:polygon>
        <draw:path draw:style-name="gr16" draw:text-style-name="P14" draw:layer="layout" svg:width="0.831cm" svg:height="0.25cm" svg:x="6.368cm" svg:y="9.42cm" svg:viewBox="0 0 832 251" svg:d="M0 0h1-1v251c1 0 1 0 1 0 1 0 1 0 2 0s2 0 3 0 3 0 4 0c2 0 4 0 6 0s4 0 6 0c3 0 5 0 8 0 5 0 11 0 17 0 7 0 13 0 20 0 11 0 22 0 33 0h235 196c22 0 45 0 67 0 10 0 21 0 32 0 10 0 21 0 31 0s20 0 30 0 19 0 28 0c8 0 17 0 25 0 7 0 15 0 22 0s13 0 20 0c5 0 11 0 16 0 4 0 9 0 13 0 3 0 6 0 9 0 2 0 4 0 6 0 1 0 1 0 2 0v-251c-1 0-1 0-2 0-2 0-4 0-6 0-3 0-6 0-9 0-4 0-9 0-13 0-5 0-11 0-16 0-7 0-13 0-20 0s-15 0-22 0c-9 0-17 0-26 0h-27-30-31-32-34-33-14-177-200-40-99z">
          <text:p/>
        </draw:path>
        <draw:polygon draw:style-name="gr17" draw:text-style-name="P1" draw:layer="layout" svg:width="0cm" svg:height="0cm" svg:x="8.346cm" svg:y="10.495cm" svg:viewBox="0 0 0 0" draw:points="0,0">
          <text:p/>
        </draw:polygon>
        <draw:path draw:style-name="gr16" draw:text-style-name="P14" draw:layer="layout" svg:width="0.309cm" svg:height="1.099cm" svg:x="10.992cm" svg:y="8.721cm" svg:viewBox="0 0 310 1100" svg:d="M310 1100v-400c0 0-3 0-10 0v-700c-13 0-38 0-75 0v700c-18 0-39 0-62 0h-75c-8 0-15 0-22 0-4 0-7 0-10 0s-7 0-10 0c-2 0-4 0-7 0s-6 0-9 0c-2 0-5 0-7 0s-4 0-6 0-3 0-5 0c-1 0-3 0-4 0s-2 0-3 0-2 0-3 0h-1-1v250 150h1 1c1 0 2 0 3 0s2 0 3 0 3 0 4 0c2 0 3 0 5 0s4 0 6 0 5 0 7 0c3 0 5 0 8 0 5 0 11 0 18 0 6 0 13 0 21 0 3 0 7 0 11 0h75 19 18 17 15 15 14 11 10 9 7 5 4 2z">
          <text:p/>
        </draw:path>
        <draw:polygon draw:style-name="gr17" draw:text-style-name="P1" draw:layer="layout" svg:width="0cm" svg:height="0cm" svg:x="8.346cm" svg:y="10.495cm" svg:viewBox="0 0 0 0" draw:points="0,0">
          <text:p/>
        </draw:polygon>
        <draw:path draw:style-name="gr16" draw:text-style-name="P14" draw:layer="layout" svg:width="0.496cm" svg:height="0.364cm" svg:x="6.703cm" svg:y="9.67cm" svg:viewBox="0 0 497 365" svg:d="M0 365h296v-65h201v-300c-1 0-1 0-2 0-2 0-4 0-6 0-3 0-6 0-9 0-4 0-10 0-14 0-5 0-11 0-16 0-7 0-13 0-20 0s-15 0-22 0c-8 0-17 0-25 0-9 0-18 0-28 0-9 0-19 0-29 0s-21 0-31 0c-11 0-22 0-32 0-22 0-45 0-67 0h-196z">
          <text:p/>
        </draw:path>
        <draw:polygon draw:style-name="gr17" draw:text-style-name="P1" draw:layer="layout" svg:width="0cm" svg:height="0cm" svg:x="8.346cm" svg:y="10.495cm" svg:viewBox="0 0 0 0" draw:points="0,0">
          <text:p/>
        </draw:polygon>
        <draw:polygon draw:style-name="gr16" draw:text-style-name="P14" draw:layer="layout" svg:width="0.2cm" svg:height="0.699cm" svg:x="6.885cm" svg:y="8.721cm" svg:viewBox="0 0 201 700" draw:points="14,700 47,700 81,700 113,700 144,700 173,700 201,700 201,0 0,0 0,700">
          <text:p/>
        </draw:polygon>
        <draw:polygon draw:style-name="gr17" draw:text-style-name="P1" draw:layer="layout" svg:width="0cm" svg:height="0cm" svg:x="8.346cm" svg:y="10.495cm" svg:viewBox="0 0 0 0" draw:points="0,0">
          <text:p/>
        </draw:polygon>
        <draw:polygon draw:style-name="gr16" draw:text-style-name="P14" draw:layer="layout" svg:width="0.199cm" svg:height="0.699cm" svg:x="7.639cm" svg:y="8.721cm" svg:viewBox="0 0 200 700" draw:points="200,700 200,0 0,0 0,700">
          <text:p/>
        </draw:polygon>
        <draw:polygon draw:style-name="gr17" draw:text-style-name="P1" draw:layer="layout" svg:width="0cm" svg:height="0cm" svg:x="8.346cm" svg:y="10.495cm" svg:viewBox="0 0 0 0" draw:points="0,0">
          <text:p/>
        </draw:polygon>
        <draw:polygon draw:style-name="gr16" draw:text-style-name="P14" draw:layer="layout" svg:width="0.2cm" svg:height="0.699cm" svg:x="8.015cm" svg:y="8.721cm" svg:viewBox="0 0 201 700" draw:points="201,700 201,0 0,0 0,700">
          <text:p/>
        </draw:polygon>
        <draw:polygon draw:style-name="gr17" draw:text-style-name="P1" draw:layer="layout" svg:width="0cm" svg:height="0cm" svg:x="8.346cm" svg:y="10.495cm" svg:viewBox="0 0 0 0" draw:points="0,0">
          <text:p/>
        </draw:polygon>
        <draw:polygon draw:style-name="gr16" draw:text-style-name="P14" draw:layer="layout" svg:width="0.199cm" svg:height="0.699cm" svg:x="7.262cm" svg:y="8.721cm" svg:viewBox="0 0 200 700" draw:points="200,700 200,0 0,0 0,700">
          <text:p/>
        </draw:polygon>
        <draw:polygon draw:style-name="gr17" draw:text-style-name="P1" draw:layer="layout" svg:width="0cm" svg:height="0cm" svg:x="8.346cm" svg:y="10.495cm" svg:viewBox="0 0 0 0" draw:points="0,0">
          <text:p/>
        </draw:polygon>
        <draw:polygon draw:style-name="gr16" draw:text-style-name="P14" draw:layer="layout" svg:width="0.2cm" svg:height="0.699cm" svg:x="6.508cm" svg:y="8.721cm" svg:viewBox="0 0 201 700" draw:points="201,700 201,0 0,0 0,700">
          <text:p/>
        </draw:polygon>
        <draw:polygon draw:style-name="gr17" draw:text-style-name="P1" draw:layer="layout" svg:width="0cm" svg:height="0cm" svg:x="8.346cm" svg:y="10.495cm" svg:viewBox="0 0 0 0" draw:points="0,0">
          <text:p/>
        </draw:polygon>
        <draw:polygon draw:style-name="gr16" draw:text-style-name="P14" draw:layer="layout" svg:width="0.2cm" svg:height="0.699cm" svg:x="10.654cm" svg:y="8.721cm" svg:viewBox="0 0 201 700" draw:points="201,700 201,0 0,0 0,700">
          <text:p/>
        </draw:polygon>
        <draw:polygon draw:style-name="gr17" draw:text-style-name="P1" draw:layer="layout" svg:width="0cm" svg:height="0cm" svg:x="8.346cm" svg:y="10.495cm" svg:viewBox="0 0 0 0" draw:points="0,0">
          <text:p/>
        </draw:polygon>
        <draw:polygon draw:style-name="gr16" draw:text-style-name="P14" draw:layer="layout" svg:width="0.2cm" svg:height="0.699cm" svg:x="9.146cm" svg:y="8.721cm" svg:viewBox="0 0 201 700" draw:points="201,700 201,0 0,0 0,700 35,700">
          <text:p/>
        </draw:polygon>
        <draw:polygon draw:style-name="gr17" draw:text-style-name="P1" draw:layer="layout" svg:width="0cm" svg:height="0cm" svg:x="8.346cm" svg:y="10.495cm" svg:viewBox="0 0 0 0" draw:points="0,0">
          <text:p/>
        </draw:polygon>
        <draw:polygon draw:style-name="gr16" draw:text-style-name="P14" draw:layer="layout" svg:width="0.2cm" svg:height="0.699cm" svg:x="10.277cm" svg:y="8.721cm" svg:viewBox="0 0 201 700" draw:points="201,700 201,0 0,0 0,700">
          <text:p/>
        </draw:polygon>
        <draw:polygon draw:style-name="gr17" draw:text-style-name="P1" draw:layer="layout" svg:width="0cm" svg:height="0cm" svg:x="8.346cm" svg:y="10.495cm" svg:viewBox="0 0 0 0" draw:points="0,0">
          <text:p/>
        </draw:polygon>
        <draw:polygon draw:style-name="gr16" draw:text-style-name="P14" draw:layer="layout" svg:width="0.2cm" svg:height="0.699cm" svg:x="9.523cm" svg:y="8.721cm" svg:viewBox="0 0 201 700" draw:points="201,700 201,0 0,0 0,700">
          <text:p/>
        </draw:polygon>
        <draw:polygon draw:style-name="gr17" draw:text-style-name="P1" draw:layer="layout" svg:width="0cm" svg:height="0cm" svg:x="8.346cm" svg:y="10.495cm" svg:viewBox="0 0 0 0" draw:points="0,0">
          <text:p/>
        </draw:polygon>
        <draw:polygon draw:style-name="gr16" draw:text-style-name="P14" draw:layer="layout" svg:width="0.2cm" svg:height="0.699cm" svg:x="9.9cm" svg:y="8.721cm" svg:viewBox="0 0 201 700" draw:points="201,700 201,0 0,0 0,700">
          <text:p/>
        </draw:polygon>
        <draw:polygon draw:style-name="gr17" draw:text-style-name="P1" draw:layer="layout" svg:width="0cm" svg:height="0cm" svg:x="8.346cm" svg:y="10.495cm" svg:viewBox="0 0 0 0" draw:points="0,0">
          <text:p/>
        </draw:polygon>
        <draw:path draw:style-name="gr16" draw:text-style-name="P14" draw:layer="layout" svg:width="0.187cm" svg:height="0.699cm" svg:x="6.144cm" svg:y="8.721cm" svg:viewBox="0 0 188 700" svg:d="M188 700v-700h-188v700c19 0 40 0 63 0h75c8 0 15 0 22 0 4 0 7 0 10 0 4 0 7 0 10 0 2 0 5 0 8 0z">
          <text:p/>
        </draw:path>
        <draw:polygon draw:style-name="gr17" draw:text-style-name="P1" draw:layer="layout" svg:width="0cm" svg:height="0cm" svg:x="8.346cm" svg:y="10.495cm" svg:viewBox="0 0 0 0" draw:points="0,0">
          <text:p/>
        </draw:polygon>
        <draw:path draw:style-name="gr16" draw:text-style-name="P14" draw:layer="layout" svg:width="0.186cm" svg:height="0.699cm" svg:x="11.031cm" svg:y="8.721cm" svg:viewBox="0 0 187 700" svg:d="M187 700v-700h-187v700c3 0 5 0 7 0 3 0 7 0 10 0s6 0 10 0c7 0 15 0 23 0h75c23 0 44 0 62 0z">
          <text:p/>
        </draw:path>
        <draw:polygon draw:style-name="gr17" draw:text-style-name="P1" draw:layer="layout" svg:width="0cm" svg:height="0cm" svg:x="8.346cm" svg:y="10.495cm" svg:viewBox="0 0 0 0" draw:points="0,0">
          <text:p/>
        </draw:polygon>
        <draw:path draw:style-name="gr16" draw:text-style-name="P14" draw:layer="layout" svg:width="0.307cm" svg:height="0.949cm" svg:x="6.061cm" svg:y="8.721cm" svg:viewBox="0 0 308 950" svg:d="M308 950v-250c-2 0-15 0-37 0-3 0-6 0-8 0-3 0-6 0-10 0-3 0-6 0-10 0-7 0-15 0-23 0h-74c-23 0-44 0-63 0v-700c-35 0-60 0-73 0v700c-7 0-10 0-10 0v250h3 4 5 7 9 10 11 13 14 16 17 18 19 74c27 0 48 0 63 0 4 0 8 0 11 0s6 0 8 0c1 0 2 0 3 0s1 0 2 0 1 0 1 0z">
          <text:p/>
        </draw:path>
        <draw:polygon draw:style-name="gr17" draw:text-style-name="P1" draw:layer="layout" svg:width="0cm" svg:height="0cm" svg:x="8.346cm" svg:y="10.495cm" svg:viewBox="0 0 0 0" draw:points="0,0">
          <text:p/>
        </draw:polygon>
        <draw:path draw:style-name="gr16" draw:text-style-name="P14" draw:layer="layout" svg:width="0.399cm" svg:height="0.4cm" svg:x="7.599cm" svg:y="10.47cm" svg:viewBox="0 0 400 401" svg:d="M400 201c0 110-89 200-199 200-112 0-201-90-201-200 0-111 89-201 201-201 110 0 199 90 199 201z">
          <text:p/>
        </draw:path>
        <draw:polygon draw:style-name="gr17" draw:text-style-name="P1" draw:layer="layout" svg:width="0cm" svg:height="0cm" svg:x="8.346cm" svg:y="10.495cm" svg:viewBox="0 0 0 0" draw:points="0,0">
          <text:p/>
        </draw:polygon>
        <draw:path draw:style-name="gr16" draw:text-style-name="P14" draw:layer="layout" svg:width="0.177cm" svg:height="0.699cm" svg:x="7.085cm" svg:y="8.721cm" svg:viewBox="0 0 178 700" svg:d="M178 0v700h-63c-1 0-1 0-2 0-2 0-4 0-6 0-3 0-6 0-9 0-4 0-9 0-13 0-6 0-12 0-17 0-7 0-13 0-20 0s-15 0-22 0c-9 0-17 0-26 0v-700z">
          <text:p/>
        </draw:path>
        <draw:polygon draw:style-name="gr17" draw:text-style-name="P1" draw:layer="layout" svg:width="0cm" svg:height="0cm" svg:x="8.346cm" svg:y="10.495cm" svg:viewBox="0 0 0 0" draw:points="0,0">
          <text:p/>
        </draw:polygon>
        <draw:polygon draw:style-name="gr16" draw:text-style-name="P14" draw:layer="layout" svg:width="0.177cm" svg:height="0.699cm" svg:x="6.708cm" svg:y="8.721cm" svg:viewBox="0 0 178 700" draw:points="178,0 178,700 0,700 0,0">
          <text:p/>
        </draw:polygon>
        <draw:polygon draw:style-name="gr17" draw:text-style-name="P1" draw:layer="layout" svg:width="0cm" svg:height="0cm" svg:x="8.346cm" svg:y="10.495cm" svg:viewBox="0 0 0 0" draw:points="0,0">
          <text:p/>
        </draw:polygon>
        <draw:polygon draw:style-name="gr16" draw:text-style-name="P14" draw:layer="layout" svg:width="0.177cm" svg:height="0.699cm" svg:x="7.838cm" svg:y="8.721cm" svg:viewBox="0 0 178 700" draw:points="178,0 178,700 0,700 0,0">
          <text:p/>
        </draw:polygon>
        <draw:polygon draw:style-name="gr17" draw:text-style-name="P1" draw:layer="layout" svg:width="0cm" svg:height="0cm" svg:x="8.346cm" svg:y="10.495cm" svg:viewBox="0 0 0 0" draw:points="0,0">
          <text:p/>
        </draw:polygon>
        <draw:path draw:style-name="gr16" draw:text-style-name="P14" draw:layer="layout" svg:width="0.177cm" svg:height="0.699cm" svg:x="6.331cm" svg:y="8.721cm" svg:viewBox="0 0 178 700" svg:d="M37 700h1-1c-2 0-15 0-37 0v-700h178v700h-40-100z">
          <text:p/>
        </draw:path>
        <draw:polygon draw:style-name="gr17" draw:text-style-name="P1" draw:layer="layout" svg:width="0cm" svg:height="0cm" svg:x="8.346cm" svg:y="10.495cm" svg:viewBox="0 0 0 0" draw:points="0,0">
          <text:p/>
        </draw:polygon>
        <draw:polygon draw:style-name="gr16" draw:text-style-name="P14" draw:layer="layout" svg:width="0.178cm" svg:height="0.699cm" svg:x="7.461cm" svg:y="8.721cm" svg:viewBox="0 0 179 700" draw:points="179,0 179,700 0,700 0,0">
          <text:p/>
        </draw:polygon>
        <draw:polygon draw:style-name="gr17" draw:text-style-name="P1" draw:layer="layout" svg:width="0cm" svg:height="0cm" svg:x="8.346cm" svg:y="10.495cm" svg:viewBox="0 0 0 0" draw:points="0,0">
          <text:p/>
        </draw:polygon>
        <draw:path draw:style-name="gr16" draw:text-style-name="P14" draw:layer="layout" svg:width="0.177cm" svg:height="0.699cm" svg:x="10.854cm" svg:y="8.721cm" svg:viewBox="0 0 178 700" svg:d="M178 0v700c-3 0-6 0-9 0-2 0-5 0-7 0s-4 0-6 0-3 0-5 0c-1 0-3 0-4 0s-2 0-3 0-2 0-3 0h-1-1c0 0-10 0-29 0h-110v-700z">
          <text:p/>
        </draw:path>
        <draw:polygon draw:style-name="gr17" draw:text-style-name="P1" draw:layer="layout" svg:width="0cm" svg:height="0cm" svg:x="8.346cm" svg:y="10.495cm" svg:viewBox="0 0 0 0" draw:points="0,0">
          <text:p/>
        </draw:polygon>
        <draw:polygon draw:style-name="gr16" draw:text-style-name="P14" draw:layer="layout" svg:width="0.177cm" svg:height="0.699cm" svg:x="10.1cm" svg:y="8.721cm" svg:viewBox="0 0 178 700" draw:points="178,0 178,700 0,700 0,0">
          <text:p/>
        </draw:polygon>
        <draw:polygon draw:style-name="gr17" draw:text-style-name="P1" draw:layer="layout" svg:width="0cm" svg:height="0cm" svg:x="8.346cm" svg:y="10.495cm" svg:viewBox="0 0 0 0" draw:points="0,0">
          <text:p/>
        </draw:polygon>
        <draw:polygon draw:style-name="gr16" draw:text-style-name="P14" draw:layer="layout" svg:width="0.177cm" svg:height="0.699cm" svg:x="9.723cm" svg:y="8.721cm" svg:viewBox="0 0 178 700" draw:points="178,0 178,700 0,700 0,0">
          <text:p/>
        </draw:polygon>
        <draw:polygon draw:style-name="gr17" draw:text-style-name="P1" draw:layer="layout" svg:width="0cm" svg:height="0cm" svg:x="8.346cm" svg:y="10.495cm" svg:viewBox="0 0 0 0" draw:points="0,0">
          <text:p/>
        </draw:polygon>
        <draw:polygon draw:style-name="gr16" draw:text-style-name="P14" draw:layer="layout" svg:width="0.177cm" svg:height="0.699cm" svg:x="9.346cm" svg:y="8.721cm" svg:viewBox="0 0 178 700" draw:points="178,0 178,700 0,700 0,0">
          <text:p/>
        </draw:polygon>
        <draw:polygon draw:style-name="gr17" draw:text-style-name="P1" draw:layer="layout" svg:width="0cm" svg:height="0cm" svg:x="8.346cm" svg:y="10.495cm" svg:viewBox="0 0 0 0" draw:points="0,0">
          <text:p/>
        </draw:polygon>
        <draw:path draw:style-name="gr16" draw:text-style-name="P14" draw:layer="layout" svg:width="0.177cm" svg:height="0.699cm" svg:x="10.477cm" svg:y="8.721cm" svg:viewBox="0 0 178 700" svg:d="M178 0v700h-28-66c19 0 35 0 46 0s16 0 16 0h-62-84v-700z">
          <text:p/>
        </draw:path>
        <draw:polygon draw:style-name="gr17" draw:text-style-name="P1" draw:layer="layout" svg:width="0cm" svg:height="0cm" svg:x="8.346cm" svg:y="10.495cm" svg:viewBox="0 0 0 0" draw:points="0,0">
          <text:p/>
        </draw:polygon>
        <draw:polygon draw:style-name="gr16" draw:text-style-name="P14" draw:layer="layout" svg:width="0.2cm" svg:height="0.599cm" svg:x="8.598cm" svg:y="11.12cm" svg:viewBox="0 0 201 600" draw:points="201,0 201,7 201,29 201,65 201,113 201,169 201,233 201,300 201,366 201,430 201,487 201,534 201,571 201,593 201,600 0,600 0,0">
          <text:p/>
        </draw:polygon>
        <draw:polygon draw:style-name="gr17" draw:text-style-name="P1" draw:layer="layout" svg:width="0cm" svg:height="0cm" svg:x="8.346cm" svg:y="10.495cm" svg:viewBox="0 0 0 0" draw:points="0,0">
          <text:p/>
        </draw:polygon>
        <draw:polygon draw:style-name="gr16" draw:text-style-name="P14" draw:layer="layout" svg:width="0.15cm" svg:height="0.599cm" svg:x="6.849cm" svg:y="11.12cm" svg:viewBox="0 0 151 600" draw:points="151,600 151,0 0,0 0,7 0,29 0,35 0,65 0,113 0,169 0,233 0,285 0,314 0,366 0,430 0,487 0,534 0,565 0,571 0,593 0,600">
          <text:p/>
        </draw:polygon>
        <draw:polygon draw:style-name="gr17" draw:text-style-name="P1" draw:layer="layout" svg:width="0cm" svg:height="0cm" svg:x="8.346cm" svg:y="10.495cm" svg:viewBox="0 0 0 0" draw:points="0,0">
          <text:p/>
        </draw:polygon>
        <draw:path draw:style-name="gr16" draw:text-style-name="P14" draw:layer="layout" svg:width="1cm" svg:height="0.085cm" svg:x="5.999cm" svg:y="10.172cm" svg:viewBox="0 0 1001 86" svg:d="M1001 86v-86h-1001v1c0 1 0 2 0 3 0 2 0 3 0 5s0 4 0 7c0 2 0 5 0 8s0 6 0 9c0 4 0 7 0 10 0 7 0 13 0 19 0 2 0 5 0 8 0 2 0 4 0 6s0 4 0 5c0 2 0 3 0 4v1z">
          <text:p/>
        </draw:path>
        <draw:polygon draw:style-name="gr17" draw:text-style-name="P1" draw:layer="layout" svg:width="0cm" svg:height="0cm" svg:x="8.346cm" svg:y="10.495cm" svg:viewBox="0 0 0 0" draw:points="0,0">
          <text:p/>
        </draw:polygon>
        <draw:path draw:style-name="gr16" draw:text-style-name="P14" draw:layer="layout" svg:width="1cm" svg:height="0.085cm" svg:x="5.999cm" svg:y="10.034cm" svg:viewBox="0 0 1001 86" svg:d="M1001 86v-86h-296-705v1c0 1 0 2 0 4 0 1 0 3 0 5s0 4 0 7c0 2 0 5 0 8s0 6 0 9 0 6 0 9c0 6 0 13 0 19 0 2 0 5 0 8 0 2 0 4 0 6s0 4 0 5 0 2 0 3 0 1 0 2z">
          <text:p/>
        </draw:path>
        <draw:polygon draw:style-name="gr17" draw:text-style-name="P1" draw:layer="layout" svg:width="0cm" svg:height="0cm" svg:x="8.346cm" svg:y="10.495cm" svg:viewBox="0 0 0 0" draw:points="0,0">
          <text:p/>
        </draw:polygon>
        <draw:path draw:style-name="gr16" draw:text-style-name="P14" draw:layer="layout" svg:width="0.323cm" svg:height="0.324cm" svg:x="7.637cm" svg:y="11.857cm" svg:viewBox="0 0 324 325" svg:d="M324 162c0 90-73 163-162 163-90 0-162-73-162-163 0-89 72-162 162-162 89 0 162 73 162 162z">
          <text:p/>
        </draw:path>
        <draw:polygon draw:style-name="gr17" draw:text-style-name="P1" draw:layer="layout" svg:width="0cm" svg:height="0cm" svg:x="8.346cm" svg:y="10.495cm" svg:viewBox="0 0 0 0" draw:points="0,0">
          <text:p/>
        </draw:polygon>
        <draw:path draw:style-name="gr16" draw:text-style-name="P14" draw:layer="layout" svg:width="0.3cm" svg:height="0.275cm" svg:x="7.649cm" svg:y="10.02cm" svg:viewBox="0 0 301 276" svg:d="M232 276h-39l-43-26-44 26h-39c0 0-12-7-26-22-6-6-12-14-18-23-9-15-18-34-22-62-3-21 0-50 8-72 12-30 30-51 49-66 14-11 30-19 49-25 14-4 33-7 52-6 18 2 33 6 47 11 16 7 30 16 43 27 17 16 35 37 45 67 3 12 5 24 6 36 1 13 0 25-2 36-5 27-15 46-26 60-6 8-12 15-18 22-12 11-22 17-22 17z">
          <text:p/>
        </draw:path>
        <draw:polygon draw:style-name="gr17" draw:text-style-name="P1" draw:layer="layout" svg:width="0cm" svg:height="0cm" svg:x="8.346cm" svg:y="10.495cm" svg:viewBox="0 0 0 0" draw:points="0,0">
          <text:p/>
        </draw:polygon>
        <draw:path draw:style-name="gr16" draw:text-style-name="P14" draw:layer="layout" svg:width="0.135cm" svg:height="0.15cm" svg:x="10.857cm" svg:y="9.67cm" svg:viewBox="0 0 136 151" svg:d="M136 151v-151c0 0-10 0-29 0h-107v151z">
          <text:p/>
        </draw:path>
        <draw:polygon draw:style-name="gr17" draw:text-style-name="P1" draw:layer="layout" svg:width="0cm" svg:height="0cm" svg:x="8.346cm" svg:y="10.495cm" svg:viewBox="0 0 0 0" draw:points="0,0">
          <text:p/>
        </draw:polygon>
        <draw:polygon draw:style-name="gr16" draw:text-style-name="P14" draw:layer="layout" svg:width="0.06cm" svg:height="0.15cm" svg:x="8.398cm" svg:y="9.82cm" svg:viewBox="0 0 61 151" draw:points="61,0 61,151 0,151 0,0 2,0 8,0 18,0 30,0 46,0">
          <text:p/>
        </draw:polygon>
        <draw:polygon draw:style-name="gr17" draw:text-style-name="P1" draw:layer="layout" svg:width="0cm" svg:height="0cm" svg:x="8.346cm" svg:y="10.495cm" svg:viewBox="0 0 0 0" draw:points="0,0">
          <text:p/>
        </draw:polygon>
        <draw:path draw:style-name="gr16" draw:text-style-name="P14" draw:layer="layout" svg:width="0.102cm" svg:height="0.102cm" svg:x="7.748cm" svg:y="10.619cm" svg:viewBox="0 0 103 103" svg:d="M103 52c0 28-24 51-52 51-29 0-51-23-51-51 0-29 22-52 51-52 28 0 52 23 52 52z">
          <text:p/>
        </draw:path>
        <draw:polygon draw:style-name="gr17" draw:text-style-name="P1" draw:layer="layout" svg:width="0cm" svg:height="0cm" svg:x="8.346cm" svg:y="10.495cm" svg:viewBox="0 0 0 0" draw:points="0,0">
          <text:p/>
        </draw:polygon>
        <draw:path draw:style-name="gr16" draw:text-style-name="P14" draw:layer="layout" svg:width="0.05cm" svg:height="0.05cm" svg:x="7.774cm" svg:y="10.645cm" svg:viewBox="0 0 51 51" svg:d="M51 26c0 14-13 25-26 25-14 0-25-11-25-25 0-15 11-26 25-26 13 0 26 11 26 26z">
          <text:p/>
        </draw:path>
        <draw:polygon draw:style-name="gr17" draw:text-style-name="P1" draw:layer="layout" svg:width="0cm" svg:height="0cm" svg:x="8.346cm" svg:y="10.495cm" svg:viewBox="0 0 0 0" draw:points="0,0">
          <text:p/>
        </draw:polygon>
        <draw:path draw:style-name="gr16" draw:text-style-name="P14" draw:layer="layout" svg:width="0.039cm" svg:height="0.011cm" svg:x="7.842cm" svg:y="10.295cm" svg:viewBox="0 0 40 12" svg:d="M20 12c7-3 14-8 20-12h-40z">
          <text:p/>
        </draw:path>
        <draw:polygon draw:style-name="gr17" draw:text-style-name="P1" draw:layer="layout" svg:width="0cm" svg:height="0cm" svg:x="8.346cm" svg:y="10.495cm" svg:viewBox="0 0 0 0" draw:points="0,0">
          <text:p/>
        </draw:polygon>
        <draw:path draw:style-name="gr16" draw:text-style-name="P14" draw:layer="layout" svg:width="0.039cm" svg:height="0.011cm" svg:x="7.716cm" svg:y="10.295cm" svg:viewBox="0 0 40 12" svg:d="M20 12l20-12h-40c6 4 13 9 20 12z">
          <text:p/>
        </draw:path>
        <draw:polygon draw:style-name="gr17" draw:text-style-name="P1" draw:layer="layout" svg:width="0cm" svg:height="0cm" svg:x="8.346cm" svg:y="10.495cm" svg:viewBox="0 0 0 0" draw:points="0,0">
          <text:p/>
        </draw:polygon>
        <draw:path draw:style-name="gr16" draw:text-style-name="P14" draw:layer="layout" svg:width="0.3cm" svg:height="0.275cm" svg:x="7.649cm" svg:y="10.02cm" svg:viewBox="0 0 301 276" svg:d="M232 276c0 0 10-6 22-17 6-7 12-14 18-22 11-14 21-33 26-60 2-11 3-23 2-36-1-12-3-24-6-36-10-30-28-51-45-67-13-11-27-20-43-27-14-5-29-9-47-11-19-1-38 2-52 6-19 6-35 14-49 25-19 15-37 36-49 66-8 22-11 51-8 72 4 28 13 47 22 62 6 9 12 17 18 23 14 15 26 22 26 22-55-37-80-106-61-169s77-107 144-107c66 0 124 44 144 107 19 63-5 132-62 169z">
          <text:p/>
        </draw:path>
        <draw:polygon draw:style-name="gr17" draw:text-style-name="P1" draw:layer="layout" svg:width="0cm" svg:height="0cm" svg:x="8.346cm" svg:y="10.495cm" svg:viewBox="0 0 0 0" draw:points="0,0">
          <text:p/>
        </draw:polygon>
        <draw:line draw:style-name="gr18" draw:text-style-name="P1" draw:layer="layout" svg:x1="8.598cm" svg:y1="9.97cm" svg:x2="8.598cm" svg:y2="12.269cm">
          <text:p/>
        </draw:line>
        <draw:line draw:style-name="gr18" draw:text-style-name="P1" draw:layer="layout" svg:x1="6.999cm" svg:y1="9.97cm" svg:x2="8.598cm" svg:y2="9.97cm">
          <text:p/>
        </draw:line>
        <draw:line draw:style-name="gr18" draw:text-style-name="P1" draw:layer="layout" svg:x1="8.598cm" svg:y1="12.269cm" svg:x2="6.999cm" svg:y2="12.269cm">
          <text:p/>
        </draw:line>
        <draw:line draw:style-name="gr18" draw:text-style-name="P1" draw:layer="layout" svg:x1="6.999cm" svg:y1="12.269cm" svg:x2="6.999cm" svg:y2="9.97cm">
          <text:p/>
        </draw:line>
        <draw:path draw:style-name="gr18" draw:text-style-name="P1" draw:layer="layout" svg:width="0.3cm" svg:height="0.286cm" svg:x="7.649cm" svg:y="10.02cm" svg:viewBox="0 0 301 287" svg:d="M212 287c65-29 100-99 85-169-15-69-77-118-147-118-71 0-132 49-147 118-15 70 20 140 84 169">
          <text:p/>
        </draw:path>
        <draw:path draw:style-name="gr18" draw:text-style-name="P1" draw:layer="layout" svg:width="0.323cm" svg:height="0.324cm" svg:x="7.637cm" svg:y="11.857cm" svg:viewBox="0 0 324 325" svg:d="M324 162c0 90-73 163-162 163-90 0-162-73-162-163 0-89 72-162 162-162 89 0 162 73 162 162z">
          <text:p/>
        </draw:path>
        <draw:line draw:style-name="gr18" draw:text-style-name="P1" draw:layer="layout" svg:x1="8.598cm" svg:y1="12.269cm" svg:x2="6.999cm" svg:y2="12.269cm">
          <text:p/>
        </draw:line>
        <draw:path draw:style-name="gr18" draw:text-style-name="P1" draw:layer="layout" svg:width="0.3cm" svg:height="0.275cm" svg:x="7.649cm" svg:y="10.02cm" svg:viewBox="0 0 301 276" svg:d="M232 276c0 0 10-6 22-17 6-7 12-14 18-22 11-14 21-33 26-60 2-11 3-23 2-36-1-12-3-24-6-36-10-30-28-51-45-67-13-11-27-20-43-27-14-5-29-9-47-11-19-1-38 2-52 6-19 6-35 14-49 25-19 15-37 36-49 66-8 22-11 51-8 72 4 28 13 47 22 62 6 9 12 17 18 23 14 15 26 22 26 22">
          <text:p/>
        </draw:path>
        <draw:line draw:style-name="gr18" draw:text-style-name="P1" draw:layer="layout" svg:x1="6.849cm" svg:y1="11.719cm" svg:x2="6.999cm" svg:y2="11.719cm">
          <text:p/>
        </draw:line>
        <draw:line draw:style-name="gr18" draw:text-style-name="P1" draw:layer="layout" svg:x1="8.598cm" svg:y1="11.719cm" svg:x2="8.798cm" svg:y2="11.719cm">
          <text:p/>
        </draw:line>
        <draw:polyline draw:style-name="gr18" draw:text-style-name="P1" draw:layer="layout" svg:width="0cm" svg:height="0.598cm" svg:x="6.849cm" svg:y="11.12cm" svg:viewBox="0 0 0 599" draw:points="0,0 0,7 0,29 0,65 0,113 0,169 0,233 0,300 0,366 0,430 0,487 0,534 0,570 0,592 0,599">
          <text:p/>
        </draw:polyline>
        <draw:polyline draw:style-name="gr18" draw:text-style-name="P1" draw:layer="layout" svg:width="0cm" svg:height="0.598cm" svg:x="8.798cm" svg:y="11.12cm" svg:viewBox="0 0 0 599" draw:points="0,0 0,7 0,29 0,65 0,113 0,169 0,233 0,300 0,366 0,430 0,487 0,534 0,570 0,592 0,599">
          <text:p/>
        </draw:polyline>
        <draw:line draw:style-name="gr18" draw:text-style-name="P1" draw:layer="layout" svg:x1="6.849cm" svg:y1="11.684cm" svg:x2="5.35cm" svg:y2="11.684cm">
          <text:p/>
        </draw:line>
        <draw:polyline draw:style-name="gr18" draw:text-style-name="P1" draw:layer="layout" svg:width="0cm" svg:height="0.249cm" svg:x="5.35cm" svg:y="11.434cm" svg:viewBox="0 0 0 250" draw:points="0,250 0,247 0,237 0,222 0,203 0,179 0,153 0,125 0,97 0,71 0,47 0,27 0,12 0,3 0,0">
          <text:p/>
        </draw:polyline>
        <draw:line draw:style-name="gr18" draw:text-style-name="P1" draw:layer="layout" svg:x1="6.849cm" svg:y1="11.405cm" svg:x2="5.35cm" svg:y2="11.405cm">
          <text:p/>
        </draw:line>
        <draw:polyline draw:style-name="gr18" draw:text-style-name="P1" draw:layer="layout" svg:width="0cm" svg:height="0.249cm" svg:x="5.35cm" svg:y="11.155cm" svg:viewBox="0 0 0 250" draw:points="0,250 0,247 0,238 0,223 0,203 0,180 0,153 0,125 0,98 0,71 0,48 0,28 0,13 0,4 0,0">
          <text:p/>
        </draw:polyline>
        <draw:line draw:style-name="gr18" draw:text-style-name="P1" draw:layer="layout" svg:x1="7.881cm" svg:y1="10.295cm" svg:x2="7.842cm" svg:y2="10.295cm">
          <text:p/>
        </draw:line>
        <draw:line draw:style-name="gr18" draw:text-style-name="P1" draw:layer="layout" svg:x1="7.755cm" svg:y1="10.295cm" svg:x2="7.716cm" svg:y2="10.295cm">
          <text:p/>
        </draw:line>
        <draw:line draw:style-name="gr18" draw:text-style-name="P1" draw:layer="layout" svg:x1="6.999cm" svg:y1="10.257cm" svg:x2="5.999cm" svg:y2="10.257cm">
          <text:p/>
        </draw:line>
        <draw:path draw:style-name="gr18" draw:text-style-name="P1" draw:layer="layout" svg:width="0cm" svg:height="0.084cm" svg:x="5.999cm" svg:y="10.172cm" svg:viewBox="0 0 0 85" svg:d="M0 85c0-1 0-1 0-1 0-1 0-2 0-4 0-1 0-3 0-5s0-4 0-6c0-3 0-6 0-8 0-6 0-12 0-19 0-3 0-6 0-9s0-6 0-9 0-6 0-8c0-3 0-5 0-7s0-3 0-5c0-1 0-2 0-3s0-1 0-1">
          <text:p/>
        </draw:path>
        <draw:line draw:style-name="gr18" draw:text-style-name="P1" draw:layer="layout" svg:x1="6.999cm" svg:y1="10.119cm" svg:x2="5.999cm" svg:y2="10.119cm">
          <text:p/>
        </draw:line>
        <draw:path draw:style-name="gr18" draw:text-style-name="P1" draw:layer="layout" svg:width="0cm" svg:height="0.084cm" svg:x="5.999cm" svg:y="10.034cm" svg:viewBox="0 0 0 85" svg:d="M0 85c0-1 0-1 0-2s0-2 0-3 0-3 0-5 0-4 0-6c0-3 0-6 0-8 0-6 0-13 0-19 0-3 0-6 0-9s0-6 0-9 0-6 0-8c0-3 0-5 0-7s0-4 0-5 0-2 0-3 0-1 0-1">
          <text:p/>
        </draw:path>
        <draw:path draw:style-name="gr18" draw:text-style-name="P1" draw:layer="layout" svg:width="0.05cm" svg:height="0.05cm" svg:x="7.774cm" svg:y="10.645cm" svg:viewBox="0 0 51 51" svg:d="M51 26c0 14-13 25-26 25-14 0-25-11-25-25 0-15 11-26 25-26 13 0 26 11 26 26z">
          <text:p/>
        </draw:path>
        <draw:path draw:style-name="gr18" draw:text-style-name="P1" draw:layer="layout" svg:width="0.102cm" svg:height="0.102cm" svg:x="7.748cm" svg:y="10.619cm" svg:viewBox="0 0 103 103" svg:d="M103 52c0 28-24 51-52 51-29 0-51-23-51-51 0-29 22-52 51-52 28 0 52 23 52 52z">
          <text:p/>
        </draw:path>
        <draw:path draw:style-name="gr18" draw:text-style-name="P1" draw:layer="layout" svg:width="0.399cm" svg:height="0.4cm" svg:x="7.599cm" svg:y="10.47cm" svg:viewBox="0 0 400 401" svg:d="M400 201c0 110-89 200-199 200-112 0-201-90-201-200 0-111 89-201 201-201 110 0 199 90 199 201z">
          <text:p/>
        </draw:path>
        <draw:line draw:style-name="gr18" draw:text-style-name="P1" draw:layer="layout" svg:x1="7.452cm" svg:y1="10.87cm" svg:x2="7.452cm" svg:y2="10.47cm">
          <text:p/>
        </draw:line>
        <draw:line draw:style-name="gr18" draw:text-style-name="P1" draw:layer="layout" svg:x1="7.452cm" svg:y1="10.471cm" svg:x2="7.8cm" svg:y2="10.27cm">
          <text:p/>
        </draw:line>
        <draw:line draw:style-name="gr18" draw:text-style-name="P1" draw:layer="layout" svg:x1="7.799cm" svg:y1="10.27cm" svg:x2="8.146cm" svg:y2="10.471cm">
          <text:p/>
        </draw:line>
        <draw:line draw:style-name="gr18" draw:text-style-name="P1" draw:layer="layout" svg:x1="8.145cm" svg:y1="10.47cm" svg:x2="8.145cm" svg:y2="10.87cm">
          <text:p/>
        </draw:line>
        <draw:line draw:style-name="gr18" draw:text-style-name="P1" draw:layer="layout" svg:x1="8.146cm" svg:y1="10.87cm" svg:x2="7.799cm" svg:y2="11.071cm">
          <text:p/>
        </draw:line>
        <draw:line draw:style-name="gr18" draw:text-style-name="P1" draw:layer="layout" svg:x1="7.8cm" svg:y1="11.071cm" svg:x2="7.452cm" svg:y2="10.87cm">
          <text:p/>
        </draw:line>
        <draw:path draw:style-name="gr18" draw:text-style-name="P1" draw:layer="layout" svg:width="0.061cm" svg:height="0cm" svg:x="11.155cm" svg:y="9.42cm" svg:viewBox="0 0 62 0" svg:d="M0 0c23 0 44 0 62 0">
          <text:p/>
        </draw:path>
        <draw:line draw:style-name="gr18" draw:text-style-name="P1" draw:layer="layout" svg:x1="11.08cm" svg:y1="9.42cm" svg:x2="11.155cm" svg:y2="9.42cm">
          <text:p/>
        </draw:line>
        <draw:path draw:style-name="gr18" draw:text-style-name="P1" draw:layer="layout" svg:width="0.087cm" svg:height="0cm" svg:x="10.992cm" svg:y="9.42cm" svg:viewBox="0 0 88 0" svg:d="M0 0h1 1c1 0 2 0 3 0s2 0 3 0 3 0 4 0c2 0 3 0 5 0s4 0 6 0 5 0 7 0c3 0 5 0 8 0s5 0 8 0c6 0 13 0 20 0s14 0 22 0">
          <text:p/>
        </draw:path>
        <draw:path draw:style-name="gr18" draw:text-style-name="P1" draw:layer="layout" svg:width="0.028cm" svg:height="0cm" svg:x="10.963cm" svg:y="9.42cm" svg:viewBox="0 0 29 0" svg:d="M29 0c0 0-10 0-29 0">
          <text:p/>
        </draw:path>
        <draw:line draw:style-name="gr18" draw:text-style-name="P1" draw:layer="layout" svg:x1="10.963cm" svg:y1="9.42cm" svg:x2="10.63cm" svg:y2="9.42cm">
          <text:p/>
        </draw:line>
        <draw:path draw:style-name="gr18" draw:text-style-name="P1" draw:layer="layout" svg:width="0.069cm" svg:height="0cm" svg:x="10.56cm" svg:y="9.42cm" svg:viewBox="0 0 70 0" svg:d="M70 0c-18 0-44 0-70 0">
          <text:p/>
        </draw:path>
        <draw:line draw:style-name="gr18" draw:text-style-name="P1" draw:layer="layout" svg:x1="10.56cm" svg:y1="9.42cm" svg:x2="9.181cm" svg:y2="9.42cm">
          <text:p/>
        </draw:line>
        <draw:path draw:style-name="gr18" draw:text-style-name="P1" draw:layer="layout" svg:width="0.186cm" svg:height="0cm" svg:x="8.994cm" svg:y="9.42cm" svg:viewBox="0 0 187 0" svg:d="M0 0c52 0 120 0 187 0">
          <text:p/>
        </draw:path>
        <draw:path draw:style-name="gr18" draw:text-style-name="P1" draw:layer="layout" svg:width="0.293cm" svg:height="0cm" svg:x="8.398cm" svg:y="9.42cm" svg:viewBox="0 0 294 0" svg:d="M0 0c1 0 1 0 2 0 2 0 4 0 6 0 3 0 6 0 9 0 4 0 8 0 12 0 5 0 11 0 16 0 6 0 13 0 19 0 7 0 15 0 22 0 8 0 16 0 24 0 9 0 18 0 27 0 10 0 19 0 29 0s20 0 30 0c11 0 21 0 32 0 22 0 44 0 66 0">
          <text:p/>
        </draw:path>
        <draw:line draw:style-name="gr18" draw:text-style-name="P1" draw:layer="layout" svg:x1="8.398cm" svg:y1="9.42cm" svg:x2="7.199cm" svg:y2="9.42cm">
          <text:p/>
        </draw:line>
        <draw:polyline draw:style-name="gr18" draw:text-style-name="P1" draw:layer="layout" svg:width="0.299cm" svg:height="0cm" svg:x="6.899cm" svg:y="9.42cm" svg:viewBox="0 0 300 0" draw:points="0,0 33,0 67,0 99,0 130,0 159,0 187,0 212,0 234,0 254,0 270,0 283,0 292,0 298,0 300,0">
          <text:p/>
        </draw:polyline>
        <draw:line draw:style-name="gr18" draw:text-style-name="P1" draw:layer="layout" svg:x1="6.899cm" svg:y1="9.42cm" svg:x2="6.468cm" svg:y2="9.42cm">
          <text:p/>
        </draw:line>
        <draw:path draw:style-name="gr18" draw:text-style-name="P1" draw:layer="layout" svg:width="0.099cm" svg:height="0cm" svg:x="6.368cm" svg:y="9.42cm" svg:viewBox="0 0 100 0" svg:d="M100 0c-11 0-22 0-33 0-7 0-13 0-20 0-6 0-12 0-17 0-3 0-5 0-8 0-2 0-4 0-6 0s-4 0-6 0c-1 0-3 0-4 0s-2 0-3 0-1 0-2 0h-1">
          <text:p/>
        </draw:path>
        <draw:path draw:style-name="gr18" draw:text-style-name="P1" draw:layer="layout" svg:width="0.087cm" svg:height="0cm" svg:x="6.281cm" svg:y="9.42cm" svg:viewBox="0 0 88 0" svg:d="M0 0c4 0 8 0 11 0 8 0 15 0 21 0 7 0 13 0 18 0 3 0 6 0 8 0s5 0 7 0 4 0 6 0 3 0 5 0c1 0 3 0 4 0s2 0 4 0c0 0 1 0 2 0h1 1">
          <text:p/>
        </draw:path>
        <draw:polyline draw:style-name="gr18" draw:text-style-name="P1" draw:layer="layout" svg:width="0cm" svg:height="0cm" svg:x="6.369cm" svg:y="9.42cm" svg:viewBox="0 0 0 0" draw:points="0,0">
          <text:p/>
        </draw:polyline>
        <draw:line draw:style-name="gr18" draw:text-style-name="P1" draw:layer="layout" svg:x1="6.207cm" svg:y1="9.42cm" svg:x2="6.281cm" svg:y2="9.42cm">
          <text:p/>
        </draw:line>
        <draw:path draw:style-name="gr18" draw:text-style-name="P1" draw:layer="layout" svg:width="0.062cm" svg:height="0cm" svg:x="6.144cm" svg:y="9.42cm" svg:viewBox="0 0 63 0" svg:d="M0 0c19 0 40 0 63 0">
          <text:p/>
        </draw:path>
        <draw:line draw:style-name="gr18" draw:text-style-name="P1" draw:layer="layout" svg:x1="10.622cm" svg:y1="9.42cm" svg:x2="10.63cm" svg:y2="9.42cm">
          <text:p/>
        </draw:line>
        <draw:path draw:style-name="gr18" draw:text-style-name="P1" draw:layer="layout" svg:width="0.061cm" svg:height="0cm" svg:x="10.56cm" svg:y="9.42cm" svg:viewBox="0 0 62 0" svg:d="M0 0c19 0 35 0 46 0s16 0 16 0">
          <text:p/>
        </draw:path>
        <draw:line draw:style-name="gr18" draw:text-style-name="P1" draw:layer="layout" svg:x1="6.468cm" svg:y1="9.42cm" svg:x2="6.369cm" svg:y2="9.42cm">
          <text:p/>
        </draw:line>
        <draw:line draw:style-name="gr18" draw:text-style-name="P1" draw:layer="layout" svg:x1="6.331cm" svg:y1="8.721cm" svg:x2="6.144cm" svg:y2="8.721cm">
          <text:p/>
        </draw:line>
        <draw:path draw:style-name="gr18" draw:text-style-name="P1" draw:layer="layout" svg:width="0.072cm" svg:height="0cm" svg:x="6.071cm" svg:y="8.721cm" svg:viewBox="0 0 73 0" svg:d="M0 0c13 0 38 0 73 0">
          <text:p/>
        </draw:path>
        <draw:line draw:style-name="gr18" draw:text-style-name="P1" draw:layer="layout" svg:x1="6.144cm" svg:y1="8.721cm" svg:x2="6.144cm" svg:y2="9.42cm">
          <text:p/>
        </draw:line>
        <draw:line draw:style-name="gr18" draw:text-style-name="P1" draw:layer="layout" svg:x1="6.331cm" svg:y1="9.42cm" svg:x2="6.331cm" svg:y2="8.721cm">
          <text:p/>
        </draw:line>
        <draw:line draw:style-name="gr18" draw:text-style-name="P1" draw:layer="layout" svg:x1="6.708cm" svg:y1="8.721cm" svg:x2="6.508cm" svg:y2="8.721cm">
          <text:p/>
        </draw:line>
        <draw:line draw:style-name="gr18" draw:text-style-name="P1" draw:layer="layout" svg:x1="6.508cm" svg:y1="8.721cm" svg:x2="6.331cm" svg:y2="8.721cm">
          <text:p/>
        </draw:line>
        <draw:line draw:style-name="gr18" draw:text-style-name="P1" draw:layer="layout" svg:x1="6.508cm" svg:y1="8.721cm" svg:x2="6.508cm" svg:y2="9.42cm">
          <text:p/>
        </draw:line>
        <draw:path draw:style-name="gr18" draw:text-style-name="P1" draw:layer="layout" svg:width="0.073cm" svg:height="0cm" svg:x="11.217cm" svg:y="8.721cm" svg:viewBox="0 0 74 0" svg:d="M0 0c36 0 61 0 74 0">
          <text:p/>
        </draw:path>
        <draw:line draw:style-name="gr18" draw:text-style-name="P1" draw:layer="layout" svg:x1="11.217cm" svg:y1="8.721cm" svg:x2="11.031cm" svg:y2="8.721cm">
          <text:p/>
        </draw:line>
        <draw:line draw:style-name="gr18" draw:text-style-name="P1" draw:layer="layout" svg:x1="11.031cm" svg:y1="8.721cm" svg:x2="10.854cm" svg:y2="8.721cm">
          <text:p/>
        </draw:line>
        <draw:line draw:style-name="gr18" draw:text-style-name="P1" draw:layer="layout" svg:x1="10.854cm" svg:y1="8.721cm" svg:x2="10.654cm" svg:y2="8.721cm">
          <text:p/>
        </draw:line>
        <draw:line draw:style-name="gr18" draw:text-style-name="P1" draw:layer="layout" svg:x1="11.217cm" svg:y1="9.42cm" svg:x2="11.217cm" svg:y2="8.721cm">
          <text:p/>
        </draw:line>
        <draw:line draw:style-name="gr18" draw:text-style-name="P1" draw:layer="layout" svg:x1="11.031cm" svg:y1="8.721cm" svg:x2="11.031cm" svg:y2="9.42cm">
          <text:p/>
        </draw:line>
        <draw:polyline draw:style-name="gr18" draw:text-style-name="P1" draw:layer="layout" svg:width="0.759cm" svg:height="0cm" svg:x="8.598cm" svg:y="10.21cm" svg:viewBox="0 0 760 0" draw:points="0,0 58,0 124,0 194,0 268,0 343,0 417,0 487,0 553,0 613,0 664,0 705,0 735,0 754,0 760,0">
          <text:p/>
        </draw:polyline>
        <draw:line draw:style-name="gr18" draw:text-style-name="P1" draw:layer="layout" svg:x1="9.723cm" svg:y1="10.07cm" svg:x2="9.723cm" svg:y2="9.82cm">
          <text:p/>
        </draw:line>
        <draw:line draw:style-name="gr18" draw:text-style-name="P1" draw:layer="layout" svg:x1="9.723cm" svg:y1="10.258cm" svg:x2="9.723cm" svg:y2="10.46cm">
          <text:p/>
        </draw:line>
        <draw:line draw:style-name="gr18" draw:text-style-name="P1" draw:layer="layout" svg:x1="9.723cm" svg:y1="10.26cm" svg:x2="9.723cm" svg:y2="10.07cm">
          <text:p/>
        </draw:line>
        <draw:polyline draw:style-name="gr18" draw:text-style-name="P1" draw:layer="layout" svg:width="0.698cm" svg:height="0cm" svg:x="9.723cm" svg:y="10.26cm" svg:viewBox="0 0 699 0" draw:points="699,0 621,0 544,0 468,0 396,0 327,0 263,0 204,0 152,0 107,0 69,0 39,0 17,0 4,0 0,0">
          <text:p/>
        </draw:polyline>
        <draw:path draw:style-name="gr18" draw:text-style-name="P1" draw:layer="layout" svg:width="0.164cm" svg:height="0cm" svg:x="10.257cm" svg:y="9.67cm" svg:viewBox="0 0 165 0" svg:d="M165 0c-55 0-110 0-165 0">
          <text:p/>
        </draw:path>
        <draw:line draw:style-name="gr18" draw:text-style-name="P1" draw:layer="layout" svg:x1="9.723cm" svg:y1="10.26cm" svg:x2="9.723cm" svg:y2="10.46cm">
          <text:p/>
        </draw:line>
        <draw:line draw:style-name="gr18" draw:text-style-name="P1" draw:layer="layout" svg:x1="9.723cm" svg:y1="10.255cm" svg:x2="9.723cm" svg:y2="10.258cm">
          <text:p/>
        </draw:line>
        <draw:line draw:style-name="gr18" draw:text-style-name="P1" draw:layer="layout" svg:x1="10.422cm" svg:y1="10.26cm" svg:x2="10.992cm" svg:y2="10.26cm">
          <text:p/>
        </draw:line>
        <draw:line draw:style-name="gr18" draw:text-style-name="P1" draw:layer="layout" svg:x1="10.992cm" svg:y1="10.26cm" svg:x2="10.422cm" svg:y2="10.26cm">
          <text:p/>
        </draw:line>
        <draw:path draw:style-name="gr18" draw:text-style-name="P1" draw:layer="layout" svg:width="0.199cm" svg:height="0cm" svg:x="10.422cm" svg:y="10.26cm" svg:viewBox="0 0 200 0" svg:d="M200 0h-1c-1 0-3 0-4 0-2 0-4 0-7 0s-6 0-9 0-7 0-11 0c-5 0-9 0-14 0s-10 0-15 0c-6 0-12 0-17 0-7 0-13 0-19 0s-13 0-20 0c-27 0-55 0-83 0">
          <text:p/>
        </draw:path>
        <draw:line draw:style-name="gr18" draw:text-style-name="P1" draw:layer="layout" svg:x1="10.992cm" svg:y1="10.26cm" svg:x2="10.992cm" svg:y2="9.82cm">
          <text:p/>
        </draw:line>
        <draw:line draw:style-name="gr18" draw:text-style-name="P1" draw:layer="layout" svg:x1="10.992cm" svg:y1="10.46cm" svg:x2="10.992cm" svg:y2="10.258cm">
          <text:p/>
        </draw:line>
        <draw:path draw:style-name="gr18" draw:text-style-name="P1" draw:layer="layout" svg:width="0.086cm" svg:height="0cm" svg:x="6.281cm" svg:y="9.67cm" svg:viewBox="0 0 87 0" svg:d="M87 0h-1c-1 0-1 0-2 0s-2 0-3 0c-2 0-5 0-8 0s-7 0-11 0c-15 0-36 0-62 0">
          <text:p/>
        </draw:path>
        <draw:line draw:style-name="gr18" draw:text-style-name="P1" draw:layer="layout" svg:x1="6.281cm" svg:y1="9.67cm" svg:x2="6.207cm" svg:y2="9.67cm">
          <text:p/>
        </draw:line>
        <draw:polyline draw:style-name="gr18" draw:text-style-name="P1" draw:layer="layout" svg:width="0.145cm" svg:height="0cm" svg:x="6.061cm" svg:y="9.67cm" svg:viewBox="0 0 146 0" draw:points="146,0 127,0 109,0 92,0 76,0 62,0 49,0 38,0 28,0 19,0 12,0 7,0 3,0 0,0">
          <text:p/>
        </draw:polyline>
        <draw:line draw:style-name="gr18" draw:text-style-name="P1" draw:layer="layout" svg:x1="6.071cm" svg:y1="8.721cm" svg:x2="6.071cm" svg:y2="9.42cm">
          <text:p/>
        </draw:line>
        <draw:path draw:style-name="gr18" draw:text-style-name="P1" draw:layer="layout" svg:width="0.009cm" svg:height="0cm" svg:x="6.061cm" svg:y="9.42cm" svg:viewBox="0 0 10 0" svg:d="M0 0c0 0 3 0 10 0">
          <text:p/>
        </draw:path>
        <draw:line draw:style-name="gr18" draw:text-style-name="P1" draw:layer="layout" svg:x1="6.071cm" svg:y1="9.42cm" svg:x2="6.071cm" svg:y2="8.721cm">
          <text:p/>
        </draw:line>
        <draw:line draw:style-name="gr18" draw:text-style-name="P1" draw:layer="layout" svg:x1="9.346cm" svg:y1="8.721cm" svg:x2="9.146cm" svg:y2="8.721cm">
          <text:p/>
        </draw:line>
        <draw:line draw:style-name="gr18" draw:text-style-name="P1" draw:layer="layout" svg:x1="9.346cm" svg:y1="9.42cm" svg:x2="9.346cm" svg:y2="8.721cm">
          <text:p/>
        </draw:line>
        <draw:line draw:style-name="gr18" draw:text-style-name="P1" draw:layer="layout" svg:x1="9.146cm" svg:y1="8.721cm" svg:x2="9.146cm" svg:y2="9.42cm">
          <text:p/>
        </draw:line>
        <draw:line draw:style-name="gr18" draw:text-style-name="P1" draw:layer="layout" svg:x1="8.215cm" svg:y1="9.42cm" svg:x2="8.215cm" svg:y2="8.721cm">
          <text:p/>
        </draw:line>
        <draw:path draw:style-name="gr18" draw:text-style-name="P1" draw:layer="layout" svg:width="0.009cm" svg:height="0cm" svg:x="11.291cm" svg:y="9.42cm" svg:viewBox="0 0 10 0" svg:d="M0 0c7 0 10 0 10 0">
          <text:p/>
        </draw:path>
        <draw:line draw:style-name="gr18" draw:text-style-name="P1" draw:layer="layout" svg:x1="11.291cm" svg:y1="8.721cm" svg:x2="11.291cm" svg:y2="9.42cm">
          <text:p/>
        </draw:line>
        <draw:line draw:style-name="gr18" draw:text-style-name="P1" draw:layer="layout" svg:x1="10.992cm" svg:y1="10.46cm" svg:x2="10.992cm" svg:y2="10.26cm">
          <text:p/>
        </draw:line>
        <draw:line draw:style-name="gr18" draw:text-style-name="P1" draw:layer="layout" svg:x1="10.992cm" svg:y1="9.82cm" svg:x2="10.992cm" svg:y2="9.67cm">
          <text:p/>
        </draw:line>
        <draw:path draw:style-name="gr18" draw:text-style-name="P1" draw:layer="layout" svg:width="0.087cm" svg:height="0cm" svg:x="10.992cm" svg:y="9.82cm" svg:viewBox="0 0 88 0" svg:d="M88 0c-4 0-8 0-11 0-8 0-15 0-21 0-7 0-13 0-18 0-3 0-5 0-8 0-2 0-5 0-7 0s-4 0-6 0-3 0-5 0c-1 0-3 0-4 0s-2 0-3 0-2 0-3 0h-1-1">
          <text:p/>
        </draw:path>
        <draw:line draw:style-name="gr18" draw:text-style-name="P1" draw:layer="layout" svg:x1="10.854cm" svg:y1="9.42cm" svg:x2="10.854cm" svg:y2="8.721cm">
          <text:p/>
        </draw:line>
        <draw:line draw:style-name="gr18" draw:text-style-name="P1" draw:layer="layout" svg:x1="11.08cm" svg:y1="9.82cm" svg:x2="11.155cm" svg:y2="9.82cm">
          <text:p/>
        </draw:line>
        <draw:path draw:style-name="gr18" draw:text-style-name="P1" draw:layer="layout" svg:width="0.186cm" svg:height="0cm" svg:x="8.994cm" svg:y="9.82cm" svg:viewBox="0 0 187 0" svg:d="M187 0c-67 0-135 0-187 0">
          <text:p/>
        </draw:path>
        <draw:line draw:style-name="gr18" draw:text-style-name="P1" draw:layer="layout" svg:x1="10.56cm" svg:y1="9.67cm" svg:x2="10.257cm" svg:y2="9.67cm">
          <text:p/>
        </draw:line>
        <draw:line draw:style-name="gr18" draw:text-style-name="P1" draw:layer="layout" svg:x1="10.257cm" svg:y1="9.67cm" svg:x2="10.257cm" svg:y2="9.82cm">
          <text:p/>
        </draw:line>
        <draw:line draw:style-name="gr18" draw:text-style-name="P1" draw:layer="layout" svg:x1="10.257cm" svg:y1="9.82cm" svg:x2="9.181cm" svg:y2="9.82cm">
          <text:p/>
        </draw:line>
        <draw:line draw:style-name="gr18" draw:text-style-name="P1" draw:layer="layout" svg:x1="9.146cm" svg:y1="8.721cm" svg:x2="9.034cm" svg:y2="8.721cm">
          <text:p/>
        </draw:line>
        <draw:polyline draw:style-name="gr18" draw:text-style-name="P1" draw:layer="layout" svg:width="0.293cm" svg:height="0cm" svg:x="8.398cm" svg:y="9.82cm" svg:viewBox="0 0 294 0" draw:points="294,0 261,0 228,0 196,0 166,0 137,0 110,0 86,0 64,0 45,0 29,0 17,0 8,0 2,0 0,0">
          <text:p/>
        </draw:polyline>
        <draw:path draw:style-name="gr18" draw:text-style-name="P1" draw:layer="layout" svg:width="0.706cm" svg:height="0cm" svg:x="8.327cm" svg:y="8.721cm" svg:viewBox="0 0 707 0" svg:d="M0 0c14 0 28 0 42 0 16 0 31 0 46 0 16 0 33 0 49 0 17 0 35 0 52 0 18 0 36 0 54 0 36 0 73 0 111 0 19 0 37 0 56 0 18 0 37 0 55 0s36 0 54 0c17 0 34 0 52 0 16 0 32 0 49 0 15 0 30 0 45 0 14 0 28 0 42 0">
          <text:p/>
        </draw:path>
        <draw:path draw:style-name="gr18" draw:text-style-name="P1" draw:layer="layout" svg:width="0.301cm" svg:height="0cm" svg:x="8.692cm" svg:y="9.82cm" svg:viewBox="0 0 302 0" svg:d="M302 0c-85 0-193 0-302 0">
          <text:p/>
        </draw:path>
        <draw:path draw:style-name="gr18" draw:text-style-name="P1" draw:layer="layout" svg:width="0.299cm" svg:height="0cm" svg:x="6.899cm" svg:y="9.67cm" svg:viewBox="0 0 300 0" svg:d="M300 0c-1 0-1 0-2 0-2 0-4 0-6 0-3 0-6 0-9 0-4 0-9 0-13 0-5 0-11 0-16 0-7 0-13 0-20 0s-15 0-22 0c-8 0-17 0-25 0-9 0-18 0-28 0-9 0-19 0-29 0s-21 0-31 0c-11 0-22 0-32 0-22 0-45 0-67 0">
          <text:p/>
        </draw:path>
        <draw:line draw:style-name="gr18" draw:text-style-name="P1" draw:layer="layout" svg:x1="7.199cm" svg:y1="9.42cm" svg:x2="7.199cm" svg:y2="9.67cm">
          <text:p/>
        </draw:line>
        <draw:line draw:style-name="gr18" draw:text-style-name="P1" draw:layer="layout" svg:x1="7.199cm" svg:y1="9.97cm" svg:x2="7.199cm" svg:y2="9.42cm">
          <text:p/>
        </draw:line>
        <draw:line draw:style-name="gr18" draw:text-style-name="P1" draw:layer="layout" svg:x1="10.654cm" svg:y1="8.721cm" svg:x2="10.654cm" svg:y2="9.42cm">
          <text:p/>
        </draw:line>
        <draw:line draw:style-name="gr18" draw:text-style-name="P1" draw:layer="layout" svg:x1="6.708cm" svg:y1="9.42cm" svg:x2="6.708cm" svg:y2="8.721cm">
          <text:p/>
        </draw:line>
        <draw:line draw:style-name="gr18" draw:text-style-name="P1" draw:layer="layout" svg:x1="10.277cm" svg:y1="8.721cm" svg:x2="10.277cm" svg:y2="9.42cm">
          <text:p/>
        </draw:line>
        <draw:line draw:style-name="gr18" draw:text-style-name="P1" draw:layer="layout" svg:x1="7.085cm" svg:y1="9.42cm" svg:x2="7.085cm" svg:y2="8.721cm">
          <text:p/>
        </draw:line>
        <draw:line draw:style-name="gr18" draw:text-style-name="P1" draw:layer="layout" svg:x1="6.885cm" svg:y1="8.721cm" svg:x2="6.885cm" svg:y2="9.42cm">
          <text:p/>
        </draw:line>
        <draw:line draw:style-name="gr18" draw:text-style-name="P1" draw:layer="layout" svg:x1="10.477cm" svg:y1="8.721cm" svg:x2="10.277cm" svg:y2="8.721cm">
          <text:p/>
        </draw:line>
        <draw:line draw:style-name="gr18" draw:text-style-name="P1" draw:layer="layout" svg:x1="7.085cm" svg:y1="8.721cm" svg:x2="6.885cm" svg:y2="8.721cm">
          <text:p/>
        </draw:line>
        <draw:line draw:style-name="gr18" draw:text-style-name="P1" draw:layer="layout" svg:x1="10.477cm" svg:y1="9.42cm" svg:x2="10.477cm" svg:y2="8.721cm">
          <text:p/>
        </draw:line>
        <draw:line draw:style-name="gr18" draw:text-style-name="P1" draw:layer="layout" svg:x1="7.262cm" svg:y1="8.721cm" svg:x2="7.262cm" svg:y2="9.42cm">
          <text:p/>
        </draw:line>
        <draw:line draw:style-name="gr18" draw:text-style-name="P1" draw:layer="layout" svg:x1="10.1cm" svg:y1="8.721cm" svg:x2="9.9cm" svg:y2="8.721cm">
          <text:p/>
        </draw:line>
        <draw:line draw:style-name="gr18" draw:text-style-name="P1" draw:layer="layout" svg:x1="7.461cm" svg:y1="8.721cm" svg:x2="7.262cm" svg:y2="8.721cm">
          <text:p/>
        </draw:line>
        <draw:line draw:style-name="gr18" draw:text-style-name="P1" draw:layer="layout" svg:x1="10.1cm" svg:y1="9.42cm" svg:x2="10.1cm" svg:y2="8.721cm">
          <text:p/>
        </draw:line>
        <draw:line draw:style-name="gr18" draw:text-style-name="P1" draw:layer="layout" svg:x1="9.9cm" svg:y1="8.721cm" svg:x2="9.9cm" svg:y2="9.42cm">
          <text:p/>
        </draw:line>
        <draw:line draw:style-name="gr18" draw:text-style-name="P1" draw:layer="layout" svg:x1="7.461cm" svg:y1="9.42cm" svg:x2="7.461cm" svg:y2="8.721cm">
          <text:p/>
        </draw:line>
        <draw:line draw:style-name="gr18" draw:text-style-name="P1" draw:layer="layout" svg:x1="7.639cm" svg:y1="8.721cm" svg:x2="7.639cm" svg:y2="9.42cm">
          <text:p/>
        </draw:line>
        <draw:line draw:style-name="gr18" draw:text-style-name="P1" draw:layer="layout" svg:x1="9.723cm" svg:y1="8.721cm" svg:x2="9.523cm" svg:y2="8.721cm">
          <text:p/>
        </draw:line>
        <draw:line draw:style-name="gr18" draw:text-style-name="P1" draw:layer="layout" svg:x1="7.838cm" svg:y1="8.721cm" svg:x2="7.639cm" svg:y2="8.721cm">
          <text:p/>
        </draw:line>
        <draw:line draw:style-name="gr18" draw:text-style-name="P1" draw:layer="layout" svg:x1="9.723cm" svg:y1="9.42cm" svg:x2="9.723cm" svg:y2="8.721cm">
          <text:p/>
        </draw:line>
        <draw:line draw:style-name="gr18" draw:text-style-name="P1" draw:layer="layout" svg:x1="9.523cm" svg:y1="8.721cm" svg:x2="9.523cm" svg:y2="9.42cm">
          <text:p/>
        </draw:line>
        <draw:line draw:style-name="gr18" draw:text-style-name="P1" draw:layer="layout" svg:x1="7.838cm" svg:y1="9.42cm" svg:x2="7.838cm" svg:y2="8.721cm">
          <text:p/>
        </draw:line>
        <draw:line draw:style-name="gr18" draw:text-style-name="P1" draw:layer="layout" svg:x1="8.015cm" svg:y1="8.721cm" svg:x2="8.015cm" svg:y2="9.42cm">
          <text:p/>
        </draw:line>
        <draw:line draw:style-name="gr18" draw:text-style-name="P1" draw:layer="layout" svg:x1="8.215cm" svg:y1="8.721cm" svg:x2="8.015cm" svg:y2="8.721cm">
          <text:p/>
        </draw:line>
        <draw:line draw:style-name="gr18" draw:text-style-name="P1" draw:layer="layout" svg:x1="9.523cm" svg:y1="8.721cm" svg:x2="9.346cm" svg:y2="8.721cm">
          <text:p/>
        </draw:line>
        <draw:line draw:style-name="gr18" draw:text-style-name="P1" draw:layer="layout" svg:x1="10.277cm" svg:y1="8.721cm" svg:x2="10.1cm" svg:y2="8.721cm">
          <text:p/>
        </draw:line>
        <draw:line draw:style-name="gr18" draw:text-style-name="P1" draw:layer="layout" svg:x1="9.9cm" svg:y1="8.721cm" svg:x2="9.723cm" svg:y2="8.721cm">
          <text:p/>
        </draw:line>
        <draw:line draw:style-name="gr18" draw:text-style-name="P1" draw:layer="layout" svg:x1="10.654cm" svg:y1="8.721cm" svg:x2="10.477cm" svg:y2="8.721cm">
          <text:p/>
        </draw:line>
        <draw:line draw:style-name="gr18" draw:text-style-name="P1" draw:layer="layout" svg:x1="8.327cm" svg:y1="8.721cm" svg:x2="8.215cm" svg:y2="8.721cm">
          <text:p/>
        </draw:line>
        <draw:line draw:style-name="gr18" draw:text-style-name="P1" draw:layer="layout" svg:x1="8.015cm" svg:y1="8.721cm" svg:x2="7.838cm" svg:y2="8.721cm">
          <text:p/>
        </draw:line>
        <draw:line draw:style-name="gr18" draw:text-style-name="P1" draw:layer="layout" svg:x1="7.639cm" svg:y1="8.721cm" svg:x2="7.461cm" svg:y2="8.721cm">
          <text:p/>
        </draw:line>
        <draw:line draw:style-name="gr18" draw:text-style-name="P1" draw:layer="layout" svg:x1="7.262cm" svg:y1="8.721cm" svg:x2="7.085cm" svg:y2="8.721cm">
          <text:p/>
        </draw:line>
        <draw:line draw:style-name="gr18" draw:text-style-name="P1" draw:layer="layout" svg:x1="6.885cm" svg:y1="8.721cm" svg:x2="6.708cm" svg:y2="8.721cm">
          <text:p/>
        </draw:line>
        <draw:polyline draw:style-name="gr18" draw:text-style-name="P1" draw:layer="layout" svg:width="0.145cm" svg:height="0cm" svg:x="11.155cm" svg:y="9.82cm" svg:viewBox="0 0 146 0" draw:points="146,0 145,0 143,0 139,0 134,0 127,0 118,0 108,0 97,0 84,0 69,0 54,0 37,0 19,0 0,0">
          <text:p/>
        </draw:polyline>
        <draw:line draw:style-name="gr18" draw:text-style-name="P1" draw:layer="layout" svg:x1="10.857cm" svg:y1="9.82cm" svg:x2="10.992cm" svg:y2="9.82cm">
          <text:p/>
        </draw:line>
        <draw:line draw:style-name="gr18" draw:text-style-name="P1" draw:layer="layout" svg:x1="10.857cm" svg:y1="9.67cm" svg:x2="10.857cm" svg:y2="9.82cm">
          <text:p/>
        </draw:line>
        <draw:line draw:style-name="gr18" draw:text-style-name="P1" draw:layer="layout" svg:x1="10.992cm" svg:y1="9.82cm" svg:x2="10.992cm" svg:y2="9.67cm">
          <text:p/>
        </draw:line>
        <draw:line draw:style-name="gr18" draw:text-style-name="P1" draw:layer="layout" svg:x1="10.992cm" svg:y1="9.67cm" svg:x2="10.992cm" svg:y2="9.42cm">
          <text:p/>
        </draw:line>
        <draw:path draw:style-name="gr18" draw:text-style-name="P1" draw:layer="layout" svg:width="0.028cm" svg:height="0cm" svg:x="10.963cm" svg:y="9.67cm" svg:viewBox="0 0 29 0" svg:d="M29 0c0 0-10 0-29 0">
          <text:p/>
        </draw:path>
        <draw:line draw:style-name="gr18" draw:text-style-name="P1" draw:layer="layout" svg:x1="10.963cm" svg:y1="9.67cm" svg:x2="10.63cm" svg:y2="9.67cm">
          <text:p/>
        </draw:line>
        <draw:path draw:style-name="gr18" draw:text-style-name="P1" draw:layer="layout" svg:width="0.069cm" svg:height="0cm" svg:x="10.56cm" svg:y="9.67cm" svg:viewBox="0 0 70 0" svg:d="M70 0c-18 0-44 0-70 0">
          <text:p/>
        </draw:path>
        <draw:line draw:style-name="gr18" draw:text-style-name="P1" draw:layer="layout" svg:x1="8.398cm" svg:y1="9.97cm" svg:x2="8.398cm" svg:y2="9.42cm">
          <text:p/>
        </draw:line>
        <draw:line draw:style-name="gr18" draw:text-style-name="P1" draw:layer="layout" svg:x1="9.723cm" svg:y1="10.46cm" svg:x2="10.992cm" svg:y2="10.46cm">
          <text:p/>
        </draw:line>
        <draw:path draw:style-name="gr18" draw:text-style-name="P1" draw:layer="layout" svg:width="0.099cm" svg:height="0cm" svg:x="6.368cm" svg:y="9.67cm" svg:viewBox="0 0 100 0" svg:d="M100 0c-11 0-22 0-33 0-7 0-13 0-20 0-6 0-12 0-17 0-3 0-5 0-8 0-2 0-4 0-6 0s-4 0-6 0c-1 0-3 0-4 0s-2 0-3 0-1 0-2 0h-1">
          <text:p/>
        </draw:path>
        <draw:line draw:style-name="gr18" draw:text-style-name="P1" draw:layer="layout" svg:x1="6.899cm" svg:y1="9.67cm" svg:x2="6.468cm" svg:y2="9.67cm">
          <text:p/>
        </draw:line>
        <draw:line draw:style-name="gr18" draw:text-style-name="P1" draw:layer="layout" svg:x1="9.358cm" svg:y1="9.82cm" svg:x2="9.358cm" svg:y2="10.21cm">
          <text:p/>
        </draw:line>
        <draw:line draw:style-name="gr18" draw:text-style-name="P1" draw:layer="layout" svg:x1="6.368cm" svg:y1="9.67cm" svg:x2="6.368cm" svg:y2="9.42cm">
          <text:p/>
        </draw:line>
        <draw:line draw:style-name="gr18" draw:text-style-name="P1" draw:layer="layout" svg:x1="8.798cm" svg:y1="11.12cm" svg:x2="8.598cm" svg:y2="11.12cm">
          <text:p/>
        </draw:line>
        <draw:line draw:style-name="gr18" draw:text-style-name="P1" draw:layer="layout" svg:x1="6.999cm" svg:y1="11.12cm" svg:x2="6.849cm" svg:y2="11.12cm">
          <text:p/>
        </draw:line>
        <draw:line draw:style-name="gr18" draw:text-style-name="P1" draw:layer="layout" svg:x1="5.35cm" svg:y1="11.434cm" svg:x2="6.849cm" svg:y2="11.434cm">
          <text:p/>
        </draw:line>
        <draw:line draw:style-name="gr18" draw:text-style-name="P1" draw:layer="layout" svg:x1="5.35cm" svg:y1="11.155cm" svg:x2="6.849cm" svg:y2="11.155cm">
          <text:p/>
        </draw:line>
        <draw:line draw:style-name="gr18" draw:text-style-name="P1" draw:layer="layout" svg:x1="5.999cm" svg:y1="10.172cm" svg:x2="6.999cm" svg:y2="10.172cm">
          <text:p/>
        </draw:line>
        <draw:line draw:style-name="gr18" draw:text-style-name="P1" draw:layer="layout" svg:x1="5.999cm" svg:y1="10.034cm" svg:x2="6.999cm" svg:y2="10.034cm">
          <text:p/>
        </draw:line>
        <draw:line draw:style-name="gr18" draw:text-style-name="P1" draw:layer="layout" svg:x1="6.061cm" svg:y1="9.42cm" svg:x2="6.061cm" svg:y2="9.67cm">
          <text:p/>
        </draw:line>
        <draw:line draw:style-name="gr18" draw:text-style-name="P1" draw:layer="layout" svg:x1="11.301cm" svg:y1="9.82cm" svg:x2="11.301cm" svg:y2="9.42cm">
          <text:p/>
        </draw:line>
        <draw:line draw:style-name="gr18" draw:text-style-name="P1" draw:layer="layout" svg:x1="6.703cm" svg:y1="10.034cm" svg:x2="6.703cm" svg:y2="9.67cm">
          <text:p/>
        </draw:line>
        <draw:line draw:style-name="gr18" draw:text-style-name="P1" draw:layer="layout" svg:x1="8.458cm" svg:y1="9.82cm" svg:x2="8.458cm" svg:y2="9.97cm">
          <text:p/>
        </draw:line>
        <draw:path draw:style-name="gr2" draw:text-style-name="P2" draw:layer="layout" svg:width="0.559cm" svg:height="0.56cm" svg:x="7.519cm" svg:y="9.89cm" svg:viewBox="0 0 560 561" svg:d="M281 561v-561zM560 280h-560z">
          <text:p/>
        </draw:path>
        <draw:path draw:style-name="gr19" draw:text-style-name="P1" draw:layer="layout" svg:width="0.559cm" svg:height="0.56cm" svg:x="7.519cm" svg:y="9.89cm" svg:viewBox="0 0 560 561" svg:d="M281 561v-561M560 280h-560">
          <text:p/>
        </draw:path>
        <draw:path draw:style-name="gr2" draw:text-style-name="P2" draw:layer="layout" svg:width="0.559cm" svg:height="0.56cm" svg:x="7.519cm" svg:y="11.739cm" svg:viewBox="0 0 560 561" svg:d="M281 561v-561zM560 281h-560z">
          <text:p/>
        </draw:path>
        <draw:path draw:style-name="gr19" draw:text-style-name="P1" draw:layer="layout" svg:width="0.559cm" svg:height="0.56cm" svg:x="7.519cm" svg:y="11.739cm" svg:viewBox="0 0 560 561" svg:d="M281 561v-561M560 281h-560">
          <text:p/>
        </draw:path>
        <draw:path draw:style-name="gr2" draw:text-style-name="P2" draw:layer="layout" svg:width="0.559cm" svg:height="0.56cm" svg:x="7.519cm" svg:y="10.39cm" svg:viewBox="0 0 560 561" svg:d="M281 561v-561zM560 280h-560z">
          <text:p/>
        </draw:path>
        <draw:path draw:style-name="gr19" draw:text-style-name="P1" draw:layer="layout" svg:width="0.559cm" svg:height="0.56cm" svg:x="7.519cm" svg:y="10.39cm" svg:viewBox="0 0 560 561" svg:d="M281 561v-561M560 280h-560">
          <text:p/>
        </draw:path>
        <draw:line draw:style-name="gr18" draw:text-style-name="P1" draw:layer="layout" svg:x1="23.518cm" svg:y1="5.672cm" svg:x2="23.518cm" svg:y2="3.373cm">
          <text:p/>
        </draw:line>
        <draw:line draw:style-name="gr18" draw:text-style-name="P1" draw:layer="layout" svg:x1="23.518cm" svg:y1="5.672cm" svg:x2="23.193cm" svg:y2="5.672cm">
          <text:p/>
        </draw:line>
        <draw:line draw:style-name="gr18" draw:text-style-name="P1" draw:layer="layout" svg:x1="23.193cm" svg:y1="5.113cm" svg:x2="23.193cm" svg:y2="5.672cm">
          <text:p/>
        </draw:line>
        <draw:line draw:style-name="gr18" draw:text-style-name="P1" draw:layer="layout" svg:x1="23.043cm" svg:y1="5.672cm" svg:x2="23.043cm" svg:y2="5.113cm">
          <text:p/>
        </draw:line>
        <draw:line draw:style-name="gr18" draw:text-style-name="P1" draw:layer="layout" svg:x1="23.043cm" svg:y1="5.672cm" svg:x2="22.369cm" svg:y2="5.672cm">
          <text:p/>
        </draw:line>
        <draw:line draw:style-name="gr18" draw:text-style-name="P1" draw:layer="layout" svg:x1="22.369cm" svg:y1="5.672cm" svg:x2="22.369cm" svg:y2="3.373cm">
          <text:p/>
        </draw:line>
        <draw:line draw:style-name="gr18" draw:text-style-name="P1" draw:layer="layout" svg:x1="23.518cm" svg:y1="3.373cm" svg:x2="22.369cm" svg:y2="3.373cm">
          <text:p/>
        </draw:line>
        <draw:path draw:style-name="gr18" draw:text-style-name="P1" draw:layer="layout" svg:width="0.14cm" svg:height="0.275cm" svg:x="22.947cm" svg:y="3.423cm" svg:viewBox="0 0 141 276" svg:d="M74 0c0 0 4 4 9 7 7 6 16 14 25 25 12 15 24 35 31 66 4 22 3 51-4 72-9 28-23 47-38 62-9 9-18 16-28 22-22 13-45 20-69 22">
          <text:p/>
        </draw:path>
        <draw:path draw:style-name="gr18" draw:text-style-name="P1" draw:layer="layout" svg:width="0.3cm" svg:height="0.3cm" svg:x="22.787cm" svg:y="3.398cm" svg:viewBox="0 0 301 301" svg:d="M301 151c0 83-67 150-150 150-84 0-151-67-151-150s67-151 151-151c83 0 150 68 150 151z">
          <text:p/>
        </draw:path>
        <draw:path draw:style-name="gr18" draw:text-style-name="P1" draw:layer="layout" svg:width="0.15cm" svg:height="0.275cm" svg:x="22.787cm" svg:y="3.423cm" svg:viewBox="0 0 151 276" svg:d="M151 276c-24 0-46-6-69-16-10-6-20-12-29-20-16-13-30-31-41-57-5-10-8-21-10-34-2-11-2-23-1-35 2-29 12-50 21-66 8-12 15-21 22-28 5-5 9-9 13-12 6-4 11-8 10-8">
          <text:p/>
        </draw:path>
        <draw:path draw:style-name="gr18" draw:text-style-name="P1" draw:layer="layout" svg:width="0.017cm" svg:height="0.013cm" svg:x="22.835cm" svg:y="3.658cm" svg:viewBox="0 0 18 14" svg:d="M0 0c7 6 12 10 18 14">
          <text:p/>
        </draw:path>
        <draw:line draw:style-name="gr18" draw:text-style-name="P1" draw:layer="layout" svg:x1="22.863cm" svg:y1="3.678cm" svg:x2="22.866cm" svg:y2="3.682cm">
          <text:p/>
        </draw:line>
        <draw:line draw:style-name="gr18" draw:text-style-name="P1" draw:layer="layout" svg:x1="22.879cm" svg:y1="3.686cm" svg:x2="22.889cm" svg:y2="3.691cm">
          <text:p/>
        </draw:line>
        <draw:line draw:style-name="gr18" draw:text-style-name="P1" draw:layer="layout" svg:x1="22.912cm" svg:y1="3.696cm" svg:x2="22.923cm" svg:y2="3.698cm">
          <text:p/>
        </draw:line>
        <draw:line draw:style-name="gr18" draw:text-style-name="P1" draw:layer="layout" svg:x1="22.922cm" svg:y1="3.697cm" svg:x2="22.925cm" svg:y2="3.697cm">
          <text:p/>
        </draw:line>
        <draw:line draw:style-name="gr18" draw:text-style-name="P1" draw:layer="layout" svg:x1="22.927cm" svg:y1="3.698cm" svg:x2="22.937cm" svg:y2="3.698cm">
          <text:p/>
        </draw:line>
        <draw:path draw:style-name="gr18" draw:text-style-name="P1" draw:layer="layout" svg:width="0.6cm" svg:height="0.599cm" svg:x="22.818cm" svg:y="4.523cm" svg:viewBox="0 0 601 600" svg:d="M601 299c0 166-134 301-300 301s-301-135-301-301c0-165 135-299 301-299s300 134 300 299z">
          <text:p/>
        </draw:path>
        <draw:path draw:style-name="gr18" draw:text-style-name="P1" draw:layer="layout" svg:width="0.25cm" svg:height="0.25cm" svg:x="22.993cm" svg:y="4.837cm" svg:viewBox="0 0 251 251" svg:d="M251 126c0 69-56 125-125 125s-126-56-126-125 57-126 126-126 125 57 125 126z">
          <text:p/>
        </draw:path>
        <draw:path draw:style-name="gr18" draw:text-style-name="P1" draw:layer="layout" svg:width="0.25cm" svg:height="0.25cm" svg:x="22.993cm" svg:y="4.558cm" svg:viewBox="0 0 251 251" svg:d="M251 126c0 69-56 125-125 125s-126-56-126-125 57-126 126-126 125 57 125 126z">
          <text:p/>
        </draw:path>
        <draw:path draw:style-name="gr18" draw:text-style-name="P1" draw:layer="layout" svg:width="0.25cm" svg:height="0.25cm" svg:x="22.993cm" svg:y="4.837cm" svg:viewBox="0 0 251 251" svg:d="M251 126c0 69-56 125-125 125s-126-56-126-125 57-126 126-126 125 57 125 126z">
          <text:p/>
        </draw:path>
        <draw:path draw:style-name="gr18" draw:text-style-name="P1" draw:layer="layout" svg:width="0.25cm" svg:height="0.25cm" svg:x="22.993cm" svg:y="4.558cm" svg:viewBox="0 0 251 251" svg:d="M251 126c0 69-56 125-125 125s-126-56-126-125 57-126 126-126 125 57 125 126z">
          <text:p/>
        </draw:path>
        <draw:path draw:style-name="gr18" draw:text-style-name="P1" draw:layer="layout" svg:width="0.3cm" svg:height="0.3cm" svg:x="22.787cm" svg:y="3.398cm" svg:viewBox="0 0 301 301" svg:d="M301 151c0 83-67 150-150 150-84 0-151-67-151-150s67-151 151-151c83 0 150 68 150 151z">
          <text:p/>
        </draw:path>
        <draw:path draw:style-name="gr18" draw:text-style-name="P1" draw:layer="layout" svg:width="0.085cm" svg:height="0.085cm" svg:x="22.895cm" svg:y="3.575cm" svg:viewBox="0 0 86 86" svg:d="M86 42c0 24-20 44-44 44-23 0-42-20-42-44 0-23 19-42 42-42 24 0 44 19 44 42z">
          <text:p/>
        </draw:path>
        <draw:path draw:style-name="gr18" draw:text-style-name="P1" draw:layer="layout" svg:width="0.085cm" svg:height="0.085cm" svg:x="22.895cm" svg:y="3.436cm" svg:viewBox="0 0 86 86" svg:d="M86 43c0 24-20 43-44 43-23 0-42-19-42-43s19-43 42-43c24 0 44 19 44 43z">
          <text:p/>
        </draw:path>
        <draw:path draw:style-name="gr18" draw:text-style-name="P1" draw:layer="layout" svg:width="0.085cm" svg:height="0.085cm" svg:x="22.895cm" svg:y="3.575cm" svg:viewBox="0 0 86 86" svg:d="M86 42c0 24-20 44-44 44-23 0-42-20-42-44 0-23 19-42 42-42 24 0 44 19 44 42z">
          <text:p/>
        </draw:path>
        <draw:path draw:style-name="gr18" draw:text-style-name="P1" draw:layer="layout" svg:width="0.085cm" svg:height="0.085cm" svg:x="22.895cm" svg:y="3.436cm" svg:viewBox="0 0 86 86" svg:d="M86 43c0 24-20 43-44 43-23 0-42-19-42-43s19-43 42-43c24 0 44 19 44 43z">
          <text:p/>
        </draw:path>
        <draw:path draw:style-name="gr18" draw:text-style-name="P1" draw:layer="layout" svg:width="0cm" svg:height="0.101cm" svg:x="24.068cm" svg:y="4.022cm" svg:viewBox="0 0 0 102" svg:d="M0 0v1c0 1 0 3 0 4 0 2 0 4 0 6 0 3 0 5 0 8s0 6 0 10c0 7 0 14 0 22 0 4 0 7 0 11s0 7 0 11c0 3 0 6 0 10 0 2 0 5 0 8 0 2 0 4 0 6 0 1 0 2 0 3s0 1 0 2">
          <text:p/>
        </draw:path>
        <draw:line draw:style-name="gr18" draw:text-style-name="P1" draw:layer="layout" svg:x1="23.919cm" svg:y1="4.274cm" svg:x2="24.069cm" svg:y2="4.124cm">
          <text:p/>
        </draw:line>
        <draw:polyline draw:style-name="gr18" draw:text-style-name="P1" draw:layer="layout" svg:width="0cm" svg:height="0.399cm" svg:x="23.919cm" svg:y="3.873cm" svg:viewBox="0 0 0 400" draw:points="0,0 0,5 0,20 0,43 0,75 0,113 0,155 0,200 0,244 0,286 0,324 0,356 0,380 0,395 0,400">
          <text:p/>
        </draw:polyline>
        <draw:line draw:style-name="gr18" draw:text-style-name="P1" draw:layer="layout" svg:x1="23.918cm" svg:y1="4.273cm" svg:x2="23.919cm" svg:y2="4.273cm">
          <text:p/>
        </draw:line>
        <draw:line draw:style-name="gr18" draw:text-style-name="P1" draw:layer="layout" svg:x1="23.918cm" svg:y1="4.273cm" svg:x2="23.918cm" svg:y2="3.873cm">
          <text:p/>
        </draw:line>
        <draw:line draw:style-name="gr18" draw:text-style-name="P1" draw:layer="layout" svg:x1="23.918cm" svg:y1="3.873cm" svg:x2="23.918cm" svg:y2="3.673cm">
          <text:p/>
        </draw:line>
        <draw:line draw:style-name="gr18" draw:text-style-name="P1" draw:layer="layout" svg:x1="23.918cm" svg:y1="4.473cm" svg:x2="23.918cm" svg:y2="4.273cm">
          <text:p/>
        </draw:line>
        <draw:line draw:style-name="gr18" draw:text-style-name="P1" draw:layer="layout" svg:x1="23.918cm" svg:y1="4.273cm" svg:x2="23.618cm" svg:y2="4.273cm">
          <text:p/>
        </draw:line>
        <draw:line draw:style-name="gr18" draw:text-style-name="P1" draw:layer="layout" svg:x1="23.618cm" svg:y1="4.273cm" svg:x2="23.618cm" svg:y2="3.873cm">
          <text:p/>
        </draw:line>
        <draw:line draw:style-name="gr18" draw:text-style-name="P1" draw:layer="layout" svg:x1="23.918cm" svg:y1="3.873cm" svg:x2="23.618cm" svg:y2="3.873cm">
          <text:p/>
        </draw:line>
        <draw:line draw:style-name="gr18" draw:text-style-name="P1" draw:layer="layout" svg:x1="23.918cm" svg:y1="4.473cm" svg:x2="23.618cm" svg:y2="4.473cm">
          <text:p/>
        </draw:line>
        <draw:line draw:style-name="gr18" draw:text-style-name="P1" draw:layer="layout" svg:x1="23.618cm" svg:y1="4.473cm" svg:x2="23.618cm" svg:y2="4.273cm">
          <text:p/>
        </draw:line>
        <draw:line draw:style-name="gr18" draw:text-style-name="P1" draw:layer="layout" svg:x1="23.618cm" svg:y1="3.873cm" svg:x2="23.618cm" svg:y2="3.673cm">
          <text:p/>
        </draw:line>
        <draw:line draw:style-name="gr18" draw:text-style-name="P1" draw:layer="layout" svg:x1="23.918cm" svg:y1="3.673cm" svg:x2="23.618cm" svg:y2="3.673cm">
          <text:p/>
        </draw:line>
        <draw:line draw:style-name="gr18" draw:text-style-name="P1" draw:layer="layout" svg:x1="23.618cm" svg:y1="4.298cm" svg:x2="23.518cm" svg:y2="4.298cm">
          <text:p/>
        </draw:line>
        <draw:line draw:style-name="gr18" draw:text-style-name="P1" draw:layer="layout" svg:x1="22.112cm" svg:y1="4.238cm" svg:x2="22.087cm" svg:y2="4.238cm">
          <text:p/>
        </draw:line>
        <draw:path draw:style-name="gr18" draw:text-style-name="P1" draw:layer="layout" svg:width="0cm" svg:height="0.105cm" svg:x="22.169cm" svg:y="3.873cm" svg:viewBox="0 0 0 106" svg:d="M0 106c0-5 0-9 0-14 0-8 0-16 0-24 0-4 0-8 0-11 0-4 0-7 0-11 0-3 0-6 0-9s0-6 0-9c0-2 0-5 0-7s0-4 0-6 0-4 0-6c0-1 0-2 0-4 0-1 0-2 0-3 0 0 0-1 0-2">
          <text:p/>
        </draw:path>
        <draw:line draw:style-name="gr18" draw:text-style-name="P1" draw:layer="layout" svg:x1="22.369cm" svg:y1="4.273cm" svg:x2="22.169cm" svg:y2="4.273cm">
          <text:p/>
        </draw:line>
        <draw:path draw:style-name="gr18" draw:text-style-name="P1" draw:layer="layout" svg:width="0cm" svg:height="0.018cm" svg:x="22.169cm" svg:y="3.827cm" svg:viewBox="0 0 0 19" svg:d="M0 19c0-12 0-19 0-19">
          <text:p/>
        </draw:path>
        <draw:path draw:style-name="gr18" draw:text-style-name="P1" draw:layer="layout" svg:width="0cm" svg:height="0.151cm" svg:x="22.169cm" svg:y="3.827cm" svg:viewBox="0 0 0 152" svg:d="M0 0c0 0 0 22 0 49 0 30 0 66 0 103">
          <text:p/>
        </draw:path>
        <draw:path draw:style-name="gr18" draw:text-style-name="P1" draw:layer="layout" svg:width="0cm" svg:height="0.393cm" svg:x="22.169cm" svg:y="3.979cm" svg:viewBox="0 0 0 394" svg:d="M0 394c0-8 0-48 0-125 0-38 0-85 0-134s0-97 0-135">
          <text:p/>
        </draw:path>
        <draw:line draw:style-name="gr18" draw:text-style-name="P1" draw:layer="layout" svg:x1="22.169cm" svg:y1="4.373cm" svg:x2="22.169cm" svg:y2="4.374cm">
          <text:p/>
        </draw:line>
        <draw:path draw:style-name="gr18" draw:text-style-name="P1" draw:layer="layout" svg:width="0.006cm" svg:height="0.053cm" svg:x="22.163cm" svg:y="3.846cm" svg:viewBox="0 0 7 54" svg:d="M7 0c-2 12-5 30-7 54">
          <text:p/>
        </draw:path>
        <draw:path draw:style-name="gr18" draw:text-style-name="P1" draw:layer="layout" svg:width="0.017cm" svg:height="0.15cm" svg:x="22.152cm" svg:y="3.829cm" svg:viewBox="0 0 18 151" svg:d="M18 151c-4-42-7-77-10-104-3-26-5-43-8-47">
          <text:p/>
        </draw:path>
        <draw:path draw:style-name="gr18" draw:text-style-name="P1" draw:layer="layout" svg:width="0.003cm" svg:height="0.003cm" svg:x="22.1cm" svg:y="4.317cm" svg:viewBox="0 0 4 4" svg:d="M4 0c-2 2-2 4-4 4">
          <text:p/>
        </draw:path>
        <draw:line draw:style-name="gr18" draw:text-style-name="P1" draw:layer="layout" svg:x1="22.1cm" svg:y1="4.319cm" svg:x2="22.124cm" svg:y2="4.319cm">
          <text:p/>
        </draw:line>
        <draw:path draw:style-name="gr18" draw:text-style-name="P1" draw:layer="layout" svg:width="0.048cm" svg:height="0.597cm" svg:x="22.121cm" svg:y="3.776cm" svg:viewBox="0 0 49 598" svg:d="M49 598c-4 0-8-29-13-81-4-50-8-123-12-197-4-75-8-152-12-210-4-59-8-99-12-110">
          <text:p/>
        </draw:path>
        <draw:path draw:style-name="gr18" draw:text-style-name="P1" draw:layer="layout" svg:width="0cm" svg:height="0.001cm" svg:x="22.12cm" svg:y="3.774cm" svg:viewBox="0 0 1 2" svg:d="M1 2c0-1 0-1-1-2">
          <text:p/>
        </draw:path>
        <draw:path draw:style-name="gr18" draw:text-style-name="P1" draw:layer="layout" svg:width="0.001cm" svg:height="0.003cm" svg:x="22.069cm" svg:y="4.371cm" svg:viewBox="0 0 2 4" svg:d="M2 0c0 2-2 4-2 4">
          <text:p/>
        </draw:path>
        <draw:line draw:style-name="gr18" draw:text-style-name="P1" draw:layer="layout" svg:x1="22.069cm" svg:y1="4.374cm" svg:x2="22.101cm" svg:y2="4.319cm">
          <text:p/>
        </draw:line>
        <draw:path draw:style-name="gr18" draw:text-style-name="P1" draw:layer="layout" svg:width="0.006cm" svg:height="0.004cm" svg:x="22.163cm" svg:y="4.373cm" svg:viewBox="0 0 7 5" svg:d="M0 5c2 0 6-2 7-5">
          <text:p/>
        </draw:path>
        <draw:path draw:style-name="gr18" draw:text-style-name="P1" draw:layer="layout" svg:width="0.048cm" svg:height="0.49cm" svg:x="22.075cm" svg:y="3.827cm" svg:viewBox="0 0 49 491" svg:d="M49 491c-4-7-8-38-12-86-4-47-9-111-13-173s-8-122-12-165-8-67-12-67">
          <text:p/>
        </draw:path>
        <draw:path draw:style-name="gr18" draw:text-style-name="P1" draw:layer="layout" svg:width="0.003cm" svg:height="0.003cm" svg:x="22.073cm" svg:y="3.827cm" svg:viewBox="0 0 4 4" svg:d="M4 0c-2 0-2 0-4 4">
          <text:p/>
        </draw:path>
        <draw:path draw:style-name="gr18" draw:text-style-name="P1" draw:layer="layout" svg:width="0.004cm" svg:height="0.017cm" svg:x="22.069cm" svg:y="3.829cm" svg:viewBox="0 0 5 18" svg:d="M5 0c-1 2-3 9-5 18">
          <text:p/>
        </draw:path>
        <draw:path draw:style-name="gr18" draw:text-style-name="P1" draw:layer="layout" svg:width="0cm" svg:height="0.001cm" svg:x="22.154cm" svg:y="4.369cm" svg:viewBox="0 0 1 2" svg:d="M1 2c0 0-1-1-1-2">
          <text:p/>
        </draw:path>
        <draw:path draw:style-name="gr18" draw:text-style-name="P1" draw:layer="layout" svg:width="0.049cm" svg:height="0.596cm" svg:x="22.105cm" svg:y="3.773cm" svg:viewBox="0 0 50 597" svg:d="M50 597c-4-11-8-53-12-114s-9-141-13-218-9-149-13-198-8-73-12-66">
          <text:p/>
        </draw:path>
        <draw:path draw:style-name="gr18" draw:text-style-name="P1" draw:layer="layout" svg:width="0cm" svg:height="0.001cm" svg:x="22.104cm" svg:y="3.774cm" svg:viewBox="0 0 1 2" svg:d="M1 0c0 1-1 1-1 2">
          <text:p/>
        </draw:path>
        <draw:path draw:style-name="gr18" draw:text-style-name="P1" draw:layer="layout" svg:width="0.031cm" svg:height="0.34cm" svg:x="22.069cm" svg:y="3.979cm" svg:viewBox="0 0 32 341" svg:d="M32 341c-5 0-10-42-17-111-5-66-10-156-15-230">
          <text:p/>
        </draw:path>
        <draw:line draw:style-name="gr18" draw:text-style-name="P1" draw:layer="layout" svg:x1="19.352cm" svg:y1="2.124cm" svg:x2="19.352cm" svg:y2="2.823cm">
          <text:p/>
        </draw:line>
        <draw:line draw:style-name="gr18" draw:text-style-name="P1" draw:layer="layout" svg:x1="18.975cm" svg:y1="2.124cm" svg:x2="18.975cm" svg:y2="2.823cm">
          <text:p/>
        </draw:line>
        <draw:path draw:style-name="gr18" draw:text-style-name="P1" draw:layer="layout" svg:width="0.017cm" svg:height="0cm" svg:x="21.219cm" svg:y="2.823cm" svg:viewBox="0 0 18 0" svg:d="M0 0c7 0 12 0 18 0">
          <text:p/>
        </draw:path>
        <draw:line draw:style-name="gr18" draw:text-style-name="P1" draw:layer="layout" svg:x1="21.237cm" svg:y1="2.823cm" svg:x2="21.319cm" svg:y2="2.823cm">
          <text:p/>
        </draw:line>
        <draw:line draw:style-name="gr18" draw:text-style-name="P1" draw:layer="layout" svg:x1="22.069cm" svg:y1="2.823cm" svg:x2="21.619cm" svg:y2="2.823cm">
          <text:p/>
        </draw:line>
        <draw:path draw:style-name="gr18" draw:text-style-name="P1" draw:layer="layout" svg:width="0.299cm" svg:height="0cm" svg:x="21.319cm" svg:y="2.823cm" svg:viewBox="0 0 300 0" svg:d="M0 0c1 0 2 0 2 0 2 0 4 0 6 0 3 0 6 0 9 0 4 0 9 0 13 0 5 0 11 0 16 0 7 0 13 0 20 0s15 0 22 0c8 0 17 0 25 0 9 0 18 0 28 0 9 0 19 0 29 0s21 0 31 0c11 0 22 0 32 0 22 0 45 0 67 0">
          <text:p/>
        </draw:path>
        <draw:path draw:style-name="gr18" draw:text-style-name="P1" draw:layer="layout" svg:width="0.099cm" svg:height="0cm" svg:x="21.219cm" svg:y="2.823cm" svg:viewBox="0 0 100 0" svg:d="M100 0c-1 0-2 0-2 0-1 0-2 0-3 0-2 0-3 0-5 0-1 0-3 0-5 0s-4 0-7 0c-2 0-5 0-7 0-3 0-6 0-8 0-6 0-13 0-19 0-14 0-29 0-44 0">
          <text:p/>
        </draw:path>
        <draw:line draw:style-name="gr18" draw:text-style-name="P1" draw:layer="layout" svg:x1="21.219cm" svg:y1="2.823cm" svg:x2="19.765cm" svg:y2="2.823cm">
          <text:p/>
        </draw:line>
        <draw:line draw:style-name="gr18" draw:text-style-name="P1" draw:layer="layout" svg:x1="19.765cm" svg:y1="2.823cm" svg:x2="19.515cm" svg:y2="2.823cm">
          <text:p/>
        </draw:line>
        <draw:path draw:style-name="gr18" draw:text-style-name="P1" draw:layer="layout" svg:width="0.212cm" svg:height="0cm" svg:x="19.302cm" svg:y="2.823cm" svg:viewBox="0 0 213 0" svg:d="M0 0c56 0 134 0 213 0">
          <text:p/>
        </draw:path>
        <draw:line draw:style-name="gr18" draw:text-style-name="P1" draw:layer="layout" svg:x1="19.229cm" svg:y1="2.823cm" svg:x2="19.302cm" svg:y2="2.823cm">
          <text:p/>
        </draw:line>
        <draw:path draw:style-name="gr18" draw:text-style-name="P1" draw:layer="layout" svg:width="0.076cm" svg:height="0cm" svg:x="19.152cm" svg:y="2.823cm" svg:viewBox="0 0 77 0" svg:d="M0 0c28 0 53 0 77 0">
          <text:p/>
        </draw:path>
        <draw:line draw:style-name="gr18" draw:text-style-name="P1" draw:layer="layout" svg:x1="18.975cm" svg:y1="2.124cm" svg:x2="18.975cm" svg:y2="2.823cm">
          <text:p/>
        </draw:line>
        <draw:path draw:style-name="gr18" draw:text-style-name="P1" draw:layer="layout" svg:width="0.176cm" svg:height="0cm" svg:x="18.975cm" svg:y="2.124cm" svg:viewBox="0 0 177 0" svg:d="M0 0c63 0 124 0 177 0">
          <text:p/>
        </draw:path>
        <draw:line draw:style-name="gr18" draw:text-style-name="P1" draw:layer="layout" svg:x1="19.152cm" svg:y1="2.124cm" svg:x2="19.152cm" svg:y2="2.823cm">
          <text:p/>
        </draw:line>
        <draw:line draw:style-name="gr18" draw:text-style-name="P1" draw:layer="layout" svg:x1="19.352cm" svg:y1="2.823cm" svg:x2="19.352cm" svg:y2="2.124cm">
          <text:p/>
        </draw:line>
        <draw:line draw:style-name="gr18" draw:text-style-name="P1" draw:layer="layout" svg:x1="19.529cm" svg:y1="2.124cm" svg:x2="19.352cm" svg:y2="2.124cm">
          <text:p/>
        </draw:line>
        <draw:line draw:style-name="gr18" draw:text-style-name="P1" draw:layer="layout" svg:x1="19.529cm" svg:y1="2.124cm" svg:x2="19.529cm" svg:y2="2.823cm">
          <text:p/>
        </draw:line>
        <draw:line draw:style-name="gr18" draw:text-style-name="P1" draw:layer="layout" svg:x1="18.975cm" svg:y1="2.823cm" svg:x2="18.975cm" svg:y2="2.124cm">
          <text:p/>
        </draw:line>
        <draw:polyline draw:style-name="gr18" draw:text-style-name="P1" draw:layer="layout" svg:width="0.899cm" svg:height="0cm" svg:x="18.785cm" svg:y="3.613cm" svg:viewBox="0 0 900 0" draw:points="0,0 11,0 45,0 98,0 170,0 255,0 350,0 450,0 550,0 645,0 730,0 802,0 855,0 889,0 900,0">
          <text:p/>
        </draw:polyline>
        <draw:polyline draw:style-name="gr18" draw:text-style-name="P1" draw:layer="layout" svg:width="0cm" svg:height="0cm" svg:x="16.931cm" svg:y="3.073cm" svg:viewBox="0 0 0 0" draw:points="0,0">
          <text:p/>
        </draw:polyline>
        <draw:line draw:style-name="gr18" draw:text-style-name="P1" draw:layer="layout" svg:x1="16.932cm" svg:y1="3.661cm" svg:x2="16.581cm" svg:y2="3.864cm">
          <text:p/>
        </draw:line>
        <draw:line draw:style-name="gr18" draw:text-style-name="P1" draw:layer="layout" svg:x1="16.581cm" svg:y1="3.863cm" svg:x2="16.372cm" svg:y2="3.863cm">
          <text:p/>
        </draw:line>
        <draw:line draw:style-name="gr18" draw:text-style-name="P1" draw:layer="layout" svg:x1="16.372cm" svg:y1="3.323cm" svg:x2="16.372cm" svg:y2="3.863cm">
          <text:p/>
        </draw:line>
        <draw:line draw:style-name="gr18" draw:text-style-name="P1" draw:layer="layout" svg:x1="16.623cm" svg:y1="3.073cm" svg:x2="16.372cm" svg:y2="3.324cm">
          <text:p/>
        </draw:line>
        <draw:line draw:style-name="gr18" draw:text-style-name="P1" draw:layer="layout" svg:x1="18.152cm" svg:y1="3.473cm" svg:x2="18.152cm" svg:y2="3.663cm">
          <text:p/>
        </draw:line>
        <draw:polyline draw:style-name="gr18" draw:text-style-name="P1" draw:layer="layout" svg:width="0.699cm" svg:height="0cm" svg:x="17.452cm" svg:y="3.663cm" svg:viewBox="0 0 700 0" draw:points="700,0 695,0 682,0 660,0 630,0 592,0 547,0 495,0 436,0 372,0 303,0 231,0 156,0 78,0 0,0">
          <text:p/>
        </draw:polyline>
        <draw:line draw:style-name="gr18" draw:text-style-name="P1" draw:layer="layout" svg:x1="17.452cm" svg:y1="3.663cm" svg:x2="17.361cm" svg:y2="3.663cm">
          <text:p/>
        </draw:line>
        <draw:line draw:style-name="gr18" draw:text-style-name="P1" draw:layer="layout" svg:x1="17.361cm" svg:y1="3.663cm" svg:x2="17.361cm" svg:y2="3.863cm">
          <text:p/>
        </draw:line>
        <draw:line draw:style-name="gr18" draw:text-style-name="P1" draw:layer="layout" svg:x1="17.291cm" svg:y1="3.863cm" svg:x2="17.361cm" svg:y2="3.863cm">
          <text:p/>
        </draw:line>
        <draw:line draw:style-name="gr18" draw:text-style-name="P1" draw:layer="layout" svg:x1="17.292cm" svg:y1="3.864cm" svg:x2="16.936cm" svg:y2="3.658cm">
          <text:p/>
        </draw:line>
        <draw:line draw:style-name="gr18" draw:text-style-name="P1" draw:layer="layout" svg:x1="16.937cm" svg:y1="3.658cm" svg:x2="16.931cm" svg:y2="3.663cm">
          <text:p/>
        </draw:line>
        <draw:line draw:style-name="gr18" draw:text-style-name="P1" draw:layer="layout" svg:x1="19.765cm" svg:y1="3.073cm" svg:x2="19.515cm" svg:y2="3.073cm">
          <text:p/>
        </draw:line>
        <draw:polyline draw:style-name="gr18" draw:text-style-name="P1" draw:layer="layout" svg:width="1.299cm" svg:height="0cm" svg:x="17.03cm" svg:y="3.473cm" svg:viewBox="0 0 1300 0" draw:points="1300,0 1283,0 1235,0 1158,0 1055,0 932,0 795,0 650,0 505,0 368,0 245,0 142,0 65,0 17,0 0,0">
          <text:p/>
        </draw:polyline>
        <draw:path draw:style-name="gr18" draw:text-style-name="P1" draw:layer="layout" svg:width="0.212cm" svg:height="0cm" svg:x="19.302cm" svg:y="3.073cm" svg:viewBox="0 0 213 0" svg:d="M213 0c-79 0-157 0-213 0">
          <text:p/>
        </draw:path>
        <draw:line draw:style-name="gr18" draw:text-style-name="P1" draw:layer="layout" svg:x1="19.302cm" svg:y1="3.073cm" svg:x2="19.229cm" svg:y2="3.073cm">
          <text:p/>
        </draw:line>
        <draw:path draw:style-name="gr18" draw:text-style-name="P1" draw:layer="layout" svg:width="0.706cm" svg:height="0cm" svg:x="18.522cm" svg:y="3.073cm" svg:viewBox="0 0 707 0" svg:d="M707 0c-14 0-28 0-42 0-15 0-31 0-46 0-16 0-33 0-49 0-17 0-35 0-52 0-18 0-36 0-54 0-36 0-73 0-111 0-19 0-37 0-56 0-18 0-37 0-55 0s-36 0-54 0c-17 0-34 0-52 0-16 0-32 0-49 0-15 0-30 0-45 0-14 0-28 0-42 0">
          <text:p/>
        </draw:path>
        <draw:path draw:style-name="gr18" draw:text-style-name="P1" draw:layer="layout" svg:width="0.075cm" svg:height="0cm" svg:x="18.522cm" svg:y="2.823cm" svg:viewBox="0 0 76 0" svg:d="M0 0c23 0 49 0 76 0">
          <text:p/>
        </draw:path>
        <draw:line draw:style-name="gr18" draw:text-style-name="P1" draw:layer="layout" svg:x1="18.598cm" svg:y1="2.823cm" svg:x2="18.598cm" svg:y2="2.124cm">
          <text:p/>
        </draw:line>
        <draw:path draw:style-name="gr18" draw:text-style-name="P1" draw:layer="layout" svg:width="0.176cm" svg:height="0cm" svg:x="18.598cm" svg:y="2.124cm" svg:viewBox="0 0 177 0" svg:d="M0 0c54 0 114 0 177 0">
          <text:p/>
        </draw:path>
        <draw:line draw:style-name="gr18" draw:text-style-name="P1" draw:layer="layout" svg:x1="18.775cm" svg:y1="2.124cm" svg:x2="18.775cm" svg:y2="2.823cm">
          <text:p/>
        </draw:line>
        <draw:path draw:style-name="gr18" draw:text-style-name="P1" draw:layer="layout" svg:width="0.199cm" svg:height="0cm" svg:x="18.775cm" svg:y="2.823cm" svg:viewBox="0 0 200 0" svg:d="M0 0c66 0 134 0 200 0">
          <text:p/>
        </draw:path>
        <draw:line draw:style-name="gr18" draw:text-style-name="P1" draw:layer="layout" svg:x1="18.975cm" svg:y1="2.823cm" svg:x2="18.975cm" svg:y2="2.124cm">
          <text:p/>
        </draw:line>
        <draw:line draw:style-name="gr18" draw:text-style-name="P1" draw:layer="layout" svg:x1="18.522cm" svg:y1="3.073cm" svg:x2="18.446cm" svg:y2="3.073cm">
          <text:p/>
        </draw:line>
        <draw:line draw:style-name="gr18" draw:text-style-name="P1" draw:layer="layout" svg:x1="18.446cm" svg:y1="2.823cm" svg:x2="18.522cm" svg:y2="2.823cm">
          <text:p/>
        </draw:line>
        <draw:path draw:style-name="gr18" draw:text-style-name="P1" draw:layer="layout" svg:width="0.211cm" svg:height="0cm" svg:x="18.234cm" svg:y="3.073cm" svg:viewBox="0 0 212 0" svg:d="M212 0c-56 0-133 0-212 0">
          <text:p/>
        </draw:path>
        <draw:path draw:style-name="gr18" draw:text-style-name="P1" draw:layer="layout" svg:width="0.211cm" svg:height="0cm" svg:x="18.234cm" svg:y="2.823cm" svg:viewBox="0 0 212 0" svg:d="M0 0c79 0 156 0 212 0">
          <text:p/>
        </draw:path>
        <draw:line draw:style-name="gr18" draw:text-style-name="P1" draw:layer="layout" svg:x1="16.372cm" svg:y1="3.658cm" svg:x2="16.372cm" svg:y2="3.863cm">
          <text:p/>
        </draw:line>
        <draw:path draw:style-name="gr18" draw:text-style-name="P1" draw:layer="layout" svg:width="0cm" svg:height="0.299cm" svg:x="22.069cm" svg:y="4.073cm" svg:viewBox="0 0 0 300" svg:d="M0 0c0 165 0 300 0 300">
          <text:p/>
        </draw:path>
        <draw:path draw:style-name="gr18" draw:text-style-name="P1" draw:layer="layout" svg:width="0cm" svg:height="0.159cm" svg:x="20.07cm" svg:y="4.073cm" svg:viewBox="0 0 0 160" svg:d="M0 0c0 88 0 160 0 160">
          <text:p/>
        </draw:path>
        <draw:path draw:style-name="gr18" draw:text-style-name="P1" draw:layer="layout" svg:width="0cm" svg:height="0.319cm" svg:x="20.07cm" svg:y="3.913cm" svg:viewBox="0 0 0 320" svg:d="M0 320c0 0 0-72 0-160 0-89 0-160 0-160">
          <text:p/>
        </draw:path>
        <draw:path draw:style-name="gr18" draw:text-style-name="P1" draw:layer="layout" svg:width="0cm" svg:height="0.159cm" svg:x="20.07cm" svg:y="3.913cm" svg:viewBox="0 0 0 160" svg:d="M0 0c0 0 0 71 0 160">
          <text:p/>
        </draw:path>
        <draw:path draw:style-name="gr18" draw:text-style-name="P1" draw:layer="layout" svg:width="0.199cm" svg:height="0cm" svg:x="18.775cm" svg:y="2.823cm" svg:viewBox="0 0 200 0" svg:d="M0 0c4 0 8 0 12 0s8 0 12 0c5 0 10 0 14 0 10 0 20 0 30 0 11 0 21 0 32 0 16 0 32 0 47 0 5 0 10 0 15 0s9 0 14 0c4 0 8 0 13 0 3 0 7 0 11 0">
          <text:p/>
        </draw:path>
        <draw:line draw:style-name="gr18" draw:text-style-name="P1" draw:layer="layout" svg:x1="18.975cm" svg:y1="2.823cm" svg:x2="18.975cm" svg:y2="2.124cm">
          <text:p/>
        </draw:line>
        <draw:line draw:style-name="gr18" draw:text-style-name="P1" draw:layer="layout" svg:x1="21.237cm" svg:y1="2.124cm" svg:x2="21.237cm" svg:y2="2.823cm">
          <text:p/>
        </draw:line>
        <draw:line draw:style-name="gr18" draw:text-style-name="P1" draw:layer="layout" svg:x1="21.237cm" svg:y1="2.823cm" svg:x2="21.237cm" svg:y2="2.124cm">
          <text:p/>
        </draw:line>
        <draw:line draw:style-name="gr18" draw:text-style-name="P1" draw:layer="layout" svg:x1="21.237cm" svg:y1="2.823cm" svg:x2="21.237cm" svg:y2="2.124cm">
          <text:p/>
        </draw:line>
        <draw:line draw:style-name="gr18" draw:text-style-name="P1" draw:layer="layout" svg:x1="18.975cm" svg:y1="2.124cm" svg:x2="18.975cm" svg:y2="2.823cm">
          <text:p/>
        </draw:line>
        <draw:line draw:style-name="gr18" draw:text-style-name="P1" draw:layer="layout" svg:x1="16.513cm" svg:y1="2.823cm" svg:x2="16.713cm" svg:y2="2.823cm">
          <text:p/>
        </draw:line>
        <draw:line draw:style-name="gr18" draw:text-style-name="P1" draw:layer="layout" svg:x1="16.713cm" svg:y1="2.124cm" svg:x2="16.713cm" svg:y2="2.823cm">
          <text:p/>
        </draw:line>
        <draw:line draw:style-name="gr18" draw:text-style-name="P1" draw:layer="layout" svg:x1="16.713cm" svg:y1="2.823cm" svg:x2="16.713cm" svg:y2="2.124cm">
          <text:p/>
        </draw:line>
        <draw:line draw:style-name="gr18" draw:text-style-name="P1" draw:layer="layout" svg:x1="16.713cm" svg:y1="2.823cm" svg:x2="16.713cm" svg:y2="2.124cm">
          <text:p/>
        </draw:line>
        <draw:line draw:style-name="gr18" draw:text-style-name="P1" draw:layer="layout" svg:x1="18.234cm" svg:y1="2.823cm" svg:x2="17.73cm" svg:y2="2.823cm">
          <text:p/>
        </draw:line>
        <draw:polyline draw:style-name="gr18" draw:text-style-name="P1" draw:layer="layout" svg:width="0.798cm" svg:height="0cm" svg:x="16.931cm" svg:y="2.823cm" svg:viewBox="0 0 799 0" draw:points="799,0 710,0 621,0 535,0 452,0 374,0 301,0 234,0 174,0 122,0 79,0 45,0 20,0 5,0 0,0">
          <text:p/>
        </draw:polyline>
        <draw:path draw:style-name="gr18" draw:text-style-name="P1" draw:layer="layout" svg:width="0.04cm" svg:height="0cm" svg:x="16.89cm" svg:y="2.823cm" svg:viewBox="0 0 41 0" svg:d="M0 0c27 0 41 0 41 0">
          <text:p/>
        </draw:path>
        <draw:line draw:style-name="gr18" draw:text-style-name="P1" draw:layer="layout" svg:x1="17.521cm" svg:y1="2.823cm" svg:x2="17.467cm" svg:y2="2.823cm">
          <text:p/>
        </draw:line>
        <draw:path draw:style-name="gr18" draw:text-style-name="P1" draw:layer="layout" svg:width="0.122cm" svg:height="0cm" svg:x="17.521cm" svg:y="2.823cm" svg:viewBox="0 0 123 0" svg:d="M123 0c-5 0-10 0-15 0-9 0-19 0-28 0-4 0-8 0-12 0-5 0-9 0-13 0-3 0-7 0-11 0-3 0-6 0-10 0-3 0-6 0-9 0-2 0-5 0-7 0s-5 0-7 0c-1 0-3 0-5 0-1 0-2 0-3 0s-2 0-3 0">
          <text:p/>
        </draw:path>
        <draw:line draw:style-name="gr18" draw:text-style-name="P1" draw:layer="layout" svg:x1="17.09cm" svg:y1="2.823cm" svg:x2="17.267cm" svg:y2="2.823cm">
          <text:p/>
        </draw:line>
        <draw:line draw:style-name="gr18" draw:text-style-name="P1" draw:layer="layout" svg:x1="18.221cm" svg:y1="2.823cm" svg:x2="18.221cm" svg:y2="2.124cm">
          <text:p/>
        </draw:line>
        <draw:line draw:style-name="gr18" draw:text-style-name="P1" draw:layer="layout" svg:x1="18.398cm" svg:y1="2.124cm" svg:x2="18.221cm" svg:y2="2.124cm">
          <text:p/>
        </draw:line>
        <draw:line draw:style-name="gr18" draw:text-style-name="P1" draw:layer="layout" svg:x1="18.398cm" svg:y1="2.124cm" svg:x2="18.398cm" svg:y2="2.823cm">
          <text:p/>
        </draw:line>
        <draw:path draw:style-name="gr18" draw:text-style-name="P1" draw:layer="layout" svg:width="0.087cm" svg:height="0cm" svg:x="16.843cm" svg:y="3.073cm" svg:viewBox="0 0 88 0" svg:d="M88 0h-1-1c-1 0-2 0-2 0-2 0-3 0-4 0s-3 0-4 0c-2 0-3 0-5 0s-4 0-6 0-5 0-7 0-5 0-8 0c-2 0-5 0-8 0-6 0-13 0-20 0s-14 0-22 0">
          <text:p/>
        </draw:path>
        <draw:path draw:style-name="gr18" draw:text-style-name="P1" draw:layer="layout" svg:width="0.046cm" svg:height="0cm" svg:x="16.843cm" svg:y="2.124cm" svg:viewBox="0 0 47 0" svg:d="M0 0c18 0 34 0 47 0">
          <text:p/>
        </draw:path>
        <draw:line draw:style-name="gr18" draw:text-style-name="P1" draw:layer="layout" svg:x1="16.89cm" svg:y1="2.124cm" svg:x2="16.89cm" svg:y2="2.823cm">
          <text:p/>
        </draw:line>
        <draw:line draw:style-name="gr18" draw:text-style-name="P1" draw:layer="layout" svg:x1="16.931cm" svg:y1="2.823cm" svg:x2="16.931cm" svg:y2="3.073cm">
          <text:p/>
        </draw:line>
        <draw:line draw:style-name="gr18" draw:text-style-name="P1" draw:layer="layout" svg:x1="16.843cm" svg:y1="3.073cm" svg:x2="16.401cm" svg:y2="3.073cm">
          <text:p/>
        </draw:line>
        <draw:line draw:style-name="gr18" draw:text-style-name="P1" draw:layer="layout" svg:x1="16.513cm" svg:y1="2.124cm" svg:x2="16.401cm" svg:y2="2.124cm">
          <text:p/>
        </draw:line>
        <draw:line draw:style-name="gr18" draw:text-style-name="P1" draw:layer="layout" svg:x1="16.513cm" svg:y1="2.124cm" svg:x2="16.513cm" svg:y2="2.823cm">
          <text:p/>
        </draw:line>
        <draw:line draw:style-name="gr18" draw:text-style-name="P1" draw:layer="layout" svg:x1="16.843cm" svg:y1="2.124cm" svg:x2="16.713cm" svg:y2="2.124cm">
          <text:p/>
        </draw:line>
        <draw:polyline draw:style-name="gr18" draw:text-style-name="P1" draw:layer="layout" svg:width="0.145cm" svg:height="0cm" svg:x="21.349cm" svg:y="2.124cm" svg:viewBox="0 0 146 0" draw:points="0,0 19,0 37,0 54,0 70,0 84,0 97,0 108,0 118,0 127,0 134,0 139,0 143,0 146,0">
          <text:p/>
        </draw:polyline>
        <draw:polyline draw:style-name="gr18" draw:text-style-name="P1" draw:layer="layout" svg:width="0.299cm" svg:height="0cm" svg:x="21.319cm" svg:y="3.073cm" svg:viewBox="0 0 300 0" draw:points="300,0 267,0 233,0 201,0 170,0 141,0 113,0 88,0 66,0 46,0 30,0 17,0 8,0 2,0 0,0">
          <text:p/>
        </draw:polyline>
        <draw:line draw:style-name="gr18" draw:text-style-name="P1" draw:layer="layout" svg:x1="22.069cm" svg:y1="4.073cm" svg:x2="22.069cm" svg:y2="2.823cm">
          <text:p/>
        </draw:line>
        <draw:line draw:style-name="gr18" draw:text-style-name="P1" draw:layer="layout" svg:x1="20.07cm" svg:y1="3.073cm" svg:x2="20.07cm" svg:y2="4.073cm">
          <text:p/>
        </draw:line>
        <draw:line draw:style-name="gr18" draw:text-style-name="P1" draw:layer="layout" svg:x1="17.844cm" svg:y1="2.124cm" svg:x2="17.844cm" svg:y2="2.823cm">
          <text:p/>
        </draw:line>
        <draw:line draw:style-name="gr18" draw:text-style-name="P1" draw:layer="layout" svg:x1="18.021cm" svg:y1="2.124cm" svg:x2="17.844cm" svg:y2="2.124cm">
          <text:p/>
        </draw:line>
        <draw:line draw:style-name="gr18" draw:text-style-name="P1" draw:layer="layout" svg:x1="18.021cm" svg:y1="2.823cm" svg:x2="18.021cm" svg:y2="2.124cm">
          <text:p/>
        </draw:line>
        <draw:line draw:style-name="gr18" draw:text-style-name="P1" draw:layer="layout" svg:x1="17.644cm" svg:y1="2.823cm" svg:x2="17.644cm" svg:y2="2.124cm">
          <text:p/>
        </draw:line>
        <draw:line draw:style-name="gr18" draw:text-style-name="P1" draw:layer="layout" svg:x1="17.467cm" svg:y1="2.124cm" svg:x2="17.467cm" svg:y2="2.823cm">
          <text:p/>
        </draw:line>
        <draw:line draw:style-name="gr18" draw:text-style-name="P1" draw:layer="layout" svg:x1="17.644cm" svg:y1="2.124cm" svg:x2="17.467cm" svg:y2="2.124cm">
          <text:p/>
        </draw:line>
        <draw:line draw:style-name="gr18" draw:text-style-name="P1" draw:layer="layout" svg:x1="19.729cm" svg:y1="2.823cm" svg:x2="19.729cm" svg:y2="2.124cm">
          <text:p/>
        </draw:line>
        <draw:line draw:style-name="gr18" draw:text-style-name="P1" draw:layer="layout" svg:x1="20.106cm" svg:y1="2.823cm" svg:x2="20.106cm" svg:y2="2.124cm">
          <text:p/>
        </draw:line>
        <draw:line draw:style-name="gr18" draw:text-style-name="P1" draw:layer="layout" svg:x1="19.906cm" svg:y1="2.124cm" svg:x2="19.906cm" svg:y2="2.823cm">
          <text:p/>
        </draw:line>
        <draw:line draw:style-name="gr18" draw:text-style-name="P1" draw:layer="layout" svg:x1="20.283cm" svg:y1="2.124cm" svg:x2="20.283cm" svg:y2="2.823cm">
          <text:p/>
        </draw:line>
        <draw:line draw:style-name="gr18" draw:text-style-name="P1" draw:layer="layout" svg:x1="20.483cm" svg:y1="2.823cm" svg:x2="20.483cm" svg:y2="2.124cm">
          <text:p/>
        </draw:line>
        <draw:line draw:style-name="gr18" draw:text-style-name="P1" draw:layer="layout" svg:x1="20.66cm" svg:y1="2.124cm" svg:x2="20.66cm" svg:y2="2.823cm">
          <text:p/>
        </draw:line>
        <draw:line draw:style-name="gr18" draw:text-style-name="P1" draw:layer="layout" svg:x1="20.86cm" svg:y1="2.823cm" svg:x2="20.86cm" svg:y2="2.124cm">
          <text:p/>
        </draw:line>
        <draw:line draw:style-name="gr18" draw:text-style-name="P1" draw:layer="layout" svg:x1="21.037cm" svg:y1="2.124cm" svg:x2="21.037cm" svg:y2="2.823cm">
          <text:p/>
        </draw:line>
        <draw:line draw:style-name="gr18" draw:text-style-name="P1" draw:layer="layout" svg:x1="17.09cm" svg:y1="2.823cm" svg:x2="17.09cm" svg:y2="2.124cm">
          <text:p/>
        </draw:line>
        <draw:line draw:style-name="gr18" draw:text-style-name="P1" draw:layer="layout" svg:x1="17.267cm" svg:y1="2.124cm" svg:x2="17.267cm" svg:y2="2.823cm">
          <text:p/>
        </draw:line>
        <draw:line draw:style-name="gr18" draw:text-style-name="P1" draw:layer="layout" svg:x1="21.349cm" svg:y1="2.124cm" svg:x2="21.237cm" svg:y2="2.124cm">
          <text:p/>
        </draw:line>
        <draw:line draw:style-name="gr18" draw:text-style-name="P1" draw:layer="layout" svg:x1="21.037cm" svg:y1="2.124cm" svg:x2="20.86cm" svg:y2="2.124cm">
          <text:p/>
        </draw:line>
        <draw:line draw:style-name="gr18" draw:text-style-name="P1" draw:layer="layout" svg:x1="20.66cm" svg:y1="2.124cm" svg:x2="20.483cm" svg:y2="2.124cm">
          <text:p/>
        </draw:line>
        <draw:line draw:style-name="gr18" draw:text-style-name="P1" draw:layer="layout" svg:x1="20.283cm" svg:y1="2.124cm" svg:x2="20.106cm" svg:y2="2.124cm">
          <text:p/>
        </draw:line>
        <draw:line draw:style-name="gr18" draw:text-style-name="P1" draw:layer="layout" svg:x1="19.906cm" svg:y1="2.124cm" svg:x2="19.729cm" svg:y2="2.124cm">
          <text:p/>
        </draw:line>
        <draw:line draw:style-name="gr18" draw:text-style-name="P1" draw:layer="layout" svg:x1="17.267cm" svg:y1="2.124cm" svg:x2="17.09cm" svg:y2="2.124cm">
          <text:p/>
        </draw:line>
        <draw:polyline draw:style-name="gr18" draw:text-style-name="P1" draw:layer="layout" svg:width="0.145cm" svg:height="0cm" svg:x="16.255cm" svg:y="2.124cm" svg:viewBox="0 0 146 0" draw:points="0,0 1,0 3,0 7,0 12,0 19,0 28,0 38,0 49,0 62,0 77,0 92,0 109,0 127,0 146,0">
          <text:p/>
        </draw:polyline>
        <draw:polyline draw:style-name="gr18" draw:text-style-name="P1" draw:layer="layout" svg:width="0.145cm" svg:height="0cm" svg:x="16.255cm" svg:y="3.073cm" svg:viewBox="0 0 146 0" draw:points="146,0 127,0 109,0 92,0 77,0 62,0 49,0 38,0 28,0 19,0 12,0 7,0 3,0 1,0 0,0">
          <text:p/>
        </draw:polyline>
        <draw:line draw:style-name="gr18" draw:text-style-name="P1" draw:layer="layout" svg:x1="20.07cm" svg:y1="3.223cm" svg:x2="19.685cm" svg:y2="3.223cm">
          <text:p/>
        </draw:line>
        <draw:line draw:style-name="gr18" draw:text-style-name="P1" draw:layer="layout" svg:x1="18.785cm" svg:y1="3.223cm" svg:x2="18.771cm" svg:y2="3.223cm">
          <text:p/>
        </draw:line>
        <draw:line draw:style-name="gr18" draw:text-style-name="P1" draw:layer="layout" svg:x1="18.771cm" svg:y1="3.223cm" svg:x2="18.771cm" svg:y2="3.073cm">
          <text:p/>
        </draw:line>
        <draw:path draw:style-name="gr18" draw:text-style-name="P1" draw:layer="layout" svg:width="0cm" svg:height="0.598cm" svg:x="22.069cm" svg:y="4.073cm" svg:viewBox="0 0 0 599" svg:d="M0 599c0 0 0-268 0-599">
          <text:p/>
        </draw:path>
        <draw:line draw:style-name="gr18" draw:text-style-name="P1" draw:layer="layout" svg:x1="21.219cm" svg:y1="3.073cm" svg:x2="19.765cm" svg:y2="3.073cm">
          <text:p/>
        </draw:line>
        <draw:path draw:style-name="gr18" draw:text-style-name="P1" draw:layer="layout" svg:width="0.099cm" svg:height="0cm" svg:x="21.219cm" svg:y="3.073cm" svg:viewBox="0 0 100 0" svg:d="M100 0c-1 0-2 0-2 0-1 0-2 0-3 0-2 0-3 0-5 0-1 0-3 0-5 0s-4 0-7 0c-2 0-5 0-7 0-3 0-6 0-8 0-6 0-13 0-19 0-14 0-29 0-44 0">
          <text:p/>
        </draw:path>
        <draw:polyline draw:style-name="gr18" draw:text-style-name="P1" draw:layer="layout" svg:width="0.798cm" svg:height="0cm" svg:x="16.931cm" svg:y="3.073cm" svg:viewBox="0 0 799 0" draw:points="799,0 710,0 621,0 535,0 452,0 374,0 301,0 234,0 174,0 122,0 79,0 45,0 20,0 5,0 0,0">
          <text:p/>
        </draw:polyline>
        <draw:line draw:style-name="gr18" draw:text-style-name="P1" draw:layer="layout" svg:x1="18.234cm" svg:y1="3.073cm" svg:x2="17.73cm" svg:y2="3.073cm">
          <text:p/>
        </draw:line>
        <draw:path draw:style-name="gr18" draw:text-style-name="P1" draw:layer="layout" svg:width="0.443cm" svg:height="0cm" svg:x="18.785cm" svg:y="3.073cm" svg:viewBox="0 0 444 0" svg:d="M0 0c1 0 2 0 3 0 3 0 6 0 8 0 5 0 9 0 14 0 6 0 13 0 19 0 8 0 16 0 24 0 9 0 19 0 29 0 11 0 22 0 33 0 12 0 24 0 37 0s27 0 40 0c15 0 29 0 44 0s30 0 46 0 32 0 48 0c32 0 65 0 99 0">
          <text:p/>
        </draw:path>
        <draw:line draw:style-name="gr18" draw:text-style-name="P1" draw:layer="layout" svg:x1="18.33cm" svg:y1="3.473cm" svg:x2="18.33cm" svg:y2="3.073cm">
          <text:p/>
        </draw:line>
        <draw:path draw:style-name="gr18" draw:text-style-name="P1" draw:layer="layout" svg:width="0cm" svg:height="0.598cm" svg:x="20.07cm" svg:y="4.073cm" svg:viewBox="0 0 0 599" svg:d="M0 0c0 331 0 599 0 599">
          <text:p/>
        </draw:path>
        <draw:path draw:style-name="gr18" draw:text-style-name="P1" draw:layer="layout" svg:width="0cm" svg:height="0.598cm" svg:x="20.07cm" svg:y="4.073cm" svg:viewBox="0 0 0 599" svg:d="M0 599c0 0 0-268 0-599">
          <text:p/>
        </draw:path>
        <draw:line draw:style-name="gr18" draw:text-style-name="P1" draw:layer="layout" svg:x1="21.319cm" svg:y1="3.073cm" svg:x2="21.319cm" svg:y2="2.823cm">
          <text:p/>
        </draw:line>
        <draw:line draw:style-name="gr18" draw:text-style-name="P1" draw:layer="layout" svg:x1="24.069cm" svg:y1="4.023cm" svg:x2="23.919cm" svg:y2="3.873cm">
          <text:p/>
        </draw:line>
        <draw:line draw:style-name="gr18" draw:text-style-name="P1" draw:layer="layout" svg:x1="23.919cm" svg:y1="3.873cm" svg:x2="23.918cm" svg:y2="3.873cm">
          <text:p/>
        </draw:line>
        <draw:line draw:style-name="gr18" draw:text-style-name="P1" draw:layer="layout" svg:x1="23.618cm" svg:y1="3.848cm" svg:x2="23.518cm" svg:y2="3.848cm">
          <text:p/>
        </draw:line>
        <draw:line draw:style-name="gr18" draw:text-style-name="P1" draw:layer="layout" svg:x1="22.169cm" svg:y1="3.908cm" svg:x2="22.163cm" svg:y2="3.908cm">
          <text:p/>
        </draw:line>
        <draw:line draw:style-name="gr18" draw:text-style-name="P1" draw:layer="layout" svg:x1="22.088cm" svg:y1="3.908cm" svg:x2="22.069cm" svg:y2="3.908cm">
          <text:p/>
        </draw:line>
        <draw:line draw:style-name="gr18" draw:text-style-name="P1" draw:layer="layout" svg:x1="22.369cm" svg:y1="3.873cm" svg:x2="22.169cm" svg:y2="3.873cm">
          <text:p/>
        </draw:line>
        <draw:line draw:style-name="gr18" draw:text-style-name="P1" draw:layer="layout" svg:x1="22.151cm" svg:y1="3.827cm" svg:x2="22.169cm" svg:y2="3.827cm">
          <text:p/>
        </draw:line>
        <draw:path draw:style-name="gr18" draw:text-style-name="P1" draw:layer="layout" svg:width="0.031cm" svg:height="0.054cm" svg:x="22.121cm" svg:y="3.775cm" svg:viewBox="0 0 32 55" svg:d="M0 0c10 19 21 37 32 55">
          <text:p/>
        </draw:path>
        <draw:path draw:style-name="gr18" draw:text-style-name="P1" draw:layer="layout" svg:width="0.032cm" svg:height="0.054cm" svg:x="22.07cm" svg:y="4.317cm" svg:viewBox="0 0 33 55" svg:d="M0 55c11-19 23-38 33-55">
          <text:p/>
        </draw:path>
        <draw:path draw:style-name="gr18" draw:text-style-name="P1" draw:layer="layout" svg:width="0.006cm" svg:height="0.003cm" svg:x="22.163cm" svg:y="4.374cm" svg:viewBox="0 0 7 4" svg:d="M0 4c3 0 6-3 7-4">
          <text:p/>
        </draw:path>
        <draw:path draw:style-name="gr18" draw:text-style-name="P1" draw:layer="layout" svg:width="0.032cm" svg:height="0.054cm" svg:x="22.123cm" svg:y="4.317cm" svg:viewBox="0 0 33 55" svg:d="M0 0c10 18 21 36 33 55">
          <text:p/>
        </draw:path>
        <draw:path draw:style-name="gr18" draw:text-style-name="P1" draw:layer="layout" svg:width="0.032cm" svg:height="0.055cm" svg:x="22.073cm" svg:y="3.774cm" svg:viewBox="0 0 33 56" svg:d="M0 56c10-18 22-37 33-56">
          <text:p/>
        </draw:path>
        <draw:line draw:style-name="gr18" draw:text-style-name="P1" draw:layer="layout" svg:x1="22.069cm" svg:y1="3.827cm" svg:x2="22.075cm" svg:y2="3.827cm">
          <text:p/>
        </draw:line>
        <draw:path draw:style-name="gr18" draw:text-style-name="P1" draw:layer="layout" svg:width="0.009cm" svg:height="0.008cm" svg:x="22.154cm" svg:y="4.369cm" svg:viewBox="0 0 10 9" svg:d="M0 0c1 2 1 5 4 6 1 2 3 3 6 3">
          <text:p/>
        </draw:path>
        <draw:path draw:style-name="gr18" draw:text-style-name="P1" draw:layer="layout" svg:width="0.017cm" svg:height="0.008cm" svg:x="22.104cm" svg:y="3.768cm" svg:viewBox="0 0 18 9" svg:d="M0 9c1-2 1-3 3-5 0-1 1-1 3-3 1 0 2 0 3-1 2 0 3 1 3 1 2 2 2 2 3 3 2 2 3 3 3 5">
          <text:p/>
        </draw:path>
        <draw:path draw:style-name="gr18" draw:text-style-name="P1" draw:layer="layout" svg:width="0.003cm" svg:height="0.003cm" svg:x="22.069cm" svg:y="4.371cm" svg:viewBox="0 0 4 4" svg:d="M4 0c-2 1-2 3-4 4">
          <text:p/>
        </draw:path>
        <draw:line draw:style-name="gr18" draw:text-style-name="P1" draw:layer="layout" svg:x1="21.495cm" svg:y1="2.124cm" svg:x2="21.495cm" svg:y2="2.823cm">
          <text:p/>
        </draw:line>
        <draw:line draw:style-name="gr18" draw:text-style-name="P1" draw:layer="layout" svg:x1="16.255cm" svg:y1="2.124cm" svg:x2="16.255cm" svg:y2="3.073cm">
          <text:p/>
        </draw:line>
        <draw:line draw:style-name="gr18" draw:text-style-name="P1" draw:layer="layout" svg:x1="17.03cm" svg:y1="3.473cm" svg:x2="17.03cm" svg:y2="3.073cm">
          <text:p/>
        </draw:line>
        <draw:line draw:style-name="gr18" draw:text-style-name="P1" draw:layer="layout" svg:x1="22.069cm" svg:y1="4.672cm" svg:x2="20.07cm" svg:y2="4.672cm">
          <text:p/>
        </draw:line>
        <draw:line draw:style-name="gr18" draw:text-style-name="P1" draw:layer="layout" svg:x1="19.685cm" svg:y1="3.073cm" svg:x2="19.685cm" svg:y2="3.613cm">
          <text:p/>
        </draw:line>
        <draw:line draw:style-name="gr18" draw:text-style-name="P1" draw:layer="layout" svg:x1="18.785cm" svg:y1="3.073cm" svg:x2="18.785cm" svg:y2="3.613cm">
          <text:p/>
        </draw:line>
        <draw:path draw:style-name="gr2" draw:text-style-name="P2" draw:layer="layout" svg:width="0.56cm" svg:height="0.56cm" svg:x="22.657cm" svg:y="3.268cm" svg:viewBox="0 0 561 561" svg:d="M280 561v-561zM561 280h-561z">
          <text:p/>
        </draw:path>
        <draw:path draw:style-name="gr19" draw:text-style-name="P1" draw:layer="layout" svg:width="0.56cm" svg:height="0.56cm" svg:x="22.657cm" svg:y="3.268cm" svg:viewBox="0 0 561 561" svg:d="M280 561v-561M561 280h-561">
          <text:p/>
        </draw:path>
        <draw:path draw:style-name="gr2" draw:text-style-name="P2" draw:layer="layout" svg:width="0.56cm" svg:height="0.559cm" svg:x="22.838cm" svg:y="4.543cm" svg:viewBox="0 0 561 560" svg:d="M280 560v-560zM561 280h-561z">
          <text:p/>
        </draw:path>
        <draw:path draw:style-name="gr19" draw:text-style-name="P1" draw:layer="layout" svg:width="0.56cm" svg:height="0.559cm" svg:x="22.838cm" svg:y="4.543cm" svg:viewBox="0 0 561 560" svg:d="M280 560v-560M561 280h-561">
          <text:p/>
        </draw:path>
        <draw:path draw:style-name="gr2" draw:text-style-name="P2" draw:layer="layout" svg:width="0.56cm" svg:height="0.559cm" svg:x="22.838cm" svg:y="4.682cm" svg:viewBox="0 0 561 560" svg:d="M280 560v-560zM561 281h-561z">
          <text:p/>
        </draw:path>
        <draw:path draw:style-name="gr19" draw:text-style-name="P1" draw:layer="layout" svg:width="0.56cm" svg:height="0.559cm" svg:x="22.838cm" svg:y="4.682cm" svg:viewBox="0 0 561 560" svg:d="M280 560v-560M561 281h-561">
          <text:p/>
        </draw:path>
        <draw:path draw:style-name="gr2" draw:text-style-name="P2" draw:layer="layout" svg:width="0.56cm" svg:height="0.56cm" svg:x="22.838cm" svg:y="4.403cm" svg:viewBox="0 0 561 561" svg:d="M280 561v-561zM561 280h-561z">
          <text:p/>
        </draw:path>
        <draw:path draw:style-name="gr19" draw:text-style-name="P1" draw:layer="layout" svg:width="0.56cm" svg:height="0.56cm" svg:x="22.838cm" svg:y="4.403cm" svg:viewBox="0 0 561 561" svg:d="M280 561v-561M561 280h-561">
          <text:p/>
        </draw:path>
        <draw:path draw:style-name="gr2" draw:text-style-name="P2" draw:layer="layout" svg:width="0.56cm" svg:height="0.56cm" svg:x="22.657cm" svg:y="3.337cm" svg:viewBox="0 0 561 561" svg:d="M280 561v-561zM561 280h-561z">
          <text:p/>
        </draw:path>
        <draw:path draw:style-name="gr19" draw:text-style-name="P1" draw:layer="layout" svg:width="0.56cm" svg:height="0.56cm" svg:x="22.657cm" svg:y="3.337cm" svg:viewBox="0 0 561 561" svg:d="M280 561v-561M561 280h-561">
          <text:p/>
        </draw:path>
        <draw:path draw:style-name="gr2" draw:text-style-name="P2" draw:layer="layout" svg:width="0.56cm" svg:height="0.56cm" svg:x="22.657cm" svg:y="3.199cm" svg:viewBox="0 0 561 561" svg:d="M280 561v-561zM561 280h-561z">
          <text:p/>
        </draw:path>
        <draw:path draw:style-name="gr19" draw:text-style-name="P1" draw:layer="layout" svg:width="0.56cm" svg:height="0.56cm" svg:x="22.657cm" svg:y="3.199cm" svg:viewBox="0 0 561 561" svg:d="M280 561v-561M561 280h-561">
          <text:p/>
        </draw:path>
        <draw:frame draw:style-name="gr14" draw:text-style-name="P12" draw:layer="layout" svg:width="0.119cm" svg:height="0.141cm" svg:x="28.01cm" svg:y="19.674cm">
          <draw:text-box>
            <text:p text:style-name="P10"><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1-22T12:49:08.045328938</dc:date>
    <dc:creator>Aleph User</dc:creator>
    <meta:editing-duration>PT28S</meta:editing-duration>
    <meta:editing-cycles>1</meta:editing-cycles>
    <meta:generator>LibreOffice/5.2.7.2$Linux_X86_64 LibreOffice_project/20m0$Build-2</meta:generator>
    <meta:document-statistic meta:object-count="1075"/>
  </office:meta>
</office:document-meta>
</file>